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微軟正黑體" svg:font-family="微軟正黑體" style:font-family-generic="swiss" style:font-pitch="variable" svg:panose-1="2 11 6 4 3 5 4 4 2 4"/>
    <style:font-face style:name="MS Gothic" svg:font-family="MS Gothic" style:font-family-generic="modern" style:font-pitch="fixed" svg:panose-1="2 11 6 9 7 2 5 8 2 4"/>
    <style:font-face style:name="標楷體" svg:font-family="標楷體" style:font-family-generic="script" style:font-pitch="fixed" svg:panose-1="3 0 5 9 0 0 0 0 0 0"/>
  </office:font-face-decls>
  <office:automatic-styles>
    <text:list-style style:name="LFO1">
      <text:list-level-style-bullet text:level="1" text:style-name="WW_CharLFO1LVL1" text:bullet-char="•">
        <style:list-level-properties text:space-before="0.075in" text:min-label-width="0.3333in" text:list-level-position-and-space-mode="label-alignment">
          <style:list-level-label-alignment text:label-followed-by="listtab" fo:margin-left="0.4083in" fo:text-indent="-0.3333in"/>
        </style:list-level-properties>
      </text:list-level-style-bullet>
      <text:list-level-style-bullet text:level="2" text:style-name="WW_CharLFO1LVL2" text:bullet-char="">
        <style:list-level-properties text:space-before="0.4083in" text:min-label-width="0.3333in" text:list-level-position-and-space-mode="label-alignment">
          <style:list-level-label-alignment text:label-followed-by="listtab" fo:margin-left="0.7416in" fo:text-indent="-0.3333in"/>
        </style:list-level-properties>
        <style:text-properties style:font-name="Wingdings"/>
      </text:list-level-style-bullet>
      <text:list-level-style-bullet text:level="3" text:style-name="WW_CharLFO1LVL3" text:bullet-char="">
        <style:list-level-properties text:space-before="0.7416in" text:min-label-width="0.3333in" text:list-level-position-and-space-mode="label-alignment">
          <style:list-level-label-alignment text:label-followed-by="listtab" fo:margin-left="1.075in" fo:text-indent="-0.3333in"/>
        </style:list-level-properties>
        <style:text-properties style:font-name="Wingdings"/>
      </text:list-level-style-bullet>
      <text:list-level-style-bullet text:level="4" text:style-name="WW_CharLFO1LVL4" text:bullet-char="">
        <style:list-level-properties text:space-before="1.075in" text:min-label-width="0.3333in" text:list-level-position-and-space-mode="label-alignment">
          <style:list-level-label-alignment text:label-followed-by="listtab" fo:margin-left="1.4083in" fo:text-indent="-0.3333in"/>
        </style:list-level-properties>
        <style:text-properties style:font-name="Wingdings"/>
      </text:list-level-style-bullet>
      <text:list-level-style-bullet text:level="5" text:style-name="WW_CharLFO1LVL5" text:bullet-char="">
        <style:list-level-properties text:space-before="1.4083in" text:min-label-width="0.3333in" text:list-level-position-and-space-mode="label-alignment">
          <style:list-level-label-alignment text:label-followed-by="listtab" fo:margin-left="1.7416in" fo:text-indent="-0.3333in"/>
        </style:list-level-properties>
        <style:text-properties style:font-name="Wingdings"/>
      </text:list-level-style-bullet>
      <text:list-level-style-bullet text:level="6" text:style-name="WW_CharLFO1LVL6" text:bullet-char="">
        <style:list-level-properties text:space-before="1.7416in" text:min-label-width="0.3333in" text:list-level-position-and-space-mode="label-alignment">
          <style:list-level-label-alignment text:label-followed-by="listtab" fo:margin-left="2.075in" fo:text-indent="-0.3333in"/>
        </style:list-level-properties>
        <style:text-properties style:font-name="Wingdings"/>
      </text:list-level-style-bullet>
      <text:list-level-style-bullet text:level="7" text:style-name="WW_CharLFO1LVL7" text:bullet-char="">
        <style:list-level-properties text:space-before="2.075in" text:min-label-width="0.3333in" text:list-level-position-and-space-mode="label-alignment">
          <style:list-level-label-alignment text:label-followed-by="listtab" fo:margin-left="2.4083in" fo:text-indent="-0.3333in"/>
        </style:list-level-properties>
        <style:text-properties style:font-name="Wingdings"/>
      </text:list-level-style-bullet>
      <text:list-level-style-bullet text:level="8" text:style-name="WW_CharLFO1LVL8" text:bullet-char="">
        <style:list-level-properties text:space-before="2.4083in" text:min-label-width="0.3333in" text:list-level-position-and-space-mode="label-alignment">
          <style:list-level-label-alignment text:label-followed-by="listtab" fo:margin-left="2.7416in" fo:text-indent="-0.3333in"/>
        </style:list-level-properties>
        <style:text-properties style:font-name="Wingdings"/>
      </text:list-level-style-bullet>
      <text:list-level-style-bullet text:level="9" text:style-name="WW_CharLFO1LVL9" text:bullet-char="">
        <style:list-level-properties text:space-before="2.7416in" text:min-label-width="0.3333in" text:list-level-position-and-space-mode="label-alignment">
          <style:list-level-label-alignment text:label-followed-by="listtab" fo:margin-left="3.075in" fo:text-indent="-0.3333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新細明體"/>
      </text:list-level-style-bullet>
      <text:list-level-style-bullet text:level="2" text:style-name="WW_CharLFO2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新細明體"/>
      </text:list-level-style-bullet>
      <text:list-level-style-bullet text:level="2" text:style-name="WW_CharLFO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4">
      <text:list-level-style-number text:level="1"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style:style style:name="P1" style:parent-style-name="內文" style:master-page-name="MP0" style:family="paragraph">
      <style:paragraph-properties fo:break-before="page"/>
    </style:style>
    <style:style style:name="T2" style:parent-style-name="預設段落字型" style:family="text">
      <style:text-properties style:font-name="微軟正黑體" style:font-name-asian="微軟正黑體" style:font-name-complex="新細明體" style:letter-kerning="false" fo:font-size="20pt" style:font-size-asian="20pt" style:font-size-complex="20pt"/>
    </style:style>
    <style:style style:name="T3" style:parent-style-name="預設段落字型" style:family="text">
      <style:text-properties style:font-name="微軟正黑體" style:font-name-asian="微軟正黑體" style:font-name-complex="新細明體" style:letter-kerning="false" fo:font-size="20pt" style:font-size-asian="20pt" style:font-size-complex="20pt"/>
    </style:style>
    <style:style style:name="T4" style:parent-style-name="預設段落字型" style:family="text">
      <style:text-properties style:font-name="微軟正黑體" style:font-name-asian="微軟正黑體" style:font-name-complex="新細明體" style:letter-kerning="false" fo:font-size="20pt" style:font-size-asian="20pt" style:font-size-complex="20pt"/>
    </style:style>
    <style:style style:name="T5" style:parent-style-name="預設段落字型" style:family="text">
      <style:text-properties style:font-name="微軟正黑體" style:font-name-asian="微軟正黑體" style:font-name-complex="新細明體" style:letter-kerning="false" fo:font-size="20pt" style:font-size-asian="20pt" style:font-size-complex="20pt"/>
    </style:style>
    <style:style style:name="T6" style:parent-style-name="預設段落字型" style:family="text">
      <style:text-properties style:font-name="新細明體" style:font-name-complex="新細明體" style:letter-kerning="false" fo:font-size="20pt" style:font-size-asian="20pt" style:font-size-complex="20pt"/>
    </style:style>
    <style:style style:name="T7" style:parent-style-name="預設段落字型" style:family="text">
      <style:text-properties style:font-name="微軟正黑體" style:font-name-asian="微軟正黑體" style:font-name-complex="新細明體" style:letter-kerning="false" fo:font-size="20pt" style:font-size-asian="20pt" style:font-size-complex="20pt"/>
    </style:style>
    <style:style style:name="T8" style:parent-style-name="預設段落字型" style:family="text">
      <style:text-properties style:font-name="微軟正黑體" style:font-name-asian="微軟正黑體" style:font-name-complex="新細明體" style:letter-kerning="false" fo:font-size="20pt" style:font-size-asian="20pt" style:font-size-complex="20pt"/>
    </style:style>
    <style:style style:name="T9" style:parent-style-name="預設段落字型" style:family="text">
      <style:text-properties style:font-name="微軟正黑體" style:font-name-asian="微軟正黑體" style:font-name-complex="新細明體" style:letter-kerning="false" fo:font-size="20pt" style:font-size-asian="20pt" style:font-size-complex="20pt"/>
    </style:style>
    <style:style style:name="T10" style:parent-style-name="預設段落字型" style:family="text">
      <style:text-properties style:font-name="微軟正黑體" style:font-name-asian="微軟正黑體" style:font-name-complex="新細明體" style:letter-kerning="false" fo:font-size="20pt" style:font-size-asian="20pt" style:font-size-complex="20pt"/>
    </style:style>
    <style:style style:name="TableColumn12" style:family="table-column">
      <style:table-column-properties style:column-width="0.3361in" style:use-optimal-column-width="false"/>
    </style:style>
    <style:style style:name="TableColumn13" style:family="table-column">
      <style:table-column-properties style:column-width="0.5493in" style:use-optimal-column-width="false"/>
    </style:style>
    <style:style style:name="TableColumn14" style:family="table-column">
      <style:table-column-properties style:column-width="0.9055in" style:use-optimal-column-width="false"/>
    </style:style>
    <style:style style:name="TableColumn15" style:family="table-column">
      <style:table-column-properties style:column-width="0.8361in" style:use-optimal-column-width="false"/>
    </style:style>
    <style:style style:name="TableColumn16" style:family="table-column">
      <style:table-column-properties style:column-width="0.4611in" style:use-optimal-column-width="false"/>
    </style:style>
    <style:style style:name="TableColumn17" style:family="table-column">
      <style:table-column-properties style:column-width="0.6222in" style:use-optimal-column-width="false"/>
    </style:style>
    <style:style style:name="TableColumn18" style:family="table-column">
      <style:table-column-properties style:column-width="0.6888in" style:use-optimal-column-width="false"/>
    </style:style>
    <style:style style:name="TableColumn19" style:family="table-column">
      <style:table-column-properties style:column-width="0.8861in" style:use-optimal-column-width="false"/>
    </style:style>
    <style:style style:name="TableColumn20" style:family="table-column">
      <style:table-column-properties style:column-width="0.6888in" style:use-optimal-column-width="false"/>
    </style:style>
    <style:style style:name="TableColumn21" style:family="table-column">
      <style:table-column-properties style:column-width="1.727in" style:use-optimal-column-width="false"/>
    </style:style>
    <style:style style:name="TableColumn22" style:family="table-column">
      <style:table-column-properties style:column-width="2.8006in" style:use-optimal-column-width="false"/>
    </style:style>
    <style:style style:name="Table11" style:family="table">
      <style:table-properties style:width="10.502in" fo:margin-left="-0.0034in" table:align="left"/>
    </style:style>
    <style:style style:name="TableRow23" style:family="table-row">
      <style:table-row-properties style:min-row-height="0.375in" style:use-optimal-row-height="false"/>
    </style:style>
    <style:style style:name="TableCell24" style:family="table-cell">
      <style:table-cell-properties fo:border="0.0069in solid #000000" style:writing-mode="lr-tb" style:vertical-align="middle" fo:padding-top="0in" fo:padding-left="0.0194in" fo:padding-bottom="0in" fo:padding-right="0.0194in" fo:wrap-option="no-wrap"/>
    </style:style>
    <style:style style:name="P2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8"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3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7"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3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3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Row48" style:family="table-row">
      <style:table-row-properties style:min-row-height="0.375in" style:use-optimal-row-height="false"/>
    </style:style>
    <style:style style:name="TableCell49" style:family="table-cell">
      <style:table-cell-properties fo:border="0.0069in solid #000000" style:writing-mode="lr-tb" style:vertical-align="middle" fo:padding-top="0in" fo:padding-left="0.0194in" fo:padding-bottom="0in" fo:padding-right="0.0194in" fo:wrap-option="no-wrap"/>
    </style:style>
    <style:style style:name="P5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3"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1"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6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7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71" style:family="table-row">
      <style:table-row-properties style:min-row-height="0.375in" style:use-optimal-row-height="false"/>
    </style:style>
    <style:style style:name="TableCell72" style:family="table-cell">
      <style:table-cell-properties fo:border="0.0069in solid #000000" style:writing-mode="lr-tb" style:vertical-align="middle" fo:padding-top="0in" fo:padding-left="0.0194in" fo:padding-bottom="0in" fo:padding-right="0.0194in" fo:wrap-option="no-wrap"/>
    </style:style>
    <style:style style:name="P7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7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6"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7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8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8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4"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8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8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9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9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95" style:family="table-row">
      <style:table-row-properties style:min-row-height="0.375in" style:use-optimal-row-height="false"/>
    </style:style>
    <style:style style:name="TableCell96" style:family="table-cell">
      <style:table-cell-properties fo:border="0.0069in solid #000000" style:writing-mode="lr-tb" style:vertical-align="middle" fo:padding-top="0in" fo:padding-left="0.0194in" fo:padding-bottom="0in" fo:padding-right="0.0194in" fo:wrap-option="no-wrap"/>
    </style:style>
    <style:style style:name="P9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9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0"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0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0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0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0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8"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0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1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1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1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20" style:family="table-row">
      <style:table-row-properties style:min-row-height="0.375in" style:use-optimal-row-height="false"/>
    </style:style>
    <style:style style:name="TableCell121" style:family="table-cell">
      <style:table-cell-properties fo:border="0.0069in solid #000000" style:writing-mode="lr-tb" style:vertical-align="middle" fo:padding-top="0in" fo:padding-left="0.0194in" fo:padding-bottom="0in" fo:padding-right="0.0194in" fo:wrap-option="no-wrap"/>
    </style:style>
    <style:style style:name="P12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2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5"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2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2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3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3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4"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3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4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4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46" style:family="table-row">
      <style:table-row-properties style:min-row-height="0.375in" style:use-optimal-row-height="false"/>
    </style:style>
    <style:style style:name="TableCell147" style:family="table-cell">
      <style:table-cell-properties fo:border="0.0069in solid #000000" style:writing-mode="lr-tb" style:vertical-align="middle" fo:padding-top="0in" fo:padding-left="0.0194in" fo:padding-bottom="0in" fo:padding-right="0.0194in" fo:wrap-option="no-wrap"/>
    </style:style>
    <style:style style:name="P14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5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1"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5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5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5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0"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6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6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72" style:family="table-row">
      <style:table-row-properties style:min-row-height="0.375in" style:use-optimal-row-height="false"/>
    </style:style>
    <style:style style:name="TableCell173" style:family="table-cell">
      <style:table-cell-properties fo:border="0.0069in solid #000000" style:writing-mode="lr-tb" style:vertical-align="middle" fo:padding-top="0in" fo:padding-left="0.0194in" fo:padding-bottom="0in" fo:padding-right="0.0194in" fo:wrap-option="no-wrap"/>
    </style:style>
    <style:style style:name="P17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7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7"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8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8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6"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8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8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9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1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01" style:family="table-row">
      <style:table-row-properties style:min-row-height="1.6729in" style:use-optimal-row-height="false"/>
    </style:style>
    <style:style style:name="TableCell202" style:family="table-cell">
      <style:table-cell-properties fo:border="0.0069in solid #000000" style:writing-mode="lr-tb" style:vertical-align="middle" fo:padding-top="0in" fo:padding-left="0.0194in" fo:padding-bottom="0in" fo:padding-right="0.0194in" fo:wrap-option="no-wrap"/>
    </style:style>
    <style:style style:name="P20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0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6"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0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1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1" style:family="table-cell">
      <style:table-cell-properties fo:border="0.0069in solid #000000" style:writing-mode="lr-tb" style:vertical-align="middle" fo:padding-top="0in" fo:padding-left="0.0194in" fo:padding-bottom="0in" fo:padding-right="0.0194in"/>
    </style:style>
    <style:style style:name="P2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1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15"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1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17"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2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2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4" style:family="table-cell">
      <style:table-cell-properties fo:border-top="0.0069in solid #000000" fo:border-left="none" fo:border-bottom="0.0069in solid #000000" fo:border-right="0.0069in solid #000000" style:writing-mode="lr-tb" fo:padding-top="0in" fo:padding-left="0.0194in" fo:padding-bottom="0in" fo:padding-right="0.0194in"/>
    </style:style>
    <style:style style:name="P2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6" style:family="table-cell">
      <style:table-cell-properties fo:border-top="0.0069in solid #000000" fo:border-left="none" fo:border-bottom="0.0069in solid #000000" fo:border-right="0.0069in solid #000000" style:writing-mode="lr-tb" fo:padding-top="0in" fo:padding-left="0.0194in" fo:padding-bottom="0in" fo:padding-right="0.0194in"/>
    </style:style>
    <style:style style:name="P22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28" style:family="table-row">
      <style:table-row-properties style:min-row-height="0.375in" style:use-optimal-row-height="false"/>
    </style:style>
    <style:style style:name="TableCell229" style:family="table-cell">
      <style:table-cell-properties fo:border="0.0069in solid #000000" style:writing-mode="lr-tb" style:vertical-align="middle" fo:padding-top="0in" fo:padding-left="0.0194in" fo:padding-bottom="0in" fo:padding-right="0.0194in" fo:wrap-option="no-wrap"/>
    </style:style>
    <style:style style:name="P23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3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3"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3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4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4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5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52" style:family="table-row">
      <style:table-row-properties style:min-row-height="0.375in" style:use-optimal-row-height="false"/>
    </style:style>
    <style:style style:name="TableCell253" style:family="table-cell">
      <style:table-cell-properties fo:border="0.0069in solid #000000" style:writing-mode="lr-tb" style:vertical-align="middle" fo:padding-top="0in" fo:padding-left="0.0194in" fo:padding-bottom="0in" fo:padding-right="0.0194in" fo:wrap-option="no-wrap"/>
    </style:style>
    <style:style style:name="P25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5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7"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6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6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6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6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6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66"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6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6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7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7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7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7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7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7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8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8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8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8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87" style:family="table-row">
      <style:table-row-properties style:min-row-height="0.375in" style:use-optimal-row-height="false"/>
    </style:style>
    <style:style style:name="TableCell288" style:family="table-cell">
      <style:table-cell-properties fo:border="0.0069in solid #000000" style:writing-mode="lr-tb" style:vertical-align="middle" fo:padding-top="0in" fo:padding-left="0.0194in" fo:padding-bottom="0in" fo:padding-right="0.0194in" fo:wrap-option="no-wrap"/>
    </style:style>
    <style:style style:name="P28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9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9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9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9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9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9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9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9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9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29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00"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30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0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0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0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0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0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0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0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1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1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312" style:family="table-row">
      <style:table-row-properties style:min-row-height="0.375in" style:use-optimal-row-height="false"/>
    </style:style>
    <style:style style:name="TableCell313" style:family="table-cell">
      <style:table-cell-properties fo:border="0.0069in solid #000000" style:writing-mode="lr-tb" style:vertical-align="middle" fo:padding-top="0in" fo:padding-left="0.0194in" fo:padding-bottom="0in" fo:padding-right="0.0194in" fo:wrap-option="no-wrap"/>
    </style:style>
    <style:style style:name="P31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1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1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17"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3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1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2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2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2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2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25"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32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2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2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2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3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3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3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3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3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338" style:family="table-row">
      <style:table-row-properties style:min-row-height="0.375in" style:use-optimal-row-height="false"/>
    </style:style>
    <style:style style:name="TableCell339" style:family="table-cell">
      <style:table-cell-properties fo:border="0.0069in solid #000000" style:writing-mode="lr-tb" style:vertical-align="middle" fo:padding-top="0in" fo:padding-left="0.0194in" fo:padding-bottom="0in" fo:padding-right="0.0194in" fo:wrap-option="no-wrap"/>
    </style:style>
    <style:style style:name="P34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4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4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43"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34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4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4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5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5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5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35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5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5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5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5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6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6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6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6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6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367" style:family="table-row">
      <style:table-row-properties style:min-row-height="0.375in" style:use-optimal-row-height="false"/>
    </style:style>
    <style:style style:name="TableCell368" style:family="table-cell">
      <style:table-cell-properties fo:border="0.0069in solid #000000" style:writing-mode="lr-tb" style:vertical-align="middle" fo:padding-top="0in" fo:padding-left="0.0194in" fo:padding-bottom="0in" fo:padding-right="0.0194in" fo:wrap-option="no-wrap"/>
    </style:style>
    <style:style style:name="P36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7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7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7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3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7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7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7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7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7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8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81"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38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8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8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8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8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9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391" style:family="table-row">
      <style:table-row-properties style:min-row-height="0.375in" style:use-optimal-row-height="false"/>
    </style:style>
    <style:style style:name="TableCell392" style:family="table-cell">
      <style:table-cell-properties fo:border="0.0069in solid #000000" style:writing-mode="lr-tb" style:vertical-align="middle" fo:padding-top="0in" fo:padding-left="0.0194in" fo:padding-bottom="0in" fo:padding-right="0.0194in" fo:wrap-option="no-wrap"/>
    </style:style>
    <style:style style:name="P39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9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39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396"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39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3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39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0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0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0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0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05"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40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0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0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0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1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1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1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41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416" style:family="table-row">
      <style:table-row-properties style:min-row-height="0.375in" style:use-optimal-row-height="false"/>
    </style:style>
    <style:style style:name="TableCell417" style:family="table-cell">
      <style:table-cell-properties fo:border="0.0069in solid #000000" style:writing-mode="lr-tb" style:vertical-align="middle" fo:padding-top="0in" fo:padding-left="0.0194in" fo:padding-bottom="0in" fo:padding-right="0.0194in" fo:wrap-option="no-wrap"/>
    </style:style>
    <style:style style:name="P41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1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2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21"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4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42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2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2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2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2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2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30"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43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3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4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3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3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3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3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3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4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441" style:family="table-row">
      <style:table-row-properties style:min-row-height="0.375in" style:use-optimal-row-height="false"/>
    </style:style>
    <style:style style:name="TableCell442" style:family="table-cell">
      <style:table-cell-properties fo:border="0.0069in solid #000000" style:writing-mode="lr-tb" style:vertical-align="middle" fo:padding-top="0in" fo:padding-left="0.0194in" fo:padding-bottom="0in" fo:padding-right="0.0194in" fo:wrap-option="no-wrap"/>
    </style:style>
    <style:style style:name="P44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4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4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46"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4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44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4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5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5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5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5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55"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45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5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4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6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6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6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6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6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466" style:family="table-row">
      <style:table-row-properties style:min-row-height="0.375in" style:use-optimal-row-height="false"/>
    </style:style>
    <style:style style:name="TableCell467" style:family="table-cell">
      <style:table-cell-properties fo:border="0.0069in solid #000000" style:writing-mode="lr-tb" style:vertical-align="middle" fo:padding-top="0in" fo:padding-left="0.0194in" fo:padding-bottom="0in" fo:padding-right="0.0194in" fo:wrap-option="no-wrap"/>
    </style:style>
    <style:style style:name="P46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6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7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71"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47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4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7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7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7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7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80"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48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8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4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8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8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48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9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49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49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493" style:family="table-row">
      <style:table-row-properties style:min-row-height="0.375in" style:use-optimal-row-height="false"/>
    </style:style>
    <style:style style:name="TableCell494" style:family="table-cell">
      <style:table-cell-properties fo:border="0.0069in solid #000000" style:writing-mode="lr-tb" style:vertical-align="middle" fo:padding-top="0in" fo:padding-left="0.0194in" fo:padding-bottom="0in" fo:padding-right="0.0194in" fo:wrap-option="no-wrap"/>
    </style:style>
    <style:style style:name="P49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9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49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498"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49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5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0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0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0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0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0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0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07"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0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0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1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51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1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1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1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1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1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518" style:family="table-row">
      <style:table-row-properties style:min-row-height="0.375in" style:use-optimal-row-height="false"/>
    </style:style>
    <style:style style:name="TableCell519" style:family="table-cell">
      <style:table-cell-properties fo:border="0.0069in solid #000000" style:writing-mode="lr-tb" style:vertical-align="middle" fo:padding-top="0in" fo:padding-left="0.0194in" fo:padding-bottom="0in" fo:padding-right="0.0194in" fo:wrap-option="no-wrap"/>
    </style:style>
    <style:style style:name="P52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2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2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23"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5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2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2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2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2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3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3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3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3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3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53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3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3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3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4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4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4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543" style:family="table-row">
      <style:table-row-properties style:min-row-height="0.375in" style:use-optimal-row-height="false"/>
    </style:style>
    <style:style style:name="TableCell544" style:family="table-cell">
      <style:table-cell-properties fo:border="0.0069in solid #000000" style:writing-mode="lr-tb" style:vertical-align="middle" fo:padding-top="0in" fo:padding-left="0.0194in" fo:padding-bottom="0in" fo:padding-right="0.0194in" fo:wrap-option="no-wrap"/>
    </style:style>
    <style:style style:name="P54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4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4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48"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55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5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5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5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5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5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57"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5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5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6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6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6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6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6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567" style:family="table-row">
      <style:table-row-properties style:min-row-height="0.375in" style:use-optimal-row-height="false"/>
    </style:style>
    <style:style style:name="TableCell568" style:family="table-cell">
      <style:table-cell-properties fo:border="0.0069in solid #000000" style:writing-mode="lr-tb" style:vertical-align="middle" fo:padding-top="0in" fo:padding-left="0.0194in" fo:padding-bottom="0in" fo:padding-right="0.0194in" fo:wrap-option="no-wrap"/>
    </style:style>
    <style:style style:name="P56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7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7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7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57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7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7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7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7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8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81"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8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8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8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8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8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9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591" style:family="table-row">
      <style:table-row-properties style:min-row-height="0.375in" style:use-optimal-row-height="false"/>
    </style:style>
    <style:style style:name="TableCell592" style:family="table-cell">
      <style:table-cell-properties fo:border="0.0069in solid #000000" style:writing-mode="lr-tb" style:vertical-align="middle" fo:padding-top="0in" fo:padding-left="0.0194in" fo:padding-bottom="0in" fo:padding-right="0.0194in" fo:wrap-option="no-wrap"/>
    </style:style>
    <style:style style:name="P59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9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59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596"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59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5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59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0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0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0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0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05"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60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0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0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0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1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1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1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615" style:family="table-row">
      <style:table-row-properties style:min-row-height="0.375in" style:use-optimal-row-height="false"/>
    </style:style>
    <style:style style:name="TableCell616" style:family="table-cell">
      <style:table-cell-properties fo:border="0.0069in solid #000000" style:writing-mode="lr-tb" style:vertical-align="middle" fo:padding-top="0in" fo:padding-left="0.0194in" fo:padding-bottom="0in" fo:padding-right="0.0194in" fo:wrap-option="no-wrap"/>
    </style:style>
    <style:style style:name="P61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1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1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20"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6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6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2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2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2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2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29"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63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31"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6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3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3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3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3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640" style:family="table-row">
      <style:table-row-properties style:min-row-height="0.375in" style:use-optimal-row-height="false"/>
    </style:style>
    <style:style style:name="TableCell641" style:family="table-cell">
      <style:table-cell-properties fo:border="0.0069in solid #000000" style:writing-mode="lr-tb" style:vertical-align="middle" fo:padding-top="0in" fo:padding-left="0.0194in" fo:padding-bottom="0in" fo:padding-right="0.0194in" fo:wrap-option="no-wrap"/>
    </style:style>
    <style:style style:name="P64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43"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4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45"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64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6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4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5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5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5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5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54"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65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5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5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58"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6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6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6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664" style:family="table-row">
      <style:table-row-properties style:min-row-height="0.375in" style:use-optimal-row-height="false"/>
    </style:style>
    <style:style style:name="TableCell665" style:family="table-cell">
      <style:table-cell-properties fo:border="0.0069in solid #000000" style:writing-mode="lr-tb" style:vertical-align="middle" fo:padding-top="0in" fo:padding-left="0.0194in" fo:padding-bottom="0in" fo:padding-right="0.0194in" fo:wrap-option="no-wrap"/>
    </style:style>
    <style:style style:name="P66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6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6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69"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67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6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72"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74"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76"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7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78"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67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680"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8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68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6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6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85"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87"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689" style:family="table-cell">
      <style:table-cell-properties fo:border-top="0.0069in solid #000000" fo:border-left="none" fo:border-bottom="0.0069in solid #000000" fo:border-right="0.0069in solid #000000" fo:background-color="#FFFFFF" style:writing-mode="lr-tb" style:vertical-align="middle" fo:padding-top="0in" fo:padding-left="0.0194in" fo:padding-bottom="0in" fo:padding-right="0.0194in"/>
    </style:style>
    <style:style style:name="P690" style:parent-style-name="內文" style:family="paragraph">
      <style:paragraph-properties fo:widows="2" fo:orphans="2" fo:line-height="0.1944in"/>
    </style:style>
    <style:style style:name="T691" style:parent-style-name="預設段落字型" style:family="text">
      <style:text-properties style:font-name="新細明體" style:font-name-complex="新細明體" style:letter-kerning="false" fo:font-size="10pt" style:font-size-asian="10pt" style:font-size-complex="10pt"/>
    </style:style>
    <style:style style:name="T692" style:parent-style-name="預設段落字型" style:family="text">
      <style:text-properties style:font-name="新細明體" style:font-name-complex="新細明體" style:letter-kerning="false" fo:font-size="10pt" style:font-size-asian="10pt" style:font-size-complex="10pt"/>
    </style:style>
    <style:style style:name="T693" style:parent-style-name="預設段落字型" style:family="text">
      <style:text-properties style:font-name="新細明體" style:font-name-complex="新細明體" style:letter-kerning="false" fo:font-size="10pt" style:font-size-asian="10pt" style:font-size-complex="10pt"/>
    </style:style>
    <style:style style:name="T694" style:parent-style-name="預設段落字型" style:family="text">
      <style:text-properties style:font-name="MS Gothic" style:font-name-asian="MS Gothic" style:font-name-complex="MS Gothic" style:letter-kerning="false" fo:font-size="10pt" style:font-size-asian="10pt" style:font-size-complex="10pt"/>
    </style:style>
    <style:style style:name="T695" style:parent-style-name="預設段落字型" style:family="text">
      <style:text-properties style:font-name="新細明體" style:font-name-complex="新細明體" style:letter-kerning="false" fo:font-size="10pt" style:font-size-asian="10pt" style:font-size-complex="10pt"/>
    </style:style>
    <style:style style:name="T696" style:parent-style-name="預設段落字型" style:family="text">
      <style:text-properties style:font-name="MS Gothic" style:font-name-asian="MS Gothic" style:font-name-complex="MS Gothic" style:letter-kerning="false" fo:font-size="10pt" style:font-size-asian="10pt" style:font-size-complex="10pt"/>
    </style:style>
    <style:style style:name="T697" style:parent-style-name="預設段落字型" style:family="text">
      <style:text-properties style:font-name="新細明體" style:font-name-complex="新細明體" style:letter-kerning="false" fo:font-size="10pt" style:font-size-asian="10pt" style:font-size-complex="10pt"/>
    </style:style>
    <style:style style:name="T698" style:parent-style-name="預設段落字型" style:family="text">
      <style:text-properties style:font-name="MS Gothic" style:font-name-asian="MS Gothic" style:font-name-complex="MS Gothic" style:letter-kerning="false" fo:font-size="10pt" style:font-size-asian="10pt" style:font-size-complex="10pt"/>
    </style:style>
    <style:style style:name="T699" style:parent-style-name="預設段落字型" style:family="text">
      <style:text-properties style:font-name="新細明體" style:font-name-complex="新細明體" style:letter-kerning="false" fo:font-size="10pt" style:font-size-asian="10pt" style:font-size-complex="10pt"/>
    </style:style>
    <style:style style:name="TableRow700" style:family="table-row">
      <style:table-row-properties style:min-row-height="0.375in" style:use-optimal-row-height="false"/>
    </style:style>
    <style:style style:name="TableCell701" style:family="table-cell">
      <style:table-cell-properties fo:border="0.0069in solid #000000" style:writing-mode="lr-tb" style:vertical-align="middle" fo:padding-top="0in" fo:padding-left="0.0194in" fo:padding-bottom="0in" fo:padding-right="0.0194in" fo:wrap-option="no-wrap"/>
    </style:style>
    <style:style style:name="P70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0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0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0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0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07"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0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09"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71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11"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71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1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1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1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16" style:parent-style-name="內文" style:family="paragraph">
      <style:paragraph-properties fo:widows="2" fo:orphans="2" fo:text-align="justify" fo:line-height="0.1944in"/>
      <style:text-properties style:font-name="新細明體" style:font-name-complex="新細明體" style:letter-kerning="false" fo:font-size="10pt" style:font-size-asian="10pt" style:font-size-complex="10pt"/>
    </style:style>
    <style:style style:name="P717" style:parent-style-name="內文" style:family="paragraph">
      <style:paragraph-properties fo:widows="2" fo:orphans="2" fo:text-align="justify" fo:line-height="0.1944in"/>
      <style:text-properties style:font-name="新細明體" style:font-name-complex="新細明體" style:letter-kerning="false" fo:font-size="10pt" style:font-size-asian="10pt" style:font-size-complex="10pt"/>
    </style:style>
    <style:style style:name="P718" style:parent-style-name="內文" style:family="paragraph">
      <style:paragraph-properties fo:widows="2" fo:orphans="2" fo:text-align="justify" fo:line-height="0.1944in"/>
      <style:text-properties style:font-name="新細明體" style:font-name-complex="新細明體" style:letter-kerning="false" fo:font-size="10pt" style:font-size-asian="10pt" style:font-size-complex="10pt"/>
    </style:style>
    <style:style style:name="P719" style:parent-style-name="內文" style:family="paragraph">
      <style:paragraph-properties fo:widows="2" fo:orphans="2" fo:text-align="justify" fo:line-height="0.1944in"/>
      <style:text-properties style:font-name="新細明體" style:font-name-complex="新細明體" style:letter-kerning="false" fo:font-size="10pt" style:font-size-asian="10pt" style:font-size-complex="10pt"/>
    </style:style>
    <style:style style:name="TableCell72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2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2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72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72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72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72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72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28"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72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73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3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3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73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7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3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3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4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4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4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4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4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7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4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4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749" style:family="table-row">
      <style:table-row-properties style:min-row-height="5.0284in" style:use-optimal-row-height="false"/>
    </style:style>
    <style:style style:name="TableCell75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75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5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53"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75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5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56" style:family="table-cell">
      <style:table-cell-properties fo:border-top="0.0069in solid #000000" fo:border-left="none" fo:border-bottom="0.0069in solid #000000" fo:border-right="none" style:writing-mode="lr-tb" style:vertical-align="middle" fo:padding-top="0in" fo:padding-left="0.0194in" fo:padding-bottom="0in" fo:padding-right="0.0194in" fo:wrap-option="no-wrap"/>
    </style:style>
    <style:style style:name="P75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5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7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60"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76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6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6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6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6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6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6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77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7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772" style:parent-style-name="內文" style:family="paragraph">
      <style:paragraph-properties fo:widows="2" fo:orphans="2" fo:margin-bottom="0.1666in" fo:line-height="0.1944in"/>
      <style:text-properties style:font-name="新細明體" style:font-name-complex="新細明體" style:letter-kerning="false" fo:font-size="10pt" style:font-size-asian="10pt" style:font-size-complex="10pt"/>
    </style:style>
    <style:style style:name="TableRow773" style:family="table-row">
      <style:table-row-properties style:min-row-height="1.5in" style:use-optimal-row-height="false"/>
    </style:style>
    <style:style style:name="TableCell77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77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7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77"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77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7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80"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78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8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8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78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8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8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78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8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79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9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79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9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7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79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79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797" style:family="table-row">
      <style:table-row-properties style:min-row-height="1.3125in" style:use-optimal-row-height="false"/>
    </style:style>
    <style:style style:name="TableCell79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79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0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01"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80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0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0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0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0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08"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80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1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1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1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1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1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1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20"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8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2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82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824" style:family="table-row">
      <style:table-row-properties style:min-row-height="2.0076in" style:use-optimal-row-height="false"/>
    </style:style>
    <style:style style:name="TableCell825"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82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2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28"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82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3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3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3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35"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83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3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3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3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4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4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4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4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4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8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4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847" style:parent-style-name="內文" style:family="paragraph">
      <style:paragraph-properties fo:widows="2" fo:orphans="2" fo:margin-bottom="0.1666in" fo:line-height="0.1944in"/>
      <style:text-properties style:font-name="新細明體" style:font-name-complex="新細明體" style:letter-kerning="false" fo:font-size="10pt" style:font-size-asian="10pt" style:font-size-complex="10pt"/>
    </style:style>
    <style:style style:name="TableRow848" style:family="table-row">
      <style:table-row-properties style:min-row-height="0.4826in" style:use-optimal-row-height="false"/>
    </style:style>
    <style:style style:name="TableCell849"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85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5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52"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85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5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5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5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5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5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59" style:parent-style-name="內文" style:family="paragraph">
      <style:paragraph-properties fo:widows="2" fo:orphans="2" fo:margin-bottom="0.1666in" fo:line-height="0.1944in"/>
      <style:text-properties style:font-name="新細明體" style:font-name-complex="新細明體" style:letter-kerning="false" fo:font-size="10pt" style:font-size-asian="10pt" style:font-size-complex="10pt"/>
    </style:style>
    <style:style style:name="TableCell860"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86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6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6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6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6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6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8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7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7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8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87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875" style:parent-style-name="內文" style:family="paragraph">
      <style:paragraph-properties fo:widows="2" fo:orphans="2" fo:line-height="0.1944in"/>
    </style:style>
    <style:style style:name="T876" style:parent-style-name="預設段落字型" style:family="text">
      <style:text-properties style:font-name="新細明體" style:font-name-complex="新細明體" style:letter-kerning="false" fo:font-size="10pt" style:font-size-asian="10pt" style:font-size-complex="10pt"/>
    </style:style>
    <style:style style:name="T877" style:parent-style-name="預設段落字型" style:family="text">
      <style:text-properties style:font-name="新細明體" style:font-name-complex="新細明體" style:letter-kerning="false" fo:font-size="10pt" style:font-size-asian="10pt" style:font-size-complex="10pt"/>
    </style:style>
    <style:style style:name="T878" style:parent-style-name="預設段落字型" style:family="text">
      <style:text-properties style:font-name="MS Gothic" style:font-name-asian="MS Gothic" style:font-name-complex="MS Gothic" style:letter-kerning="false" fo:font-size="10pt" style:font-size-asian="10pt" style:font-size-complex="10pt"/>
    </style:style>
    <style:style style:name="T879" style:parent-style-name="預設段落字型" style:family="text">
      <style:text-properties style:font-name="新細明體" style:font-name-complex="微軟正黑體" style:letter-kerning="false" fo:font-size="10pt" style:font-size-asian="10pt" style:font-size-complex="10pt"/>
    </style:style>
    <style:style style:name="T880" style:parent-style-name="預設段落字型" style:family="text">
      <style:text-properties style:font-name="新細明體" style:font-name-complex="新細明體" style:letter-kerning="false" fo:font-size="10pt" style:font-size-asian="10pt" style:font-size-complex="10pt"/>
    </style:style>
    <style:style style:name="T881" style:parent-style-name="預設段落字型" style:family="text">
      <style:text-properties style:font-name="新細明體" style:font-name-complex="新細明體" style:letter-kerning="false" fo:font-size="10pt" style:font-size-asian="10pt" style:font-size-complex="10pt"/>
    </style:style>
    <style:style style:name="T882" style:parent-style-name="預設段落字型" style:family="text">
      <style:text-properties style:font-name="新細明體" style:font-name-complex="新細明體" style:letter-kerning="false" fo:font-size="10pt" style:font-size-asian="10pt" style:font-size-complex="10pt"/>
    </style:style>
    <style:style style:name="T883" style:parent-style-name="預設段落字型" style:family="text">
      <style:text-properties style:font-name="新細明體" style:font-name-complex="新細明體" style:letter-kerning="false" fo:font-size="10pt" style:font-size-asian="10pt" style:font-size-complex="10pt"/>
    </style:style>
    <style:style style:name="T884" style:parent-style-name="預設段落字型" style:family="text">
      <style:text-properties style:font-name="新細明體" style:font-name-complex="新細明體" style:letter-kerning="false" fo:font-size="10pt" style:font-size-asian="10pt" style:font-size-complex="10pt"/>
    </style:style>
    <style:style style:name="T885" style:parent-style-name="預設段落字型" style:family="text">
      <style:text-properties style:font-name="新細明體" style:font-name-complex="新細明體" style:letter-kerning="false" fo:font-size="10pt" style:font-size-asian="10pt" style:font-size-complex="10pt"/>
    </style:style>
    <style:style style:name="T886" style:parent-style-name="預設段落字型" style:family="text">
      <style:text-properties style:font-name="新細明體" style:font-name-complex="新細明體" style:letter-kerning="false" fo:font-size="10pt" style:font-size-asian="10pt" style:font-size-complex="10pt"/>
    </style:style>
    <style:style style:name="T887" style:parent-style-name="預設段落字型" style:family="text">
      <style:text-properties style:font-name="新細明體" style:font-name-complex="新細明體" style:letter-kerning="false" fo:font-size="10pt" style:font-size-asian="10pt" style:font-size-complex="10pt"/>
    </style:style>
    <style:style style:name="T888" style:parent-style-name="預設段落字型" style:family="text">
      <style:text-properties style:font-name="新細明體" style:font-name-complex="新細明體" style:letter-kerning="false" fo:font-size="10pt" style:font-size-asian="10pt" style:font-size-complex="10pt"/>
    </style:style>
    <style:style style:name="T889" style:parent-style-name="預設段落字型" style:family="text">
      <style:text-properties style:font-name="新細明體" style:font-name-complex="新細明體" style:letter-kerning="false" fo:font-size="10pt" style:font-size-asian="10pt" style:font-size-complex="10pt"/>
    </style:style>
    <style:style style:name="T890" style:parent-style-name="預設段落字型" style:family="text">
      <style:text-properties style:font-name="新細明體" style:font-name-complex="新細明體" style:letter-kerning="false" fo:font-size="10pt" style:font-size-asian="10pt" style:font-size-complex="10pt"/>
    </style:style>
    <style:style style:name="T891" style:parent-style-name="預設段落字型" style:family="text">
      <style:text-properties style:font-name="新細明體" style:font-name-complex="新細明體" style:letter-kerning="false" fo:font-size="10pt" style:font-size-asian="10pt" style:font-size-complex="10pt"/>
    </style:style>
    <style:style style:name="T892" style:parent-style-name="預設段落字型" style:family="text">
      <style:text-properties style:font-name="新細明體" style:font-name-complex="新細明體" style:letter-kerning="false" fo:font-size="10pt" style:font-size-asian="10pt" style:font-size-complex="10pt"/>
    </style:style>
    <style:style style:name="T893" style:parent-style-name="預設段落字型" style:family="text">
      <style:text-properties style:font-name="新細明體" style:font-name-complex="新細明體" style:letter-kerning="false" fo:font-size="10pt" style:font-size-asian="10pt" style:font-size-complex="10pt"/>
    </style:style>
    <style:style style:name="T894" style:parent-style-name="預設段落字型" style:family="text">
      <style:text-properties style:font-name="新細明體" style:font-name-complex="新細明體" style:letter-kerning="false" fo:font-size="10pt" style:font-size-asian="10pt" style:font-size-complex="10pt"/>
    </style:style>
    <style:style style:name="TableRow895" style:family="table-row">
      <style:table-row-properties style:min-row-height="4.1312in" style:use-optimal-row-height="false"/>
    </style:style>
    <style:style style:name="TableCell89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89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89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899"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90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0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0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0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0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0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06" style:parent-style-name="內文" style:family="paragraph">
      <style:paragraph-properties fo:widows="2" fo:orphans="2" fo:margin-bottom="0.1666in" fo:line-height="0.1944in"/>
      <style:text-properties style:font-name="新細明體" style:font-name-complex="新細明體" style:letter-kerning="false" fo:font-size="10pt" style:font-size-asian="10pt" style:font-size-complex="10pt"/>
    </style:style>
    <style:style style:name="TableCell90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90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0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1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1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1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1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1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1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92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2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9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923" style:family="table-row">
      <style:table-row-properties style:min-row-height="2.2562in" style:use-optimal-row-height="false"/>
    </style:style>
    <style:style style:name="TableCell92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92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2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2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2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2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3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3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3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3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3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3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3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3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4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4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4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4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4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4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48" style:family="table-cell">
      <style:table-cell-properties fo:border-top="0.0069in solid #000000" fo:border-left="none" fo:border-bottom="0.0069in solid #000000" fo:border-right="0.0069in solid #000000" style:writing-mode="lr-tb" fo:padding-top="0in" fo:padding-left="0.0194in" fo:padding-bottom="0in" fo:padding-right="0.0194in"/>
    </style:style>
    <style:style style:name="P9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50"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95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952" style:family="table-row">
      <style:table-row-properties style:min-row-height="2.7708in" style:use-optimal-row-height="false"/>
    </style:style>
    <style:style style:name="TableCell953"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95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5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5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5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6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6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6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6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6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6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6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6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7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7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7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7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7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97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7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9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979" style:family="table-row">
      <style:table-row-properties style:min-row-height="1.4673in" style:use-optimal-row-height="false"/>
    </style:style>
    <style:style style:name="TableCell98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98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8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8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8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8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9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98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8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8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9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9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9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9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9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99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99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99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99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99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100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0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0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0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00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0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00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007" style:family="table-row">
      <style:table-row-properties style:min-row-height="0.4826in" style:use-optimal-row-height="false"/>
    </style:style>
    <style:style style:name="TableCell100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00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1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1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1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1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1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1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2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2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2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2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2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2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2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3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3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0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3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0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035" style:family="table-row">
      <style:table-row-properties style:min-row-height="3.268in" style:use-optimal-row-height="false"/>
    </style:style>
    <style:style style:name="TableCell103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03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3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3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4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4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4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4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4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4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4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4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4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5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5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5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5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5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05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5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0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059" style:family="table-row">
      <style:table-row-properties style:min-row-height="3.268in" style:use-optimal-row-height="false"/>
    </style:style>
    <style:style style:name="TableCell106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06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6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6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6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6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6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6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7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7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7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7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7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7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7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7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8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8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08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8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0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085" style:family="table-row">
      <style:table-row-properties style:min-row-height="2.7416in" style:use-optimal-row-height="false"/>
    </style:style>
    <style:style style:name="TableCell108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08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8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8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09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9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9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09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9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9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9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9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09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09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0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0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0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0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0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0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0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1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08"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109" style:parent-style-name="內文" style:family="paragraph">
      <style:paragraph-properties fo:widows="2" fo:orphans="2" fo:line-height="0.1944in"/>
    </style:style>
    <style:style style:name="T1110" style:parent-style-name="預設段落字型" style:family="text">
      <style:text-properties style:font-name="新細明體" style:font-name-complex="新細明體" style:letter-kerning="false" fo:font-size="10pt" style:font-size-asian="10pt" style:font-size-complex="10pt"/>
    </style:style>
    <style:style style:name="T1111" style:parent-style-name="預設段落字型" style:family="text">
      <style:text-properties style:font-name="新細明體" style:font-name-complex="新細明體" style:letter-kerning="false" fo:font-size="10pt" style:font-size-asian="10pt" style:font-size-complex="10pt"/>
    </style:style>
    <style:style style:name="T1112" style:parent-style-name="預設段落字型" style:family="text">
      <style:text-properties style:font-name="新細明體" style:font-name-complex="新細明體" fo:color="#FF0000" style:letter-kerning="false" fo:font-size="10pt" style:font-size-asian="10pt" style:font-size-complex="10pt"/>
    </style:style>
    <style:style style:name="T1113" style:parent-style-name="預設段落字型" style:family="text">
      <style:text-properties style:font-name="新細明體" style:font-name-complex="新細明體" style:letter-kerning="false" fo:font-size="10pt" style:font-size-asian="10pt" style:font-size-complex="10pt"/>
    </style:style>
    <style:style style:name="P11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115" style:family="table-row">
      <style:table-row-properties style:min-row-height="1.7319in" style:use-optimal-row-height="false"/>
    </style:style>
    <style:style style:name="TableCell111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11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1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1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2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2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2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2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2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2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3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3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3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3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3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3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14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4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14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143" style:family="table-row">
      <style:table-row-properties style:min-row-height="0.4826in" style:use-optimal-row-height="false"/>
    </style:style>
    <style:style style:name="TableCell114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14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4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4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4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5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5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5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5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5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5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5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5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5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6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6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6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16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6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1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167" style:family="table-row">
      <style:table-row-properties style:min-row-height="1.7319in" style:use-optimal-row-height="false"/>
    </style:style>
    <style:style style:name="TableCell116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16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7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7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7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7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7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7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7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7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8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8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8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8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8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8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1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8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19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191" style:family="table-row">
      <style:table-row-properties style:min-row-height="1.5909in" style:use-optimal-row-height="false"/>
    </style:style>
    <style:style style:name="TableCell119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19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9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9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19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19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1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19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0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0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0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0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0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0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0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0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0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1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1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212" style:parent-style-name="內文" style:family="paragraph">
      <style:paragraph-properties fo:widows="2" fo:orphans="2" fo:line-height="0.1944in"/>
    </style:style>
    <style:style style:name="T1213" style:parent-style-name="預設段落字型" style:family="text">
      <style:text-properties style:font-name="新細明體" style:font-name-complex="新細明體" style:letter-kerning="false" fo:font-size="10pt" style:font-size-asian="10pt" style:font-size-complex="10pt"/>
    </style:style>
    <style:style style:name="T1214" style:parent-style-name="預設段落字型" style:family="text">
      <style:text-properties style:font-name="新細明體" style:font-name-complex="新細明體" style:letter-kerning="false" fo:font-size="10pt" style:font-size-asian="10pt" style:font-size-complex="10pt"/>
    </style:style>
    <style:style style:name="T1215" style:parent-style-name="預設段落字型" style:family="text">
      <style:text-properties style:font-name="新細明體" style:font-name-complex="新細明體" style:letter-kerning="false" fo:font-size="10pt" style:font-size-asian="10pt" style:font-size-complex="10pt"/>
    </style:style>
    <style:style style:name="T1216" style:parent-style-name="預設段落字型" style:family="text">
      <style:text-properties style:font-name="新細明體" style:font-name-complex="新細明體" style:letter-kerning="false" fo:font-size="10pt" style:font-size-asian="10pt" style:font-size-complex="10pt"/>
    </style:style>
    <style:style style:name="T1217" style:parent-style-name="預設段落字型" style:family="text">
      <style:text-properties style:font-name="新細明體" style:font-name-complex="新細明體" fo:color="#FF0000" style:letter-kerning="false" fo:font-size="10pt" style:font-size-asian="10pt" style:font-size-complex="10pt"/>
    </style:style>
    <style:style style:name="T1218" style:parent-style-name="預設段落字型" style:family="text">
      <style:text-properties style:font-name="新細明體" style:font-name-complex="新細明體" style:letter-kerning="false" fo:font-size="10pt" style:font-size-asian="10pt" style:font-size-complex="10pt"/>
    </style:style>
    <style:style style:name="T1219" style:parent-style-name="預設段落字型" style:family="text">
      <style:text-properties style:font-name="新細明體" style:font-name-complex="新細明體" style:letter-kerning="false" fo:font-size="10pt" style:font-size-asian="10pt" style:font-size-complex="10pt"/>
    </style:style>
    <style:style style:name="TableCell1220"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221" style:parent-style-name="內文" style:family="paragraph">
      <style:paragraph-properties fo:widows="2" fo:orphans="2" fo:line-height="0.1944in"/>
    </style:style>
    <style:style style:name="T1222" style:parent-style-name="預設段落字型" style:family="text">
      <style:text-properties style:font-name="新細明體" style:font-name-complex="新細明體" style:letter-kerning="false" fo:font-size="10pt" style:font-size-asian="10pt" style:font-size-complex="10pt"/>
    </style:style>
    <style:style style:name="T1223" style:parent-style-name="預設段落字型" style:family="text">
      <style:text-properties style:font-name="新細明體" style:font-name-complex="新細明體" fo:color="#FF0000" style:letter-kerning="false" fo:font-size="10pt" style:font-size-asian="10pt" style:font-size-complex="10pt"/>
    </style:style>
    <style:style style:name="T1224" style:parent-style-name="預設段落字型" style:family="text">
      <style:text-properties style:font-name="新細明體" style:font-name-complex="新細明體" style:letter-kerning="false" fo:font-size="10pt" style:font-size-asian="10pt" style:font-size-complex="10pt"/>
    </style:style>
    <style:style style:name="T1225" style:parent-style-name="預設段落字型" style:family="text">
      <style:text-properties style:font-name="新細明體" style:font-name-complex="新細明體" style:letter-kerning="false" fo:font-size="10pt" style:font-size-asian="10pt" style:font-size-complex="10pt"/>
    </style:style>
    <style:style style:name="TableRow1226" style:family="table-row">
      <style:table-row-properties style:min-row-height="7.0159in" style:use-optimal-row-height="false"/>
    </style:style>
    <style:style style:name="TableCell122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22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29"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23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31"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2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233" style:parent-style-name="內文" style:family="paragraph">
      <style:paragraph-properties fo:widows="2" fo:orphans="2" fo:margin-top="0.125in" fo:line-height="0.1944in"/>
      <style:text-properties style:font-name="新細明體" style:font-name-complex="新細明體" style:letter-kerning="false" fo:font-size="10pt" style:font-size-asian="10pt" style:font-size-complex="10pt"/>
    </style:style>
    <style:style style:name="P12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3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23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37"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23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39"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24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41"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24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4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24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4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24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47" style:family="table-cell">
      <style:table-cell-properties fo:border-top="0.0069in solid #000000" fo:border-left="none" fo:border-bottom="0.0069in solid #000000" fo:border-right="0.0069in solid #000000" style:writing-mode="lr-tb" fo:padding-top="0in" fo:padding-left="0.0194in" fo:padding-bottom="0in" fo:padding-right="0.0194in"/>
    </style:style>
    <style:style style:name="P124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49" style:family="table-cell">
      <style:table-cell-properties fo:border-top="0.0069in solid #000000" fo:border-left="0.0069in solid #000000" fo:border-bottom="0.0069in solid #000000" fo:border-right="0.0069in solid #000000" style:writing-mode="lr-tb" fo:padding-top="0in" fo:padding-left="0.0194in" fo:padding-bottom="0in" fo:padding-right="0.0194in"/>
    </style:style>
    <style:style style:name="P1250" style:parent-style-name="內文" style:family="paragraph">
      <style:paragraph-properties fo:widows="2" fo:orphans="2" fo:line-height="0.1944in"/>
    </style:style>
    <style:style style:name="T1251" style:parent-style-name="預設段落字型" style:family="text">
      <style:text-properties style:font-name="新細明體" style:font-name-complex="新細明體" style:letter-kerning="false" fo:font-size="10pt" style:font-size-asian="10pt" style:font-size-complex="10pt"/>
    </style:style>
    <style:style style:name="T1252" style:parent-style-name="預設段落字型" style:family="text">
      <style:text-properties style:font-name="新細明體" style:font-name-complex="新細明體" style:letter-kerning="false" fo:font-size="10pt" style:font-size-asian="10pt" style:font-size-complex="10pt"/>
    </style:style>
    <style:style style:name="T1253" style:parent-style-name="預設段落字型" style:family="text">
      <style:text-properties style:font-name="新細明體" style:font-name-complex="新細明體" style:letter-kerning="false" fo:font-size="10pt" style:font-size-asian="10pt" style:font-size-complex="10pt"/>
    </style:style>
    <style:style style:name="T1254" style:parent-style-name="預設段落字型" style:family="text">
      <style:text-properties style:font-name="新細明體" style:font-name-complex="新細明體" style:letter-kerning="false" fo:font-size="10pt" style:font-size-asian="10pt" style:font-size-complex="10pt"/>
    </style:style>
    <style:style style:name="T1255" style:parent-style-name="預設段落字型" style:family="text">
      <style:text-properties style:font-name="新細明體" style:font-name-complex="新細明體" style:letter-kerning="false" fo:font-size="10pt" style:font-size-asian="10pt" style:font-size-complex="10pt"/>
    </style:style>
    <style:style style:name="T1256" style:parent-style-name="預設段落字型" style:family="text">
      <style:text-properties style:font-name="MS Gothic" style:font-name-asian="MS Gothic" style:font-name-complex="MS Gothic" style:letter-kerning="false" fo:font-size="10pt" style:font-size-asian="10pt" style:font-size-complex="10pt"/>
    </style:style>
    <style:style style:name="T1257" style:parent-style-name="預設段落字型" style:family="text">
      <style:text-properties style:font-name="新細明體" style:font-name-complex="新細明體" style:letter-kerning="false" fo:font-size="10pt" style:font-size-asian="10pt" style:font-size-complex="10pt"/>
    </style:style>
    <style:style style:name="T1258" style:parent-style-name="預設段落字型" style:family="text">
      <style:text-properties style:font-name="新細明體" style:font-name-complex="新細明體" style:letter-kerning="false" fo:font-size="10pt" style:font-size-asian="10pt" style:font-size-complex="10pt"/>
    </style:style>
    <style:style style:name="T1259" style:parent-style-name="預設段落字型" style:family="text">
      <style:text-properties style:font-name="新細明體" style:font-name-complex="新細明體" style:letter-kerning="false" fo:font-size="10pt" style:font-size-asian="10pt" style:font-size-complex="10pt"/>
    </style:style>
    <style:style style:name="T1260" style:parent-style-name="預設段落字型" style:family="text">
      <style:text-properties style:font-name="新細明體" style:font-name-complex="新細明體" style:letter-kerning="false" fo:font-size="10pt" style:font-size-asian="10pt" style:font-size-complex="10pt"/>
    </style:style>
    <style:style style:name="T1261" style:parent-style-name="預設段落字型" style:family="text">
      <style:text-properties style:font-name="新細明體" style:font-name-complex="新細明體" style:letter-kerning="false" fo:font-size="10pt" style:font-size-asian="10pt" style:font-size-complex="10pt"/>
    </style:style>
    <style:style style:name="T1262" style:parent-style-name="預設段落字型" style:family="text">
      <style:text-properties style:font-name="新細明體" style:font-name-complex="新細明體" style:letter-kerning="false" fo:font-size="10pt" style:font-size-asian="10pt" style:font-size-complex="10pt"/>
    </style:style>
    <style:style style:name="T1263" style:parent-style-name="預設段落字型" style:family="text">
      <style:text-properties style:font-name="新細明體" style:font-name-complex="新細明體" style:letter-kerning="false" fo:font-size="10pt" style:font-size-asian="10pt" style:font-size-complex="10pt"/>
    </style:style>
    <style:style style:name="T1264" style:parent-style-name="預設段落字型" style:family="text">
      <style:text-properties style:font-name="新細明體" style:font-name-complex="新細明體" style:letter-kerning="false" fo:font-size="10pt" style:font-size-asian="10pt" style:font-size-complex="10pt"/>
    </style:style>
    <style:style style:name="T1265" style:parent-style-name="預設段落字型" style:family="text">
      <style:text-properties style:font-name="新細明體" style:font-name-complex="新細明體" style:letter-kerning="false" fo:font-size="10pt" style:font-size-asian="10pt" style:font-size-complex="10pt"/>
    </style:style>
    <style:style style:name="T1266" style:parent-style-name="預設段落字型" style:family="text">
      <style:text-properties style:font-name="新細明體" style:font-name-complex="新細明體" style:letter-kerning="false" fo:font-size="10pt" style:font-size-asian="10pt" style:font-size-complex="10pt"/>
    </style:style>
    <style:style style:name="T1267" style:parent-style-name="預設段落字型" style:family="text">
      <style:text-properties style:font-name="新細明體" style:font-name-complex="新細明體" style:letter-kerning="false" fo:font-size="10pt" style:font-size-asian="10pt" style:font-size-complex="10pt"/>
    </style:style>
    <style:style style:name="T1268" style:parent-style-name="預設段落字型" style:family="text">
      <style:text-properties style:font-name="新細明體" style:font-name-complex="新細明體" style:letter-kerning="false" fo:font-size="10pt" style:font-size-asian="10pt" style:font-size-complex="10pt"/>
    </style:style>
    <style:style style:name="T1269" style:parent-style-name="預設段落字型" style:family="text">
      <style:text-properties style:font-name="MS Gothic" style:font-name-asian="MS Gothic" style:font-name-complex="MS Gothic" style:letter-kerning="false" fo:font-size="10pt" style:font-size-asian="10pt" style:font-size-complex="10pt"/>
    </style:style>
    <style:style style:name="T1270" style:parent-style-name="預設段落字型" style:family="text">
      <style:text-properties style:font-name="新細明體" style:font-name-complex="新細明體" style:letter-kerning="false" fo:font-size="10pt" style:font-size-asian="10pt" style:font-size-complex="10pt"/>
    </style:style>
    <style:style style:name="T1271" style:parent-style-name="預設段落字型" style:family="text">
      <style:text-properties style:font-name="新細明體" style:font-name-complex="新細明體" style:letter-kerning="false" fo:font-size="10pt" style:font-size-asian="10pt" style:font-size-complex="10pt"/>
    </style:style>
    <style:style style:name="T1272" style:parent-style-name="預設段落字型" style:family="text">
      <style:text-properties style:font-name="新細明體" style:font-name-complex="新細明體" style:letter-kerning="false" fo:font-size="10pt" style:font-size-asian="10pt" style:font-size-complex="10pt"/>
    </style:style>
    <style:style style:name="T1273" style:parent-style-name="預設段落字型" style:family="text">
      <style:text-properties style:font-name="新細明體" style:font-name-complex="新細明體" style:letter-kerning="false" fo:font-size="10pt" style:font-size-asian="10pt" style:font-size-complex="10pt"/>
    </style:style>
    <style:style style:name="T1274" style:parent-style-name="預設段落字型" style:family="text">
      <style:text-properties style:font-name="新細明體" style:font-name-complex="新細明體" style:letter-kerning="false" fo:font-size="10pt" style:font-size-asian="10pt" style:font-size-complex="10pt"/>
    </style:style>
    <style:style style:name="T1275" style:parent-style-name="預設段落字型" style:family="text">
      <style:text-properties style:font-name="MS Gothic" style:font-name-asian="MS Gothic" style:font-name-complex="MS Gothic" style:letter-kerning="false" fo:font-size="10pt" style:font-size-asian="10pt" style:font-size-complex="10pt"/>
    </style:style>
    <style:style style:name="T1276" style:parent-style-name="預設段落字型" style:family="text">
      <style:text-properties style:font-name="新細明體" style:font-name-complex="新細明體" style:letter-kerning="false" fo:font-size="10pt" style:font-size-asian="10pt" style:font-size-complex="10pt"/>
    </style:style>
    <style:style style:name="TableRow1277" style:family="table-row">
      <style:table-row-properties style:min-row-height="1.4763in" style:use-optimal-row-height="false"/>
    </style:style>
    <style:style style:name="TableCell127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279" style:parent-style-name="內文" style:family="paragraph">
      <style:paragraph-properties fo:text-align="center" fo:line-height="0.1944in"/>
      <style:text-properties style:font-name="新細明體" style:font-name-complex="新細明體" style:letter-kerning="false" fo:font-size="10pt" style:font-size-asian="10pt" style:font-size-complex="10pt"/>
    </style:style>
    <style:style style:name="TableCell128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8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8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2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8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8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8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9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9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9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29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9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29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9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2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29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3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301" style:family="table-row">
      <style:table-row-properties style:min-row-height="0.4826in" style:use-optimal-row-height="false"/>
    </style:style>
    <style:style style:name="TableCell130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303" style:parent-style-name="內文" style:family="paragraph">
      <style:paragraph-properties fo:text-align="center" fo:line-height="0.1944in"/>
      <style:text-properties style:font-name="新細明體" style:font-name-complex="新細明體" style:letter-kerning="false" fo:font-size="10pt" style:font-size-asian="10pt" style:font-size-complex="10pt"/>
    </style:style>
    <style:style style:name="TableCell1304" style:family="table-cell">
      <style:table-cell-properties fo:border="0.0069in solid #000000" style:writing-mode="lr-tb" style:vertical-align="middle" fo:padding-top="0in" fo:padding-left="0.0194in" fo:padding-bottom="0in" fo:padding-right="0.0194in"/>
    </style:style>
    <style:style style:name="P130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06" style:family="table-cell">
      <style:table-cell-properties fo:border="0.0069in solid #000000" style:writing-mode="lr-tb" style:vertical-align="middle" fo:padding-top="0in" fo:padding-left="0.0194in" fo:padding-bottom="0in" fo:padding-right="0.0194in"/>
    </style:style>
    <style:style style:name="P13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0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09" style:family="table-cell">
      <style:table-cell-properties fo:border="0.0069in solid #000000" style:writing-mode="lr-tb" style:vertical-align="middle" fo:padding-top="0in" fo:padding-left="0.0194in" fo:padding-bottom="0in" fo:padding-right="0.0194in"/>
    </style:style>
    <style:style style:name="P131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11" style:family="table-cell">
      <style:table-cell-properties fo:border="0.0069in solid #000000" style:writing-mode="lr-tb" style:vertical-align="middle" fo:padding-top="0in" fo:padding-left="0.0194in" fo:padding-bottom="0in" fo:padding-right="0.0194in"/>
    </style:style>
    <style:style style:name="P13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13" style:family="table-cell">
      <style:table-cell-properties fo:border="0.0069in solid #000000" style:writing-mode="lr-tb" style:vertical-align="middle" fo:padding-top="0in" fo:padding-left="0.0194in" fo:padding-bottom="0in" fo:padding-right="0.0194in"/>
    </style:style>
    <style:style style:name="P131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15" style:family="table-cell">
      <style:table-cell-properties fo:border="0.0069in solid #000000" style:writing-mode="lr-tb" style:vertical-align="middle" fo:padding-top="0in" fo:padding-left="0.0194in" fo:padding-bottom="0in" fo:padding-right="0.0194in"/>
    </style:style>
    <style:style style:name="P131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17" style:family="table-cell">
      <style:table-cell-properties fo:border="0.0069in solid #000000" style:writing-mode="lr-tb" style:vertical-align="middle" fo:padding-top="0in" fo:padding-left="0.0194in" fo:padding-bottom="0in" fo:padding-right="0.0194in"/>
    </style:style>
    <style:style style:name="P13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2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21"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3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23" style:family="table-cell">
      <style:table-cell-properties fo:border="0.0069in solid #000000" style:writing-mode="lr-tb" fo:padding-top="0in" fo:padding-left="0.0194in" fo:padding-bottom="0in" fo:padding-right="0.0194in"/>
    </style:style>
    <style:style style:name="P13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25" style:family="table-cell">
      <style:table-cell-properties fo:border="0.0069in solid #000000" style:writing-mode="lr-tb" fo:padding-top="0in" fo:padding-left="0.0194in" fo:padding-bottom="0in" fo:padding-right="0.0194in"/>
    </style:style>
    <style:style style:name="P13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327" style:family="table-row">
      <style:table-row-properties style:min-row-height="1.5763in" style:use-optimal-row-height="false"/>
    </style:style>
    <style:style style:name="TableCell1328" style:family="table-cell">
      <style:table-cell-properties fo:border="0.0069in solid #000000" style:writing-mode="lr-tb" style:vertical-align="middle" fo:padding-top="0in" fo:padding-left="0.0194in" fo:padding-bottom="0in" fo:padding-right="0.0194in"/>
    </style:style>
    <style:style style:name="P132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3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33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3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333" style:parent-style-name="內文" style:family="paragraph">
      <style:paragraph-properties fo:widows="2" fo:orphans="2" fo:line-height="0.1944in"/>
    </style:style>
    <style:style style:name="T1334" style:parent-style-name="預設段落字型" style:family="text">
      <style:text-properties style:font-name="新細明體" style:font-name-complex="新細明體" style:letter-kerning="false" fo:font-size="10pt" style:font-size-asian="10pt" style:font-size-complex="10pt"/>
    </style:style>
    <style:style style:name="P13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3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3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3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33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4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34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4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34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4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3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4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3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48"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3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50"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35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5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354" style:family="table-row">
      <style:table-row-properties style:min-row-height="1.6138in" style:use-optimal-row-height="false"/>
    </style:style>
    <style:style style:name="TableCell1355"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5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5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5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59"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6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6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6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6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6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6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6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6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7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7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74" style:family="table-cell">
      <style:table-cell-properties fo:border-top="0.0069in solid #000000" fo:border-left="none" fo:border-bottom="0.0069in solid #000000" fo:border-right="0.0069in solid #000000" style:writing-mode="lr-tb" fo:padding-top="0in" fo:padding-left="0.0194in" fo:padding-bottom="0in" fo:padding-right="0.0194in"/>
    </style:style>
    <style:style style:name="P13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76" style:family="table-cell">
      <style:table-cell-properties fo:border-top="none" fo:border-left="0.0069in solid #000000" fo:border-bottom="0.0069in solid #000000" fo:border-right="0.0069in solid #000000" style:writing-mode="lr-tb" fo:padding-top="0in" fo:padding-left="0.0194in" fo:padding-bottom="0in" fo:padding-right="0.0194in"/>
    </style:style>
    <style:style style:name="P13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378" style:family="table-row">
      <style:table-row-properties style:min-row-height="0.4826in" style:use-optimal-row-height="false"/>
    </style:style>
    <style:style style:name="TableCell1379"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38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81"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8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83"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8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8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8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8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8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39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9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9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9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P139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395"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39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9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39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0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0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0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0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0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0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08" style:parent-style-name="清單段落" style:family="paragraph">
      <style:paragraph-properties fo:widows="2" fo:orphans="2" fo:line-height="0.1944in" fo:margin-left="0.25in">
        <style:tab-stops/>
      </style:paragraph-properties>
      <style:text-properties style:font-name="新細明體" style:font-name-complex="新細明體" style:letter-kerning="false" fo:font-size="10pt" style:font-size-asian="10pt" style:font-size-complex="10pt"/>
    </style:style>
    <style:style style:name="P1409" style:parent-style-name="清單段落" style:family="paragraph">
      <style:paragraph-properties fo:widows="2" fo:orphans="2" fo:line-height="0.1944in" fo:margin-left="0.25in">
        <style:tab-stops/>
      </style:paragraph-properties>
      <style:text-properties style:font-name="新細明體" style:font-name-complex="新細明體" style:letter-kerning="false" fo:font-size="10pt" style:font-size-asian="10pt" style:font-size-complex="10pt"/>
    </style:style>
    <style:style style:name="P1410" style:parent-style-name="清單段落" style:family="paragraph">
      <style:paragraph-properties fo:widows="2" fo:orphans="2" fo:line-height="0.1944in" fo:margin-left="0.25in">
        <style:tab-stops/>
      </style:paragraph-properties>
    </style:style>
    <style:style style:name="T1411" style:parent-style-name="預設段落字型" style:family="text">
      <style:text-properties style:font-name="新細明體" style:font-name-complex="新細明體" style:letter-kerning="false" fo:font-size="10pt" style:font-size-asian="10pt" style:font-size-complex="10pt"/>
    </style:style>
    <style:style style:name="P14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13" style:family="table-cell">
      <style:table-cell-properties fo:border-top="0.0069in solid #000000" fo:border-left="none" fo:border-bottom="0.0069in solid #000000" fo:border-right="0.0069in solid #000000" style:writing-mode="lr-tb" fo:padding-top="0in" fo:padding-left="0.0194in" fo:padding-bottom="0in" fo:padding-right="0.0194in"/>
    </style:style>
    <style:style style:name="P14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1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1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1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2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22" style:parent-style-name="清單段落" style:family="paragraph">
      <style:paragraph-properties fo:widows="2" fo:orphans="2" fo:line-height="0.1944in" fo:margin-left="0.3333in">
        <style:tab-stops/>
      </style:paragraph-properties>
      <style:text-properties style:font-name="新細明體" style:font-name-complex="新細明體" style:letter-kerning="false" fo:font-size="10pt" style:font-size-asian="10pt" style:font-size-complex="10pt"/>
    </style:style>
    <style:style style:name="P1423" style:parent-style-name="清單段落" style:family="paragraph">
      <style:paragraph-properties fo:widows="2" fo:orphans="2" fo:line-height="0.1944in" fo:margin-left="0.3333in">
        <style:tab-stops/>
      </style:paragraph-properties>
      <style:text-properties style:font-name="新細明體" style:font-name-complex="新細明體" style:letter-kerning="false" fo:font-size="10pt" style:font-size-asian="10pt" style:font-size-complex="10pt"/>
    </style:style>
    <style:style style:name="P1424" style:parent-style-name="清單段落" style:family="paragraph">
      <style:paragraph-properties fo:widows="2" fo:orphans="2" fo:line-height="0.1944in" fo:margin-left="0.3333in">
        <style:tab-stops/>
      </style:paragraph-properties>
      <style:text-properties style:font-name="新細明體" style:font-name-complex="新細明體" style:letter-kerning="false" fo:font-size="10pt" style:font-size-asian="10pt" style:font-size-complex="10pt"/>
    </style:style>
    <style:style style:name="P1425" style:parent-style-name="清單段落" style:family="paragraph">
      <style:paragraph-properties fo:widows="2" fo:orphans="2" fo:line-height="0.1944in" fo:margin-left="0.5833in">
        <style:tab-stops/>
      </style:paragraph-properties>
      <style:text-properties style:font-name="新細明體" style:font-name-complex="新細明體" style:letter-kerning="false" fo:font-size="10pt" style:font-size-asian="10pt" style:font-size-complex="10pt"/>
    </style:style>
    <style:style style:name="P1426" style:parent-style-name="清單段落" style:family="paragraph">
      <style:paragraph-properties fo:widows="2" fo:orphans="2" fo:line-height="0.1944in" fo:margin-left="0.5833in">
        <style:tab-stops/>
      </style:paragraph-properties>
      <style:text-properties style:font-name="新細明體" style:font-name-complex="新細明體" style:letter-kerning="false" fo:font-size="10pt" style:font-size-asian="10pt" style:font-size-complex="10pt"/>
    </style:style>
    <style:style style:name="P1427" style:parent-style-name="清單段落" style:family="paragraph">
      <style:paragraph-properties fo:widows="2" fo:orphans="2" fo:line-height="0.1944in" fo:margin-left="0.5833in">
        <style:tab-stops/>
      </style:paragraph-properties>
      <style:text-properties style:font-name="新細明體" style:font-name-complex="新細明體" style:letter-kerning="false" fo:font-size="10pt" style:font-size-asian="10pt" style:font-size-complex="10pt"/>
    </style:style>
    <style:style style:name="P1428" style:parent-style-name="清單段落" style:family="paragraph">
      <style:paragraph-properties fo:widows="2" fo:orphans="2" fo:line-height="0.1944in" fo:margin-left="0.5833in">
        <style:tab-stops/>
      </style:paragraph-properties>
      <style:text-properties style:font-name="新細明體" style:font-name-complex="新細明體" style:letter-kerning="false" fo:font-size="10pt" style:font-size-asian="10pt" style:font-size-complex="10pt"/>
    </style:style>
    <style:style style:name="TableRow1429" style:family="table-row">
      <style:table-row-properties style:min-row-height="1.9687in" style:use-optimal-row-height="false"/>
    </style:style>
    <style:style style:name="TableCell143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3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3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3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3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3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3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3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4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4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4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4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4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4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4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50" style:family="table-cell">
      <style:table-cell-properties fo:border-top="0.0069in solid #000000" fo:border-left="none" fo:border-bottom="0.0069in solid #000000" fo:border-right="0.0069in solid #000000" style:writing-mode="lr-tb" fo:padding-top="0in" fo:padding-left="0.0194in" fo:padding-bottom="0in" fo:padding-right="0.0194in"/>
    </style:style>
    <style:style style:name="P145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52" style:family="table-cell">
      <style:table-cell-properties fo:border-top="none" fo:border-left="0.0069in solid #000000" fo:border-bottom="0.0069in solid #000000" fo:border-right="0.0069in solid #000000" style:writing-mode="lr-tb" fo:padding-top="0in" fo:padding-left="0.0194in" fo:padding-bottom="0in" fo:padding-right="0.0194in"/>
    </style:style>
    <style:style style:name="P145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454" style:family="table-row">
      <style:table-row-properties style:min-row-height="1.9687in" style:use-optimal-row-height="false"/>
    </style:style>
    <style:style style:name="TableCell1455"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5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5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5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59"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6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6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6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6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6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6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6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6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7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7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7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76" style:family="table-cell">
      <style:table-cell-properties fo:border-top="0.0069in solid #000000" fo:border-left="none" fo:border-bottom="0.0069in solid #000000" fo:border-right="0.0069in solid #000000" style:writing-mode="lr-tb" fo:padding-top="0in" fo:padding-left="0.0194in" fo:padding-bottom="0in" fo:padding-right="0.0194in"/>
    </style:style>
    <style:style style:name="P14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78" style:family="table-cell">
      <style:table-cell-properties fo:border-top="none" fo:border-left="0.0069in solid #000000" fo:border-bottom="0.0069in solid #000000" fo:border-right="0.0069in solid #000000" style:writing-mode="lr-tb" fo:padding-top="0in" fo:padding-left="0.0194in" fo:padding-bottom="0in" fo:padding-right="0.0194in"/>
    </style:style>
    <style:style style:name="P147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480" style:family="table-row">
      <style:table-row-properties style:min-row-height="1.2701in" style:use-optimal-row-height="false"/>
    </style:style>
    <style:style style:name="TableCell1481"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48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8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48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8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4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8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8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48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9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49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49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49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9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49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49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49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49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0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0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02" style:family="table-cell">
      <style:table-cell-properties fo:border-top="0.0069in solid #000000" fo:border-left="none" fo:border-bottom="0.0069in solid #000000" fo:border-right="0.0069in solid #000000" style:writing-mode="lr-tb" fo:padding-top="0in" fo:padding-left="0.0194in" fo:padding-bottom="0in" fo:padding-right="0.0194in"/>
    </style:style>
    <style:style style:name="P150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0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0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50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507" style:family="table-row">
      <style:table-row-properties style:min-row-height="3.0076in" style:use-optimal-row-height="false"/>
    </style:style>
    <style:style style:name="TableCell150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50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1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1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1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1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1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1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2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2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2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23"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5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2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2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29"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53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3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5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3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5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535" style:family="table-row">
      <style:table-row-properties style:min-row-height="2.559in" style:use-optimal-row-height="false"/>
    </style:style>
    <style:style style:name="TableCell153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53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3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3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4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4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4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4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4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4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4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4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4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4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5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51"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5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5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5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55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5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55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58"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5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560" style:family="table-row">
      <style:table-row-properties style:min-row-height="1.0736in" style:use-optimal-row-height="false"/>
    </style:style>
    <style:style style:name="TableCell1561"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56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6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6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6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6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6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7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7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7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7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7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76"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5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7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8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58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8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5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8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58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586" style:family="table-row">
      <style:table-row-properties style:min-row-height="0.4826in" style:use-optimal-row-height="false"/>
    </style:style>
    <style:style style:name="TableCell158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58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8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9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59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9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9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9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9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59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59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59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0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0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02"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60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0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0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0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0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60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10"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61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1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6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615" style:family="table-row">
      <style:table-row-properties style:min-row-height="1.0736in" style:use-optimal-row-height="false"/>
    </style:style>
    <style:style style:name="TableCell161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61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1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1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2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2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2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2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2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2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3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31"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6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35"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63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3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63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3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64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641" style:family="table-row">
      <style:table-row-properties style:min-row-height="3.6319in" style:use-optimal-row-height="false"/>
    </style:style>
    <style:style style:name="TableCell164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64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4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4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4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4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4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5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5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5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5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5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5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57"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6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6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6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6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6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66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6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66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7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671" style:family="table-row">
      <style:table-row-properties style:min-row-height="1.4694in" style:use-optimal-row-height="false"/>
    </style:style>
    <style:style style:name="TableCell167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67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7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7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7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7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8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8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8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8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8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8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68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87"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6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68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9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69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9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69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69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69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696" style:family="table-row">
      <style:table-row-properties style:min-row-height="2.9472in" style:use-optimal-row-height="false"/>
    </style:style>
    <style:style style:name="TableCell169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69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69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0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0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0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0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0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0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0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0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0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1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12"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7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1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71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1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71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2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2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7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23" style:parent-style-name="內文" style:family="paragraph">
      <style:paragraph-properties style:snap-to-layout-grid="false" fo:text-align="justify" fo:line-height="0.2777in"/>
      <style:text-properties style:font-name="Times New Roman" style:font-name-asian="標楷體" fo:font-size="14pt" style:font-size-asian="14pt" style:font-size-complex="14pt"/>
    </style:style>
    <style:style style:name="P1724" style:parent-style-name="內文" style:family="paragraph">
      <style:paragraph-properties style:snap-to-layout-grid="false" fo:text-align="justify" fo:line-height="0.2777in"/>
      <style:text-properties style:font-name="新細明體" style:font-name-complex="新細明體" style:letter-kerning="false" fo:font-size="10pt" style:font-size-asian="10pt" style:font-size-complex="10pt"/>
    </style:style>
    <style:style style:name="P17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726" style:family="table-row">
      <style:table-row-properties style:min-row-height="2.9472in" style:use-optimal-row-height="false"/>
    </style:style>
    <style:style style:name="TableCell172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72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2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3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3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3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3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3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3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3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3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4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41"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74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4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4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45"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74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4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74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4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75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751" style:family="table-row">
      <style:table-row-properties style:min-row-height="1.0736in" style:use-optimal-row-height="false"/>
    </style:style>
    <style:style style:name="TableCell175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75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5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5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5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5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5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6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6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6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6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6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6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67"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17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7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71"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177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7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77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7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77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777" style:family="table-row">
      <style:table-row-properties style:min-row-height="0.375in" style:use-optimal-row-height="false"/>
    </style:style>
    <style:style style:name="TableCell177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77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8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81"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178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7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8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8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88" style:parent-style-name="內文" style:family="paragraph">
      <style:paragraph-properties fo:widows="2" fo:orphans="2" fo:line-height="0.1944in"/>
      <style:text-properties style:font-name="新細明體" style:font-name-complex="新細明體" style:font-weight-complex="bold" style:letter-kerning="false" fo:font-size="10pt" style:font-size-asian="10pt" style:font-size-complex="10pt"/>
    </style:style>
    <style:style style:name="TableCell178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179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9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9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793"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17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9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79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9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7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79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8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801" style:family="table-row">
      <style:table-row-properties style:min-row-height="0.4826in" style:use-optimal-row-height="false"/>
    </style:style>
    <style:style style:name="TableCell180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80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0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05"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180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80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0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1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1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12" style:parent-style-name="內文" style:family="paragraph">
      <style:paragraph-properties fo:widows="2" fo:orphans="2" fo:line-height="0.1944in"/>
      <style:text-properties style:font-name="新細明體" style:font-name-complex="新細明體" style:font-weight-complex="bold" style:letter-kerning="false" fo:font-size="10pt" style:font-size-asian="10pt" style:font-size-complex="10pt"/>
    </style:style>
    <style:style style:name="TableCell1813"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181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1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1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1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8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2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2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82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2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8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826" style:family="table-row">
      <style:table-row-properties style:min-row-height="0.4826in" style:use-optimal-row-height="false"/>
    </style:style>
    <style:style style:name="TableCell182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82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2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30"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183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8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3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3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38"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183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4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4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4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4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4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4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4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8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48"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8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850" style:family="table-row">
      <style:table-row-properties style:min-row-height="0.375in" style:use-optimal-row-height="false"/>
    </style:style>
    <style:style style:name="TableCell1851"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85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5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54"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185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5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5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5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61"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186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6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6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6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86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8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8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7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7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8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7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8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876" style:family="table-row">
      <style:table-row-properties style:min-row-height="1.0805in" style:use-optimal-row-height="false"/>
    </style:style>
    <style:style style:name="TableCell187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87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7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80"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188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8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8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8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8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8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8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88"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188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9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9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89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9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8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9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89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9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8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89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9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901" style:family="table-row">
      <style:table-row-properties style:min-row-height="2.7958in" style:use-optimal-row-height="false"/>
    </style:style>
    <style:style style:name="TableCell190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90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0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05"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190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0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0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1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1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13"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191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1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1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1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2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2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92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2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9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926" style:family="table-row">
      <style:table-row-properties style:min-row-height="0.4826in" style:use-optimal-row-height="false"/>
    </style:style>
    <style:style style:name="TableCell192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92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2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30"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193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3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3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38"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193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4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4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4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4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4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4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4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4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94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4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95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951" style:family="table-row">
      <style:table-row-properties style:min-row-height="0.2861in" style:use-optimal-row-height="false"/>
    </style:style>
    <style:style style:name="TableCell195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95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5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55"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195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5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5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6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6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63"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196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6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6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6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6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7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7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97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7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97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7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1977" style:family="table-row">
      <style:table-row-properties style:min-row-height="0.2861in" style:use-optimal-row-height="false"/>
    </style:style>
    <style:style style:name="TableCell197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197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8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81"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198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19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8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8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8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8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199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9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9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199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9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199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9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19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199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0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00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002" style:family="table-row">
      <style:table-row-properties style:min-row-height="2.7951in" style:use-optimal-row-height="false"/>
    </style:style>
    <style:style style:name="TableCell2003"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00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0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06"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00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0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00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1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1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1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01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1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1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1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19" style:parent-style-name="內文" style:family="paragraph">
      <style:paragraph-properties fo:widows="2" fo:orphans="2" fo:line-height="0.1944in"/>
    </style:style>
    <style:style style:name="T2020" style:parent-style-name="預設段落字型" style:family="text">
      <style:text-properties style:font-name="新細明體" style:font-name-asian="新細明體" fo:font-size="10pt" style:font-size-asian="10pt" style:font-size-complex="10pt"/>
    </style:style>
    <style:style style:name="TableCell202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2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0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0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0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2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028" style:parent-style-name="內文" style:family="paragraph">
      <style:paragraph-properties style:snap-to-layout-grid="false" fo:text-align="justify" fo:line-height="115%"/>
    </style:style>
    <style:style style:name="T2029" style:parent-style-name="預設段落字型" style:family="text">
      <style:text-properties style:font-name="新細明體" style:font-name-asian="新細明體" fo:font-size="10pt" style:font-size-asian="10pt" style:font-size-complex="10pt"/>
    </style:style>
    <style:style style:name="T2030" style:parent-style-name="預設段落字型" style:family="text">
      <style:text-properties style:font-name="新細明體" style:font-name-asian="新細明體" style:letter-kerning="false" fo:font-size="10pt" style:font-size-asian="10pt" style:font-size-complex="10pt"/>
    </style:style>
    <style:style style:name="T2031" style:parent-style-name="預設段落字型" style:family="text">
      <style:text-properties style:font-name="新細明體" style:font-name-asian="新細明體" fo:font-size="10pt" style:font-size-asian="10pt" style:font-size-complex="10pt"/>
    </style:style>
    <style:style style:name="T2032" style:parent-style-name="預設段落字型" style:family="text">
      <style:text-properties style:font-name="新細明體" style:font-name-asian="新細明體" style:letter-kerning="false" fo:font-size="10pt" style:font-size-asian="10pt" style:font-size-complex="10pt"/>
    </style:style>
    <style:style style:name="T2033" style:parent-style-name="預設段落字型" style:family="text">
      <style:text-properties style:font-name="新細明體" style:font-name-asian="新細明體" fo:font-size="10pt" style:font-size-asian="10pt" style:font-size-complex="10pt"/>
    </style:style>
    <style:style style:name="P2034" style:parent-style-name="內文" style:family="paragraph">
      <style:paragraph-properties style:snap-to-layout-grid="false" fo:text-align="justify" fo:line-height="115%"/>
      <style:text-properties style:font-name="新細明體" style:font-name-asian="新細明體" fo:font-size="10pt" style:font-size-asian="10pt" style:font-size-complex="10pt"/>
    </style:style>
    <style:style style:name="P2035" style:parent-style-name="內文" style:family="paragraph">
      <style:paragraph-properties style:snap-to-layout-grid="false" fo:text-align="justify" style:line-height-at-least="0in">
        <style:tab-stops>
          <style:tab-stop style:type="center" style:position="2.884in"/>
          <style:tab-stop style:type="right" style:position="5.768in"/>
        </style:tab-stops>
      </style:paragraph-properties>
    </style:style>
    <style:style style:name="T2036" style:parent-style-name="預設段落字型" style:family="text">
      <style:text-properties style:font-name="新細明體" style:font-name-asian="新細明體" fo:font-weight="bold" style:font-weight-asian="bold" fo:font-size="10pt" style:font-size-asian="10pt" style:font-size-complex="10pt"/>
    </style:style>
    <style:style style:name="T2037" style:parent-style-name="預設段落字型" style:family="text">
      <style:text-properties style:font-name="新細明體" style:font-name-asian="新細明體" fo:font-size="10pt" style:font-size-asian="10pt" style:font-size-complex="10pt"/>
    </style:style>
    <style:style style:name="P2038" style:parent-style-name="內文" style:family="paragraph">
      <style:paragraph-properties style:snap-to-layout-grid="false" fo:text-align="justify" style:line-height-at-least="0in">
        <style:tab-stops>
          <style:tab-stop style:type="center" style:position="2.884in"/>
          <style:tab-stop style:type="right" style:position="5.768in"/>
        </style:tab-stops>
      </style:paragraph-properties>
    </style:style>
    <style:style style:name="T2039" style:parent-style-name="預設段落字型" style:family="text">
      <style:text-properties style:font-name="新細明體" style:font-name-asian="新細明體" fo:font-weight="bold" style:font-weight-asian="bold" fo:font-size="10pt" style:font-size-asian="10pt" style:font-size-complex="10pt"/>
    </style:style>
    <style:style style:name="T2040" style:parent-style-name="預設段落字型" style:family="text">
      <style:text-properties style:font-name="新細明體" style:font-name-asian="新細明體" fo:font-size="10pt" style:font-size-asian="10pt" style:font-size-complex="10pt"/>
    </style:style>
    <style:style style:name="P2041" style:parent-style-name="內文" style:family="paragraph">
      <style:paragraph-properties fo:text-align="justify"/>
    </style:style>
    <style:style style:name="T2042" style:parent-style-name="預設段落字型" style:family="text">
      <style:text-properties style:font-name="新細明體" style:font-name-asian="新細明體" fo:font-weight="bold" style:font-weight-asian="bold" fo:font-size="10pt" style:font-size-asian="10pt" style:font-size-complex="10pt"/>
    </style:style>
    <style:style style:name="T2043" style:parent-style-name="預設段落字型" style:family="text">
      <style:text-properties style:font-name="新細明體" style:font-name-asian="新細明體" fo:font-size="10pt" style:font-size-asian="10pt" style:font-size-complex="10pt"/>
    </style:style>
    <style:style style:name="P2044" style:parent-style-name="內文" style:family="paragraph">
      <style:paragraph-properties fo:text-align="justify"/>
    </style:style>
    <style:style style:name="T2045" style:parent-style-name="預設段落字型" style:family="text">
      <style:text-properties style:font-name="新細明體" style:font-name-asian="新細明體" fo:font-weight="bold" style:font-weight-asian="bold" fo:font-size="10pt" style:font-size-asian="10pt" style:font-size-complex="10pt"/>
    </style:style>
    <style:style style:name="T2046" style:parent-style-name="預設段落字型" style:family="text">
      <style:text-properties style:font-name="新細明體" style:font-name-asian="新細明體" fo:font-size="10pt" style:font-size-asian="10pt" style:font-size-complex="10pt"/>
    </style:style>
    <style:style style:name="P2047" style:parent-style-name="內文" style:family="paragraph">
      <style:paragraph-properties fo:text-align="justify"/>
    </style:style>
    <style:style style:name="T2048" style:parent-style-name="預設段落字型" style:family="text">
      <style:text-properties style:font-name="新細明體" style:font-name-asian="新細明體" fo:font-weight="bold" style:font-weight-asian="bold" fo:font-size="10pt" style:font-size-asian="10pt" style:font-size-complex="10pt"/>
    </style:style>
    <style:style style:name="T2049" style:parent-style-name="預設段落字型" style:family="text">
      <style:text-properties style:font-name="新細明體" style:font-name-asian="新細明體" fo:font-size="10pt" style:font-size-asian="10pt" style:font-size-complex="10pt"/>
    </style:style>
    <style:style style:name="P2050" style:parent-style-name="內文" style:family="paragraph">
      <style:paragraph-properties style:snap-to-layout-grid="false" fo:text-align="justify" fo:line-height="115%"/>
    </style:style>
    <style:style style:name="T2051" style:parent-style-name="預設段落字型" style:family="text">
      <style:text-properties style:font-name="新細明體" style:font-name-asian="新細明體" fo:font-weight="bold" style:font-weight-asian="bold" fo:font-size="10pt" style:font-size-asian="10pt" style:font-size-complex="10pt"/>
    </style:style>
    <style:style style:name="T2052" style:parent-style-name="預設段落字型" style:family="text">
      <style:text-properties style:font-name="新細明體" style:font-name-asian="新細明體" fo:font-size="10pt" style:font-size-asian="10pt" style:font-size-complex="10pt"/>
    </style:style>
    <style:style style:name="TableRow2053" style:family="table-row">
      <style:table-row-properties style:min-row-height="3.0312in" style:use-optimal-row-height="false"/>
    </style:style>
    <style:style style:name="TableCell205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05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5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57"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05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6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6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6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6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06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6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6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6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7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7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0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7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0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076" style:family="table-row">
      <style:table-row-properties style:min-row-height="0.4826in" style:use-optimal-row-height="false"/>
    </style:style>
    <style:style style:name="TableCell207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07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7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80"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08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8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0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8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8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8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8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88"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08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9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9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09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9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0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09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9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09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098"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09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00"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10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102" style:family="table-row">
      <style:table-row-properties style:min-row-height="0.375in" style:use-optimal-row-height="false"/>
    </style:style>
    <style:style style:name="TableCell2103"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10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10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06"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10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0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10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1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1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1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14"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11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11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1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11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12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1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2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2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2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1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2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127" style:parent-style-name="內文" style:family="paragraph">
      <style:paragraph-properties fo:widows="2" fo:orphans="2" fo:line-height="0.1944in"/>
    </style:style>
    <style:style style:name="T2128" style:parent-style-name="預設段落字型" style:family="text">
      <style:text-properties style:font-name="新細明體" style:font-name-complex="新細明體" style:letter-kerning="false" fo:font-size="10pt" style:font-size-asian="10pt" style:font-size-complex="10pt"/>
    </style:style>
    <style:style style:name="T2129" style:parent-style-name="預設段落字型" style:family="text">
      <style:text-properties style:font-name="新細明體" style:font-name-complex="新細明體" style:letter-kerning="false" fo:font-size="10pt" style:font-size-asian="10pt" style:font-size-complex="10pt"/>
    </style:style>
    <style:style style:name="T2130" style:parent-style-name="預設段落字型" style:family="text">
      <style:text-properties style:font-name="新細明體" style:font-name-complex="新細明體" fo:color="#FF0000" style:letter-kerning="false" fo:font-size="10pt" style:font-size-asian="10pt" style:font-size-complex="10pt"/>
    </style:style>
    <style:style style:name="T2131" style:parent-style-name="預設段落字型" style:family="text">
      <style:text-properties style:font-name="新細明體" style:font-name-complex="新細明體" style:letter-kerning="false" fo:font-size="10pt" style:font-size-asian="10pt" style:font-size-complex="10pt"/>
    </style:style>
    <style:style style:name="T2132" style:parent-style-name="預設段落字型" style:family="text">
      <style:text-properties style:font-name="新細明體" style:font-name-complex="新細明體" fo:color="#FF0000" style:letter-kerning="false" fo:font-size="10pt" style:font-size-asian="10pt" style:font-size-complex="10pt"/>
    </style:style>
    <style:style style:name="T2133" style:parent-style-name="預設段落字型" style:family="text">
      <style:text-properties style:font-name="新細明體" style:font-name-complex="新細明體" style:letter-kerning="false" fo:font-size="10pt" style:font-size-asian="10pt" style:font-size-complex="10pt"/>
    </style:style>
    <style:style style:name="T2134" style:parent-style-name="預設段落字型" style:family="text">
      <style:text-properties style:font-name="新細明體" style:font-name-complex="新細明體" style:letter-kerning="false" fo:font-size="10pt" style:font-size-asian="10pt" style:font-size-complex="10pt"/>
    </style:style>
    <style:style style:name="T2135" style:parent-style-name="預設段落字型" style:family="text">
      <style:text-properties style:font-name="新細明體" style:font-name-complex="新細明體" style:letter-kerning="false" fo:font-size="10pt" style:font-size-asian="10pt" style:font-size-complex="10pt"/>
    </style:style>
    <style:style style:name="T2136" style:parent-style-name="預設段落字型" style:family="text">
      <style:text-properties style:font-name="新細明體" style:font-name-complex="新細明體" style:letter-kerning="false" fo:font-size="10pt" style:font-size-asian="10pt" style:font-size-complex="10pt"/>
    </style:style>
    <style:style style:name="T2137" style:parent-style-name="預設段落字型" style:family="text">
      <style:text-properties style:font-name="新細明體" style:font-name-complex="新細明體" style:letter-kerning="false" fo:font-size="10pt" style:font-size-asian="10pt" style:font-size-complex="10pt"/>
    </style:style>
    <style:style style:name="T2138" style:parent-style-name="預設段落字型" style:family="text">
      <style:text-properties style:font-name="新細明體" style:font-name-complex="新細明體" style:letter-kerning="false" fo:font-size="10pt" style:font-size-asian="10pt" style:font-size-complex="10pt"/>
    </style:style>
    <style:style style:name="T2139" style:parent-style-name="預設段落字型" style:family="text">
      <style:text-properties style:font-name="新細明體" style:font-name-complex="新細明體" style:letter-kerning="false" fo:font-size="10pt" style:font-size-asian="10pt" style:font-size-complex="10pt"/>
    </style:style>
    <style:style style:name="T2140" style:parent-style-name="預設段落字型" style:family="text">
      <style:text-properties style:font-name="新細明體" style:font-name-complex="新細明體" style:letter-kerning="false" fo:font-size="10pt" style:font-size-asian="10pt" style:font-size-complex="10pt"/>
    </style:style>
    <style:style style:name="T2141" style:parent-style-name="預設段落字型" style:family="text">
      <style:text-properties style:font-name="新細明體" style:font-name-complex="新細明體" style:letter-kerning="false" fo:font-size="10pt" style:font-size-asian="10pt" style:font-size-complex="10pt"/>
    </style:style>
    <style:style style:name="T2142" style:parent-style-name="預設段落字型" style:family="text">
      <style:text-properties style:font-name="新細明體" style:font-name-complex="新細明體" style:letter-kerning="false" fo:font-size="10pt" style:font-size-asian="10pt" style:font-size-complex="10pt"/>
    </style:style>
    <style:style style:name="T2143" style:parent-style-name="預設段落字型" style:family="text">
      <style:text-properties style:font-name="新細明體" style:font-name-complex="新細明體" style:letter-kerning="false" fo:font-size="10pt" style:font-size-asian="10pt" style:font-size-complex="10pt"/>
    </style:style>
    <style:style style:name="T2144" style:parent-style-name="預設段落字型" style:family="text">
      <style:text-properties style:font-name="新細明體" style:font-name-complex="新細明體" style:letter-kerning="false" fo:font-size="10pt" style:font-size-asian="10pt" style:font-size-complex="10pt"/>
    </style:style>
    <style:style style:name="T2145" style:parent-style-name="預設段落字型" style:family="text">
      <style:text-properties style:font-name="新細明體" style:font-name-complex="新細明體" style:letter-kerning="false" fo:font-size="10pt" style:font-size-asian="10pt" style:font-size-complex="10pt"/>
    </style:style>
    <style:style style:name="T2146" style:parent-style-name="預設段落字型" style:family="text">
      <style:text-properties style:font-name="新細明體" style:font-name-complex="新細明體" style:letter-kerning="false" fo:font-size="10pt" style:font-size-asian="10pt" style:font-size-complex="10pt"/>
    </style:style>
    <style:style style:name="TableRow2147" style:family="table-row">
      <style:table-row-properties style:min-row-height="3.5625in" style:use-optimal-row-height="false"/>
    </style:style>
    <style:style style:name="TableCell214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14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15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51"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15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5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15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5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5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5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5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16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16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6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16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64" style:parent-style-name="內文" style:family="paragraph">
      <style:paragraph-properties fo:widows="2" fo:orphans="2" fo:line-height="0.1944in"/>
    </style:style>
    <style:style style:name="T2165" style:parent-style-name="預設段落字型" style:family="text">
      <style:text-properties style:font-name="新細明體" style:font-name-complex="新細明體" fo:color="#FF0000" style:letter-kerning="false" fo:font-size="10pt" style:font-size-asian="10pt" style:font-size-complex="10pt"/>
    </style:style>
    <style:style style:name="T2166" style:parent-style-name="預設段落字型" style:family="text">
      <style:text-properties style:font-name="新細明體" style:font-name-complex="新細明體" fo:color="#FF0000" style:letter-kerning="false" fo:font-size="10pt" style:font-size-asian="10pt" style:font-size-complex="10pt"/>
    </style:style>
    <style:style style:name="TableCell216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1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6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170" style:parent-style-name="內文" style:family="paragraph">
      <style:paragraph-properties fo:widows="2" fo:orphans="2" fo:line-height="0.1944in"/>
    </style:style>
    <style:style style:name="T2171" style:parent-style-name="預設段落字型" style:family="text">
      <style:text-properties style:font-name="新細明體" style:font-name-complex="新細明體" style:letter-kerning="false" fo:font-size="10pt" style:font-size-asian="10pt" style:font-size-complex="10pt"/>
    </style:style>
    <style:style style:name="T2172" style:parent-style-name="預設段落字型" style:family="text">
      <style:text-properties style:font-name="新細明體" style:font-name-complex="新細明體" fo:color="#FF0000" style:letter-kerning="false" fo:font-size="10pt" style:font-size-asian="10pt" style:font-size-complex="10pt"/>
    </style:style>
    <style:style style:name="T2173" style:parent-style-name="預設段落字型" style:family="text">
      <style:text-properties style:font-name="新細明體" style:font-name-complex="新細明體" fo:color="#FF0000" style:letter-kerning="false" fo:font-size="10pt" style:font-size-asian="10pt" style:font-size-complex="10pt"/>
    </style:style>
    <style:style style:name="T2174" style:parent-style-name="預設段落字型" style:family="text">
      <style:text-properties style:font-name="新細明體" style:font-name-complex="新細明體" fo:color="#FF0000" style:letter-kerning="false" fo:font-size="10pt" style:font-size-asian="10pt" style:font-size-complex="10pt"/>
    </style:style>
    <style:style style:name="T2175" style:parent-style-name="預設段落字型" style:family="text">
      <style:text-properties style:font-name="新細明體" style:font-name-complex="新細明體" style:letter-kerning="false" fo:font-size="10pt" style:font-size-asian="10pt" style:font-size-complex="10pt"/>
    </style:style>
    <style:style style:name="T2176" style:parent-style-name="預設段落字型" style:family="text">
      <style:text-properties style:font-name="新細明體" style:font-name-complex="新細明體" style:letter-kerning="false" fo:font-size="10pt" style:font-size-asian="10pt" style:font-size-complex="10pt"/>
    </style:style>
    <style:style style:name="T2177" style:parent-style-name="預設段落字型" style:family="text">
      <style:text-properties style:font-name="新細明體" style:font-name-complex="新細明體" style:letter-kerning="false" fo:font-size="10pt" style:font-size-asian="10pt" style:font-size-complex="10pt"/>
    </style:style>
    <style:style style:name="T2178" style:parent-style-name="預設段落字型" style:family="text">
      <style:text-properties style:font-name="新細明體" style:font-name-complex="新細明體" style:letter-kerning="false" fo:font-size="10pt" style:font-size-asian="10pt" style:font-size-complex="10pt"/>
    </style:style>
    <style:style style:name="T2179" style:parent-style-name="預設段落字型" style:family="text">
      <style:text-properties style:font-name="新細明體" style:font-name-complex="新細明體" style:letter-kerning="false" fo:font-size="10pt" style:font-size-asian="10pt" style:font-size-complex="10pt"/>
    </style:style>
    <style:style style:name="T2180" style:parent-style-name="預設段落字型" style:family="text">
      <style:text-properties style:font-name="新細明體" style:font-name-complex="新細明體" style:letter-kerning="false" fo:font-size="10pt" style:font-size-asian="10pt" style:font-size-complex="10pt"/>
    </style:style>
    <style:style style:name="P218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18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183" style:parent-style-name="內文" style:family="paragraph">
      <style:paragraph-properties fo:widows="2" fo:orphans="2" fo:line-height="0.1944in"/>
    </style:style>
    <style:style style:name="T2184" style:parent-style-name="預設段落字型" style:family="text">
      <style:text-properties style:font-name="新細明體" style:font-name-complex="新細明體" style:letter-kerning="false" fo:font-size="10pt" style:font-size-asian="10pt" style:font-size-complex="10pt"/>
    </style:style>
    <style:style style:name="T2185" style:parent-style-name="預設段落字型" style:family="text">
      <style:text-properties style:font-name="新細明體" style:font-name-complex="新細明體" style:letter-kerning="false" fo:font-size="10pt" style:font-size-asian="10pt" style:font-size-complex="10pt"/>
    </style:style>
    <style:style style:name="T2186" style:parent-style-name="預設段落字型" style:family="text">
      <style:text-properties style:font-name="新細明體" style:font-name-complex="新細明體" fo:color="#FF0000" style:letter-kerning="false" fo:font-size="10pt" style:font-size-asian="10pt" style:font-size-complex="10pt"/>
    </style:style>
    <style:style style:name="T2187" style:parent-style-name="預設段落字型" style:family="text">
      <style:text-properties style:font-name="新細明體" style:font-name-complex="新細明體" style:letter-kerning="false" fo:font-size="10pt" style:font-size-asian="10pt" style:font-size-complex="10pt"/>
    </style:style>
    <style:style style:name="T2188" style:parent-style-name="預設段落字型" style:family="text">
      <style:text-properties style:font-name="新細明體" style:font-name-complex="新細明體" style:letter-kerning="false" fo:font-size="10pt" style:font-size-asian="10pt" style:font-size-complex="10pt"/>
    </style:style>
    <style:style style:name="T2189" style:parent-style-name="預設段落字型" style:family="text">
      <style:text-properties style:font-name="新細明體" style:font-name-complex="新細明體" fo:color="#FF0000" style:letter-kerning="false" fo:font-size="10pt" style:font-size-asian="10pt" style:font-size-complex="10pt"/>
    </style:style>
    <style:style style:name="T2190" style:parent-style-name="預設段落字型" style:family="text">
      <style:text-properties style:font-name="新細明體" style:font-name-complex="新細明體" style:letter-kerning="false" fo:font-size="10pt" style:font-size-asian="10pt" style:font-size-complex="10pt"/>
    </style:style>
    <style:style style:name="P219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19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19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19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19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196" style:family="table-row">
      <style:table-row-properties style:min-row-height="3.4993in" style:use-optimal-row-height="false"/>
    </style:style>
    <style:style style:name="TableCell219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19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19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00"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20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0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20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0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0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0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08"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20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210"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21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21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213" style:parent-style-name="內文" style:family="paragraph">
      <style:paragraph-properties fo:widows="2" fo:orphans="2" fo:line-height="0.1944in"/>
    </style:style>
    <style:style style:name="T2214" style:parent-style-name="預設段落字型" style:family="text">
      <style:text-properties style:font-name="新細明體" style:font-name-asian="新細明體" fo:color="#FF0000" style:letter-kerning="false" fo:font-size="11pt" style:font-size-asian="11pt"/>
    </style:style>
    <style:style style:name="TableCell2215"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21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17" style:family="table-cell">
      <style:table-cell-properties fo:border-top="none" fo:border-left="none" fo:border-bottom="0.0069in solid #000000" fo:border-right="0.0069in solid #000000" fo:background-color="#FFFFFF" style:writing-mode="lr-tb" fo:padding-top="0in" fo:padding-left="0.0194in" fo:padding-bottom="0in" fo:padding-right="0.0194in"/>
    </style:style>
    <style:style style:name="P2218" style:parent-style-name="內文" style:family="paragraph">
      <style:paragraph-properties fo:widows="2" fo:orphans="2" fo:line-height="0.1944in"/>
    </style:style>
    <style:style style:name="T2219" style:parent-style-name="預設段落字型" style:family="text">
      <style:text-properties style:font-name="新細明體" style:font-name-complex="新細明體" style:letter-kerning="false" fo:font-size="10pt" style:font-size-asian="10pt" style:font-size-complex="10pt"/>
    </style:style>
    <style:style style:name="T2220" style:parent-style-name="預設段落字型" style:family="text">
      <style:text-properties style:font-name="新細明體" style:font-name-complex="新細明體" fo:color="#FF0000" style:letter-kerning="false" fo:font-size="10pt" style:font-size-asian="10pt" style:font-size-complex="10pt"/>
    </style:style>
    <style:style style:name="T2221" style:parent-style-name="預設段落字型" style:family="text">
      <style:text-properties style:font-name="新細明體" style:font-name-complex="新細明體" fo:color="#FF0000" style:letter-kerning="false" fo:font-size="10pt" style:font-size-asian="10pt" style:font-size-complex="10pt"/>
    </style:style>
    <style:style style:name="T2222" style:parent-style-name="預設段落字型" style:family="text">
      <style:text-properties style:font-name="新細明體" style:font-name-complex="新細明體" style:letter-kerning="false" fo:font-size="10pt" style:font-size-asian="10pt" style:font-size-complex="10pt"/>
    </style:style>
    <style:style style:name="T2223" style:parent-style-name="預設段落字型" style:family="text">
      <style:text-properties style:font-name="新細明體" style:font-name-complex="新細明體" style:letter-kerning="false" fo:font-size="10pt" style:font-size-asian="10pt" style:font-size-complex="10pt"/>
    </style:style>
    <style:style style:name="T2224" style:parent-style-name="預設段落字型" style:family="text">
      <style:text-properties style:font-name="新細明體" style:font-name-complex="新細明體" style:letter-kerning="false" fo:font-size="10pt" style:font-size-asian="10pt" style:font-size-complex="10pt"/>
    </style:style>
    <style:style style:name="T2225" style:parent-style-name="預設段落字型" style:family="text">
      <style:text-properties style:font-name="新細明體" style:font-name-complex="新細明體" style:letter-kerning="false" fo:font-size="10pt" style:font-size-asian="10pt" style:font-size-complex="10pt"/>
    </style:style>
    <style:style style:name="T2226" style:parent-style-name="預設段落字型" style:family="text">
      <style:text-properties style:font-name="新細明體" style:font-name-complex="新細明體" style:letter-kerning="false" fo:font-size="10pt" style:font-size-asian="10pt" style:font-size-complex="10pt"/>
    </style:style>
    <style:style style:name="T2227" style:parent-style-name="預設段落字型" style:family="text">
      <style:text-properties style:font-name="新細明體" style:font-name-complex="新細明體" style:letter-kerning="false" fo:font-size="10pt" style:font-size-asian="10pt" style:font-size-complex="10pt"/>
    </style:style>
    <style:style style:name="T2228" style:parent-style-name="預設段落字型" style:family="text">
      <style:text-properties style:font-name="新細明體" style:font-name-complex="新細明體" style:letter-kerning="false" fo:font-size="10pt" style:font-size-asian="10pt" style:font-size-complex="10pt"/>
    </style:style>
    <style:style style:name="T2229" style:parent-style-name="預設段落字型" style:family="text">
      <style:text-properties style:font-name="新細明體" style:font-name-complex="新細明體" style:letter-kerning="false" fo:font-size="10pt" style:font-size-asian="10pt" style:font-size-complex="10pt"/>
    </style:style>
    <style:style style:name="T2230" style:parent-style-name="預設段落字型" style:family="text">
      <style:text-properties style:font-name="新細明體" style:font-name-complex="新細明體" style:letter-kerning="false" fo:font-size="10pt" style:font-size-asian="10pt" style:font-size-complex="10pt"/>
    </style:style>
    <style:style style:name="T2231" style:parent-style-name="預設段落字型" style:family="text">
      <style:text-properties style:font-name="新細明體" style:font-name-complex="新細明體" style:letter-kerning="false" fo:font-size="10pt" style:font-size-asian="10pt" style:font-size-complex="10pt"/>
    </style:style>
    <style:style style:name="T2232" style:parent-style-name="預設段落字型" style:family="text">
      <style:text-properties style:font-name="新細明體" style:font-name-complex="新細明體" style:letter-kerning="false" fo:font-size="10pt" style:font-size-asian="10pt" style:font-size-complex="10pt"/>
    </style:style>
    <style:style style:name="T2233" style:parent-style-name="預設段落字型" style:family="text">
      <style:text-properties style:font-name="新細明體" style:font-name-complex="新細明體" style:letter-kerning="false" fo:font-size="10pt" style:font-size-asian="10pt" style:font-size-complex="10pt"/>
    </style:style>
    <style:style style:name="TableCell2234" style:family="table-cell">
      <style:table-cell-properties fo:border-top="none" fo:border-left="none" fo:border-bottom="0.0069in solid #000000" fo:border-right="0.0069in solid #000000" fo:background-color="#FFFFFF" style:writing-mode="lr-tb" fo:padding-top="0in" fo:padding-left="0.0194in" fo:padding-bottom="0in" fo:padding-right="0.0194in"/>
    </style:style>
    <style:style style:name="P2235" style:parent-style-name="內文" style:family="paragraph">
      <style:paragraph-properties style:snap-to-layout-grid="false" fo:text-align="justify" fo:line-height="115%"/>
    </style:style>
    <style:style style:name="T2236" style:parent-style-name="預設段落字型" style:family="text">
      <style:text-properties style:font-name="新細明體" style:font-name-asian="新細明體" fo:font-size="11pt" style:font-size-asian="11pt"/>
    </style:style>
    <style:style style:name="T2237" style:parent-style-name="預設段落字型" style:family="text">
      <style:text-properties style:font-name="新細明體" style:font-name-asian="新細明體" fo:color="#FF0000" style:letter-kerning="false" fo:font-size="11pt" style:font-size-asian="11pt"/>
    </style:style>
    <style:style style:name="T2238" style:parent-style-name="預設段落字型" style:family="text">
      <style:text-properties style:font-name="新細明體" style:font-name-asian="新細明體" fo:font-size="11pt" style:font-size-asian="11pt"/>
    </style:style>
    <style:style style:name="T2239" style:parent-style-name="預設段落字型" style:family="text">
      <style:text-properties style:font-name="新細明體" style:font-name-asian="新細明體" fo:color="#FF0000" fo:font-size="11pt" style:font-size-asian="11pt"/>
    </style:style>
    <style:style style:name="T2240" style:parent-style-name="預設段落字型" style:family="text">
      <style:text-properties style:font-name="新細明體" style:font-name-asian="新細明體" fo:font-size="11pt" style:font-size-asian="11pt"/>
    </style:style>
    <style:style style:name="T2241" style:parent-style-name="預設段落字型" style:family="text">
      <style:text-properties style:font-name="新細明體" style:font-name-asian="新細明體" fo:color="#FF0000" fo:font-size="11pt" style:font-size-asian="11pt"/>
    </style:style>
    <style:style style:name="T2242" style:parent-style-name="預設段落字型" style:family="text">
      <style:text-properties style:font-name="新細明體" style:font-name-asian="新細明體" fo:font-size="11pt" style:font-size-asian="11pt"/>
    </style:style>
    <style:style style:name="T2243" style:parent-style-name="預設段落字型" style:family="text">
      <style:text-properties style:font-name="新細明體" style:font-name-asian="新細明體" fo:color="#FF0000" fo:font-size="11pt" style:font-size-asian="11pt"/>
    </style:style>
    <style:style style:name="T2244" style:parent-style-name="預設段落字型" style:family="text">
      <style:text-properties style:font-name="新細明體" style:font-name-asian="新細明體" fo:font-size="11pt" style:font-size-asian="11pt"/>
    </style:style>
    <style:style style:name="T2245" style:parent-style-name="預設段落字型" style:family="text">
      <style:text-properties style:font-name="新細明體" style:font-name-asian="新細明體" fo:color="#FF0000" fo:font-size="11pt" style:font-size-asian="11pt"/>
    </style:style>
    <style:style style:name="T2246" style:parent-style-name="預設段落字型" style:family="text">
      <style:text-properties style:font-name="新細明體" style:font-name-asian="新細明體" style:letter-kerning="false" fo:font-size="11pt" style:font-size-asian="11pt"/>
    </style:style>
    <style:style style:name="T2247" style:parent-style-name="預設段落字型" style:family="text">
      <style:text-properties style:font-name="新細明體" style:font-name-asian="新細明體" fo:font-size="11pt" style:font-size-asian="11pt"/>
    </style:style>
    <style:style style:name="T2248" style:parent-style-name="預設段落字型" style:family="text">
      <style:text-properties style:font-name="新細明體" style:font-name-asian="新細明體" style:letter-kerning="false" fo:font-size="11pt" style:font-size-asian="11pt"/>
    </style:style>
    <style:style style:name="P2249" style:parent-style-name="內文" style:family="paragraph">
      <style:paragraph-properties style:snap-to-layout-grid="false" fo:text-align="justify" fo:line-height="115%"/>
      <style:text-properties style:font-name="新細明體" style:font-name-asian="新細明體" fo:font-size="11pt" style:font-size-asian="11pt"/>
    </style:style>
    <style:style style:name="P2250" style:parent-style-name="內文" style:family="paragraph">
      <style:paragraph-properties fo:widows="2" fo:orphans="2" fo:line-height="0.1944in"/>
    </style:style>
    <style:style style:name="T2251" style:parent-style-name="預設段落字型" style:family="text">
      <style:text-properties style:font-name="新細明體" style:font-name-asian="新細明體" fo:font-weight="bold" style:font-weight-asian="bold" fo:color="#000000" fo:font-size="11pt" style:font-size-asian="11pt"/>
    </style:style>
    <style:style style:name="T2252" style:parent-style-name="預設段落字型" style:family="text">
      <style:text-properties style:font-name="新細明體" style:font-name-asian="新細明體" fo:color="#000000" fo:font-size="11pt" style:font-size-asian="11pt"/>
    </style:style>
    <style:style style:name="TableRow2253" style:family="table-row">
      <style:table-row-properties style:min-row-height="0.4826in" style:use-optimal-row-height="false"/>
    </style:style>
    <style:style style:name="TableCell225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255"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25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57"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25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5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2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6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6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6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6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65"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26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26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26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26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7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2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7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7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74"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2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7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2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278" style:family="table-row">
      <style:table-row-properties style:min-row-height="0.4826in" style:use-optimal-row-height="false"/>
    </style:style>
    <style:style style:name="TableCell2279"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280"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28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82"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28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28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8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8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8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8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9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9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292"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29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29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29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29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9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2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29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3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0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0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0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30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305" style:family="table-row">
      <style:table-row-properties style:min-row-height="2.0625in" style:use-optimal-row-height="false"/>
    </style:style>
    <style:style style:name="TableCell230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2307"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30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09"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3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1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1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1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1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1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1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1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32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2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2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2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3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2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32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2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3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3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3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333" style:family="table-row">
      <style:table-row-properties style:min-row-height="2.8125in" style:use-optimal-row-height="false"/>
    </style:style>
    <style:style style:name="TableCell233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2335"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33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3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3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3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4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4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4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43"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34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4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4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4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4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4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5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5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5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5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5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35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5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3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5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36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361" style:family="table-row">
      <style:table-row-properties style:min-row-height="2.8125in" style:use-optimal-row-height="false"/>
    </style:style>
    <style:style style:name="TableCell2362"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2363"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36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6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6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6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6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70"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37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7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7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7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7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37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77" style:parent-style-name="內文" style:family="paragraph">
      <style:paragraph-properties fo:widows="2" fo:orphans="2" fo:line-height="0.1944in"/>
    </style:style>
    <style:style style:name="T2378" style:parent-style-name="預設段落字型" style:family="text">
      <style:text-properties style:font-name="新細明體" style:font-name-asian="新細明體" fo:font-size="10pt" style:font-size-asian="10pt" style:font-size-complex="10pt"/>
    </style:style>
    <style:style style:name="TableCell237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38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8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38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38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384" style:parent-style-name="內文" style:family="paragraph">
      <style:paragraph-properties style:snap-to-layout-grid="false" fo:line-height="0.2361in" fo:margin-left="0.5097in" fo:text-indent="-0.5097in">
        <style:tab-stops/>
      </style:paragraph-properties>
    </style:style>
    <style:style style:name="T2385" style:parent-style-name="預設段落字型" style:family="text">
      <style:text-properties style:font-name="新細明體" style:font-name-asian="新細明體" fo:font-size="10pt" style:font-size-asian="10pt" style:font-size-complex="10pt"/>
    </style:style>
    <style:style style:name="T2386" style:parent-style-name="預設段落字型" style:family="text">
      <style:text-properties style:font-name="新細明體" style:font-name-asian="新細明體" style:letter-kerning="false" fo:font-size="10pt" style:font-size-asian="10pt" style:font-size-complex="10pt"/>
    </style:style>
    <style:style style:name="T2387" style:parent-style-name="預設段落字型" style:family="text">
      <style:text-properties style:font-name="新細明體" style:font-name-asian="新細明體" fo:font-size="10pt" style:font-size-asian="10pt" style:font-size-complex="10pt"/>
    </style:style>
    <style:style style:name="T2388" style:parent-style-name="預設段落字型" style:family="text">
      <style:text-properties style:font-name="新細明體" style:font-name-asian="新細明體" fo:font-size="10pt" style:font-size-asian="10pt" style:font-size-complex="10pt"/>
    </style:style>
    <style:style style:name="T2389" style:parent-style-name="預設段落字型" style:family="text">
      <style:text-properties style:font-name="新細明體" style:font-name-asian="新細明體" fo:font-size="10pt" style:font-size-asian="10pt" style:font-size-complex="10pt"/>
    </style:style>
    <style:style style:name="P2390" style:parent-style-name="內文" style:family="paragraph">
      <style:paragraph-properties fo:line-height="0.2361in"/>
      <style:text-properties style:font-name="新細明體" style:font-name-asian="新細明體" fo:font-size="10pt" style:font-size-asian="10pt" style:font-size-complex="10pt"/>
    </style:style>
    <style:style style:name="P2391" style:parent-style-name="內文" style:family="paragraph">
      <style:paragraph-properties fo:line-height="0.2361in"/>
      <style:text-properties style:font-name="新細明體" style:font-name-asian="新細明體" fo:font-size="10pt" style:font-size-asian="10pt" style:font-size-complex="10pt"/>
    </style:style>
    <style:style style:name="P2392" style:parent-style-name="內文" style:family="paragraph">
      <style:paragraph-properties fo:line-height="0.2361in"/>
      <style:text-properties style:font-name="新細明體" style:font-name-asian="新細明體" fo:font-size="10pt" style:font-size-asian="10pt" style:font-size-complex="10pt"/>
    </style:style>
    <style:style style:name="P2393" style:parent-style-name="內文" style:family="paragraph">
      <style:paragraph-properties fo:widows="2" fo:orphans="2" fo:line-height="0.1944in"/>
    </style:style>
    <style:style style:name="T2394" style:parent-style-name="預設段落字型" style:family="text">
      <style:text-properties style:font-name="新細明體" style:font-name-asian="新細明體" style:font-weight-complex="bold" fo:font-size="10pt" style:font-size-asian="10pt" style:font-size-complex="10pt"/>
    </style:style>
    <style:style style:name="T2395" style:parent-style-name="預設段落字型" style:family="text">
      <style:text-properties style:font-name="新細明體" style:font-name-asian="新細明體" fo:font-size="10pt" style:font-size-asian="10pt" style:font-size-complex="10pt"/>
    </style:style>
    <style:style style:name="T2396" style:parent-style-name="預設段落字型" style:family="text">
      <style:text-properties style:font-name="新細明體" style:font-name-asian="新細明體" style:font-weight-complex="bold" fo:font-size="10pt" style:font-size-asian="10pt" style:font-size-complex="10pt"/>
    </style:style>
    <style:style style:name="T2397" style:parent-style-name="預設段落字型" style:family="text">
      <style:text-properties style:font-name="新細明體" style:font-name-asian="新細明體" fo:font-size="10pt" style:font-size-asian="10pt" style:font-size-complex="10pt"/>
    </style:style>
    <style:style style:name="TableRow2398" style:family="table-row">
      <style:table-row-properties style:min-row-height="0.3847in" style:use-optimal-row-height="false"/>
    </style:style>
    <style:style style:name="TableCell2399"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2400"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40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0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0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0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0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0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0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08"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40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1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1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1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1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1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1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1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1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1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2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2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2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2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2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2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42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28"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42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430" style:family="table-row">
      <style:table-row-properties style:min-row-height="0.4826in" style:use-optimal-row-height="false"/>
    </style:style>
    <style:style style:name="TableCell2431"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243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3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3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3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3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3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3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3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40"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44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4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4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4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45"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4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4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4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4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5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5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52"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45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5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5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45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457" style:family="table-row">
      <style:table-row-properties style:min-row-height="2.452in" style:use-optimal-row-height="false"/>
    </style:style>
    <style:style style:name="TableCell2458"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459"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6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61"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46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6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6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6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6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6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6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69"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47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7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72"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7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7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4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76"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47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78"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47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80"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48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482" style:family="table-row">
      <style:table-row-properties style:min-row-height="0.3847in" style:use-optimal-row-height="false"/>
    </style:style>
    <style:style style:name="TableCell2483"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248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8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86"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48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8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8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9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9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9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93"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494"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9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96"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49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49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49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0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0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50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03"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50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505" style:family="table-row">
      <style:table-row-properties style:min-row-height="5.5027in" style:use-optimal-row-height="false"/>
    </style:style>
    <style:style style:name="TableCell2506"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507"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0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09"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5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1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1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1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1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1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1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17"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51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1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2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2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2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2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2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2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52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2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52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2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3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31"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3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3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3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3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536" style:family="table-row">
      <style:table-row-properties style:min-row-height="1.4347in" style:use-optimal-row-height="false"/>
    </style:style>
    <style:style style:name="TableCell253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253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3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4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4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4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4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4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45"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4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4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48"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4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50"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51"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255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53"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style:style>
    <style:style style:name="P255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55"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55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57"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55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Row2559" style:family="table-row">
      <style:table-row-properties style:min-row-height="1.875in" style:use-optimal-row-height="false"/>
    </style:style>
    <style:style style:name="TableCell2560"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256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6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63" style:parent-style-name="內文" style:family="paragraph">
      <style:paragraph-properties fo:widows="2" fo:orphans="2" fo:text-align="center" fo:line-height="0.1944in"/>
      <style:text-properties style:font-name="新細明體" style:font-name-complex="新細明體" style:font-weight-complex="bold" style:letter-kerning="false" fo:font-size="10pt" style:font-size-asian="10pt" style:font-size-complex="10pt"/>
    </style:style>
    <style:style style:name="TableCell256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6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66"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67"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6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69"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70" style:family="table-cell">
      <style:table-cell-properties fo:border-top="none" fo:border-left="none" fo:border-bottom="0.0069in solid #000000" fo:border-right="0.0069in solid #000000" fo:background-color="#FFFFFF" style:writing-mode="lr-tb" style:vertical-align="middle" fo:padding-top="0in" fo:padding-left="0.0194in" fo:padding-bottom="0in" fo:padding-right="0.0194in"/>
    </style:style>
    <style:style style:name="P2571"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7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73" style:parent-style-name="內文" style:family="paragraph">
      <style:paragraph-properties fo:widows="2" fo:orphans="2" fo:text-align="center" fo:line-height="0.1944in"/>
      <style:text-properties style:font-name="新細明體" style:font-name-complex="新細明體" style:letter-kerning="false" fo:font-size="10pt" style:font-size-asian="10pt" style:font-size-complex="10pt"/>
    </style:style>
    <style:style style:name="TableCell2574"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257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76"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7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2578"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79"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580"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TableCell2581" style:family="table-cell">
      <style:table-cell-properties fo:border-top="none" fo:border-left="none" fo:border-bottom="0.0069in solid #000000" fo:border-right="0.0069in solid #000000" style:writing-mode="lr-tb" fo:padding-top="0in" fo:padding-left="0.0194in" fo:padding-bottom="0in" fo:padding-right="0.0194in"/>
    </style:style>
    <style:style style:name="P2582"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83"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84"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style:style style:name="P2585" style:parent-style-name="內文" style:family="paragraph">
      <style:paragraph-properties fo:widows="2" fo:orphans="2" fo:line-height="0.1944in"/>
      <style:text-properties style:font-name="新細明體" style:font-name-complex="新細明體" style:letter-kerning="false" fo:font-size="10pt" style:font-size-asian="10pt" style:font-size-complex="10pt"/>
    </style:style>
  </office:automatic-styles>
  <office:body>
    <office:text text:use-soft-page-breaks="true">
      <text:p text:style-name="P1"><text:span text:style-name="T2"><text:s text:c="17"/></text:span><text:span text:style-name="T3">11</text:span><text:span text:style-name="T4">1</text:span><text:span text:style-name="T5">年</text:span><text:span text:style-name="T6">「</text:span><text:span text:style-name="T7">台灣觀巴</text:span><text:span text:style-name="T8">」</text:span><text:span text:style-name="T9">套裝旅遊路線一覽表</text:span><text:span text:style-name="T10"><text:s text:c="5"/></text:span></text:p>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s>
        <table:table-header-rows>
          <table:table-row table:style-name="TableRow23">
            <table:table-cell table:style-name="TableCell24">
              <text:p text:style-name="P25">編號</text:p>
            </table:table-cell>
            <table:table-cell table:style-name="TableCell26">
              <text:p text:style-name="P27">縣市別</text:p>
            </table:table-cell>
            <table:table-cell table:style-name="TableCell28">
              <text:p text:style-name="P29">路線名稱</text:p>
            </table:table-cell>
            <table:table-cell table:style-name="TableCell30">
              <text:p text:style-name="P31">旅行社/電話</text:p>
            </table:table-cell>
            <table:table-cell table:style-name="TableCell32">
              <text:p text:style-name="P33">出發地</text:p>
            </table:table-cell>
            <table:table-cell table:style-name="TableCell34">
              <text:p text:style-name="P35">天數</text:p>
              <text:p text:style-name="P36"><text:s/>(小時)</text:p>
            </table:table-cell>
            <table:table-cell table:style-name="TableCell37">
              <text:p text:style-name="P38">最低</text:p>
              <text:p text:style-name="P39"><text:s/>出團人數</text:p>
            </table:table-cell>
            <table:table-cell table:style-name="TableCell40">
              <text:p text:style-name="P41">集合地點</text:p>
            </table:table-cell>
            <table:table-cell table:style-name="TableCell42">
              <text:p text:style-name="P43">出發時間</text:p>
            </table:table-cell>
            <table:table-cell table:style-name="TableCell44">
              <text:p text:style-name="P45">費用說明</text:p>
            </table:table-cell>
            <table:table-cell table:style-name="TableCell46">
              <text:p text:style-name="P47">行經路線</text:p>
            </table:table-cell>
          </table:table-row>
        </table:table-header-rows>
        <table:table-row table:style-name="TableRow48">
          <table:table-cell table:style-name="TableCell49">
            <text:p text:style-name="P50">1</text:p>
          </table:table-cell>
          <table:table-cell table:style-name="TableCell51">
            <text:p text:style-name="P52">新北市/臺北市</text:p>
          </table:table-cell>
          <table:table-cell table:style-name="TableCell53">
            <text:p text:style-name="P54">台北山海戀一日遊<text:line-break/>(北觀處)</text:p>
          </table:table-cell>
          <table:table-cell table:style-name="TableCell55">
            <text:p text:style-name="P56">宏祥/02-2563-5313</text:p>
          </table:table-cell>
          <table:table-cell table:style-name="TableCell57">
            <text:p text:style-name="P58">臺北市</text:p>
          </table:table-cell>
          <table:table-cell table:style-name="TableCell59">
            <text:p text:style-name="P60">10小時</text:p>
          </table:table-cell>
          <table:table-cell table:style-name="TableCell61">
            <text:p text:style-name="P62">4人成行</text:p>
          </table:table-cell>
          <table:table-cell table:style-name="TableCell63">
            <text:p text:style-name="P64">臺北市中心飯店、<text:line-break/>松山機場入境大廳服務台、<text:line-break/>臺北車站東二門 (火車頭前)、<text:line-break/>臺北捷運忠孝新生站2號出口、<text:line-break/>臺北捷運西門站6號出口、<text:line-break/>臺北捷運大安森林公園站2號出口</text:p>
          </table:table-cell>
          <table:table-cell table:style-name="TableCell65">
            <text:p text:style-name="P66">08:30</text:p>
          </table:table-cell>
          <table:table-cell table:style-name="TableCell67">
            <text:p text:style-name="P68">1800元/人<text:line-break/>包含車導費用、午餐、保險<text:line-break/>不包含個人消費、小費</text:p>
          </table:table-cell>
          <table:table-cell table:style-name="TableCell69">
            <text:p text:style-name="P70">臺北車站出發→萬元里幸福廣場(30分)→獅頭山公園、燭臺雙峙(90分)→磺港足浴體驗(30分)→午餐：兄弟食堂(50分)→金山老街(30分)→小油坑(30分)→陽明山(100分)→臺北車站解散<text:line-break/>1～2月櫻花季-陽明公園<text:line-break/>3～4月海芋季-竹子湖<text:line-break/>5～6月繡球花季-竹子湖<text:line-break/>7～9月 二子坪步道<text:line-break/>10～12月芒花季-擎天崗環形步道<text:line-break/><text:line-break/>注意事項 ：<text:line-break/>陽明山行程融合時令，依照季節現況彈性調整參觀景點</text:p>
          </table:table-cell>
        </table:table-row>
        <table:table-row table:style-name="TableRow71">
          <table:table-cell table:style-name="TableCell72">
            <text:p text:style-name="P73">2</text:p>
          </table:table-cell>
          <table:table-cell table:style-name="TableCell74">
            <text:p text:style-name="P75">新北市</text:p>
          </table:table-cell>
          <table:table-cell table:style-name="TableCell76">
            <text:p text:style-name="P77">北海岸浪漫一日遊<text:line-break/>(北觀處)</text:p>
          </table:table-cell>
          <table:table-cell table:style-name="TableCell78">
            <text:p text:style-name="P79">喬登/02-2796-5668</text:p>
          </table:table-cell>
          <table:table-cell table:style-name="TableCell80">
            <text:p text:style-name="P81">臺北市</text:p>
          </table:table-cell>
          <table:table-cell table:style-name="TableCell82">
            <text:p text:style-name="P83">11小時</text:p>
          </table:table-cell>
          <table:table-cell table:style-name="TableCell84">
            <text:p text:style-name="P85">4人成行</text:p>
          </table:table-cell>
          <table:table-cell table:style-name="TableCell86">
            <text:p text:style-name="P87">臺北車站東三門</text:p>
            <text:p text:style-name="P88">捷運淡水站</text:p>
          </table:table-cell>
          <table:table-cell table:style-name="TableCell89">
            <text:p text:style-name="P90">08:00</text:p>
          </table:table-cell>
          <table:table-cell table:style-name="TableCell91">
            <text:p text:style-name="P92">成人及兒童1690元/人<text:line-break/>包含車資、導覽費、野柳地質公園門票、福容飯店情人塔門票、午餐、保險</text:p>
          </table:table-cell>
          <table:table-cell table:style-name="TableCell93">
            <text:p text:style-name="P94">臺北車站出→淡水捷運站→三芝名人文物館(40分鐘)→野柳(含午餐)(120分鐘)→石門洞(30分鐘)→淺水灣、芝蘭觀海平台(60分鐘)→福容飯店淡水漁人碼頭(40分鐘)→淡水捷運站→臺北車站</text:p>
          </table:table-cell>
        </table:table-row>
        <table:table-row table:style-name="TableRow95">
          <table:table-cell table:style-name="TableCell96">
            <text:p text:style-name="P97">3</text:p>
          </table:table-cell>
          <table:table-cell table:style-name="TableCell98">
            <text:p text:style-name="P99">新北市</text:p>
          </table:table-cell>
          <table:table-cell table:style-name="TableCell100">
            <text:p text:style-name="P101">擁抱觀音山漫遊左岸一日遊<text:line-break/>(北觀處)</text:p>
          </table:table-cell>
          <table:table-cell table:style-name="TableCell102">
            <text:p text:style-name="P103">創新/02-7709-9090</text:p>
          </table:table-cell>
          <table:table-cell table:style-name="TableCell104">
            <text:p text:style-name="P105">臺北市</text:p>
          </table:table-cell>
          <table:table-cell table:style-name="TableCell106">
            <text:p text:style-name="P107">8小時</text:p>
          </table:table-cell>
          <table:table-cell table:style-name="TableCell108">
            <text:p text:style-name="P109">4人成行</text:p>
          </table:table-cell>
          <table:table-cell table:style-name="TableCell110">
            <text:p text:style-name="P111">臺北車站(東三門)</text:p>
            <text:p text:style-name="P112">臺北市各捷運車站</text:p>
            <text:p text:style-name="P113">臺北市各大飯店</text:p>
          </table:table-cell>
          <table:table-cell table:style-name="TableCell114">
            <text:p text:style-name="P115">09:00</text:p>
          </table:table-cell>
          <table:table-cell table:style-name="TableCell116">
            <text:p text:style-name="P117">假日 成人$1500/人 兒童$1200/人 <text:s/>2歲以下兒童 $200/人<text:line-break/>平日 成人$1400/人 兒童$1200/人 <text:s/>2歲以下兒童 $200/人<text:line-break/>兒童未滿 12 歲<text:line-break/>包含車資、200<text:s/>萬元旅遊責任險、wifi、專人或語音導覽、午餐<text:line-break/>不包含住宿、個人消費、十三行博物館門票、休閒農園體驗費用<text:line-break/>行程自費項目：需事先預訂<text:line-break/>1.採筍體驗(約6-9月)：至少8人成行，250元/人<text:line-break/>2.採柚體驗(約9-10月)：10人以上成行，150元/人<text:line-break/>3.DIY活動：2人以上成行<text:line-break/>平日：彩繪陶鈴200元/人、手工香皂150元/人、手拉坏150元/人、柚子盆栽150元/人<text:line-break/>假日：彩繪陶鈴200元/人、手工皂150元/人</text:p>
          </table:table-cell>
          <table:table-cell table:style-name="TableCell118">
            <text:p text:style-name="P119">集合地點→ 新北市立十三行博物館及新北考古公園(120分鐘)→午餐(60分鐘) →觀音山遊客中心(林梢步道、觀音山猛禽展示館)(120分鐘)→八里渡船頭老街及八里左岸公園(60分鐘) →回程<text:line-break/><text:line-break/>注意事項：<text:line-break/>1.本路線6月-9月因應綠竹筍季，旅客可自費選擇體驗採綠竹筍。故新北市立十三行博物館及新北考古公園時間上會做調整。<text:line-break/>2.本路線9月-10月因應柚子季，旅客可自<text:line-break/>費選擇體驗採柚子。故新北市立十三行博物館及新北考古公園時間上會做調整。<text:line-break/>3.參加採筍體驗及採柚體驗，著長褲、長袖、自備防蚊液。</text:p>
          </table:table-cell>
        </table:table-row>
        <table:table-row table:style-name="TableRow120">
          <table:table-cell table:style-name="TableCell121">
            <text:p text:style-name="P122">4</text:p>
          </table:table-cell>
          <table:table-cell table:style-name="TableCell123">
            <text:p text:style-name="P124">新北市</text:p>
          </table:table-cell>
          <table:table-cell table:style-name="TableCell125">
            <text:p text:style-name="P126">山海的療癒~靈鷲山、福隆養生下午茶、舊草嶺隧道之旅</text:p>
            <text:p text:style-name="P127">(東北角管理處)</text:p>
          </table:table-cell>
          <table:table-cell table:style-name="TableCell128">
            <text:p text:style-name="P129">巨豐旅行社/02-2256-8100</text:p>
          </table:table-cell>
          <table:table-cell table:style-name="TableCell130">
            <text:p text:style-name="P131">新北市/臺北市</text:p>
          </table:table-cell>
          <table:table-cell table:style-name="TableCell132">
            <text:p text:style-name="P133">10小時</text:p>
          </table:table-cell>
          <table:table-cell table:style-name="TableCell134">
            <text:p text:style-name="P135">4人成行</text:p>
          </table:table-cell>
          <table:table-cell table:style-name="TableCell136">
            <text:p text:style-name="P137">板橋車站北門</text:p>
            <text:p text:style-name="P138">臺北車站東三門</text:p>
            <text:p text:style-name="P139">大臺北地區到府接送(自組人數6人以上或視狀況而定)</text:p>
          </table:table-cell>
          <table:table-cell table:style-name="TableCell140">
            <text:p text:style-name="P141">08:00</text:p>
          </table:table-cell>
          <table:table-cell table:style-name="TableCell142">
            <text:p text:style-name="P143">本案:4人成行成人1,450元<text:s/>6歲-2歲孩童占車位:1330元(不含餐)<text:s/>2歲以下幼:350元調整為:4人成行成人1,550(平日)/1750(假日)<text:s/>6歲-2歲孩童占車位:1330元(不含餐)<text:s/>2歲以下幼兒:350元(含保險 行政費)<text:s/>包含項目:1. 全程車資。2. 200萬元履約險,500萬元乘客險。3. 午餐:靈鷲山素食養生套餐。4. 福隆福容飯店下午茶/套餐或自助餐(依飯店當日規定)。5. 專業司機兼職車上導覽服務若以中巴以上車輛出團則配屬專業導覽人員一名。6. 草嶺隧道基本形式自行車一台。不含項目:1. 當日早、晚餐2. 當日服務小費100元/人(平日)、200元/ 人(假日)。3. 個人私自費用。</text:p>
          </table:table-cell>
          <table:table-cell table:style-name="TableCell144">
            <text:p text:style-name="P145">行程07:50 板橋火車站北二門集合出發08:20<text:s/>臺北火車站東三門集合出發09:30 陰陽海景觀台(20分鐘)10:40 靈鳩山 心靈療癒之旅<text:s text:c="6"/>*禪坐體驗ヽ專人導覽12:20 午餐:素食養生餐(1330離開)14:00 福容飯店下午茶15:00 舊草嶺隧道(1.5小時)16:45 返程18:10<text:s/>臺北車站下客18:40 板橋車站下客</text:p>
          </table:table-cell>
        </table:table-row>
        <table:table-row table:style-name="TableRow146">
          <table:table-cell table:style-name="TableCell147">
            <text:p text:style-name="P148">5</text:p>
          </table:table-cell>
          <table:table-cell table:style-name="TableCell149">
            <text:p text:style-name="P150">新北市</text:p>
          </table:table-cell>
          <table:table-cell table:style-name="TableCell151">
            <text:p text:style-name="P152">朗讀四季-雙溪山中威尼斯</text:p>
            <text:p text:style-name="P153">(東北角管理處)</text:p>
          </table:table-cell>
          <table:table-cell table:style-name="TableCell154">
            <text:p text:style-name="P155">台北國際/(02) 25213435</text:p>
          </table:table-cell>
          <table:table-cell table:style-name="TableCell156">
            <text:p text:style-name="P157">臺北市</text:p>
          </table:table-cell>
          <table:table-cell table:style-name="TableCell158">
            <text:p text:style-name="P159">9小時</text:p>
          </table:table-cell>
          <table:table-cell table:style-name="TableCell160">
            <text:p text:style-name="P161">4人成行</text:p>
          </table:table-cell>
          <table:table-cell table:style-name="TableCell162">
            <text:p text:style-name="P163">臺北車站東三門</text:p>
            <text:p text:style-name="P164">臺北市中心各大飯店 (中山/中正/大同/信義/萬元華)</text:p>
            <text:p text:style-name="P165">松山機場</text:p>
          </table:table-cell>
          <table:table-cell table:style-name="TableCell166">
            <text:p text:style-name="P167">春：09:00<text:line-break/>夏：14:00<text:line-break/>秋：09:00<text:line-break/>冬：09:00</text:p>
          </table:table-cell>
          <table:table-cell table:style-name="TableCell168">
            <text:p text:style-name="P169">新臺幣：<text:line-break/>春：每人$1,200元<text:line-break/>夏：每人$1,600元<text:line-break/>秋：每人$1,200元<text:line-break/>冬：每人$1,300元<text:line-break/>平假日同價，以上包含：觀光巴士車資、保險、餐食、<text:soft-page-break/>導覽解說嬰兒(2歲以下)$300元(含保險，不佔位)</text:p>
          </table:table-cell>
          <table:table-cell table:style-name="TableCell170">
            <text:p text:style-name="P171">春：<text:line-break/>09:00-10:00 交通接駁<text:line-break/>10:00-12:00 鐵馬漫遊山中威尼斯 / 雙溪茶花莊滿開(1~3月季節限定) / 茶花莊茶花品茗<text:line-break/>百年打鐵鋪、雙溪三忠廟、舊渡船頭、雙溪教會、連舉人宅、清朝滿天星土地公、茶花莊茶花茶品嘗<text:line-break/><text:soft-page-break/>12:30-15:30 仁和鮑魚九孔養殖場 / 在地人講在地事 / 海鮮米粉九孔鮑魚午餐 / 在地石花凍<text:line-break/>鮑魚生態解說/潮間帶親水體驗/親嘗現撈九孔料理<text:line-break/>16:00-17:30 網紅必去-三貂角燈塔<text:line-break/>17:30-18:30 返程交通接駁<text:line-break/><text:line-break/>夏：<text:line-break/>14:00-15:00 交通接駁<text:line-break/>15:00-16:30 單車漫遊威尼斯<text:s/><text:line-break/>16:30-18:00 山中威尼斯農場導覽<text:line-break/>18:00-19:00 風味晚餐<text:line-break/>19:00-21:00 「螢」火晚會<text:line-break/>尋找提著小燈籠的螢火蟲（4-5月限定）<text:line-break/>21:00-22:00 返程交通接駁<text:line-break/><text:line-break/>秋：<text:line-break/>09:00-10:00 交通接駁<text:line-break/>10:00-13:30 仁和鮑魚九孔養殖場 / 在地人講在地事 / 海鮮米粉九孔鮑魚午餐 / 在地石花凍<text:line-break/>鮑魚生態解說 / 潮間帶親水體驗 / 親嘗現撈九孔料理<text:line-break/>14:00-15:30 網紅必達-三貂角燈塔<text:line-break/>16:00-18:30 雙溪河畔漫遊划舟，日落獨木舟 (6月至9月季節限定)<text:line-break/>18:30-19:30 返程交通接駁<text:line-break/><text:line-break/>冬：<text:line-break/>09:00-10:00 交通接駁<text:line-break/>10:00-15:00 冬遊雙溪-體驗草嶺古道芒花季 (11-12月季節限定)<text:s/><text:line-break/>午餐享用淡蘭飯包 / 下山可安排至大里天公廟參拜<text:s/><text:line-break/>15:30-17:00 雙溪斯陋咖啡下午茶或雙溪小鎮漫遊<text:line-break/>聆聽在地人的咖啡故事<text:line-break/>17:00-18:00 返程交通接駁</text:p>
          </table:table-cell>
        </table:table-row>
        <text:soft-page-break/>
        <table:table-row table:style-name="TableRow172">
          <table:table-cell table:style-name="TableCell173">
            <text:p text:style-name="P174">6</text:p>
          </table:table-cell>
          <table:table-cell table:style-name="TableCell175">
            <text:p text:style-name="P176">新北市</text:p>
          </table:table-cell>
          <table:table-cell table:style-name="TableCell177">
            <text:p text:style-name="P178">東北角之迷~黑金的故事一日觀光/臺北出發</text:p>
            <text:p text:style-name="P179">(東北角管理處)</text:p>
          </table:table-cell>
          <table:table-cell table:style-name="TableCell180">
            <text:p text:style-name="P181">宏祥/02-2563-5313</text:p>
          </table:table-cell>
          <table:table-cell table:style-name="TableCell182">
            <text:p text:style-name="P183">臺北市</text:p>
          </table:table-cell>
          <table:table-cell table:style-name="TableCell184">
            <text:p text:style-name="P185">10小時30分</text:p>
          </table:table-cell>
          <table:table-cell table:style-name="TableCell186">
            <text:p text:style-name="P187">4人成行</text:p>
          </table:table-cell>
          <table:table-cell table:style-name="TableCell188">
            <text:p text:style-name="P189">臺北市中心飯店</text:p>
            <text:p text:style-name="P190">松山機場入境大廳服務台</text:p>
            <text:p text:style-name="P191">臺北車站東二門 (火車頭前)</text:p>
            <text:p text:style-name="P192">捷運忠孝新生站2號出口</text:p>
            <text:p text:style-name="P193">捷運西門站6號出口</text:p>
            <text:p text:style-name="P194">捷運大安森林公園站2號出口</text:p>
          </table:table-cell>
          <table:table-cell table:style-name="TableCell195">
            <text:p text:style-name="P196">週一、三、五、六08：00 AM～08：30AM</text:p>
          </table:table-cell>
          <table:table-cell table:style-name="TableCell197">
            <text:p text:style-name="P198">1,900元／每人嬰兒價 (0 ~ 未滿2歲者)：1,350 / 每人 <text:s/>(不含午餐、門票及體驗項目)含：車導費用、午餐 (價格：NT$290人)、門票、旅行社責任保險(200萬元身故及20萬元醫療)不含：個人消費、小費</text:p>
          </table:table-cell>
          <table:table-cell table:style-name="TableCell199">
            <text:p text:style-name="P200">行程08:30<text:s/>臺北車站出發<text:s/>09:10-11:30 新平溪煤礦博物園區 (140分)12:10-14:30 黃金博物館+掏金體驗 (含午餐：鐵盒礦工便當) (140分)14:40-17:30 九份老街 (170分)<text:s/>17:50-18:10水湳洞十三層遺址 (20分)19:00<text:s/>臺北車站注意事項，如：每月第一個星期一不出團 (黃金博物館公休)</text:p>
          </table:table-cell>
        </table:table-row>
        <table:table-row table:style-name="TableRow201">
          <table:table-cell table:style-name="TableCell202">
            <text:p text:style-name="P203">7</text:p>
          </table:table-cell>
          <table:table-cell table:style-name="TableCell204">
            <text:p text:style-name="P205">新北市</text:p>
          </table:table-cell>
          <table:table-cell table:style-name="TableCell206">
            <text:p text:style-name="P207">東北角黃金海岸線一日遊</text:p>
            <text:p text:style-name="P208">(東北角管理處)</text:p>
          </table:table-cell>
          <table:table-cell table:style-name="TableCell209">
            <text:p text:style-name="P210">怡容/02-8973-2973</text:p>
          </table:table-cell>
          <table:table-cell table:style-name="TableCell211">
            <text:p text:style-name="P212">臺北市</text:p>
          </table:table-cell>
          <table:table-cell table:style-name="TableCell213">
            <text:p text:style-name="P214">09:00~17:30</text:p>
          </table:table-cell>
          <table:table-cell table:style-name="TableCell215">
            <text:p text:style-name="P216">4人成行</text:p>
          </table:table-cell>
          <table:table-cell table:style-name="TableCell217">
            <text:p text:style-name="P218">臺北車站</text:p>
            <text:p text:style-name="P219">高鐵臺北站</text:p>
            <text:p text:style-name="P220">臺北松山機場</text:p>
            <text:p text:style-name="P221">臺北市中心飯店(中山、信義、大同、萬華)</text:p>
          </table:table-cell>
          <table:table-cell table:style-name="TableCell222">
            <text:p text:style-name="P223">09:00</text:p>
          </table:table-cell>
          <table:table-cell table:style-name="TableCell224">
            <text:p text:style-name="P225">每人 平日1200元 假日1300元<text:line-break/>嬰兒(2歲以下)200元(不佔位)<text:s/><text:line-break/>包含：交通、導覽、體驗活動、在地導覽、午餐、保險、礦泉水</text:p>
          </table:table-cell>
          <table:table-cell table:style-name="TableCell226">
            <text:p text:style-name="P227">集合地點→南雅奇岩(30分鐘)→鼻頭角遊憩區(30分鐘)→福隆遊客中心(1小時) 、午餐→三貂角燈塔(20分鐘)→北關觀潮(40分鐘) →外澳遊客中心(1小時) →雪山隧道、國道工程→回程<text:line-break/>備註：秋天芒花季期間，增加季節限定路線，取消北關海潮，改走草嶺古道</text:p>
          </table:table-cell>
        </table:table-row>
        <table:table-row table:style-name="TableRow228">
          <table:table-cell table:style-name="TableCell229">
            <text:p text:style-name="P230">8</text:p>
          </table:table-cell>
          <table:table-cell table:style-name="TableCell231">
            <text:p text:style-name="P232">新北市</text:p>
          </table:table-cell>
          <table:table-cell table:style-name="TableCell233">
            <text:p text:style-name="P234">石碇的百年軌跡/臺北出發</text:p>
            <text:p text:style-name="P235">(東北角管理處)</text:p>
          </table:table-cell>
          <table:table-cell table:style-name="TableCell236">
            <text:p text:style-name="P237">宏祥旅行社/02-2563-5313</text:p>
          </table:table-cell>
          <table:table-cell table:style-name="TableCell238">
            <text:p text:style-name="P239">臺北市</text:p>
          </table:table-cell>
          <table:table-cell table:style-name="TableCell240">
            <text:p text:style-name="P241">1日遊</text:p>
          </table:table-cell>
          <table:table-cell table:style-name="TableCell242">
            <text:p text:style-name="P243">4人成行</text:p>
          </table:table-cell>
          <table:table-cell table:style-name="TableCell244">
            <text:p text:style-name="P245">臺北市中心飯店<text:line-break/>松山機場入境大廳服務台<text:line-break/>臺北車站東二門 (火車頭前)<text:line-break/>捷運忠孝新生站2號出口<text:line-break/>捷運西門站6號出口<text:line-break/>捷運大安森林公園站2號出口</text:p>
          </table:table-cell>
          <table:table-cell table:style-name="TableCell246">
            <text:p text:style-name="P247">．週一、三、五</text:p>
          </table:table-cell>
          <table:table-cell table:style-name="TableCell248">
            <text:p text:style-name="P249">．$1800<text:line-break/>．未滿2歲$1300[不含午餐、門票及體驗項目]<text:line-break/>含:車道費用、手工麵線DIY、午餐(價格NT$500)、旅行社責任保險(200萬元身故及20萬元醫療)<text:line-break/>不含:個人消費、小費 <text:s text:c="4"/>備註:依規定0-1歲嬰兒搭乘需使用嬰兒座椅，故需佔位。本公司行程可全程提供嬰兒座椅。</text:p>
          </table:table-cell>
          <table:table-cell table:style-name="TableCell250">
            <text:p text:style-name="P251">07:30臺北車站出發→千島湖 (60分)→八卦茶園(30分)→石碇許家麵線DIY<text:s/><text:line-break/>午餐: 流水麵 (120分)→石碇老街歷史巡禮(石碇老街、遠光打鐵店、吊腳樓、石碇百年石頭厝 (週一&amp;週二休)、不見天街) (80分)→淡蘭古道石碇段 (80分)→石碇五路財神廟(40分)→臺北車站<text:line-break/><text:line-break/>注意事項，如 ：<text:line-break/>1. 週二不出團 (許家麵線/石頭屋公休)<text:line-break/>2. 週一百年石頭厝公休只看外觀</text:p>
          </table:table-cell>
        </table:table-row>
        <text:soft-page-break/>
        <table:table-row table:style-name="TableRow252">
          <table:table-cell table:style-name="TableCell253">
            <text:p text:style-name="P254">9</text:p>
          </table:table-cell>
          <table:table-cell table:style-name="TableCell255">
            <text:p text:style-name="P256">新北市</text:p>
          </table:table-cell>
          <table:table-cell table:style-name="TableCell257">
            <text:p text:style-name="P258">極東馬岡海女傳奇三貂嶺牡丹懷古山城秘境之旅</text:p>
            <text:p text:style-name="P259">(東北角管理處)</text:p>
          </table:table-cell>
          <table:table-cell table:style-name="TableCell260">
            <text:p text:style-name="P261">巨豐旅行社/02-2256-8100</text:p>
          </table:table-cell>
          <table:table-cell table:style-name="TableCell262">
            <text:p text:style-name="P263">臺北市</text:p>
          </table:table-cell>
          <table:table-cell table:style-name="TableCell264">
            <text:p text:style-name="P265">1日遊</text:p>
          </table:table-cell>
          <table:table-cell table:style-name="TableCell266">
            <text:p text:style-name="P267">4人成行</text:p>
          </table:table-cell>
          <table:table-cell table:style-name="TableCell268">
            <text:p text:style-name="P269">臺北車站(臺北車站東三門)、板橋車站(北一門)</text:p>
          </table:table-cell>
          <table:table-cell table:style-name="TableCell270">
            <text:p text:style-name="P271">天天出發/(除周一外)07:30～08:30</text:p>
          </table:table-cell>
          <table:table-cell table:style-name="TableCell272">
            <text:p text:style-name="P273">平日成人 NT$1450 元/人， 假日成人 NT$1550 元/人，</text:p>
            <text:p text:style-name="P274">未滿 3 歲兒童不佔位 NT$300 元。包含：台灣觀巴車資、導覽解說、保險[200 萬意外險+20 萬醫療險]</text:p>
          </table:table-cell>
          <table:table-cell table:style-name="TableCell275">
            <text:p text:style-name="P276">07:30 板橋車站出發</text:p>
            <text:p text:style-name="P277">08:00 台北車站集合出發</text:p>
            <text:p text:style-name="P278">08:00~09:30 前往極東馬岡漁村</text:p>
            <text:p text:style-name="P279">09:30~11:30 極東馬岡漁村導覽　解說~石頭屋的故事(另可自費參加海女體驗.限7~10月份)</text:p>
            <text:p text:style-name="P280">11:30~13:00 午餐(自理) 地點:馬岡或卯澳漁村</text:p>
            <text:p text:style-name="P281">13:00~13:30 前往牡丹</text:p>
            <text:p text:style-name="P282">13:30~14:00 牡丹老街巡禮<text:s/></text:p>
            <text:p text:style-name="P283">14:00~14:30 前往三貂嶺(若自行車開放將採自費方式騎乘 路線牡丹至三貂嶺.旅客由三貂嶺上車)</text:p>
            <text:p text:style-name="P284">14:30~16:30 三貂嶺(全台唯一無法　開車抵達的火車站)</text:p>
            <text:p text:style-name="P285">16:30~18:00 返回台北車站</text:p>
            <text:p text:style-name="P286">18:00~18:30 返回板橋車站</text:p>
          </table:table-cell>
        </table:table-row>
        <table:table-row table:style-name="TableRow287">
          <table:table-cell table:style-name="TableCell288">
            <text:p text:style-name="P289">10</text:p>
          </table:table-cell>
          <table:table-cell table:style-name="TableCell290">
            <text:p text:style-name="P291">基隆市</text:p>
          </table:table-cell>
          <table:table-cell table:style-name="TableCell292">
            <text:p text:style-name="P293">繽紛海港 秘境基隆一日遊<text:line-break/>(北觀處)</text:p>
          </table:table-cell>
          <table:table-cell table:style-name="TableCell294">
            <text:p text:style-name="P295">創新/02-7709-9090</text:p>
          </table:table-cell>
          <table:table-cell table:style-name="TableCell296">
            <text:p text:style-name="P297">臺北市</text:p>
          </table:table-cell>
          <table:table-cell table:style-name="TableCell298">
            <text:p text:style-name="P299">8小時</text:p>
          </table:table-cell>
          <table:table-cell table:style-name="TableCell300">
            <text:p text:style-name="P301">4人成行</text:p>
          </table:table-cell>
          <table:table-cell table:style-name="TableCell302">
            <text:p text:style-name="P303">臺北車站(東三門)</text:p>
            <text:p text:style-name="P304">臺北市各捷運車站</text:p>
            <text:p text:style-name="P305">臺北市各大飯店</text:p>
          </table:table-cell>
          <table:table-cell table:style-name="TableCell306">
            <text:p text:style-name="P307">09:00</text:p>
          </table:table-cell>
          <table:table-cell table:style-name="TableCell308">
            <text:p text:style-name="P309">假日 成人$1500/人 兒童$1200/人 <text:s/>2歲以下兒童 $200/人<text:line-break/>平日 成人$1400/人 兒童$1200/人 <text:s/>2歲以下兒童 $200/人<text:line-break/>兒童未滿 12 歲<text:line-break/>包含車資、200 萬元旅遊責任險、和平島門票、午餐<text:line-break/>不包含住宿、海科館門票、深澳鐵道自行車票券、和平島阿拉寶灣秘境參觀費用<text:line-break/>行程自費項目：<text:line-break/>1.國立海洋科技博物館門票(主題館)：<text:line-break/>一般觀眾 300元/人；學生(6歲以上)250元/人；未滿6歲兒童(憑證) 免費；滿65歲以上(憑證)(假日)200元/人；滿65歲以上(憑證)(平日)免費<text:line-break/>2.深澳鐵道自行車票券：<text:line-break/>單程票150元/人；來回票250元/人<text:line-break/>3.和平島阿拉寶灣秘境：(5-9月限定)<text:line-break/>門票180元/人(6歲以下兒童免費)</text:p>
          </table:table-cell>
          <table:table-cell table:style-name="TableCell310">
            <text:p text:style-name="P311">集合地點→二砂灣砲台(海門天險) (30分鐘) →和平島公園 (110分鐘)→阿根納造船廠、正濱漁港色彩屋(90分鐘)→國立海洋科技博物館(自費，90分鐘)→望幽谷、潮境公園(80分鐘)→回程<text:line-break/><text:line-break/>注意事項：<text:line-break/>1.國立海洋科技博物館，每周一休館替代方案《深澳鐵道自行車》<text:line-break/>2.深澳鐵道自行車，因地理位置關係，望幽谷、潮境公園行程與深澳鐵道自行車行程順序對調。<text:line-break/>3.如需更換《深澳鐵道自行車》行程，須於訂購時告知，可協助旅客行前預訂購票。<text:line-break/>4. 和平島-阿拉寶灣秘境 (季節限定5-9月)自費行程，因配合每日潮汐進行導覽(故開放時間會有變化)，配合和平島-阿拉寶灣秘境開放時間，對行程順序進行調整。<text:line-break/>5. 如需更換和平島-阿拉寶灣秘境行程，須於訂購時告知，可協助旅客行前預訂購票。</text:p>
          </table:table-cell>
        </table:table-row>
        <table:table-row table:style-name="TableRow312">
          <table:table-cell table:style-name="TableCell313">
            <text:p text:style-name="P314">11</text:p>
          </table:table-cell>
          <table:table-cell table:style-name="TableCell315">
            <text:p text:style-name="P316">基隆市</text:p>
          </table:table-cell>
          <table:table-cell table:style-name="TableCell317">
            <text:p text:style-name="P318">愛遊和平島基隆一日遊<text:line-break/>(北觀處)</text:p>
          </table:table-cell>
          <table:table-cell table:style-name="TableCell319">
            <text:p text:style-name="P320">怡容/02-8973-2973</text:p>
          </table:table-cell>
          <table:table-cell table:style-name="TableCell321">
            <text:p text:style-name="P322">臺北市</text:p>
          </table:table-cell>
          <table:table-cell table:style-name="TableCell323">
            <text:p text:style-name="P324">8小時</text:p>
          </table:table-cell>
          <table:table-cell table:style-name="TableCell325">
            <text:p text:style-name="P326">4人成行</text:p>
          </table:table-cell>
          <table:table-cell table:style-name="TableCell327">
            <text:p text:style-name="P328">臺北出發-臺北車站</text:p>
            <text:p text:style-name="P329">高鐵臺北站</text:p>
            <text:p text:style-name="P330">臺北松山機場</text:p>
            <text:p text:style-name="P331">臺北市中心飯店(中山、大同、萬元華、信義)</text:p>
          </table:table-cell>
          <table:table-cell table:style-name="TableCell332">
            <text:p text:style-name="P333">09:00</text:p>
          </table:table-cell>
          <table:table-cell table:style-name="TableCell334">
            <text:p text:style-name="P335">假日 成人$1280/人 <text:s/>2歲以下兒童 $200/人(不佔位)<text:line-break/>平日 成人$1180/人 <text:s/>2歲以下兒童 $200/人(不佔位)<text:line-break/>包含車資、200 萬元旅遊責任險、和平島門票、午餐</text:p>
          </table:table-cell>
          <table:table-cell table:style-name="TableCell336">
            <text:p text:style-name="P337">集合地點→象鼻岩(40分鐘)→潮境公園 (50分鐘)→阿根那造船廠遺址(20分鐘) →正濱漁港彩色屋→和平島公園(90分鐘)→午餐(安排:地方特色海藻水餃、石花凍)(40分鐘)→聖薩爾瓦多城暨修道院考古 (30分鐘)→基隆廟口小吃(自費) (50分鐘) →回程</text:p>
          </table:table-cell>
        </table:table-row>
        <table:table-row table:style-name="TableRow338">
          <table:table-cell table:style-name="TableCell339">
            <text:p text:style-name="P340">12</text:p>
          </table:table-cell>
          <table:table-cell table:style-name="TableCell341">
            <text:p text:style-name="P342">基隆市</text:p>
          </table:table-cell>
          <table:table-cell table:style-name="TableCell343">
            <text:p text:style-name="P344">藍色基隆一日遊</text:p>
            <text:p text:style-name="P345">(北觀處)</text:p>
          </table:table-cell>
          <table:table-cell table:style-name="TableCell346">
            <text:p text:style-name="P347">宏祥/02-2563-5313</text:p>
          </table:table-cell>
          <table:table-cell table:style-name="TableCell348">
            <text:p text:style-name="P349">臺北市</text:p>
          </table:table-cell>
          <table:table-cell table:style-name="TableCell350">
            <text:p text:style-name="P351">10小時</text:p>
          </table:table-cell>
          <table:table-cell table:style-name="TableCell352">
            <text:p text:style-name="P353">4人成行</text:p>
          </table:table-cell>
          <table:table-cell table:style-name="TableCell354">
            <text:p text:style-name="P355">臺北市中心飯店</text:p>
            <text:p text:style-name="P356">松山機場入境大廳服務台</text:p>
            <text:p text:style-name="P357">臺北車站東二門 (火車頭前)</text:p>
            <text:p text:style-name="P358">臺北捷運忠孝新生站2號出口</text:p>
            <text:p text:style-name="P359">臺北捷運西門站6號出口</text:p>
            <text:p text:style-name="P360">臺北捷運大安森林公園站2號出口</text:p>
          </table:table-cell>
          <table:table-cell table:style-name="TableCell361">
            <text:p text:style-name="P362">08:00</text:p>
          </table:table-cell>
          <table:table-cell table:style-name="TableCell363">
            <text:p text:style-name="P364">2600元/人包含車導費用、和平島公園門票、基隆嶼船票、午餐、保險不包含個人消費、小費如遇天候不佳無法登基隆嶼，2200元/人</text:p>
          </table:table-cell>
          <table:table-cell table:style-name="TableCell365">
            <text:p text:style-name="P366">臺北車站出發→和平島公園(120分)→正濱漁港&amp; 阿根納造船廠(30分)→午餐：阿根納原味餐廳(60分)(旅客用完餐後，如有多餘時間可自行參觀基隆原住民文化會館/週一休館)→登島基隆嶼(240分)→臺北車站解散注意事項，如 ：1. 基隆嶼開放時間為每年3~10月。天氣因素可能取消航班。2. 登島一定要記得帶身份證或健保卡。3. 若遇取消航班，則以潮境公園、深澳岬角及象鼻岩替代。13:30-14:30潮境公園 (60分)14:40-16:30深澳岬角及象鼻岩16:40-17:30深澳漁港</text:p>
          </table:table-cell>
        </table:table-row>
        <table:table-row table:style-name="TableRow367">
          <table:table-cell table:style-name="TableCell368">
            <text:p text:style-name="P369">13</text:p>
          </table:table-cell>
          <table:table-cell table:style-name="TableCell370">
            <text:p text:style-name="P371">宜蘭縣</text:p>
          </table:table-cell>
          <table:table-cell table:style-name="TableCell372">
            <text:p text:style-name="P373">主路線:太平山翠峰湖之旅一日遊<text:line-break/>副主線:太平山蹦蹦車之旅一日遊</text:p>
            <text:p text:style-name="P374">(東北角管理處)</text:p>
          </table:table-cell>
          <table:table-cell table:style-name="TableCell375">
            <text:p text:style-name="P376">喬登旅行社</text:p>
          </table:table-cell>
          <table:table-cell table:style-name="TableCell377">
            <text:p text:style-name="P378">臺北市</text:p>
          </table:table-cell>
          <table:table-cell table:style-name="TableCell379">
            <text:p text:style-name="P380">1日遊</text:p>
          </table:table-cell>
          <table:table-cell table:style-name="TableCell381">
            <text:p text:style-name="P382">4人成行</text:p>
          </table:table-cell>
          <table:table-cell table:style-name="TableCell383">
            <text:p text:style-name="P384">臺北車站東三門</text:p>
          </table:table-cell>
          <table:table-cell table:style-name="TableCell385">
            <text:p text:style-name="P386">AM09:00</text:p>
          </table:table-cell>
          <table:table-cell table:style-name="TableCell387">
            <text:p text:style-name="P388">．$2000<text:line-break/>．嬰兒$200[以上均含稅]<text:line-break/>．說明事項:費用包含來回車資、太平山門票、蹦蹦車車票、餐食、500萬元旅遊責任保險含20萬元意外醫療險。</text:p>
          </table:table-cell>
          <table:table-cell table:style-name="TableCell389">
            <text:p text:style-name="P390">．主路線行程--09:00臺北車站→茶之鄉(需轉乘九人座)→12:30太平山森林遊樂區(太平山莊餐廳享用午餐)→13:30搭乘蹦蹦車去程→ 15:30蹦蹦車回程→16:40鳩之澤溫泉→18:00棲蘭→20:00臺北車站<text:line-break/>．副路線行程--09:00臺北車站→茶之鄉(需轉乘九人座) →12:30太平山森林遊樂區(太平山莊餐廳享用午餐)→13:30前往翠峰湖→16:40鳩之澤溫泉→ 18:00棲蘭→20:00臺北車站</text:p>
          </table:table-cell>
        </table:table-row>
        <text:soft-page-break/>
        <table:table-row table:style-name="TableRow391">
          <table:table-cell table:style-name="TableCell392">
            <text:p text:style-name="P393">14</text:p>
          </table:table-cell>
          <table:table-cell table:style-name="TableCell394">
            <text:p text:style-name="P395">宜蘭縣</text:p>
          </table:table-cell>
          <table:table-cell table:style-name="TableCell396">
            <text:p text:style-name="P397">龜山島一日遊-B帆船遊艇航行體驗</text:p>
            <text:p text:style-name="P398">(東北角管理處)</text:p>
          </table:table-cell>
          <table:table-cell table:style-name="TableCell399">
            <text:p text:style-name="P400">真心/02-29343589</text:p>
          </table:table-cell>
          <table:table-cell table:style-name="TableCell401">
            <text:p text:style-name="P402">臺北市</text:p>
          </table:table-cell>
          <table:table-cell table:style-name="TableCell403">
            <text:p text:style-name="P404">約7小時</text:p>
          </table:table-cell>
          <table:table-cell table:style-name="TableCell405">
            <text:p text:style-name="P406">4人成行</text:p>
          </table:table-cell>
          <table:table-cell table:style-name="TableCell407">
            <text:p text:style-name="P408">臺北捷運古亭站2號出口</text:p>
          </table:table-cell>
          <table:table-cell table:style-name="TableCell409">
            <text:p text:style-name="P410">06：30、11：00<text:s/></text:p>
          </table:table-cell>
          <table:table-cell table:style-name="TableCell411">
            <text:p text:style-name="P412">4500元/人</text:p>
          </table:table-cell>
          <table:table-cell table:style-name="TableCell413">
            <text:p text:style-name="P414">B-1微奢華遊艇團行程<text:line-break/>上午團<text:line-break/>※能否於牛奶海下水拍照，需視當天浪況，若無法下水會改為航行體驗。<text:line-break/>06：30 臺北捷運古亭站2號出口集合<text:line-break/>07：30 抵達烏石港遊艇碼頭停車場<text:line-break/>08：00 遊艇牛奶海、SUP體驗或海釣+烤肉<text:line-break/>12：00-14：00 烏石漁港小旅行<text:line-break/>14：00自烏石港回臺北<text:line-break/>下午團<text:line-break/>※能否於牛奶海下水拍照，需視當天浪況，若無法下水會改為航行體驗。<text:line-break/>11：00 臺北捷運古亭站2號出口集合<text:line-break/>12：30 抵達烏石港遊艇碼頭停車場<text:line-break/>13：00 出港 航向龜山島牛奶海<text:line-break/>14：00 遊艇牛奶海、SUP體驗或海釣+烤肉<text:line-break/>17：00 上船賦歸 靜觀浪漫日落<text:line-break/>18：30 自烏石港回臺北<text:line-break/><text:line-break/>注意事項：<text:line-break/>● 參加者若未滿20歲，需有家長或監護人之許可證明。<text:line-break/>● 需準備身分證件或護照，供海巡人員抽查。<text:line-break/>● 如損壞船上設備，需支付相關的零件與安裝費用。<text:line-break/>● 因牛奶海域海流較強，當天會視風浪狀況調整行程，若不適合下海體驗，會改至龜尾沒有浪的地方下水，煩請知悉。若無法下水會改為航行體驗。<text:line-break/>● 報名皆採全額押船預訂制度，將依照報名付款的先後順序安排，未繳費者恕不保留船班名額。</text:p>
            <text:p text:style-name="P415">B-2帆船航行體驗行程<text:line-break/>上午團<text:line-break/>06：30 臺北捷運古亭站2號出口集合<text:line-break/>07：30 抵達烏石港遊艇碼頭停車場<text:line-break/>08：00出港<text:line-break/>08：00-12：00基礎知識、航行體驗<text:line-break/>12：00 合影留念、體驗感想、回航<text:line-break/>13：00 抵達烏石港<text:line-break/>13：00-14：00烏石漁港小旅行<text:line-break/>14：00 自烏石港回臺北<text:line-break/>下午團<text:line-break/>11：00 臺北捷運古亭站2號出口集合<text:line-break/>12：30 抵達烏石港遊艇碼頭停車場<text:line-break/>13：00出港<text:line-break/>13：00-17：00基礎知識、航行體驗<text:line-break/>17：00 合影留念、體驗感想、回航<text:line-break/>18：30自烏石港回臺北<text:line-break/>課程內容：<text:line-break/>基礎知識（約 1 小時）- 教練介紹帆船基礎、安全知識，掌握海上安全資訊。<text:line-break/>出海大帆船航行體驗（約 3 小時） - 在指定的安全海域指導駕駛帆船，根據當天的風力，體驗掌舵、升帆、迎風轉向、順風轉向等操作。<text:line-break/>合影留念、體驗感想（約 1 小時） - 以不同方式鼓勵大家勇敢表達航行感受。<text:line-break/><text:line-break/>帆船航行體驗注意事項：<text:line-break/>● 參加者若未滿20歲，需有家長或監護人之許可證明。<text:line-break/>● 需準備身分證件或護照，供海巡人員抽查。<text:line-break/>● 如損壞船上設備，需支付相關的零件與安裝費用。<text:line-break/>● 報名皆採全額押船預訂制度，將依照報名付款的先後順序安排，未繳費者恕不保留船班名額。</text:p>
          </table:table-cell>
        </table:table-row>
        <table:table-row table:style-name="TableRow416">
          <table:table-cell table:style-name="TableCell417">
            <text:p text:style-name="P418">15</text:p>
          </table:table-cell>
          <table:table-cell table:style-name="TableCell419">
            <text:p text:style-name="P420">宜蘭縣</text:p>
          </table:table-cell>
          <table:table-cell table:style-name="TableCell421">
            <text:p text:style-name="P422">樂水部落生活體驗</text:p>
            <text:p text:style-name="P423">(東北角管理處)</text:p>
          </table:table-cell>
          <table:table-cell table:style-name="TableCell424">
            <text:p text:style-name="P425">雁行天下/03-93880277</text:p>
          </table:table-cell>
          <table:table-cell table:style-name="TableCell426">
            <text:p text:style-name="P427">臺北市/宜蘭縣</text:p>
          </table:table-cell>
          <table:table-cell table:style-name="TableCell428">
            <text:p text:style-name="P429">8小時</text:p>
          </table:table-cell>
          <table:table-cell table:style-name="TableCell430">
            <text:p text:style-name="P431">4人成行</text:p>
          </table:table-cell>
          <table:table-cell table:style-name="TableCell432">
            <text:p text:style-name="P433">臺北車站東三門</text:p>
            <text:p text:style-name="P434">宜蘭火車站</text:p>
          </table:table-cell>
          <table:table-cell table:style-name="TableCell435">
            <text:p text:style-name="P436">7:30(臺北)、8:30(宜蘭)</text:p>
          </table:table-cell>
          <table:table-cell table:style-name="TableCell437">
            <text:p text:style-name="P438">2580 元 (交通、體驗活動、在地導覽、午<text:line-break/>餐、保險、礦泉水）</text:p>
          </table:table-cell>
          <table:table-cell table:style-name="TableCell439">
            <text:p text:style-name="P440">行程：<text:line-break/>1000-1030 部落迎賓（迎賓舞及古調）<text:line-break/>1030-1120 獵人便當 DIY 體驗 (竹筒飯)<text:line-break/>1120-1200 樹葉拓染 DIY<text:line-break/>1200-1300 午餐:瑪甘風味餐<text:line-break/>1300-1430 泰雅千年生態智慧導覽解<text:line-break/><text:soft-page-break/>1430-1500 泰雅搗米樂<text:line-break/>1500-1530 泰雅弓箭體驗<text:line-break/>1530-1600 部落點心:竹筒飯+刺蔥烤肉<text:line-break/>1600 賦歸。一路平安，期待再相逢<text:line-break/>注意事項：<text:line-break/>1. 體驗活動宜穿著布鞋、長袖、長褲及帽子 。山區氣候溫度稍低，請多帶一件保暖外衣、輕便雨具及水壺。<text:line-break/>2. 如遇天候不佳，服務單位有調整活動內容之權宜。<text:line-break/>3. 素食者，請先期告知接待平台，以便安排素食餐飲。<text:line-break/>4. 儘量勿攜帶寵物進入部落。</text:p>
          </table:table-cell>
        </table:table-row>
        <text:soft-page-break/>
        <table:table-row table:style-name="TableRow441">
          <table:table-cell table:style-name="TableCell442">
            <text:p text:style-name="P443">16</text:p>
          </table:table-cell>
          <table:table-cell table:style-name="TableCell444">
            <text:p text:style-name="P445">宜蘭縣</text:p>
          </table:table-cell>
          <table:table-cell table:style-name="TableCell446">
            <text:p text:style-name="P447">歌仔戲與工藝體驗</text:p>
            <text:p text:style-name="P448">(東北角管理處)</text:p>
          </table:table-cell>
          <table:table-cell table:style-name="TableCell449">
            <text:p text:style-name="P450">雁行天下/03-93880277</text:p>
          </table:table-cell>
          <table:table-cell table:style-name="TableCell451">
            <text:p text:style-name="P452">臺北市/宜蘭縣</text:p>
          </table:table-cell>
          <table:table-cell table:style-name="TableCell453">
            <text:p text:style-name="P454">6小時</text:p>
          </table:table-cell>
          <table:table-cell table:style-name="TableCell455">
            <text:p text:style-name="P456">4人成行</text:p>
          </table:table-cell>
          <table:table-cell table:style-name="TableCell457">
            <text:p text:style-name="P458">臺北車站東三門</text:p>
            <text:p text:style-name="P459">宜蘭火車站</text:p>
          </table:table-cell>
          <table:table-cell table:style-name="TableCell460">
            <text:p text:style-name="P461">8:30(臺北)、9:30(宜蘭)</text:p>
          </table:table-cell>
          <table:table-cell table:style-name="TableCell462">
            <text:p text:style-name="P463">2580 元 (交通、體驗、當地導遊、農場巡<text:line-break/>禮、午餐、保險、礦泉水</text:p>
          </table:table-cell>
          <table:table-cell table:style-name="TableCell464">
            <text:p text:style-name="P465">行程：<text:line-break/>1000-1010 報到(活動中心)<text:line-break/>1010-1040 歌仔戲發源地(大樹公巡禮)<text:line-break/>1040-1140 參觀結頭份歌仔文化館 (歌仔戲表演)<text:line-break/>1140-1230 歌仔戲文化體驗（穿戲服體驗拍照、DIY 畫扇子等）<text:line-break/>1230-1330 午餐:勝洋水草餐廳鄉村輕食<text:line-break/>1330-1600 勝洋水草休閒農場巡禮與工藝體驗（打水戰、釣魚、拍網紅照、或可自費木製鋼筆或生態瓶 DIY）<text:line-break/>1600 賦歸。一路平安，期待再相逢</text:p>
          </table:table-cell>
        </table:table-row>
        <table:table-row table:style-name="TableRow466">
          <table:table-cell table:style-name="TableCell467">
            <text:p text:style-name="P468">17</text:p>
          </table:table-cell>
          <table:table-cell table:style-name="TableCell469">
            <text:p text:style-name="P470">宜蘭縣</text:p>
          </table:table-cell>
          <table:table-cell table:style-name="TableCell471">
            <text:p text:style-name="P472">太平洋大海體驗</text:p>
            <text:p text:style-name="P473">(東北角管理處)</text:p>
          </table:table-cell>
          <table:table-cell table:style-name="TableCell474">
            <text:p text:style-name="P475">雁行天下/03-93880277</text:p>
          </table:table-cell>
          <table:table-cell table:style-name="TableCell476">
            <text:p text:style-name="P477">臺北市/宜蘭縣</text:p>
          </table:table-cell>
          <table:table-cell table:style-name="TableCell478">
            <text:p text:style-name="P479">6小時</text:p>
          </table:table-cell>
          <table:table-cell table:style-name="TableCell480">
            <text:p text:style-name="P481">4人成行</text:p>
          </table:table-cell>
          <table:table-cell table:style-name="TableCell482">
            <text:p text:style-name="P483">臺北車站東三門</text:p>
            <text:p text:style-name="P484">羅東後火車站</text:p>
          </table:table-cell>
          <table:table-cell table:style-name="TableCell485">
            <text:p text:style-name="P486">8:30(臺北)、9:30(宜蘭)</text:p>
          </table:table-cell>
          <table:table-cell table:style-name="TableCell487">
            <text:p text:style-name="P488">2580 元 (交通、體驗、專業教練、當地導遊、救生衣、安全裝備、龍舟 SUP、保險、<text:line-break/>礦泉水）</text:p>
          </table:table-cell>
          <table:table-cell table:style-name="TableCell489">
            <text:p text:style-name="P490">行程：<text:line-break/>1000 海派生活館報到<text:line-break/>1030 現流漁市採買（自己食材自己挑）<text:line-break/>1100-1300 海派廚房鮮料理(自己動手 DIY/ 會有幫廚)<text:line-break/>1330-1630 潛進豆腐岬祕密花園(sup 龍舟版體驗+浮潛+跳海/ 含盥洗換裝及解說時間) 1600 賦歸。一路平安，期待再相逢<text:line-break/>注意事項：</text:p>
            <text:p text:style-name="P491">1. 必帶: 泳衣、短褲 T 恤、換洗衣物、浴巾、毛巾、拖鞋、個人盥洗衛生用品、個人用之常備藥品、以及一份與夥伴共同冒險犯難的海賊精神。<text:line-break/>2. 應瞭解自身健康狀況，若有心臟病、高血壓、羊癲癇、眼疾、孕婦等，不得參加。</text:p>
            <text:p text:style-name="P492">3.因為了保護海洋，請不要塗抹防曬乳！ 如對水母有比較敏感體質，建議穿著長袖 衣褲或自備防寒衣及膠鞋。<text:line-break/>4.如遇天候不佳，服務單位有調整活動內容之權宜。體驗期間需服從教練指揮，若造 成管理上的衝突，基於安全理由，教練有 權停止各項體驗。</text:p>
          </table:table-cell>
        </table:table-row>
        <table:table-row table:style-name="TableRow493">
          <table:table-cell table:style-name="TableCell494">
            <text:p text:style-name="P495">18</text:p>
          </table:table-cell>
          <table:table-cell table:style-name="TableCell496">
            <text:p text:style-name="P497">宜蘭縣</text:p>
          </table:table-cell>
          <table:table-cell table:style-name="TableCell498">
            <text:p text:style-name="P499">放牛班生態體驗</text:p>
            <text:p text:style-name="P500">(東北角管理處)</text:p>
          </table:table-cell>
          <table:table-cell table:style-name="TableCell501">
            <text:p text:style-name="P502">雁行天下/03-93880277</text:p>
          </table:table-cell>
          <table:table-cell table:style-name="TableCell503">
            <text:p text:style-name="P504">臺北市/宜蘭縣</text:p>
          </table:table-cell>
          <table:table-cell table:style-name="TableCell505">
            <text:p text:style-name="P506">6小時</text:p>
          </table:table-cell>
          <table:table-cell table:style-name="TableCell507">
            <text:p text:style-name="P508">4人成行</text:p>
          </table:table-cell>
          <table:table-cell table:style-name="TableCell509">
            <text:p text:style-name="P510">臺北車站東三門</text:p>
            <text:p text:style-name="P511">礁溪火車站</text:p>
          </table:table-cell>
          <table:table-cell table:style-name="TableCell512">
            <text:p text:style-name="P513">8:30(臺北)、9:30(宜蘭)</text:p>
          </table:table-cell>
          <table:table-cell table:style-name="TableCell514">
            <text:p text:style-name="P515">2580 元 (交通、體驗、當地導覽、午餐、保險、礦泉水</text:p>
          </table:table-cell>
          <table:table-cell table:style-name="TableCell516">
            <text:p text:style-name="P517">行程：1000-1100 無毒泰國蝦生態池釣蝦體驗(養蝦職人帶你認識泰國蝦的生態養殖) 1100-1130 食在好味道~無毒泰國蝦火烤DIY1130-1300 漁村大廚ㄟ澎派料理1330-1600 牛頭司牛耕體驗(認識耕牛文化，與大牛們作朋友 ) 1600 賦歸。一路平安，期待再相逢注意事項：1. 建議穿著方便好活動的衣物、便鞋！戶外活動，請攜帶適合自己之配備，折疊雨(陽) 傘、薄外套、防曬用品、遮陽帽。2. 響應環保，歡迎攜帶環保水杯及購物袋。3. 環境天然，若擔心蚊蟲叮咬，請務必攜帶防蚊液。4. 如遇天候不佳，服務單位有調整活動內容之權宜。</text:p>
          </table:table-cell>
        </table:table-row>
        <table:table-row table:style-name="TableRow518">
          <table:table-cell table:style-name="TableCell519">
            <text:p text:style-name="P520">19</text:p>
          </table:table-cell>
          <table:table-cell table:style-name="TableCell521">
            <text:p text:style-name="P522">宜蘭縣</text:p>
          </table:table-cell>
          <table:table-cell table:style-name="TableCell523">
            <text:p text:style-name="P524">蜻蜓石有機體驗</text:p>
            <text:p text:style-name="P525">(東北角管理處)</text:p>
          </table:table-cell>
          <table:table-cell table:style-name="TableCell526">
            <text:p text:style-name="P527">雁行天下/03-93880277</text:p>
          </table:table-cell>
          <table:table-cell table:style-name="TableCell528">
            <text:p text:style-name="P529">臺北市/宜蘭縣</text:p>
          </table:table-cell>
          <table:table-cell table:style-name="TableCell530">
            <text:p text:style-name="P531">7小時</text:p>
          </table:table-cell>
          <table:table-cell table:style-name="TableCell532">
            <text:p text:style-name="P533">4人成行</text:p>
          </table:table-cell>
          <table:table-cell table:style-name="TableCell534">
            <text:p text:style-name="P535">臺北車站東三門</text:p>
            <text:p text:style-name="P536">礁溪火車站</text:p>
          </table:table-cell>
          <table:table-cell table:style-name="TableCell537">
            <text:p text:style-name="P538">8:00(臺北)、9:00(宜蘭)</text:p>
          </table:table-cell>
          <table:table-cell table:style-name="TableCell539">
            <text:p text:style-name="P540">2580 元 (交通、有機農場導覽、天際游泳<text:line-break/>池、咖啡茶點無限續用、午餐、下午茶、保險、礦泉水）</text:p>
          </table:table-cell>
          <table:table-cell table:style-name="TableCell541">
            <text:p text:style-name="P542">行程：<text:line-break/>0930-1030 有機田園之樂（台大退休教授導覽解說）<text:line-break/>1030-1200 天際游泳池 池畔風情<text:line-break/>1200-1330 午餐:有機農場風味餐<text:line-break/>1330-1430 蜻蜓石慢活時光<text:line-break/>（全時段供應點心，咖啡和茶無限暢飲） 1430-1600 農場慵懶午後（午茶時間）<text:line-break/>1600 賦歸。一路平安，期待再相逢<text:line-break/>注意事項：<text:line-break/>1. 素食者，請先期告知接待平台，以便安排素食餐飲。<text:line-break/>2. 如遇天候不佳，服務單位有調整活動內容<text:line-break/>之權宜。</text:p>
          </table:table-cell>
        </table:table-row>
        <text:soft-page-break/>
        <table:table-row table:style-name="TableRow543">
          <table:table-cell table:style-name="TableCell544">
            <text:p text:style-name="P545">20</text:p>
          </table:table-cell>
          <table:table-cell table:style-name="TableCell546">
            <text:p text:style-name="P547">宜蘭縣</text:p>
          </table:table-cell>
          <table:table-cell table:style-name="TableCell548">
            <text:p text:style-name="P549">宜蘭自然生態一日遊</text:p>
            <text:p text:style-name="P550">(東北角管理處)</text:p>
          </table:table-cell>
          <table:table-cell table:style-name="TableCell551">
            <text:p text:style-name="P552">飛行家/02-25623919</text:p>
          </table:table-cell>
          <table:table-cell table:style-name="TableCell553">
            <text:p text:style-name="P554">臺北市</text:p>
          </table:table-cell>
          <table:table-cell table:style-name="TableCell555">
            <text:p text:style-name="P556">8小時</text:p>
          </table:table-cell>
          <table:table-cell table:style-name="TableCell557">
            <text:p text:style-name="P558">4人成行</text:p>
          </table:table-cell>
          <table:table-cell table:style-name="TableCell559">
            <text:p text:style-name="P560">臺北車站西三門<text:line-break/>臺北市區飯店大廳</text:p>
          </table:table-cell>
          <table:table-cell table:style-name="TableCell561">
            <text:p text:style-name="P562">AM 08:30~9:00 天天出發</text:p>
          </table:table-cell>
          <table:table-cell table:style-name="TableCell563">
            <text:p text:style-name="P564">本行程4人成行，(平日)每位NT$1,050元(假日)每位NT$1,200元，行程包含：行程車資、人員導覽、門票、午餐x1、保險行程</text:p>
          </table:table-cell>
          <table:table-cell table:style-name="TableCell565">
            <text:p text:style-name="P566">8:50臺北車站西三門前集合 or 臺北市區各大飯店門口搭車→09:00準時搭乘專車出發→10:30-11:30新寮瀑布步道→11:40-13:00中山土雞城(合菜)→13:30-15:00宜農牧場→15:30-16:30亞典蛋糕密碼館→16:40-18:00啟程回臺北</text:p>
          </table:table-cell>
        </table:table-row>
        <table:table-row table:style-name="TableRow567">
          <table:table-cell table:style-name="TableCell568">
            <text:p text:style-name="P569">21</text:p>
          </table:table-cell>
          <table:table-cell table:style-name="TableCell570">
            <text:p text:style-name="P571">宜蘭縣</text:p>
          </table:table-cell>
          <table:table-cell table:style-name="TableCell572">
            <text:p text:style-name="P573">宜蘭農遊尋味之旅</text:p>
            <text:p text:style-name="P574">(東北角管理處)</text:p>
          </table:table-cell>
          <table:table-cell table:style-name="TableCell575">
            <text:p text:style-name="P576">飛行家/02-25623919</text:p>
          </table:table-cell>
          <table:table-cell table:style-name="TableCell577">
            <text:p text:style-name="P578">臺北市</text:p>
          </table:table-cell>
          <table:table-cell table:style-name="TableCell579">
            <text:p text:style-name="P580">8小時</text:p>
          </table:table-cell>
          <table:table-cell table:style-name="TableCell581">
            <text:p text:style-name="P582">4人成行</text:p>
          </table:table-cell>
          <table:table-cell table:style-name="TableCell583">
            <text:p text:style-name="P584">臺北車站西三門<text:line-break/>臺北市區飯店大廳</text:p>
          </table:table-cell>
          <table:table-cell table:style-name="TableCell585">
            <text:p text:style-name="P586">AM 08:30~9:00天天出發</text:p>
          </table:table-cell>
          <table:table-cell table:style-name="TableCell587">
            <text:p text:style-name="P588">本行程4人成行，(平日)每位NT$1,500元(假日) 每位NT$1,650元，行程包含：行程車資、人員導覽、門票+DIY+鐵牛車體驗、午餐x1、保險行程</text:p>
          </table:table-cell>
          <table:table-cell table:style-name="TableCell589">
            <text:p text:style-name="P590">8:50臺北車站西三門前集合 or 臺北市區各大飯店門口搭車→09:00準時搭乘專車出發→10:30抵達張美阿嬤農場(動手DIY+自採有機蔬菜+梅花鹿互動餵食體驗)(週三休館)→12:20福美田園餐廳 (宜蘭特色合菜)→13:50內城社區農村牛車之旅→15:30金車噶瑪蘭威士忌酒廠→16:30-18:00啟程回臺北<text:line-break/>注意事項：<text:line-break/>1. 如遇張美阿嬤農場公休，改為蔥仔寮體驗農場<text:line-break/>2.若遇餐廳公休，將安排同價位餐食。<text:line-break/>3.個人裝備：防寒衣物、遮陽防曬用品、雨具及個人慣用隨身藥品：如暈車藥、感冒藥、防蚊蟲液等。</text:p>
          </table:table-cell>
        </table:table-row>
        <table:table-row table:style-name="TableRow591">
          <table:table-cell table:style-name="TableCell592">
            <text:p text:style-name="P593">22</text:p>
          </table:table-cell>
          <table:table-cell table:style-name="TableCell594">
            <text:p text:style-name="P595">宜蘭縣</text:p>
          </table:table-cell>
          <table:table-cell table:style-name="TableCell596">
            <text:p text:style-name="P597">宜蘭夢幻親子一日遊</text:p>
            <text:p text:style-name="P598">(東北角管理處)</text:p>
          </table:table-cell>
          <table:table-cell table:style-name="TableCell599">
            <text:p text:style-name="P600">飛行家/02-25623919</text:p>
          </table:table-cell>
          <table:table-cell table:style-name="TableCell601">
            <text:p text:style-name="P602">臺北市</text:p>
          </table:table-cell>
          <table:table-cell table:style-name="TableCell603">
            <text:p text:style-name="P604">8小時</text:p>
          </table:table-cell>
          <table:table-cell table:style-name="TableCell605">
            <text:p text:style-name="P606">4人成行</text:p>
          </table:table-cell>
          <table:table-cell table:style-name="TableCell607">
            <text:p text:style-name="P608">臺北車站西三門<text:line-break/>臺北市區飯店大廳</text:p>
          </table:table-cell>
          <table:table-cell table:style-name="TableCell609">
            <text:p text:style-name="P610">AM 08:30~9:00 【周三不出團】</text:p>
          </table:table-cell>
          <table:table-cell table:style-name="TableCell611">
            <text:p text:style-name="P612">本行程4人成行，每位NT$1,150元(平日價)/ 每位NT$1,300元(假日價)，行程包含：行程車資、人員導覽、午餐x1、景點門票、保險</text:p>
          </table:table-cell>
          <table:table-cell table:style-name="TableCell613">
            <text:p text:style-name="P614">8:50臺北車站西三門前集合 or 臺北市區各大飯店門口搭車→09:00準時搭乘專車出發→10:30-11:30忍者村(周三公休)→11:40~13:00甕窯雞合菜→13:30-14;10開蘭始祖吳沙故居→14:30-15:20龍潭湖悠活園區→15:30-16:20潭酵天地觀光工廠→16:30-18:00啟程回臺北<text:line-break/>注意事項：<text:line-break/>1.若遇餐廳公休，將安排同價位餐食。<text:line-break/>2.個人裝備：防寒衣物、遮陽防曬用品、雨具及個人慣用隨身藥品：如暈車藥、感冒藥、防蚊蟲液等。</text:p>
          </table:table-cell>
        </table:table-row>
        <table:table-row table:style-name="TableRow615">
          <table:table-cell table:style-name="TableCell616">
            <text:p text:style-name="P617">23</text:p>
          </table:table-cell>
          <table:table-cell table:style-name="TableCell618">
            <text:p text:style-name="P619">宜蘭縣</text:p>
          </table:table-cell>
          <table:table-cell table:style-name="TableCell620">
            <text:p text:style-name="P621">宜蘭舊城探祕二日遊</text:p>
            <text:p text:style-name="P622">(東北角管理處)</text:p>
          </table:table-cell>
          <table:table-cell table:style-name="TableCell623">
            <text:p text:style-name="P624">飛行家/02-25623919</text:p>
          </table:table-cell>
          <table:table-cell table:style-name="TableCell625">
            <text:p text:style-name="P626">臺北市</text:p>
          </table:table-cell>
          <table:table-cell table:style-name="TableCell627">
            <text:p text:style-name="P628">2日遊</text:p>
          </table:table-cell>
          <table:table-cell table:style-name="TableCell629">
            <text:p text:style-name="P630">4人成行</text:p>
          </table:table-cell>
          <table:table-cell table:style-name="TableCell631">
            <text:p text:style-name="P632">臺北車站西三門</text:p>
            <text:p text:style-name="P633">臺北市區飯店大廳</text:p>
          </table:table-cell>
          <table:table-cell table:style-name="TableCell634">
            <text:p text:style-name="P635">AM 08:00~08:30 天天出發</text:p>
          </table:table-cell>
          <table:table-cell table:style-name="TableCell636">
            <text:p text:style-name="P637">本行程4人成行，成人平日每位NT$3,200元、假日NT$3,600元(住宿宜泰大飯店(房型4人房)，如需改為雙人房兩間，則補房差(平日)$250元/位，(假日)$300元/位行程包含：行程車資、人員導覽、門票+船票+DIY、早餐x1、午餐x1、保險行程</text:p>
          </table:table-cell>
          <table:table-cell table:style-name="TableCell638">
            <text:p text:style-name="P639">DAY1 8:00臺北車站西三門前集合 or 臺北市區各大飯店門口搭車→08:30準時搭乘專車出發→10:00-12:00清水地熱→12:15-13:30福美田園餐廳(宜蘭特色合菜)→14:00-14:30四結金身土地公廟→14:45-16:30中興文創園區→16:45飯店CHECK IN→17:30羅東夜市DAY2 09:00飯店集合出發→09:20-11:30冬山河生態綠洲(含搭船)→11:50-13:00冬山老街→13:20-14:50宜蘭餅發明館(DIY)→15:10-16:30壯圍沙丘旅遊服務園區→16:40-18:00返回臺北注意事項：1. 如遇飯店客滿，將會以同級飯店替代。2. 如遇餐廳公休，將安排同價位餐食。3. 個人裝備：防寒衣物、遮陽防曬用品、雨具及個人慣用隨身藥品：如暈車藥、感冒藥、防蚊蟲液等。4. 穿著以輕便，舒適為主，勿穿高跟鞋。</text:p>
          </table:table-cell>
        </table:table-row>
        <table:table-row table:style-name="TableRow640">
          <table:table-cell table:style-name="TableCell641">
            <text:p text:style-name="P642">24</text:p>
          </table:table-cell>
          <table:table-cell table:style-name="TableCell643">
            <text:p text:style-name="P644">宜蘭縣</text:p>
          </table:table-cell>
          <table:table-cell table:style-name="TableCell645">
            <text:p text:style-name="P646">漫遊大自然洗禮一日遊</text:p>
            <text:p text:style-name="P647">(東北角管理處)</text:p>
          </table:table-cell>
          <table:table-cell table:style-name="TableCell648">
            <text:p text:style-name="P649">飛行家/02-25623919</text:p>
          </table:table-cell>
          <table:table-cell table:style-name="TableCell650">
            <text:p text:style-name="P651">臺北市</text:p>
          </table:table-cell>
          <table:table-cell table:style-name="TableCell652">
            <text:p text:style-name="P653">8小時</text:p>
          </table:table-cell>
          <table:table-cell table:style-name="TableCell654">
            <text:p text:style-name="P655">4人成行</text:p>
          </table:table-cell>
          <table:table-cell table:style-name="TableCell656">
            <text:p text:style-name="P657">臺北車站西三門<text:line-break/>臺北市區飯店大廳</text:p>
          </table:table-cell>
          <table:table-cell table:style-name="TableCell658">
            <text:p text:style-name="P659">AM 08:30~9:00 天天出發</text:p>
          </table:table-cell>
          <table:table-cell table:style-name="TableCell660">
            <text:p text:style-name="P661">NT$1,050元(平日價)/ 每位NT$1,200元(假日價)，行程包含：行程車資、人員導覽、午餐x1、自行車租借、保險</text:p>
          </table:table-cell>
          <table:table-cell table:style-name="TableCell662">
            <text:p text:style-name="P663">8:50臺北車站西三門前集合 or 臺北市區各大飯店門口搭車→09:00準時搭乘專車出發→10:00-13:20舊草嶺環狀線自行車道&amp;午餐 (福隆車站火車便當套餐) →14:00-14:40頭城老街→15:00-15:50龍潭湖悠活園區→16:00-16:30橘之鄉蜜餞形象館→16:45-18:00啟程回臺北<text:line-break/><text:line-break/>注意事項：<text:line-break/>1.此行程含自行騎乘腳踏車，請勿穿著拖鞋以免危險。騎乘時請遵守交通規則，注意行車安全勿併排騎車。舊草嶺環狀線路線較長，請量力而為。<text:line-break/>2.個人裝備：防寒衣物、遮陽防曬用品、雨具及個人慣用隨身藥品：如暈車藥、感冒藥、防蚊蟲液等。</text:p>
          </table:table-cell>
        </table:table-row>
        <table:table-row table:style-name="TableRow664">
          <table:table-cell table:style-name="TableCell665">
            <text:p text:style-name="P666">25</text:p>
          </table:table-cell>
          <table:table-cell table:style-name="TableCell667">
            <text:p text:style-name="P668">宜蘭縣</text:p>
          </table:table-cell>
          <table:table-cell table:style-name="TableCell669">
            <text:p text:style-name="P670">宜蘭太平山翠峰湖自然之旅一日遊</text:p>
            <text:p text:style-name="P671">(東北角管理處)</text:p>
          </table:table-cell>
          <table:table-cell table:style-name="TableCell672">
            <text:p text:style-name="P673">怡容/02-8973-2974</text:p>
          </table:table-cell>
          <table:table-cell table:style-name="TableCell674">
            <text:p text:style-name="P675">宜蘭縣</text:p>
          </table:table-cell>
          <table:table-cell table:style-name="TableCell676">
            <text:p text:style-name="P677">08:30~17:30</text:p>
          </table:table-cell>
          <table:table-cell table:style-name="TableCell678">
            <text:p text:style-name="P679">4人成行</text:p>
          </table:table-cell>
          <table:table-cell table:style-name="TableCell680">
            <text:p text:style-name="P681">礁溪火車站</text:p>
            <text:p text:style-name="P682">礁溪市區飯店</text:p>
            <text:p text:style-name="P683">宜蘭火車站</text:p>
            <text:p text:style-name="P684">宜蘭市區飯店</text:p>
          </table:table-cell>
          <table:table-cell table:style-name="TableCell685">
            <text:p text:style-name="P686">08:30</text:p>
          </table:table-cell>
          <table:table-cell table:style-name="TableCell687">
            <text:p text:style-name="P688">每人 平日1280元 假日1380元<text:line-break/>嬰兒(2歲以下)200元(不佔位) (交通、導覽、體驗活動、在地導覽、午餐、保險、礦泉水）</text:p>
          </table:table-cell>
          <table:table-cell table:style-name="TableCell689">
            <text:p text:style-name="P690"><text:span text:style-name="T691">行程：</text:span><text:span text:style-name="T692"><text:line-break/>集合地點→中間解說站（昔日太平山索道的中點）→</text:span><text:span text:style-name="T693"><text:line-break/>途經白嶺巨木→翠峰湖（台灣最大高山湖泊）(60分鐘)<text:s/></text:span><text:span text:style-name="T694">➜</text:span><text:span text:style-name="T695">太平山莊午餐(2小時)</text:span><text:span text:style-name="T696">➜</text:span><text:span text:style-name="T697">太平山蹦蹦車之旅（自費）→見晴雲海</text:span><text:span text:style-name="T698">➜</text:span><text:span text:style-name="T699">回程</text:span></text:p>
          </table:table-cell>
        </table:table-row>
        <table:table-row table:style-name="TableRow700">
          <table:table-cell table:style-name="TableCell701">
            <text:p text:style-name="P702">26</text:p>
          </table:table-cell>
          <table:table-cell table:style-name="TableCell703">
            <text:p text:style-name="P704">桃園市</text:p>
          </table:table-cell>
          <table:table-cell table:style-name="TableCell705">
            <text:p text:style-name="P706">「食」光之旅─嘗出異國風情、海客文化新滋味-桃園二日遊</text:p>
          </table:table-cell>
          <table:table-cell table:style-name="TableCell707">
            <text:p text:style-name="P708">大確幸旅行社/03-4923508</text:p>
          </table:table-cell>
          <table:table-cell table:style-name="TableCell709">
            <text:p text:style-name="P710">臺北市/桃園市</text:p>
          </table:table-cell>
          <table:table-cell table:style-name="TableCell711">
            <text:p text:style-name="P712">2日遊</text:p>
          </table:table-cell>
          <table:table-cell table:style-name="TableCell713">
            <text:p text:style-name="P714">4人成行</text:p>
          </table:table-cell>
          <table:table-cell table:style-name="TableCell715">
            <text:p text:style-name="P716">臺北火車站</text:p>
            <text:p text:style-name="P717">桃園火車站或飯店</text:p>
            <text:p text:style-name="P718">桃園高鐵站</text:p>
            <text:p text:style-name="P719">桃園機場</text:p>
          </table:table-cell>
          <table:table-cell table:style-name="TableCell720">
            <text:p text:style-name="P721">08:00</text:p>
          </table:table-cell>
          <table:table-cell table:style-name="TableCell722">
            <text:p text:style-name="P723">每人費用: 8400元(4人出發)</text:p>
            <text:p text:style-name="P724">小孩(包含3歲) : 8400元</text:p>
            <text:p text:style-name="P725">0-2歲小孩: 3300元 (車資.保險)</text:p>
            <text:p text:style-name="P726">*福容飯店僅提供2人房，若有新增人數(包含兒童)則需另外加價。每房最多加一床，每位加收1200元，最<text:soft-page-break/>多2位。(含早餐、備品、床)。</text:p>
            <text:p text:style-name="P727">假日出發加價:500元/人(包含3歲-成人) <text:s text:c="4"/>費用包含項目:車資、保險、導遊費用、2午餐、1晚餐、住宿、海客體驗DIY活動、腳踏車。不包含:個人消費、魅力金三角DIY活動、下午茶。</text:p>
          </table:table-cell>
          <table:table-cell table:style-name="TableCell728">
            <text:p text:style-name="P729">第一天<text:s/></text:p>
            <text:p text:style-name="P730">08:00～09:00<text:s/>臺北車站集合出發 / 桃園高鐵</text:p>
            <text:p text:style-name="P731">09:30～14:00 參加魅力金三角活動/傳統服飾/DIY米食或傳統帽飾(DIY自費)/參觀忠貞市場了解雲南、緬甸、泰國、印尼或眷村各國美食/國旗屋/迎賓打歌舞與美食享用(餐標1000元)</text:p>
            <text:soft-page-break/>
            <text:p text:style-name="P732">14:30～16:30 自由時間，與神有約來個網美打卡下午茶，或是逛逛園區各類商店，拍拍照做紀念。 (午茶自費)</text:p>
            <text:p text:style-name="P733">17:00～18:30中壢牛肉麵(不吃牛肉的客人可改其他麵類。)(餐標200元)</text:p>
            <text:p text:style-name="P734">19:00入住中壢福蓉飯店或同等級(提供2人房)<text:s/></text:p>
            <text:p text:style-name="P735"/>
            <text:p text:style-name="P736">第二天<text:s/></text:p>
            <text:p text:style-name="P737">07:30～08:30早安/享用早餐</text:p>
            <text:p text:style-name="P738">09:30～11:00觀新藻礁生態環境教室(半小時)＋海螺文化體驗園區（今年十月）(１小時)</text:p>
            <text:p text:style-name="P739">11:30～11:45 永安漁港（租自行車）</text:p>
            <text:p text:style-name="P740">12:00～12:30 享用午餐牽罟飯(餐標250元)</text:p>
            <text:p text:style-name="P741">12:30～13:30 <text:s/>Diy活動／浮球彩繪</text:p>
            <text:p text:style-name="P742">13:30～16:30 新屋綠色走廊～觀海亭～新屋石滬故事館～新屋蚵間百年石滬群～漂流木公園～福興宮～折返永安漁港沿途欣賞夕陽</text:p>
            <text:p text:style-name="P743">16:30～17:30 回程</text:p>
            <text:p text:style-name="P744"/>
            <text:p text:style-name="P745">注意事項</text:p>
            <text:p text:style-name="P746">1.觀音藻礁生態&amp;石滬:配合潮汐時間，有可能早上或下午。</text:p>
            <text:p text:style-name="P747">2.第一天晚餐安排在中壢牛肉麵(不吃牛肉的客人可改其他麵類。)(餐標200元)</text:p>
            <text:p text:style-name="P748">3.第二天午餐安排牽罟飯(海客文化中特殊美食)(餐標200元)</text:p>
          </table:table-cell>
        </table:table-row>
        <text:soft-page-break/>
        <table:table-row table:style-name="TableRow749">
          <table:table-cell table:style-name="TableCell750">
            <text:p text:style-name="P751">27</text:p>
          </table:table-cell>
          <table:table-cell table:style-name="TableCell752">
            <text:p text:style-name="P753">桃園市</text:p>
          </table:table-cell>
          <table:table-cell table:style-name="TableCell754">
            <text:p text:style-name="P755">心「林」饗宴─拉拉山二日遊</text:p>
          </table:table-cell>
          <table:table-cell table:style-name="TableCell756">
            <text:p text:style-name="P757">大確幸旅行社/03-4923508</text:p>
          </table:table-cell>
          <table:table-cell table:style-name="TableCell758">
            <text:p text:style-name="P759">臺北市/桃園市</text:p>
          </table:table-cell>
          <table:table-cell table:style-name="TableCell760">
            <text:p text:style-name="P761">2日遊</text:p>
          </table:table-cell>
          <table:table-cell table:style-name="TableCell762">
            <text:p text:style-name="P763">4人成行</text:p>
          </table:table-cell>
          <table:table-cell table:style-name="TableCell764">
            <text:p text:style-name="P765">臺北火車站</text:p>
            <text:p text:style-name="P766">桃園高鐵站</text:p>
          </table:table-cell>
          <table:table-cell table:style-name="TableCell767">
            <text:p text:style-name="P768">AM8:00</text:p>
          </table:table-cell>
          <table:table-cell table:style-name="TableCell769">
            <text:p text:style-name="P770">．$6800(四人出發，2人房*2間)或6700(4人出發，4人房*1間)<text:line-break/>．0-2歲$3050(車資.保險.不佔床)<text:line-break/>假日加價:400元/人(包含3歲-成人)<text:line-break/>小孩(包含3歲):6800元<text:line-break/>．費用包含項目:車資、保險、導遊費用、用餐、住宿。不包含:個人消費、DIY小米酒活動．</text:p>
          </table:table-cell>
          <table:table-cell table:style-name="TableCell771">
            <text:p text:style-name="P772">第一天--08:00臺北車站/桃園高鐵集合出發→11:00達觀農場簡單餐盒(200元)或拉拉山巨木群(午餐)→12:00開始探訪拉拉山巨木群→15:30拉拉山午茶觀雲海(自費)→17:00入住達觀農場自由活動(可漫步於楓林小徑、竹林步道)→17:30體驗DIY搗麻糬→18:00晚餐→夜晚觀星活動<text:line-break/>使用當地食材精心烹調，還原自然最純樸的美味<text:line-break/>*因應防疫規範，用餐時需採梅花座或分散用餐，感謝您的配合!<text:line-break/>第二天--08:00享用農場風味早餐→09:00拉拉山季節性活動(採果自費:枇杷4-5月、水蜜桃6-8月、水梨10月、甜柿11-12月)(花季:櫻花2月、李花4月、桃花5月)→11:00午餐在山上餐廳用餐，提供當地食材特色餐(250元)→14:00漫遊羅福泰雅溫泉公園、小米園區探訪及DIY小米酒(自費)→16:30快樂回航-桃園高鐵站/臺北火車站<text:line-break/>※DIY搗麻糬&amp;夜晚觀星::20人以上開團，免費參加。疫情期間暫停活動。<text:line-break/>※採果價格現場秤重結算，農場賞櫻自費250元。<text:line-break/>※羅福泰雅溫泉公園周二休園，改去角板山公園。</text:p>
          </table:table-cell>
        </table:table-row>
        <table:table-row table:style-name="TableRow773">
          <table:table-cell table:style-name="TableCell774">
            <text:p text:style-name="P775">28</text:p>
          </table:table-cell>
          <table:table-cell table:style-name="TableCell776">
            <text:p text:style-name="P777">桃園市</text:p>
          </table:table-cell>
          <table:table-cell table:style-name="TableCell778">
            <text:p text:style-name="P779">心「林」饗宴─拉拉山一日遊</text:p>
          </table:table-cell>
          <table:table-cell table:style-name="TableCell780">
            <text:p text:style-name="P781">大確幸旅行社/03-4923508</text:p>
          </table:table-cell>
          <table:table-cell table:style-name="TableCell782">
            <text:p text:style-name="P783">臺北市/桃園市</text:p>
          </table:table-cell>
          <table:table-cell table:style-name="TableCell784">
            <text:p text:style-name="P785">1日遊</text:p>
          </table:table-cell>
          <table:table-cell table:style-name="TableCell786">
            <text:p text:style-name="P787">4人成行</text:p>
          </table:table-cell>
          <table:table-cell table:style-name="TableCell788">
            <text:p text:style-name="P789">臺北火車站</text:p>
            <text:p text:style-name="P790">桃園高鐵站</text:p>
          </table:table-cell>
          <table:table-cell table:style-name="TableCell791">
            <text:p text:style-name="P792">AM8:00</text:p>
          </table:table-cell>
          <table:table-cell table:style-name="TableCell793">
            <text:p text:style-name="P794">．2000元(四人出發)<text:line-break/>．0-2歲$1650(車資.保險)<text:line-break/>．小孩(包含3歲):2000元<text:line-break/>費用包含項目:車資、保險、導遊費用、午餐。不包含:個人消費。拉拉山之後將改成國家公園，會另外收門票100元以下，費用待確認。</text:p>
          </table:table-cell>
          <table:table-cell table:style-name="TableCell795">
            <text:p text:style-name="P796">08:00臺北車站/桃園高鐵集合出發→參觀拉拉山生態教育館(午餐)(1H)(整修休館時改去拉拉山巨木群內休息平台簡單使用餐盒)(200元)因應防疫規範，用餐時須採梅花座或分散用餐，感謝您的配合!→拉拉山自然保護區+拉拉山巨木群(3H)→回程(3H)，沿途採買名產</text:p>
          </table:table-cell>
        </table:table-row>
        <table:table-row table:style-name="TableRow797">
          <table:table-cell table:style-name="TableCell798">
            <text:p text:style-name="P799">29</text:p>
          </table:table-cell>
          <table:table-cell table:style-name="TableCell800">
            <text:p text:style-name="P801">桃園市</text:p>
          </table:table-cell>
          <table:table-cell table:style-name="TableCell802">
            <text:p text:style-name="P803">踏浪觀「海」─體驗全台唯一的海客文化! 桃園一日遊</text:p>
          </table:table-cell>
          <table:table-cell table:style-name="TableCell804">
            <text:p text:style-name="P805">大確幸旅行社/03-4923508</text:p>
          </table:table-cell>
          <table:table-cell table:style-name="TableCell806">
            <text:p text:style-name="P807">臺北市/桃園市</text:p>
          </table:table-cell>
          <table:table-cell table:style-name="TableCell808">
            <text:p text:style-name="P809">1日遊</text:p>
          </table:table-cell>
          <table:table-cell table:style-name="TableCell810">
            <text:p text:style-name="P811">4人成行</text:p>
          </table:table-cell>
          <table:table-cell table:style-name="TableCell812">
            <text:p text:style-name="P813">臺北車站</text:p>
            <text:p text:style-name="P814">桃園火車站</text:p>
            <text:p text:style-name="P815">桃園飯店</text:p>
            <text:p text:style-name="P816">桃園高鐵站</text:p>
            <text:p text:style-name="P817">桃園機場</text:p>
          </table:table-cell>
          <table:table-cell table:style-name="TableCell818">
            <text:p text:style-name="P819">AM08:00</text:p>
          </table:table-cell>
          <table:table-cell table:style-name="TableCell820">
            <text:p text:style-name="P821">．2500元(4人出發)<text:line-break/>．0-2歲$1650(車資.保險)<text:line-break/>小孩(包含3歲):2500元 <text:s text:c="6"/>費用包含項目 :車資、保險、導遊費用、午餐、DIY活動、腳踏車。不包含:個人消費。</text:p>
          </table:table-cell>
          <table:table-cell table:style-name="TableCell822">
            <text:p text:style-name="P823">08:00~09:00臺北火車站集合出發/桃園高鐵→觀新藻礁生態環境教室(30m)→海螺文化體驗園區(今年10月)(1H)→永安漁港(自行車租借)(午餐)→彩球彩繪DIY→新屋綠色走廊(觀海亭→新屋石滬故事館→新屋蚵間百年石滬群→漂流木公園→福興宮→永安漁港)→回程</text:p>
          </table:table-cell>
        </table:table-row>
        <text:soft-page-break/>
        <table:table-row table:style-name="TableRow824">
          <table:table-cell table:style-name="TableCell825">
            <text:p text:style-name="P826">30</text:p>
          </table:table-cell>
          <table:table-cell table:style-name="TableCell827">
            <text:p text:style-name="P828">桃園市</text:p>
          </table:table-cell>
          <table:table-cell table:style-name="TableCell829">
            <text:p text:style-name="P830">文青私藏!─品茶香、打卡絕美客家景點一日遊</text:p>
          </table:table-cell>
          <table:table-cell table:style-name="TableCell831">
            <text:p text:style-name="P832">大確幸旅行社/03-4923508</text:p>
          </table:table-cell>
          <table:table-cell table:style-name="TableCell833">
            <text:p text:style-name="P834">臺北市/桃園市</text:p>
          </table:table-cell>
          <table:table-cell table:style-name="TableCell835">
            <text:p text:style-name="P836">1日遊</text:p>
          </table:table-cell>
          <table:table-cell table:style-name="TableCell837">
            <text:p text:style-name="P838">4人成行</text:p>
          </table:table-cell>
          <table:table-cell table:style-name="TableCell839">
            <text:p text:style-name="P840">臺北火車站</text:p>
            <text:p text:style-name="P841">桃園高鐵站</text:p>
          </table:table-cell>
          <table:table-cell table:style-name="TableCell842">
            <text:p text:style-name="P843">AM08:00</text:p>
          </table:table-cell>
          <table:table-cell table:style-name="TableCell844">
            <text:p text:style-name="P845">．2200元(4人出發)．0-2歲$1600(車資.保險)．小孩(包含3歲):2200元 <text:s text:c="6"/>費用包含項目 :車資、保險、導遊費用、午餐、DIY活動。不包含:個人消費、下午茶。</text:p>
          </table:table-cell>
          <table:table-cell table:style-name="TableCell846">
            <text:p text:style-name="P847"><text:s/>08:00臺北車站/桃園高鐵集合出發→09:00~11:00百年福源老茶廠(導覽與DIY)→11:00~12:30三坑老街&amp;自然生態園區→12:30~13:30老街午餐 <text:s text:c="3"/>探訪傳統客家小吃店，另附客家菜包、飲料。若店家沒有營業，改到石門水庫周圍的餐廳，品嘗鮮甜活魚料理。→14:00~15:30石門水庫楓林步道&amp;嵩台→晴耕雨讀小書院(自費午茶)→17:00回程※晴耕雨讀小書院休館時，改安排石門水庫觀景咖啡廳。</text:p>
          </table:table-cell>
        </table:table-row>
        <table:table-row table:style-name="TableRow848">
          <table:table-cell table:style-name="TableCell849">
            <text:p text:style-name="P850">31</text:p>
          </table:table-cell>
          <table:table-cell table:style-name="TableCell851">
            <text:p text:style-name="P852">新竹縣</text:p>
          </table:table-cell>
          <table:table-cell table:style-name="TableCell853">
            <text:p text:style-name="P854">新竹五峰部落走讀林間一<text:s/>日遊</text:p>
            <text:p text:style-name="P855">(參山處)</text:p>
          </table:table-cell>
          <table:table-cell table:style-name="TableCell856">
            <text:p text:style-name="P857">巨豐旅行社/02-22568100</text:p>
          </table:table-cell>
          <table:table-cell table:style-name="TableCell858">
            <text:p text:style-name="P859">臺北市、新竹縣</text:p>
          </table:table-cell>
          <table:table-cell table:style-name="TableCell860">
            <text:p text:style-name="P861">10</text:p>
          </table:table-cell>
          <table:table-cell table:style-name="TableCell862">
            <text:p text:style-name="P863">4人成行</text:p>
          </table:table-cell>
          <table:table-cell table:style-name="TableCell864">
            <text:p text:style-name="P865">臺北車站(臺北車站東三門)</text:p>
            <text:p text:style-name="P866">高鐵新竹站</text:p>
            <text:p text:style-name="P867">台鐵六家站</text:p>
            <text:p text:style-name="P868">竹北安捷酒店大廳</text:p>
            <text:p text:style-name="P869">竹北喜來登大酒店大廳</text:p>
          </table:table-cell>
          <table:table-cell table:style-name="TableCell870">
            <text:p text:style-name="P871">07:30/週三~週日</text:p>
          </table:table-cell>
          <table:table-cell table:style-name="TableCell872">
            <text:p text:style-name="P873">平日成人 NT:1950元/人<text:line-break/><text:s/>假日成人 NT:2150元人<text:line-break/>未滿 3 歲兒童不佔位 NT$300 元。包含：台灣觀巴車資、導覽解說、保險[200 萬元意外險+20 萬元醫療險]ヽ部落活動費ヽ 午餐ヽDIY體驗</text:p>
          </table:table-cell>
          <table:table-cell table:style-name="TableCell874">
            <text:p text:style-name="P875"><text:span text:style-name="T876">07:30集合地點</text:span><text:span text:style-name="T877"><text:line-break/>10:00</text:span><text:span text:style-name="T878">➜</text:span><text:span text:style-name="T879">清泉藝術之森</text:span><text:span text:style-name="T880">+清泉吊橋</text:span><text:span text:style-name="T881"><text:line-break/>10:30將軍湯泡腳池</text:span><text:span text:style-name="T882"><text:line-break/>11:00張學良文化園區(30 分鐘)</text:span><text:span text:style-name="T883"><text:line-break/>11:50竹林養生村/五峰獵人學校</text:span><text:span text:style-name="T884"><text:line-break/><text:s/>迎賓禮/玩竹炮/祈福儀式</text:span><text:span text:style-name="T885"><text:line-break/>12:20午餐:風味餐或烤肉</text:span><text:span text:style-name="T886"><text:line-break/>13:20狩獵文化體驗:</text:span><text:span text:style-name="T887"><text:line-break/>1. 弓箭體驗</text:span><text:span text:style-name="T888"><text:line-break/>2. 陷阱解說</text:span><text:span text:style-name="T889"><text:line-break/>14:30 古部落巡禮</text:span><text:span text:style-name="T890"><text:line-break/>1. 傳統家屋解說</text:span><text:span text:style-name="T891"><text:line-break/>2. 瞭望台</text:span><text:span text:style-name="T892"><text:line-break/>16:30 賦歸</text:span><text:span text:style-name="T893"><text:line-break/>18:00 板橋車站</text:span><text:span text:style-name="T894"><text:line-break/>18:30 臺北車站</text:span></text:p>
          </table:table-cell>
        </table:table-row>
        <table:table-row table:style-name="TableRow895">
          <table:table-cell table:style-name="TableCell896">
            <text:p text:style-name="P897">32</text:p>
          </table:table-cell>
          <table:table-cell table:style-name="TableCell898">
            <text:p text:style-name="P899">新竹縣</text:p>
          </table:table-cell>
          <table:table-cell table:style-name="TableCell900">
            <text:p text:style-name="P901">浪漫台三線~內灣＋橫山大山背一日遊</text:p>
            <text:p text:style-name="P902">(參山處)</text:p>
          </table:table-cell>
          <table:table-cell table:style-name="TableCell903">
            <text:p text:style-name="P904">巨豐旅行社/02-22568100</text:p>
          </table:table-cell>
          <table:table-cell table:style-name="TableCell905">
            <text:p text:style-name="P906">臺北市、新竹縣</text:p>
          </table:table-cell>
          <table:table-cell table:style-name="TableCell907">
            <text:p text:style-name="P908">10</text:p>
          </table:table-cell>
          <table:table-cell table:style-name="TableCell909">
            <text:p text:style-name="P910">4人成行</text:p>
          </table:table-cell>
          <table:table-cell table:style-name="TableCell911">
            <text:p text:style-name="P912">臺北車站(臺北車站東三門)</text:p>
            <text:p text:style-name="P913">高鐵新竹站</text:p>
            <text:p text:style-name="P914">台鐵六家站</text:p>
            <text:p text:style-name="P915">竹北安捷酒店大廳</text:p>
            <text:p text:style-name="P916">竹北喜來登大酒店大廳</text:p>
          </table:table-cell>
          <table:table-cell table:style-name="TableCell917">
            <text:p text:style-name="P918">08:00～08:30/天天出發</text:p>
          </table:table-cell>
          <table:table-cell table:style-name="TableCell919">
            <text:p text:style-name="P920"><text:line-break/>平日成人 NT$1300 元/人， 假日成人 NT$1400元/人，<text:line-break/>未滿 3 歲兒童不佔位 NT$300 元。包含：台灣觀巴車資、導覽解說、保險[200 萬元意外險+20 萬元醫療險]</text:p>
          </table:table-cell>
          <table:table-cell table:style-name="TableCell921">
            <text:p text:style-name="P922">行程<text:line-break/>08:00 臺北車站東三門<text:line-break/>08:30 板橋車站北門<text:line-break/>10:00~10:40愛情合興車站<text:line-break/>10:40~11:40好客好品希望工場園區導覽<text:line-break/><text:s text:c="6"/>(30 分鐘)+參觀園區(30分鐘)<text:s/><text:line-break/>11:40~13:00 內灣老街巡禮活動<text:s/><text:line-break/><text:s text:c="4"/>(午餐於內灣老街自理 )<text:line-break/>13:30~16:30大山背人文園區:古道巡禮(騎龍古道或逃學古道,各約1小時至1.5小時的路程)或於大山背月人文館內參觀或自費參加DIY。<text:line-break/>*大山北月人文館自費diy可選項目:<text:line-break/>1. 大山北月 導覽+茶點 費用:250元人/停留(1.5)小時<text:line-break/>2. 大山北月導覽+植物上板+茶點 DIY 費用:900元人/停留2.5小時<text:s/><text:line-break/>16:30回程<text:line-break/>18:00 返程~返回板橋及臺北車站<text:line-break/>*上列各項目ｄｉｙ活動內容會因主辦場地規畫而不同，旅客出發前各項本公司詢問並提供最新優惠活動價格予以預定。</text:p>
          </table:table-cell>
        </table:table-row>
        <table:table-row table:style-name="TableRow923">
          <table:table-cell table:style-name="TableCell924">
            <text:p text:style-name="P925">33</text:p>
          </table:table-cell>
          <table:table-cell table:style-name="TableCell926">
            <text:p text:style-name="P927">新竹縣</text:p>
          </table:table-cell>
          <table:table-cell table:style-name="TableCell928">
            <text:p text:style-name="P929">新竹不一樣、樂遊獅頭山一日遊</text:p>
            <text:p text:style-name="P930">(參山處)</text:p>
          </table:table-cell>
          <table:table-cell table:style-name="TableCell931">
            <text:p text:style-name="P932">怡容國際旅行社/ 02-8973-2973</text:p>
          </table:table-cell>
          <table:table-cell table:style-name="TableCell933">
            <text:p text:style-name="P934">臺北市/新竹縣/新竹市</text:p>
          </table:table-cell>
          <table:table-cell table:style-name="TableCell935">
            <text:p text:style-name="P936">9.5</text:p>
          </table:table-cell>
          <table:table-cell table:style-name="TableCell937">
            <text:p text:style-name="P938">4人成行</text:p>
          </table:table-cell>
          <table:table-cell table:style-name="TableCell939">
            <text:p text:style-name="P940">臺北車站</text:p>
            <text:p text:style-name="P941">高鐵臺北站</text:p>
            <text:p text:style-name="P942">臺北松山機場</text:p>
            <text:p text:style-name="P943">臺北市中心飯店(中山、信義、大同、萬元華)<text:s/></text:p>
            <text:p text:style-name="P944">09:00高鐵新竹站</text:p>
            <text:p text:style-name="P945">09:10新竹市飯店</text:p>
          </table:table-cell>
          <table:table-cell table:style-name="TableCell946">
            <text:p text:style-name="P947">08:00 、天天出團</text:p>
          </table:table-cell>
          <table:table-cell table:style-name="TableCell948">
            <text:p text:style-name="P949">每人 平日1180元 假日1280元嬰兒(2歲以下)200元(不佔位)<text:s/>包含：交通、導覽、體驗活動、在地導覽、午餐、保險、礦泉水</text:p>
          </table:table-cell>
          <table:table-cell table:style-name="TableCell950">
            <text:p text:style-name="P951">集合地點→峨眉天主堂(40分鐘)→峨嵋湖(50分鐘)獅頭山景區(120分鐘)(依照當天遊客體能狀況、安排遊客中心周邊或周邊步道) 、午餐時間(獅山歇心茶樓享用精緻套餐)北埔老街客家情(1小時)含擂茶體驗→回程</text:p>
          </table:table-cell>
        </table:table-row>
        <table:table-row table:style-name="TableRow952">
          <table:table-cell table:style-name="TableCell953">
            <text:p text:style-name="P954">34</text:p>
          </table:table-cell>
          <table:table-cell table:style-name="TableCell955">
            <text:p text:style-name="P956">新竹縣</text:p>
          </table:table-cell>
          <table:table-cell table:style-name="TableCell957">
            <text:p text:style-name="P958">雪霸國家公園觀霧i自然風情二日遊</text:p>
            <text:p text:style-name="P959">(參山處)</text:p>
          </table:table-cell>
          <table:table-cell table:style-name="TableCell960">
            <text:p text:style-name="P961">怡容國際旅行社/ 02-8973-2973</text:p>
          </table:table-cell>
          <table:table-cell table:style-name="TableCell962">
            <text:p text:style-name="P963">臺北市/桃園市/新竹縣</text:p>
          </table:table-cell>
          <table:table-cell table:style-name="TableCell964">
            <text:p text:style-name="P965">每日約9.5小時</text:p>
          </table:table-cell>
          <table:table-cell table:style-name="TableCell966">
            <text:p text:style-name="P967">2人成行</text:p>
          </table:table-cell>
          <table:table-cell table:style-name="TableCell968">
            <text:p text:style-name="P969">臺北車站</text:p>
            <text:p text:style-name="P970">高鐵臺北站</text:p>
            <text:p text:style-name="P971">桃園交流道</text:p>
            <text:p text:style-name="P972">高鐵新竹站</text:p>
          </table:table-cell>
          <table:table-cell table:style-name="TableCell973">
            <text:p text:style-name="P974">09:00 <text:s/>天天出團</text:p>
          </table:table-cell>
          <table:table-cell table:style-name="TableCell975">
            <text:p text:style-name="P976">每人平日每人4200-5500<text:line-break/>假日每人5150-6600<text:line-break/>兒童不佔床不佔餐 NT1500(車位、乘客險、旅責險) <text:s/>嬰兒 200元<text:line-break/>包含：交通、導覽、當季DIY體驗活動(詳雪霸農場官網)、在地導覽、行程中餐食、保險、礦泉水<text:line-break/>說明：暑假、連假、農曆年期間調幅依雪霸農場當年公告調整</text:p>
          </table:table-cell>
          <table:table-cell table:style-name="TableCell977">
            <text:p text:style-name="P978">第一天<text:line-break/>集合地點→新竹高鐵站 → 竹東小憩(20分鐘) → 雪霸休閒農場午餐、自助式(1小時) → 雲海咖啡廳下午茶(60分鐘) → 晚餐時間、自助式(1小時) → 農場簡介 (1小時) → 星光之夜(視當日天候)<text:line-break/>夜宿:雪霸休閒農場<text:line-break/><text:line-break/>第二天<text:line-break/>晨喚→早餐(60分鐘) →可自行前往野馬瞰山森林步道風光(1.5小時) → 雪霸國家公園、觀霧遊憩區(2小時)→農場午餐、自助式(60分鐘) →清泉張學良故居(40分鐘) →新竹高鐵站→臺北火車站</text:p>
          </table:table-cell>
        </table:table-row>
        <text:soft-page-break/>
        <table:table-row table:style-name="TableRow979">
          <table:table-cell table:style-name="TableCell980">
            <text:p text:style-name="P981">35</text:p>
          </table:table-cell>
          <table:table-cell table:style-name="TableCell982">
            <text:p text:style-name="P983">新竹市</text:p>
          </table:table-cell>
          <table:table-cell table:style-name="TableCell984">
            <text:p text:style-name="P985">乘風遊新竹～探索科技百年老城一日遊</text:p>
            <text:p text:style-name="P986">(參山處)</text:p>
          </table:table-cell>
          <table:table-cell table:style-name="TableCell987">
            <text:p text:style-name="P988">竹企旅行社/03-533-1133</text:p>
          </table:table-cell>
          <table:table-cell table:style-name="TableCell989">
            <text:p text:style-name="P990">臺北市/新北市/新竹縣/新竹市</text:p>
          </table:table-cell>
          <table:table-cell table:style-name="TableCell991">
            <text:p text:style-name="P992">8</text:p>
          </table:table-cell>
          <table:table-cell table:style-name="TableCell993">
            <text:p text:style-name="P994">4人成行</text:p>
          </table:table-cell>
          <table:table-cell table:style-name="TableCell995">
            <text:p text:style-name="P996">臺北車站(臺北車站東三門)</text:p>
            <text:p text:style-name="P997">板橋車站北門</text:p>
            <text:p text:style-name="P998">高鐵新竹站＋台鐵六家站</text:p>
            <text:p text:style-name="P999">台鐵新竹站</text:p>
            <text:p text:style-name="P1000">新竹各大飯店</text:p>
          </table:table-cell>
          <table:table-cell table:style-name="TableCell1001">
            <text:p text:style-name="P1002">09:00-09：10/天天出發</text:p>
          </table:table-cell>
          <table:table-cell table:style-name="TableCell1003">
            <text:p text:style-name="P1004">平日成人NT$1,250元/人，<text:line-break/>假日成人NT$1,450元/人，<text:line-break/>未滿3歲兒童不佔位NT$300元。<text:line-break/>包含：台灣觀巴車資、導覽解說、保險[200萬元意外險+20萬元醫療險+500萬元乘客險]<text:line-break/>專業司機兼職車上導覽服務<text:line-break/>不含項目:<text:line-break/>1. 當日早、午、晚餐<text:line-break/>2. 個人私自費用。</text:p>
          </table:table-cell>
          <table:table-cell table:style-name="TableCell1005">
            <text:p text:style-name="P1006">09:00-09：10 集合地:板橋車站北門或臺北車站東三門<text:line-break/>10:00-10：10 視狀況停靠(高鐵新竹站＋台鐵六家站、台鐵新竹站等）<text:line-break/>10:30-12：00 探索台積創新館(了解台積公司對全球積體電路創新及台灣經濟發展的貢獻)<text:line-break/>※若遇休館或週日出發替代地點:新竹公園(麗池+玻璃藝術博物館+孔廟)+動物園取代。<text:line-break/>12:30-14：00 老鍋農莊午餐+DIY體驗(DIY自費@150-350不等，餐標參考@100-250不等)<text:line-break/>※老鍋農莊週三休館,若行程遇周三出發將以替代地點:海瑞貢丸DIY。<text:line-break/>14:30-16：30 17公里海岸線自行車道(起：南寮旅遊服務中心，訖：南港站)<text:line-break/>※雨天則將以替代地點:新竹漁港直銷中心戶外攤商「波光市集」及眷村博物館取代<text:line-break/>17:00-17：30 新竹都城隍廟(伴手禮參考)<text:line-break/>17:30 回程</text:p>
          </table:table-cell>
        </table:table-row>
        <table:table-row table:style-name="TableRow1007">
          <table:table-cell table:style-name="TableCell1008">
            <text:p text:style-name="P1009">36</text:p>
          </table:table-cell>
          <table:table-cell table:style-name="TableCell1010">
            <text:p text:style-name="P1011">新竹縣/新竹市</text:p>
          </table:table-cell>
          <table:table-cell table:style-name="TableCell1012">
            <text:p text:style-name="P1013">浪漫台三線、漫活客庄休閒農遊二日</text:p>
            <text:p text:style-name="P1014">(參山處)</text:p>
          </table:table-cell>
          <table:table-cell table:style-name="TableCell1015">
            <text:p text:style-name="P1016">竹企旅行社/03-533-1133</text:p>
          </table:table-cell>
          <table:table-cell table:style-name="TableCell1017">
            <text:p text:style-name="P1018">臺北市/新北市/新竹縣/新竹市</text:p>
          </table:table-cell>
          <table:table-cell table:style-name="TableCell1019">
            <text:p text:style-name="P1020">每日8小時</text:p>
          </table:table-cell>
          <table:table-cell table:style-name="TableCell1021">
            <text:p text:style-name="P1022">4人成行</text:p>
          </table:table-cell>
          <table:table-cell table:style-name="TableCell1023">
            <text:p text:style-name="P1024">臺北車站(臺北車站東三門)</text:p>
            <text:p text:style-name="P1025">板橋車站北門</text:p>
            <text:p text:style-name="P1026">高鐵新竹站＋台鐵六家站</text:p>
            <text:p text:style-name="P1027">竹北安捷酒店大廳</text:p>
            <text:p text:style-name="P1028">竹北喜來登大酒店大廳</text:p>
          </table:table-cell>
          <table:table-cell table:style-name="TableCell1029">
            <text:p text:style-name="P1030">07：30/天天出發</text:p>
          </table:table-cell>
          <table:table-cell table:style-name="TableCell1031">
            <text:p text:style-name="P1032">平日成人NT$3,999元/人，<text:line-break/>假日成人NT$5,599元/人，<text:line-break/>6 歲以下不佔床 NT 1,700元/人<text:line-break/>未滿3歲兒童不佔位NT$300元。<text:line-break/>飯店住宿4人房,若改雙人房每人加價850元/天，表列五星級飯店含早餐)<text:line-break/>包含：台灣觀巴車資、導覽解說、保險[200萬元意外險+20萬元醫療險＋500萬元乘客險]。<text:line-break/>專業司機兼職車上導覽服務<text:line-break/>不含項目:<text:line-break/>1. 二日午、晚餐<text:line-break/>2. 個人私自費用。<text:line-break/>3. 若未住宿表定旅客參加本活動者 每人扣除房費1,050元/天</text:p>
          </table:table-cell>
          <table:table-cell table:style-name="TableCell1033">
            <text:p text:style-name="P1034">D1 07：30 集合地點 09:00-11：30獅頭山景區 (獅山遊客中心出發，獅頭停車場集合 ) 12：00-14：00十二寮休閒農園+午餐 (DIY@80-400不等 餐標參考@500(合菜) 14：00-16：30細茅埔吊橋+峨眉環湖步道 (IG網美打卡聖地，(步道全長3.5公里，建議也可自費搭配環湖遊艇@200元)<text:line-break/>住宿：新竹國賓飯店(替代飯店以新竹豐邑喜來登或新竹安捷國際酒店)<text:line-break/>D2<text:line-break/>08：00飯店早餐09:00-09：30 新瓦屋客家文化保存區(全台灣第一個客家文化保存區，有定期展覽、小農商店、餐廳)10:30-12：30 照門休閒農業區(園內擁有農塘、農莊美食、特色童玩DIY等各種農村體驗)12:30-14：00 午餐自理(田媽媽 特有餐飲美食坊料理館)(餐標參考@70-150不等或合菜選擇)14:15-14：45 新埔鄉農會新農民市場(新農民市集、產業文化館、田媽媽美食坊、農特產品供應中心)15:05-16：00 關西牛欄河親水公園(關西縣定古蹟，日治時代興建的日式古橋，我的少女時代拍攝景點・東安古橋)16:20-16：50 愛情合興車站(全台最有名的愛情火車站)17:00 返程~沿途下客，返回板橋火車站或臺北火車站</text:p>
          </table:table-cell>
        </table:table-row>
        <table:table-row table:style-name="TableRow1035">
          <table:table-cell table:style-name="TableCell1036">
            <text:p text:style-name="P1037">37</text:p>
          </table:table-cell>
          <table:table-cell table:style-name="TableCell1038">
            <text:p text:style-name="P1039">新竹縣/新竹市/<text:line-break/>苗栗縣</text:p>
          </table:table-cell>
          <table:table-cell table:style-name="TableCell1040">
            <text:p text:style-name="P1041">新竹唯美打卡景點一日遊<text:line-break/>(參山處)</text:p>
          </table:table-cell>
          <table:table-cell table:style-name="TableCell1042">
            <text:p text:style-name="P1043">飛行家/02-25623919</text:p>
          </table:table-cell>
          <table:table-cell table:style-name="TableCell1044">
            <text:p text:style-name="P1045">臺北市</text:p>
          </table:table-cell>
          <table:table-cell table:style-name="TableCell1046">
            <text:p text:style-name="P1047">8小時</text:p>
          </table:table-cell>
          <table:table-cell table:style-name="TableCell1048">
            <text:p text:style-name="P1049">4人成行</text:p>
          </table:table-cell>
          <table:table-cell table:style-name="TableCell1050">
            <text:p text:style-name="P1051">臺北火車站</text:p>
            <text:p text:style-name="P1052">臺北市飯店</text:p>
          </table:table-cell>
          <table:table-cell table:style-name="TableCell1053">
            <text:p text:style-name="P1054">09:00</text:p>
          </table:table-cell>
          <table:table-cell table:style-name="TableCell1055">
            <text:p text:style-name="P1056">假日 成人$1100/人<text:s/><text:line-break/>平日 成人$950/人<text:s/><text:line-break/><text:line-break/>包含(行程車資、人員導覽、午餐x1、200萬元旅遊責任保險)<text:line-break/></text:p>
          </table:table-cell>
          <table:table-cell table:style-name="TableCell1057">
            <text:p text:style-name="P1058">09:00臺北車站西三門或臺北市區各大飯店出發→10:00-11:10湖口好客文創園區 (必拍：復古建築/裝置藝術)→12:00-13:30新竹城隍廟口午餐(柳家肉燥飯套餐/潤餅/冬瓜仙草絲/白色麥芽餅)(必拍：城隍廟與美食)→13:40-14:20百年歷史巡禮(迎曦門/火車站)(必拍：迎曦門/車站巴洛克鐘樓)→15:00-16:30貓狸山功維敘彩虹隧道(必拍：七彩霓虹夢幻鐵路隧道/台鐵舊列車/心想事成大車票)→16:30-16:50回程<text:line-break/><text:line-break/>注意事項：<text:line-break/>1.若遇廟口小吃攤商公休，將安排同價位餐食。<text:line-break/>2.個人裝備：防寒衣物、遮陽防曬用品、雨具及個人慣用隨身藥品：如暈車藥、感冒藥、防蚊蟲液等。<text:line-break/>3.穿著以輕便，舒適為主，勿穿高跟鞋。</text:p>
          </table:table-cell>
        </table:table-row>
        <text:soft-page-break/>
        <table:table-row table:style-name="TableRow1059">
          <table:table-cell table:style-name="TableCell1060">
            <text:p text:style-name="P1061">38</text:p>
          </table:table-cell>
          <table:table-cell table:style-name="TableCell1062">
            <text:p text:style-name="P1063">苗栗縣</text:p>
          </table:table-cell>
          <table:table-cell table:style-name="TableCell1064">
            <text:p text:style-name="P1065">車之道體驗中心、勝興老街、舊山線鐵道一日遊</text:p>
            <text:p text:style-name="P1066">(參山處)</text:p>
          </table:table-cell>
          <table:table-cell table:style-name="TableCell1067">
            <text:p text:style-name="P1068">竹企旅行社/03-533-1133</text:p>
          </table:table-cell>
          <table:table-cell table:style-name="TableCell1069">
            <text:p text:style-name="P1070">臺北市/苗栗縣</text:p>
          </table:table-cell>
          <table:table-cell table:style-name="TableCell1071">
            <text:p text:style-name="P1072">8</text:p>
          </table:table-cell>
          <table:table-cell table:style-name="TableCell1073">
            <text:p text:style-name="P1074">4人成行</text:p>
          </table:table-cell>
          <table:table-cell table:style-name="TableCell1075">
            <text:p text:style-name="P1076">臺北火車站</text:p>
            <text:p text:style-name="P1077">高鐵苗栗站</text:p>
            <text:p text:style-name="P1078">台鐵苗栗站</text:p>
          </table:table-cell>
          <table:table-cell table:style-name="TableCell1079">
            <text:p text:style-name="P1080">08:20-08:30/天天出發</text:p>
          </table:table-cell>
          <table:table-cell table:style-name="TableCell1081">
            <text:p text:style-name="P1082">平日成人NT$1,700元/人，假日成人NT$1,900元/人，未滿3歲兒童不佔位NT$300元。若以中巴以上車輛出團則配屬專業導覽人員一名。包含：台灣觀巴車資、導覽解說、保險[200萬元意外險+20萬元醫療險+500萬元乘客險]專業司機兼職車上導覽服務不含項目:1. 當日早、午、晚餐2. 個人私自費用。</text:p>
          </table:table-cell>
          <table:table-cell table:style-name="TableCell1083">
            <text:p text:style-name="P1084">08:20-08:30 臺北車站東三門或板橋車站北門09:00-09:10 視狀況停靠:高鐵苗栗＋台鐵苗栗站10:00-12:00 裕隆汽車車之道體驗中心觀光工廠(園區門票已內含，DIY體驗自費@50-200不等)12:20-13:30 勝興車站導覽+午餐(勝興老街自理，餐標@100-250不等)13:40-16:40 舊山線鐵道自行車【三條路線擇其一A250.B200.C250 (竹企官網觀巴專區有路線介紹)，需年滿3足歲且身高達95公分方能搭乘】17:00 回程</text:p>
          </table:table-cell>
        </table:table-row>
        <table:table-row table:style-name="TableRow1085">
          <table:table-cell table:style-name="TableCell1086">
            <text:p text:style-name="P1087">39</text:p>
          </table:table-cell>
          <table:table-cell table:style-name="TableCell1088">
            <text:p text:style-name="P1089">苗栗縣</text:p>
          </table:table-cell>
          <table:table-cell table:style-name="TableCell1090">
            <text:p text:style-name="P1091">主路線--苗栗網紅自行車暢快二日遊</text:p>
            <text:p text:style-name="P1092">副路線--苗栗網紅自行車暢快一日遊</text:p>
            <text:p text:style-name="P1093">(參山處)</text:p>
          </table:table-cell>
          <table:table-cell table:style-name="TableCell1094">
            <text:p text:style-name="P1095">喬登旅行社</text:p>
          </table:table-cell>
          <table:table-cell table:style-name="TableCell1096">
            <text:p text:style-name="P1097">臺北市</text:p>
          </table:table-cell>
          <table:table-cell table:style-name="TableCell1098">
            <text:p text:style-name="P1099">主路線--2日副路線--1日</text:p>
          </table:table-cell>
          <table:table-cell table:style-name="TableCell1100">
            <text:p text:style-name="P1101">4人成行</text:p>
          </table:table-cell>
          <table:table-cell table:style-name="TableCell1102">
            <text:p text:style-name="P1103">臺北車站東三門</text:p>
          </table:table-cell>
          <table:table-cell table:style-name="TableCell1104">
            <text:p text:style-name="P1105">AM08:00</text:p>
          </table:table-cell>
          <table:table-cell table:style-name="TableCell1106">
            <text:p text:style-name="P1107">主路線--$4850嬰兒每人$200(以上均含稅)說明事項:費用包含交通費、住宿(二人房兩小床或一大床，四人房型均一價)、餐費(2午餐、1晚餐、1早餐)、景點門票、鐵道自行車及500萬元旅遊責任保險含20萬元意外醫療險副路線--$1990元嬰兒每人$200副路線--說明:費用包含交通費、午餐、景點門票、鐵道自行車及500萬元旅遊責任保險含20萬元意外醫療險。</text:p>
          </table:table-cell>
          <table:table-cell table:style-name="TableCell1108">
            <text:p text:style-name="P1109"><text:span text:style-name="T1110">主路線--</text:span><text:span text:style-name="T1111">第一天--08:00臺北車站→10:15~14:00花露農場下車點(含寨酌然野奢莊園&amp;橘色三食，享用午餐)→15:15~17:10舊山線鐵道自行車→17:20抵達</text:span><text:span text:style-name="T1112">西湖渡假村</text:span><text:span text:style-name="T1113">(入住二人房，享用晚餐)</text:span></text:p>
            <text:p text:style-name="P1114">第二天--08:00喚醒→09:00住宿check out前往雪見→10:30二本松解說站→11:30雪見遊客中心(享用午餐)→15:00象鼻吊橋→16:00士林攔河堰→17:00西湖渡假村(取行李)→17:30賦歸→19:00臺北車站副路線--08:00臺北車站→10:15~14:00花露農場下車點(含寨酌然野奢莊園&amp;橘色三食，享用午餐)→15:15~17:10舊山線鐵道自行車→17:10賦歸→19:00臺北車站</text:p>
          </table:table-cell>
        </table:table-row>
        <table:table-row table:style-name="TableRow1115">
          <table:table-cell table:style-name="TableCell1116">
            <text:p text:style-name="P1117">40</text:p>
          </table:table-cell>
          <table:table-cell table:style-name="TableCell1118">
            <text:p text:style-name="P1119">苗栗縣</text:p>
          </table:table-cell>
          <table:table-cell table:style-name="TableCell1120">
            <text:p text:style-name="P1121">南庄向天湖秘境一日遊</text:p>
            <text:p text:style-name="P1122">(參山處)</text:p>
          </table:table-cell>
          <table:table-cell table:style-name="TableCell1123">
            <text:p text:style-name="P1124">怡容國際旅行社/ 02-8973-2973</text:p>
          </table:table-cell>
          <table:table-cell table:style-name="TableCell1125">
            <text:p text:style-name="P1126">臺北市/新竹縣</text:p>
          </table:table-cell>
          <table:table-cell table:style-name="TableCell1127">
            <text:p text:style-name="P1128">9.5</text:p>
          </table:table-cell>
          <table:table-cell table:style-name="TableCell1129">
            <text:p text:style-name="P1130">4人成行</text:p>
          </table:table-cell>
          <table:table-cell table:style-name="TableCell1131">
            <text:p text:style-name="P1132">臺北車站</text:p>
            <text:p text:style-name="P1133">高鐵臺北站</text:p>
            <text:p text:style-name="P1134">臺北松山機場</text:p>
            <text:p text:style-name="P1135">臺北市中心飯店(中山、信義、大同、萬元華)</text:p>
            <text:p text:style-name="P1136">高鐵新竹站</text:p>
          </table:table-cell>
          <table:table-cell table:style-name="TableCell1137">
            <text:p text:style-name="P1138">08:00 、天天出團</text:p>
          </table:table-cell>
          <table:table-cell table:style-name="TableCell1139">
            <text:p text:style-name="P1140">每人 平日1180元 假日1280元<text:line-break/>嬰兒(2歲以下)200元(不佔位)<text:s/><text:line-break/>包含：交通、導覽、午餐、保險、礦泉水</text:p>
          </table:table-cell>
          <table:table-cell table:style-name="TableCell1141">
            <text:p text:style-name="P1142">集合地點→高鐵新竹站→蓬萊生態園區護魚步道(1小時)→南庄老街巡禮(1小時)→午餐時間(可選擇安排於南庄市場傳統客家料理或向天湖原住民特色套餐)向天湖部落巡禮(90分鐘)→回程</text:p>
          </table:table-cell>
        </table:table-row>
        <table:table-row table:style-name="TableRow1143">
          <table:table-cell table:style-name="TableCell1144">
            <text:p text:style-name="P1145">41</text:p>
          </table:table-cell>
          <table:table-cell table:style-name="TableCell1146">
            <text:p text:style-name="P1147">臺中市</text:p>
          </table:table-cell>
          <table:table-cell table:style-name="TableCell1148">
            <text:p text:style-name="P1149">文青網美自行車遊臺中/臺北出發</text:p>
            <text:p text:style-name="P1150">(參山處)</text:p>
          </table:table-cell>
          <table:table-cell table:style-name="TableCell1151">
            <text:p text:style-name="P1152">宏祥旅行社</text:p>
          </table:table-cell>
          <table:table-cell table:style-name="TableCell1153">
            <text:p text:style-name="P1154">臺北市</text:p>
          </table:table-cell>
          <table:table-cell table:style-name="TableCell1155">
            <text:p text:style-name="P1156">1日遊</text:p>
          </table:table-cell>
          <table:table-cell table:style-name="TableCell1157">
            <text:p text:style-name="P1158">4人成行</text:p>
          </table:table-cell>
          <table:table-cell table:style-name="TableCell1159">
            <text:p text:style-name="P1160">臺北市中心飯店<text:line-break/>松山機場入境大廳服務台<text:line-break/>臺北車站東二門 (火車頭前)<text:line-break/>臺北捷運忠孝新生站2號出口<text:line-break/>臺北捷運西門站6號出口<text:line-break/>臺北捷運大安森林公園站2號出口</text:p>
          </table:table-cell>
          <table:table-cell table:style-name="TableCell1161">
            <text:p text:style-name="P1162">07:10AM~07:30AM</text:p>
          </table:table-cell>
          <table:table-cell table:style-name="TableCell1163">
            <text:p text:style-name="P1164">．$2300<text:line-break/>．未滿2歲$1680[不含午餐、門票及體驗項目]<text:line-break/>含:車道費用、自行車租借、門票、午餐(價格NT$500/人)、旅行社責任保險(200萬元身故及20萬元醫療)<text:line-break/>不含:個人消費、小費 <text:s text:c="4"/>備註:依規定0-1歲嬰兒搭乘需使用嬰兒座椅，故需佔位。本公司行程可全程提供嬰兒座椅。</text:p>
          </table:table-cell>
          <table:table-cell table:style-name="TableCell1165">
            <text:p text:style-name="P1166">07:30臺北車站出發→紙博館 (40分)→潭雅神綠園道-自行車體驗 (90分)→午餐：新月梧桐-國美館 (60分)→審計新村 (審計368新創聚落) (60分)→臺中國家歌劇院 (60分)→臺北車站 <text:s text:c="4"/>注意事項，如:1.週一不出團(臺中國家歌劇院公休) <text:s text:c="31"/></text:p>
          </table:table-cell>
        </table:table-row>
        <table:table-row table:style-name="TableRow1167">
          <table:table-cell table:style-name="TableCell1168">
            <text:p text:style-name="P1169">42</text:p>
          </table:table-cell>
          <table:table-cell table:style-name="TableCell1170">
            <text:p text:style-name="P1171">臺中市</text:p>
          </table:table-cell>
          <table:table-cell table:style-name="TableCell1172">
            <text:p text:style-name="P1173">都市藝術之美 ~臺中高美溼地一日遊</text:p>
            <text:p text:style-name="P1174">(參山處)</text:p>
          </table:table-cell>
          <table:table-cell table:style-name="TableCell1175">
            <text:p text:style-name="P1176">華府旅行社</text:p>
          </table:table-cell>
          <table:table-cell table:style-name="TableCell1177">
            <text:p text:style-name="P1178">臺中市</text:p>
          </table:table-cell>
          <table:table-cell table:style-name="TableCell1179">
            <text:p text:style-name="P1180">1日遊</text:p>
          </table:table-cell>
          <table:table-cell table:style-name="TableCell1181">
            <text:p text:style-name="P1182">4人成行</text:p>
          </table:table-cell>
          <table:table-cell table:style-name="TableCell1183">
            <text:p text:style-name="P1184">臺中火車站<text:line-break/>臺中市區飯店大廳<text:line-break/>高鐵臺中站</text:p>
          </table:table-cell>
          <table:table-cell table:style-name="TableCell1185">
            <text:p text:style-name="P1186">AM10:00~10:30</text:p>
          </table:table-cell>
          <table:table-cell table:style-name="TableCell1187">
            <text:p text:style-name="P1188">．平$1300假$1500<text:line-break/>．未滿3歲$300[不占位、僅含保險]<text:line-break/>內含:車資:、導覽解說、保險[200萬元契約責任險+20萬元醫療險]、午餐</text:p>
          </table:table-cell>
          <table:table-cell table:style-name="TableCell1189">
            <text:p text:style-name="P1190">集合地點→宮原眼科(40m)→臺中知名輕井澤火鍋(90m)→臺中國家歌劇院(30m) →彩虹眷村(20m)→高美濕地(60m)→回程<text:line-break/>*臺中歌劇院休館每周一休館，將更改為參觀秋紅谷。<text:line-break/>*由於日落時間夏冬季節有明顯差異, 為使 行程豐富順暢, 大約6月中到8月中平日將增加"三井outlet", 9月到5月則取消, 或有例外需由當天司導視狀況取捨, 不再另行通知!!*</text:p>
          </table:table-cell>
        </table:table-row>
        <table:table-row table:style-name="TableRow1191">
          <table:table-cell table:style-name="TableCell1192">
            <text:p text:style-name="P1193">43</text:p>
          </table:table-cell>
          <table:table-cell table:style-name="TableCell1194">
            <text:p text:style-name="P1195">臺中市</text:p>
          </table:table-cell>
          <table:table-cell table:style-name="TableCell1196">
            <text:p text:style-name="P1197">漫遊山城 ~東勢林場 .綠廊自行車逍遙一日遊</text:p>
            <text:p text:style-name="P1198">(參山處)</text:p>
          </table:table-cell>
          <table:table-cell table:style-name="TableCell1199">
            <text:p text:style-name="P1200">翰翔旅行社</text:p>
          </table:table-cell>
          <table:table-cell table:style-name="TableCell1201">
            <text:p text:style-name="P1202">臺中市</text:p>
          </table:table-cell>
          <table:table-cell table:style-name="TableCell1203">
            <text:p text:style-name="P1204">1日遊</text:p>
          </table:table-cell>
          <table:table-cell table:style-name="TableCell1205">
            <text:p text:style-name="P1206">4人成行</text:p>
          </table:table-cell>
          <table:table-cell table:style-name="TableCell1207">
            <text:p text:style-name="P1208">臺中火車站<text:line-break/>臺中市區飯店大廳<text:line-break/>高鐵臺中站</text:p>
          </table:table-cell>
          <table:table-cell table:style-name="TableCell1209">
            <text:p text:style-name="P1210">．週三、四、五、六、日AM0800:~08:40</text:p>
          </table:table-cell>
          <table:table-cell table:style-name="TableCell1211">
            <text:p text:style-name="P1212"><text:span text:style-name="T1213">．平$1600假$1800</text:span><text:span text:style-name="T1214"><text:line-break/>．未滿3歲$300[不占位、僅含保險]</text:span><text:span text:style-name="T1215"><text:line-break/>內含:車資:、導覽解說、午餐、保險[200萬元契約責任險+20萬元醫療險]</text:span><text:span text:style-name="T1216"><text:line-break/>．</text:span><text:span text:style-name="T1217">東勢林場</text:span><text:span text:style-name="T1218">門票</text:span><text:span text:style-name="T1219"><text:line-break/>’基本型自行車</text:span></text:p>
          </table:table-cell>
          <table:table-cell table:style-name="TableCell1220">
            <text:p text:style-name="P1221"><text:span text:style-name="T1222">集合地點→東豐自行車道(90m)→田媽媽森林咖啡屋午餐350(60m)→東勢林場(120m)→</text:span><text:span text:style-name="T1223">東勢林業文化園區</text:span><text:span text:style-name="T1224">(50m)→臺中</text:span><text:span text:style-name="T1225"><text:line-break/>★東勢林業文化園區，周一周二不開放，故不開團。</text:span></text:p>
          </table:table-cell>
        </table:table-row>
        <text:soft-page-break/>
        <table:table-row table:style-name="TableRow1226">
          <table:table-cell table:style-name="TableCell1227">
            <text:p text:style-name="P1228">44</text:p>
          </table:table-cell>
          <table:table-cell table:style-name="TableCell1229">
            <text:p text:style-name="P1230">臺中市</text:p>
          </table:table-cell>
          <table:table-cell table:style-name="TableCell1231">
            <text:p text:style-name="P1232">主路線:武陵&amp;福壽山花果雲霧之旅二日遊</text:p>
            <text:p text:style-name="P1233">副路線:武陵雲霧之旅二日遊</text:p>
            <text:p text:style-name="P1234">(參山處)</text:p>
          </table:table-cell>
          <table:table-cell table:style-name="TableCell1235">
            <text:p text:style-name="P1236">喬登旅行社/02-27965665</text:p>
          </table:table-cell>
          <table:table-cell table:style-name="TableCell1237">
            <text:p text:style-name="P1238">臺北市</text:p>
          </table:table-cell>
          <table:table-cell table:style-name="TableCell1239">
            <text:p text:style-name="P1240">每日約10小時</text:p>
          </table:table-cell>
          <table:table-cell table:style-name="TableCell1241">
            <text:p text:style-name="P1242">4人成行</text:p>
          </table:table-cell>
          <table:table-cell table:style-name="TableCell1243">
            <text:p text:style-name="P1244">臺北車站東三門</text:p>
          </table:table-cell>
          <table:table-cell table:style-name="TableCell1245">
            <text:p text:style-name="P1246">AM07：30或AM09：00，天天出發</text:p>
          </table:table-cell>
          <table:table-cell table:style-name="TableCell1247">
            <text:p text:style-name="P1248">費用：每人6,300元，嬰兒費用200元<text:line-break/> 說明：以上成人費用(3歲以上佔床即以成人價計算)為均一價，價格含稅、住宿(2人標準房，換3或4人房價格不變)、來回車資、門票、餐食(2午餐、1晚餐、1早餐)、500萬元旅遊責任保險含20萬元意外醫療險</text:p>
          </table:table-cell>
          <table:table-cell table:style-name="TableCell1249">
            <text:p text:style-name="P1250"><text:span text:style-name="T1251">第一天：</text:span><text:span text:style-name="T1252"><text:line-break/>07:30/09:00臺北車站東三門出發→茶之鄉（休息點）→武陵富野渡假村享用午餐→桃山瀑布步道→台灣櫻花鉤吻鮭生態中心→武陵搭乘9人座前往梨山賓館或福壽山農場→梨山賓館或福壽山農場享用美味晚餐（入住、用餐及飯店內活動)</text:span><text:span text:style-name="T1253"><text:line-break/>07:30或09:00 |臺北車站東三門 上車點出發09:30|途經【茶之鄉】視情況可做休息點12:15-13:15|武陵富野渡假村</text:span><text:span text:style-name="T1254"><text:line-break/>12:15-14:00 |富野渡假村巴頓西餐廳享用午餐14:00-16:00 |桃山瀑布步道16:15-16:30 |台灣櫻花鉤吻鮭生態中心17:00 |武陵搭乘9人座前往梨山賓館或福壽山農場18:00 |梨山賓館或福壽山農場享用晚餐及入住</text:span><text:span text:style-name="T1255"><text:line-break/></text:span><text:span text:style-name="T1256">⒉</text:span><text:span text:style-name="T1257">第二天：</text:span><text:span text:style-name="T1258"><text:line-break/>享受早餐及退房→悠閒福壽山農場早晨時光→梨山文物陳列館→櫻緣丘→楓之谷1956祕密花園→ 天池→福壽山農場餐廳午餐→取行李→賦歸→棲蘭（休息點）→臺北車站</text:span><text:span text:style-name="T1259"><text:line-break/>07:00-08:00 |享用豐盛早餐及退房</text:span><text:span text:style-name="T1260"><text:line-break/>08:00-09:00 |悠閒福壽山早晨時光</text:span><text:span text:style-name="T1261"><text:line-break/>09:00-09:30 |梨山文物陳列館</text:span><text:span text:style-name="T1262"><text:line-break/>09:30-09:45 | Mqoyat日出幸福-櫻緣丘</text:span><text:span text:style-name="T1263"><text:line-break/>09:45-10:00 | 楓之谷1956祕密花園</text:span><text:span text:style-name="T1264"><text:line-break/>10:30-11:45 | 天池</text:span><text:span text:style-name="T1265"><text:line-break/>12:00-13:00 |福壽山農場餐廳享用午餐及退房</text:span><text:span text:style-name="T1266"><text:line-break/>16:00 |途經【棲蘭】視情況可做休息點</text:span><text:span text:style-name="T1267"><text:line-break/>18:00 |臺北車站</text:span><text:span text:style-name="T1268"><text:line-break/></text:span><text:span text:style-name="T1269">⒊</text:span><text:span text:style-name="T1270">供餐：</text:span><text:span text:style-name="T1271"><text:line-break/>第一天：午：飯店餐廳、晚：農場餐廳</text:span><text:span text:style-name="T1272"><text:line-break/>第二天：早：農場餐廳、午：農場餐廳</text:span><text:span text:style-name="T1273"><text:line-break/>*餐食部分因疫情因素，由餐廳配合政府政策提供合適之餐點類型</text:span><text:span text:style-name="T1274"><text:line-break/></text:span><text:span text:style-name="T1275">⒋</text:span><text:span text:style-name="T1276">飯店：梨山賓館或福壽山農場，2、3、4人房價格均一。</text:span></text:p>
          </table:table-cell>
        </table:table-row>
        <table:table-row table:style-name="TableRow1277">
          <table:table-cell table:style-name="TableCell1278">
            <text:p text:style-name="P1279">45</text:p>
          </table:table-cell>
          <table:table-cell table:style-name="TableCell1280">
            <text:p text:style-name="P1281">臺中市/南投縣</text:p>
          </table:table-cell>
          <table:table-cell table:style-name="TableCell1282">
            <text:p text:style-name="P1283">阿罩霧林家花園.古蹟巡禮一日遊</text:p>
            <text:p text:style-name="P1284">(參山處)</text:p>
          </table:table-cell>
          <table:table-cell table:style-name="TableCell1285">
            <text:p text:style-name="P1286">翰翔旅行社</text:p>
          </table:table-cell>
          <table:table-cell table:style-name="TableCell1287">
            <text:p text:style-name="P1288">臺中市</text:p>
          </table:table-cell>
          <table:table-cell table:style-name="TableCell1289">
            <text:p text:style-name="P1290">1日遊</text:p>
          </table:table-cell>
          <table:table-cell table:style-name="TableCell1291">
            <text:p text:style-name="P1292">4人成行</text:p>
          </table:table-cell>
          <table:table-cell table:style-name="TableCell1293">
            <text:p text:style-name="P1294">臺中火車站<text:line-break/>臺中市區飯店大廳<text:line-break/>高鐵臺中站</text:p>
          </table:table-cell>
          <table:table-cell table:style-name="TableCell1295">
            <text:p text:style-name="P1296">AM0800~08:40</text:p>
          </table:table-cell>
          <table:table-cell table:style-name="TableCell1297">
            <text:p text:style-name="P1298">．平$1600假$1800<text:line-break/>．未滿3歲$300[不占位、僅含保險]<text:line-break/>內含:車資:、導覽解說、午餐、保險[200萬元契約責任險+20萬元醫療險]<text:line-break/>．林家花園門票</text:p>
          </table:table-cell>
          <table:table-cell table:style-name="TableCell1299">
            <text:p text:style-name="P1300">集合地點→中興新村(60M)→霧峰農會酒莊(30m)→議蘆薈館(90m)→霧峰林家宮保第園區(90m)→九二一地震教育園區(60m)→臺中</text:p>
          </table:table-cell>
        </table:table-row>
        <table:table-row table:style-name="TableRow1301">
          <table:table-cell table:style-name="TableCell1302">
            <text:p text:style-name="P1303">46</text:p>
          </table:table-cell>
          <table:table-cell table:style-name="TableCell1304">
            <text:p text:style-name="P1305">臺中市/南投縣</text:p>
          </table:table-cell>
          <table:table-cell table:style-name="TableCell1306">
            <text:p text:style-name="P1307">春花夏果秋楓冬雪 福壽山梨山武陵繽紛四季之旅</text:p>
            <text:p text:style-name="P1308">(參山處)</text:p>
          </table:table-cell>
          <table:table-cell table:style-name="TableCell1309">
            <text:p text:style-name="P1310">元帥旅行社/04-23015590</text:p>
          </table:table-cell>
          <table:table-cell table:style-name="TableCell1311">
            <text:p text:style-name="P1312">臺中市</text:p>
          </table:table-cell>
          <table:table-cell table:style-name="TableCell1313">
            <text:p text:style-name="P1314">每日8-10 小時</text:p>
          </table:table-cell>
          <table:table-cell table:style-name="TableCell1315">
            <text:p text:style-name="P1316">4人成行</text:p>
          </table:table-cell>
          <table:table-cell table:style-name="TableCell1317">
            <text:p text:style-name="P1318">07:00<text:s/></text:p>
            <text:p text:style-name="P1319">中欣商務旅館&lt;臺中火車站-建國路&gt;<text:line-break/>07:10~07:20 臺中舊市區飯店<text:line-break/>&lt;鄰近臺中火車站、逢甲夜市、市政路、勤美商圈等…&gt;<text:line-break/>07:30<text:s/></text:p>
            <text:p text:style-name="P1320">臺中高鐵站7 號出口&lt;警察服務櫃台&gt;<text:line-break/>[若在清泉崗機場、后里麗寶樂園及非上述地點接送酌收150 元/位]</text:p>
          </table:table-cell>
          <table:table-cell table:style-name="TableCell1321">
            <text:p text:style-name="P1322">每週三五、日AM07：-07：30 出發</text:p>
          </table:table-cell>
          <table:table-cell table:style-name="TableCell1323">
            <text:p text:style-name="P1324">§[7(含)歲以上]：<text:line-break/>入住日期 平日 <text:s/>假日<text:line-break/>團費 平日5,980 元/位 旺季平日6,580 元/位 假日6,980 元/位<text:s text:c="2"/>小旺季平日(3月、7-10月、12月等)6,280 元/位【包含行程車資、人員導覽、門票、餐食、保險[200 萬元契約責任險+20 萬元意外醫療險]、住宿(單人需補價差)】§[3(含)歲以上~6 含)歲以下&lt;不佔床&gt;]：4,430 元/位【包含行程車資、人員導覽、門票、餐食、保險[200 萬元契約責任險+20 萬元意外醫療險]】§[2(含)歲以下&lt;不佔床&gt;]：1,500 元/位【包含行程車資、人員導覽、門票、保險[200 萬元契約責任險+20 萬元意外醫療險]】<text:line-break/>※ 住宿安排在梨山賓館或同級，若要更改住宿地點須補差價，請旅客見諒。<text:line-break/>※ 旺季平日定義：指[2 月份櫻花季、11 月份楓葉季]之週日至週四入住。<text:line-break/>※ 假日定義：指淡季週六或國定連續假期或旺季週五入住。<text:line-break/>&lt;平假日定義依飯店公告為主&gt;<text:line-break/>※ 此行程春節及旺季週六<text:soft-page-break/>不適用。<text:line-break/>※ 行程內所包含活動項目或門票為『附加贈送』放棄者恕不退費。<text:line-break/>※ 本行程因房價對應入住人數，而團費皆為固定，故不因入住人<text:line-break/>數有增加而有價差。</text:p>
          </table:table-cell>
          <table:table-cell table:style-name="TableCell1325">
            <text:p text:style-name="P1326">第一天<text:line-break/>臺中集合出發(07:00 臺中火車站、07:30 臺中高鐵站)經國道六號<text:line-break/>10:00~10:30 武嶺眺望群山盡覽<text:line-break/>12:00~13:00 風味午餐【在福壽山農場用餐，約300 元/位】13:00~14:30 福壽山農場14:50~15:20 天池導覽【櫻花季期間，天池改至千櫻園】15:40~16:10 梨山文物陳列館16:20~16:50 梨山遊客中心【體驗穿泰雅服飾拍照留念】16:50~18:00<text:line-break/>至梨山賓館放置行李後自由活動<text:line-break/>【建議可自行前往楓之谷1956 祕密花園、希利克步道散步或至梨山大街自行購買伴手禮】18:00~19:30 風味晚餐【在梨山賓館用餐，約450 元/位】20:00~21:00 原住民表演【目前因受疫情影響，暫停中】第二天<text:line-break/>07:00~08:00 晨喚享用賓館內早餐<text:line-break/>08:00~08:30 退房及行李上車<text:line-break/>09:30~12:30武陵農場(七家灣賞櫻花鉤吻鮭)【每年2 月~3 月配合交通管制(櫻花季)，須改搭接駁專車前往農場(依所訂接駁車時間而更改)】【每年3 月~4 月紫藤花季，可至環山部落短暫停留並欣賞】12:30~13:30 風味午餐【在武陵農場用餐，約350 元/位】15:30~16:00 合歡尖山風情、松雪樓眺望奇萊峰18:30~19:30 經國道六號回程<text:line-break/>※ 餐食說明：【餐食依人數提供中式個人套餐或合菜】<text:line-break/>※ 注意事項，如:<text:line-break/>1. 此行程可依當天人數、活動節慶、天候或配合當地花季等…因素，由領隊調整行程順序，若景點關閉，將另尋附近景點，本公司不另公告。<text:line-break/><text:soft-page-break/>2. 依每年氣候狀況變動，無法精準預測季節活動，如因花/樹/<text:line-break/>葉凋謝或未綻開或未變色，仍依原定行程景點照常前往。<text:line-break/>3. 當日車輛依人數安排(九人座/乙類客車)。<text:line-break/>4. 因武陵農場賞櫻期間，每日限額6000 人，故以上行程依所<text:line-break/>訂接駁車時間而更改。<text:line-break/>5. 如上述當天持有通行證時，則原車進入，任何車輛入武陵農<text:line-break/>場指定停車場停妥後即不可移動，遊客皆需改搭農場接駁車<text:line-break/>移動喔！</text:p>
          </table:table-cell>
        </table:table-row>
        <text:soft-page-break/>
        <table:table-row table:style-name="TableRow1327">
          <table:table-cell table:style-name="TableCell1328">
            <text:p text:style-name="P1329">47</text:p>
          </table:table-cell>
          <table:table-cell table:style-name="TableCell1330">
            <text:p text:style-name="P1331">南投縣</text:p>
          </table:table-cell>
          <table:table-cell table:style-name="TableCell1332">
            <text:p text:style-name="P1333"><text:span text:style-name="T1334">絕美高山景觀公路-清境農場、合歡山</text:span></text:p>
            <text:p text:style-name="P1335">(日管處)</text:p>
          </table:table-cell>
          <table:table-cell table:style-name="TableCell1336">
            <text:p text:style-name="P1337">華府旅行社</text:p>
          </table:table-cell>
          <table:table-cell table:style-name="TableCell1338">
            <text:p text:style-name="P1339">臺中市</text:p>
          </table:table-cell>
          <table:table-cell table:style-name="TableCell1340">
            <text:p text:style-name="P1341">1日遊</text:p>
          </table:table-cell>
          <table:table-cell table:style-name="TableCell1342">
            <text:p text:style-name="P1343">2人成行</text:p>
          </table:table-cell>
          <table:table-cell table:style-name="TableCell1344">
            <text:p text:style-name="P1345">臺中火車站<text:line-break/>臺中市區飯店大廳<text:line-break/>高鐵臺中站</text:p>
          </table:table-cell>
          <table:table-cell table:style-name="TableCell1346">
            <text:p text:style-name="P1347">AM08:00~08:40</text:p>
          </table:table-cell>
          <table:table-cell table:style-name="TableCell1348">
            <text:p text:style-name="P1349">．平/假日 成人$1800<text:line-break/>．未滿3歲$300[不占位、僅含保險]<text:line-break/>內含:車資:、導覽解說、午餐、保險[200萬元契約責任險+20萬元醫療險]<text:line-break/>．青青草原門票</text:p>
          </table:table-cell>
          <table:table-cell table:style-name="TableCell1350">
            <text:p text:style-name="P1351">集合地點→清境農場(青青草原)(90m) →午餐(60m)→武嶺(20m)<text:s/>→合歡山<text:s/>3158 Cafe(60m)→清境商圈巡禮(40m)→回程</text:p>
            <text:p text:style-name="P1352"/>
            <text:p text:style-name="P1353">★遇雪季管制無法上武嶺-合歡山，則改為→廣興紙寮(90m)→18度C巧克力工廠(30m)</text:p>
          </table:table-cell>
        </table:table-row>
        <table:table-row table:style-name="TableRow1354">
          <table:table-cell table:style-name="TableCell1355">
            <text:p text:style-name="P1356">48</text:p>
          </table:table-cell>
          <table:table-cell table:style-name="TableCell1357">
            <text:p text:style-name="P1358">南投縣</text:p>
          </table:table-cell>
          <table:table-cell table:style-name="TableCell1359">
            <text:p text:style-name="P1360">四季皆宜~漫遊杉林溪一日遊</text:p>
            <text:p text:style-name="P1361">(日管處)</text:p>
          </table:table-cell>
          <table:table-cell table:style-name="TableCell1362">
            <text:p text:style-name="P1363">華府旅行社/04-35027888</text:p>
          </table:table-cell>
          <table:table-cell table:style-name="TableCell1364">
            <text:p text:style-name="P1365">臺中市</text:p>
          </table:table-cell>
          <table:table-cell table:style-name="TableCell1366">
            <text:p text:style-name="P1367">1日遊</text:p>
          </table:table-cell>
          <table:table-cell table:style-name="TableCell1368">
            <text:p text:style-name="P1369">4人成行</text:p>
          </table:table-cell>
          <table:table-cell table:style-name="TableCell1370">
            <text:p text:style-name="P1371">臺中火車站<text:line-break/>臺中市區飯店大廳<text:line-break/>高鐵臺中站</text:p>
          </table:table-cell>
          <table:table-cell table:style-name="TableCell1372">
            <text:p text:style-name="P1373">AM08:00~08:40</text:p>
          </table:table-cell>
          <table:table-cell table:style-name="TableCell1374">
            <text:p text:style-name="P1375">．平$1600假$1800<text:line-break/>．未滿3歲$300[不占位、僅含保險]<text:line-break/>內含:車資:、導覽解說、午餐、保險[200萬元契約責任險+20萬元醫療險]<text:line-break/>．杉林溪門票<text:line-break/>．杉林溪遊園車(單程)</text:p>
          </table:table-cell>
          <table:table-cell table:style-name="TableCell1376">
            <text:p text:style-name="P1377">集合地點→孟宗竹林(60m)十二生肖彎(途經)→忘憂森林(60m)→午餐(60m)→杉林溪森林生態園區(120m)→松林町妖怪村(30m)→回程<text:line-break/>★若遇忘憂森林接駁車停駛，則改至孟宗竹林參觀。</text:p>
          </table:table-cell>
        </table:table-row>
        <table:table-row table:style-name="TableRow1378">
          <table:table-cell table:style-name="TableCell1379">
            <text:p text:style-name="P1380">49</text:p>
          </table:table-cell>
          <table:table-cell table:style-name="TableCell1381">
            <text:p text:style-name="P1382">南投縣</text:p>
          </table:table-cell>
          <table:table-cell table:style-name="TableCell1383">
            <text:p text:style-name="P1384">武界秘境避暑趣一日遊</text:p>
            <text:p text:style-name="P1385"><text:s/>(日管處)</text:p>
          </table:table-cell>
          <table:table-cell table:style-name="TableCell1386">
            <text:p text:style-name="P1387">元帥旅行社/04-23015590</text:p>
          </table:table-cell>
          <table:table-cell table:style-name="TableCell1388">
            <text:p text:style-name="P1389">臺中市</text:p>
          </table:table-cell>
          <table:table-cell table:style-name="TableCell1390">
            <text:p text:style-name="P1391">1日遊</text:p>
          </table:table-cell>
          <table:table-cell table:style-name="TableCell1392">
            <text:p text:style-name="P1393">4人成行</text:p>
            <text:p text:style-name="P1394">(成行人數不含3歲以下兒童)</text:p>
          </table:table-cell>
          <table:table-cell table:style-name="TableCell1395">
            <text:p text:style-name="P1396">08:00</text:p>
            <text:p text:style-name="P1397">中心商務旅館〈臺中火車站-建國路〉</text:p>
            <text:p text:style-name="P1398">08:10~08:20</text:p>
            <text:p text:style-name="P1399">臺中舊市區飯店〈鄰近臺中火車站、逢甲夜市、市政路、勤美商圈等〉</text:p>
            <text:p text:style-name="P1400">08:30</text:p>
            <text:p text:style-name="P1401">臺中高鐵7號出口〈警察服務櫃台〉〔若在清泉崗機場、后里麗寶樂園及非上述地點接送酌收150元/位〕</text:p>
          </table:table-cell>
          <table:table-cell table:style-name="TableCell1402">
            <text:p text:style-name="P1403">．天天出發AM08:00~08:30出發</text:p>
          </table:table-cell>
          <table:table-cell table:style-name="TableCell1404">
            <text:p text:style-name="P1405">．〔4(含)歲以上〕：1,900元/位【包含車資、人員導覽、餐食、保險(200萬契約責任險+20萬意外醫療險)</text:p>
            <text:p text:style-name="P1406">．〔3(含)歲以下〕：300元/位【包含車資、人員導覽、保險(200萬契約責任險+20萬意外醫療險)</text:p>
            <text:p text:style-name="P1407"/>
            <text:list text:style-name="LFO2" text:continue-numbering="true">
              <text:list-item>
                <text:p text:style-name="P1408">行程內所包含活動項目或門票為『附加贈送』放棄者恕不退費。</text:p>
              </text:list-item>
              <text:list-item>
                <text:p text:style-name="P1409">本行程為以四人以上成行，若兩人出發須補車資$1000/位；三人出發須補車資$700/位。</text:p>
              </text:list-item>
              <text:list-item>
                <text:p text:style-name="P1410"><text:span text:style-name="T1411">成行人數不含3歲以下兒童。</text:span></text:p>
              </text:list-item>
            </text:list>
            <text:p text:style-name="P1412"/>
          </table:table-cell>
          <table:table-cell table:style-name="TableCell1413">
            <text:p text:style-name="P1414"/>
            <text:p text:style-name="P1415">臺中集合出發(08:00臺中火車站、08:30臺中高鐵站)→思源吊橋→武界壩→摩摩納爾瀑布</text:p>
            <text:p text:style-name="P1416"><text:s text:c="27"/>(共計180分)</text:p>
            <text:p text:style-name="P1417">→當地風味午餐(60分)</text:p>
            <text:p text:style-name="P1418">→漫步武界市集(60分)</text:p>
            <text:p text:style-name="P1419">→日月潭引水道(大水管) (30分)</text:p>
            <text:p text:style-name="P1420">→賦歸台中</text:p>
            <text:p text:style-name="P1421"/>
            <text:list text:style-name="LFO3" text:continue-numbering="true">
              <text:list-item>
                <text:p text:style-name="P1422">餐食說明：</text:p>
              </text:list-item>
            </text:list>
            <text:p text:style-name="P1423">【餐食依人數提供中式個人套餐或合菜】</text:p>
            <text:list text:style-name="LFO3" text:continue-numbering="true">
              <text:list-item>
                <text:p text:style-name="P1424">注意事項，如</text:p>
              </text:list-item>
            </text:list>
            <text:list text:style-name="LFO4" text:continue-numbering="true">
              <text:list-item>
                <text:p text:style-name="P1425">因有踏至溪水行程建議可自備拖鞋、毛巾及一套乾淨衣物，並注意防曬措施。</text:p>
              </text:list-item>
              <text:list-item>
                <text:p text:style-name="P1426">此行程可依當天人數、活動節慶或天候等…因素，由領隊調整行程順序，若景點關閉，將另尋附近景點，本公司不另行公告。</text:p>
              </text:list-item>
              <text:list-item>
                <text:p text:style-name="P1427">當日車輛依人數安排(九人座)。</text:p>
              </text:list-item>
            </text:list>
            <text:p text:style-name="P1428"/>
          </table:table-cell>
        </table:table-row>
        <table:table-row table:style-name="TableRow1429">
          <table:table-cell table:style-name="TableCell1430">
            <text:p text:style-name="P1431">50</text:p>
          </table:table-cell>
          <table:table-cell table:style-name="TableCell1432">
            <text:p text:style-name="P1433">南投縣</text:p>
          </table:table-cell>
          <table:table-cell table:style-name="TableCell1434">
            <text:p text:style-name="P1435">海陸空體驗日月潭之美一日(日管處)</text:p>
          </table:table-cell>
          <table:table-cell table:style-name="TableCell1436">
            <text:p text:style-name="P1437">華府/04-35027888</text:p>
          </table:table-cell>
          <table:table-cell table:style-name="TableCell1438">
            <text:p text:style-name="P1439">臺中市</text:p>
          </table:table-cell>
          <table:table-cell table:style-name="TableCell1440">
            <text:p text:style-name="P1441">8小時</text:p>
          </table:table-cell>
          <table:table-cell table:style-name="TableCell1442">
            <text:p text:style-name="P1443">4人成行</text:p>
          </table:table-cell>
          <table:table-cell table:style-name="TableCell1444">
            <text:p text:style-name="P1445">臺中火車站</text:p>
            <text:p text:style-name="P1446">臺中高鐵站</text:p>
            <text:p text:style-name="P1447">臺中市區飯店</text:p>
          </table:table-cell>
          <table:table-cell table:style-name="TableCell1448">
            <text:p text:style-name="P1449">08:00-08:40</text:p>
          </table:table-cell>
          <table:table-cell table:style-name="TableCell1450">
            <text:p text:style-name="P1451">費用：成人平日1,600、假日1,800元/位3歲以下300元/位[不占位、僅含保險]內含：車資、導覽解說、午餐、保險【200萬元契約責任險+20萬元意外醫療險】、日月潭纜車、遊湖船資、基本型自行車費用/1小時</text:p>
          </table:table-cell>
          <table:table-cell table:style-name="TableCell1452">
            <text:p text:style-name="P1453">集合地點→全球最美自行車道(60m)→午餐(60m)→船遊日月潭(50m)→日月潭纜車(60m)→日月潭文武廟(30m)→臺中注意事項※如遇纜車保養維修停駛，將改為妮娜巧克力夢想城堡。※如遇日月潭遊艇停駛，將改為廣興紙寮。※ 此行程可依當天人數、活動節慶或天候等…因素，調整行程順序，本公司不另公告。※ 此行程內所包含活動項目或門票，放棄者恕不退費。※ 本行程無安排名產店，如果需要購買名產的貴賓，將會特別為您訂購。※ 以上停留時間均為預估停留時間，實際停留時間依當日實際狀況為主。</text:p>
          </table:table-cell>
        </table:table-row>
        <table:table-row table:style-name="TableRow1454">
          <table:table-cell table:style-name="TableCell1455">
            <text:p text:style-name="P1456">51</text:p>
          </table:table-cell>
          <table:table-cell table:style-name="TableCell1457">
            <text:p text:style-name="P1458">南投縣</text:p>
          </table:table-cell>
          <table:table-cell table:style-name="TableCell1459">
            <text:p text:style-name="P1460">季節限定-日月潭金針花海療癒身心一日遊</text:p>
            <text:p text:style-name="P1461">(日管處)</text:p>
          </table:table-cell>
          <table:table-cell table:style-name="TableCell1462">
            <text:p text:style-name="P1463">華府/04-35027888</text:p>
          </table:table-cell>
          <table:table-cell table:style-name="TableCell1464">
            <text:p text:style-name="P1465">臺中市</text:p>
          </table:table-cell>
          <table:table-cell table:style-name="TableCell1466">
            <text:p text:style-name="P1467">8小時</text:p>
          </table:table-cell>
          <table:table-cell table:style-name="TableCell1468">
            <text:p text:style-name="P1469">4人成行</text:p>
          </table:table-cell>
          <table:table-cell table:style-name="TableCell1470">
            <text:p text:style-name="P1471">臺中火車站</text:p>
            <text:p text:style-name="P1472">臺中高鐵站</text:p>
            <text:p text:style-name="P1473">臺中市區飯店</text:p>
          </table:table-cell>
          <table:table-cell table:style-name="TableCell1474">
            <text:p text:style-name="P1475">08:00-08:40</text:p>
          </table:table-cell>
          <table:table-cell table:style-name="TableCell1476">
            <text:p text:style-name="P1477">費用：成人平日1,600、假日1,800元/位<text:line-break/>3歲以下300元/位[不占位、僅含保險]<text:s/><text:line-break/>內含：車資、導覽解說、保險【200萬元契約責任險+20萬元醫療險】、午餐、果園入門票、金針花門票</text:p>
          </table:table-cell>
          <table:table-cell table:style-name="TableCell1478">
            <text:p text:style-name="P1479">集合地點→多肉秘境(40m)→採果樂(30m)→午餐(60m)→頭社金針花+體驗活盆地(60m)→270度觀景台(不同角度認識日月潭)(60m)→臺中<text:line-break/><text:line-break/>注意事項<text:line-break/>※ (5-6月、9-10月花季限定)<text:line-break/>※水果成長情況依現場為準，若遇季節影響，無法採，則改為採菇。<text:line-break/>※ 此行程可依當天人數、活動節慶或天候等…因素，調整行程順序，本公司不另公告。<text:line-break/>※ 此行程內所包含活動項目或門票，放棄者恕不退費。<text:line-break/><text:soft-page-break/>※ 本行程無安排名產店，如果需要購買名產的貴賓，將會特別為您訂購。<text:line-break/>※ 景點實際停留時間及回程時間將依冬令或夏令時間做調整。</text:p>
          </table:table-cell>
        </table:table-row>
        <text:soft-page-break/>
        <table:table-row table:style-name="TableRow1480">
          <table:table-cell table:style-name="TableCell1481">
            <text:p text:style-name="P1482">52</text:p>
          </table:table-cell>
          <table:table-cell table:style-name="TableCell1483">
            <text:p text:style-name="P1484">彰化縣/雲林縣</text:p>
          </table:table-cell>
          <table:table-cell table:style-name="TableCell1485">
            <text:p text:style-name="P1486">走入鹿港雲林歷史長廊時光之旅</text:p>
            <text:p text:style-name="P1487">(參山處)</text:p>
          </table:table-cell>
          <table:table-cell table:style-name="TableCell1488">
            <text:p text:style-name="P1489">元帥旅行社/04-23015590</text:p>
          </table:table-cell>
          <table:table-cell table:style-name="TableCell1490">
            <text:p text:style-name="P1491">臺中市</text:p>
          </table:table-cell>
          <table:table-cell table:style-name="TableCell1492">
            <text:p text:style-name="P1493">每日9~10 小時</text:p>
          </table:table-cell>
          <table:table-cell table:style-name="TableCell1494">
            <text:p text:style-name="P1495">4人成行</text:p>
          </table:table-cell>
          <table:table-cell table:style-name="TableCell1496">
            <text:p text:style-name="P1497">08:00<text:s/></text:p>
            <text:p text:style-name="P1498">中欣商務旅館&lt;臺中火車站-建國路&gt;<text:line-break/>08:10~08:20 臺中舊市區飯店<text:line-break/>&lt;鄰近臺中火車站、逢甲夜市、市政路、勤美商圈等…&gt;<text:line-break/>08:30<text:s/></text:p>
            <text:p text:style-name="P1499">臺中高鐵站7 號出口&lt;警察服務櫃台&gt;<text:line-break/>[若在清泉崗機場、后里麗寶樂園及非上述地點接送酌收150 元/位]<text:line-break/>[若回程如需更改雲林高鐵站下車，請提前告知]</text:p>
          </table:table-cell>
          <table:table-cell table:style-name="TableCell1500">
            <text:p text:style-name="P1501">每週二四、六AM08:00～08:30 出發</text:p>
          </table:table-cell>
          <table:table-cell table:style-name="TableCell1502">
            <text:p text:style-name="P1503">7(含)歲以上：<text:s/><text:line-break/>團費平日 4,700 元/位 假日5,000 元/位 旺日 5,300 元/位<text:line-break/>住宿(單人需補價差)】<text:line-break/>3(含)歲以上~6 含)歲以下&lt;不佔床&gt;：3,700 元/位</text:p>
            <text:p text:style-name="P1504">【包含行程車資、人員導覽、三輪車體驗費用、餐食、保險(200 萬元契約責任險+20 萬元意外醫療險)】<text:line-break/>2(含)歲以下&lt;不佔床&gt;：600 元/位<text:line-break/>【包含行程車資、人員導覽、保險[200 萬元契約責任險+20 萬元意外醫療險]】<text:line-break/>※ 住宿安排在碧根行館、文華道會館或同級，若要更改住宿地點[鹿港民宿]須補差價，請旅客見諒。【若住宿部分旅客自理，則團費扣1000 元/位】<text:line-break/>※ 假日定義：指週六入住。<text:line-break/>※ 旺日定義：指國定連續假期入住。<text:line-break/>&lt;平假旺日定義依飯店業者公告為主&gt;<text:line-break/>※ 此行程費用不包含晚餐。<text:line-break/>※ 行程內所包含活動項目或門票為『附加贈送』放棄者恕不退費。<text:line-break/>※ 本行程因房價對應入住人數，而團費皆為固定，故不因入住人<text:line-break/>數有增加而有價差。</text:p>
          </table:table-cell>
          <table:table-cell table:style-name="TableCell1505">
            <text:p text:style-name="P1506">第一天<text:line-break/>臺中集合出發(08:00 臺中火車站、08:30 臺中高鐵站)09:30~10:20臺灣十大觀光小城~鹿港小鎮三輪車體驗【沿途停留天后宮、桂花藝術村、摸乳巷】10:20~11:20<text:line-break/>漫遊鹿港老街【建議可前往合興青創基地散步或自行購買伴手禮】11:20~13:00<text:line-break/>品嘗鹿港小吃【司導帶旅客至鹿港第一市場介紹在地有名小吃，並退費200 元/人給旅客自選喜愛的餐食】<text:line-break/>13:10~14:10 鹿港龍山寺14:30~15:00 台灣玻璃館15:30~16:00 王功蚵藝文化館<text:line-break/>16:00~16:30蚵田風光潮間探索<text:line-break/>【此行程無乘坐養蚵車，若有需求請告知司導並自費】17:30~18:00<text:line-break/>回飯店【晚餐自理；飯店位於逢甲夜市旁，可自行前往夜市、草悟道或柳川週邊用餐及漫步觀光】<text:line-break/>第二天臺中飯店集合(08:10~08:20)<text:line-break/>09:30~10:10 交趾剪黏藝術村~板頭社區<text:line-break/>10:20~11:00 北港朝天宮11:20~12:00 北港春生活博物館12:00~13:00風味午餐【在北港春生活博物館用餐，約300 元/位】【餐食為中式個人套餐】14:00~14:30 雲林布袋戲文化14:40~15:10 興隆毛巾觀光工廠參觀15:30~16:00 頂溪里屋頂上的貓17:00~18:30 回程【如需更改雲林高鐵站下車，請提前告知】</text:p>
          </table:table-cell>
        </table:table-row>
        <table:table-row table:style-name="TableRow1507">
          <table:table-cell table:style-name="TableCell1508">
            <text:p text:style-name="P1509">53</text:p>
          </table:table-cell>
          <table:table-cell table:style-name="TableCell1510">
            <text:p text:style-name="P1511">彰化縣</text:p>
          </table:table-cell>
          <table:table-cell table:style-name="TableCell1512">
            <text:p text:style-name="P1513">彰化網紅必遊-就愛八卦山一日遊</text:p>
            <text:p text:style-name="P1514">(參山處)</text:p>
          </table:table-cell>
          <table:table-cell table:style-name="TableCell1515">
            <text:p text:style-name="P1516">台北國際聯合旅行社/02-25213435</text:p>
          </table:table-cell>
          <table:table-cell table:style-name="TableCell1517">
            <text:p text:style-name="P1518">臺北市、臺中市</text:p>
          </table:table-cell>
          <table:table-cell table:style-name="TableCell1519">
            <text:p text:style-name="P1520">10小時</text:p>
          </table:table-cell>
          <table:table-cell table:style-name="TableCell1521">
            <text:p text:style-name="P1522">4人成行</text:p>
          </table:table-cell>
          <table:table-cell table:style-name="TableCell1523">
            <text:p text:style-name="P1524">臺北車站(高鐵)東三門</text:p>
            <text:p text:style-name="P1525">松山機場</text:p>
            <text:p text:style-name="P1526">臺北市中心飯店(中山、信義、大同、萬元華)<text:s/></text:p>
            <text:p text:style-name="P1527">高鐵新竹站</text:p>
            <text:p text:style-name="P1528">高鐵臺中站</text:p>
          </table:table-cell>
          <table:table-cell table:style-name="TableCell1529">
            <text:p text:style-name="P1530">07:30 星期二~日出發</text:p>
          </table:table-cell>
          <table:table-cell table:style-name="TableCell1531">
            <text:p text:style-name="P1532">每人<text:s/><text:line-break/>(臺北.桃園出發)平日1180元 假日1380元<text:line-break/>(臺中出發)平日1080元 假日1280元<text:line-break/>嬰兒(3歲以下)200元(含保險 不佔位)<text:line-break/>搭乘費用<text:line-break/>包含：觀光巴士車資、保險、彰化小吃(午餐：肉圓、餡餅、肉包、木瓜牛奶等小吃依當天營業狀況搭配)、導覽解說、礦泉水</text:p>
          </table:table-cell>
          <table:table-cell table:style-name="TableCell1533">
            <text:p text:style-name="P1534">行程：<text:line-break/>07:30集合地點<text:line-break/>09:30-11:00鹿港老街<text:line-break/>瑤林、埔頭老街漫遊(天后宮.龍山寺.和興青創基地….) (步行，可自費加購三輪車遊鹿港-600元/1車-可坐2位)<text:line-break/>11:30-12:15彰化市小吃尋寶 (午餐：肉圓、餡餅、肉包、木瓜牛奶等小吃依當天營業狀況搭配)<text:line-break/>12:30-13:10縣定古蹟扇形車庫<text:line-break/>13:25-14:00南瑤宮傳統廟宇古蹟巡禮<text:line-break/>14:15-16:00八卦山景區(八卦山大佛、遊客中心、天空步道、彰化生活美學館依體能天候安排)<text:line-break/>☆每年4-5月虎山巖金針花季時，如旅客同意，可替代八卦山景區<text:line-break/>16:00回程</text:p>
          </table:table-cell>
        </table:table-row>
        <text:soft-page-break/>
        <table:table-row table:style-name="TableRow1535">
          <table:table-cell table:style-name="TableCell1536">
            <text:p text:style-name="P1537">54</text:p>
          </table:table-cell>
          <table:table-cell table:style-name="TableCell1538">
            <text:p text:style-name="P1539">雲林縣/嘉義縣</text:p>
          </table:table-cell>
          <table:table-cell table:style-name="TableCell1540">
            <text:p text:style-name="P1541">鰲向南故宮一日遊</text:p>
            <text:p text:style-name="P1542">(雲管處)</text:p>
          </table:table-cell>
          <table:table-cell table:style-name="TableCell1543">
            <text:p text:style-name="P1544">翔麟旅行社/06-2656699</text:p>
          </table:table-cell>
          <table:table-cell table:style-name="TableCell1545">
            <text:p text:style-name="P1546">臺南市或嘉義縣</text:p>
          </table:table-cell>
          <table:table-cell table:style-name="TableCell1547">
            <text:p text:style-name="P1548">8小時</text:p>
          </table:table-cell>
          <table:table-cell table:style-name="TableCell1549">
            <text:p text:style-name="P1550">3人成行</text:p>
          </table:table-cell>
          <table:table-cell table:style-name="TableCell1551">
            <text:p text:style-name="P1552">臺南市區飯店(旅館)</text:p>
            <text:p text:style-name="P1553">臺南或嘉義高鐵站</text:p>
          </table:table-cell>
          <table:table-cell table:style-name="TableCell1554">
            <text:p text:style-name="P1555">08:30</text:p>
          </table:table-cell>
          <table:table-cell table:style-name="TableCell1556">
            <text:p text:style-name="P1557">平假日價＄2,200元【週一～週日】<text:line-break/>費用含:「台灣觀巴」車資、300萬元+20萬元元醫療險契約責任險、1天導覽費及導遊小費、午餐、下午點心、向禾休閒漁場活動、行程內景區門票、礦泉水等。<text:line-break/>3歲下嬰兒價:＄300元(含車資.保險)<text:line-break/>費用不含:行程內晚餐，伴手禮選購</text:p>
          </table:table-cell>
          <table:table-cell table:style-name="TableCell1558">
            <text:p text:style-name="P1559">行程:(08:30集合)嘉義或臺南高鐵站2號口(集合點暫定)<text:line-break/>1.(車程1H)鰲鼓濕地森林園區(停2H)<text:line-break/>2.(車程25分)口湖遊客中心:濕地生態園區，申請自行車(停 40分)<text:line-break/>3.午餐:甘苦人風味餐(停1H)<text:line-break/>4.(車程15分)向禾休閒漁場-蔡牽海盜村(4合1)活動(停2H)<text:line-break/>5.(車程30分)故宮博物館南院(停90分)如周一休館，改周遭景點(蒜頭糖廠園區、余順豐花生觀光工廠或朴子配天宮)等替代。<text:line-break/>6.(車程15分)返回嘉義高鐵站<text:line-break/>(如遇雨天或天候不佳，將調整行程順序)</text:p>
          </table:table-cell>
        </table:table-row>
        <table:table-row table:style-name="TableRow1560">
          <table:table-cell table:style-name="TableCell1561">
            <text:p text:style-name="P1562">55</text:p>
          </table:table-cell>
          <table:table-cell table:style-name="TableCell1563">
            <text:p text:style-name="P1564">雲林縣/嘉義縣</text:p>
          </table:table-cell>
          <table:table-cell table:style-name="TableCell1565">
            <text:p text:style-name="P1566">雲嶺之丘萬年峽谷來吉部落體驗<text:s/>雲嘉山林美景之旅</text:p>
            <text:p text:style-name="P1567">(阿管處)</text:p>
          </table:table-cell>
          <table:table-cell table:style-name="TableCell1568">
            <text:p text:style-name="P1569">元帥/04-23015590</text:p>
          </table:table-cell>
          <table:table-cell table:style-name="TableCell1570">
            <text:p text:style-name="P1571">臺中市</text:p>
          </table:table-cell>
          <table:table-cell table:style-name="TableCell1572">
            <text:p text:style-name="P1573">2天</text:p>
          </table:table-cell>
          <table:table-cell table:style-name="TableCell1574">
            <text:p text:style-name="P1575">4人成行</text:p>
          </table:table-cell>
          <table:table-cell table:style-name="TableCell1576">
            <text:p text:style-name="P1577">中欣商務旅館</text:p>
            <text:p text:style-name="P1578">臺中舊市區飯店</text:p>
            <text:p text:style-name="P1579">高鐵站7 號出口&lt;警察服務櫃台&gt;</text:p>
          </table:table-cell>
          <table:table-cell table:style-name="TableCell1580">
            <text:p text:style-name="P1581">08:00</text:p>
          </table:table-cell>
          <table:table-cell table:style-name="TableCell1582">
            <text:p text:style-name="P1583">§[7(含)歲以上]：<text:line-break/>入住日期 平日 假日<text:line-break/>團費 5,180 元/位 5,580 元/位<text:line-break/>【包含行程車資、人員導覽、門票、餐食、<text:line-break/>保險[200 萬元契約責任險+20 萬元意外醫療險]、<text:line-break/>住宿(單人需補價差)】<text:line-break/>§[3(含)歲以上~6 含)歲以下&lt;不佔床&gt;]：3,700 元/位<text:line-break/>【包含行程車資、人員導覽、門票、餐食、<text:line-break/>保險[200 萬元契約責任險+20 萬元意外醫療險]】<text:line-break/>§[2(含)歲以下&lt;不佔床&gt;]：600 元/位<text:line-break/>【包含行程車資、人員導覽、門票、<text:line-break/>保險[200 萬元契約責任險+20 萬元意外醫療險]】<text:line-break/>※ 住宿安排在綠原渡假旅社、東璧山莊或同級，若要更改住宿地<text:line-break/>點須補差價，請旅客見諒。<text:line-break/>※ 假日定義：指週五、週六、連續假期及國定假日入住。<text:line-break/>&lt;平旺假日定義依民宿業者公告為主&gt;<text:line-break/>※ 此行程春節不適用。<text:line-break/>※ 行程內所包含活動項目或門票為『附加贈送』放棄者恕不退費。<text:line-break/>※ 本行程因房價對應入住人數，而團費皆為固定，故不因入住人<text:line-break/>數有增加而有價差。</text:p>
          </table:table-cell>
          <table:table-cell table:style-name="TableCell1584">
            <text:p text:style-name="P1585">第一天<text:line-break/>臺中集合出發(08:00 臺中火車站、08:30 臺中高鐵站)<text:line-break/>→遠眺台灣第一高瀑~蛟龍大瀑布(30 分)<text:line-break/>→石鼓盤觀光大橋(30 分)<text:line-break/>→來吉部落漫遊(60 分)(午餐)【在憂舒谷咖啡用餐，約300 元/位】<text:line-break/>→部落體驗-山豬DIY (60 分)<text:line-break/>→華山小天梯(60 分)<text:line-break/>→入住民宿(晚餐)【在民宿內用餐，約300 元/位】<text:line-break/>第二天<text:line-break/>晨喚→雲嶺之丘(60 分)<text:line-break/>→五元兩角(60 分)<text:line-break/>→風味午餐【在東璧山莊用餐，約250 元/位】<text:line-break/>→九芎神木(30 分)<text:line-break/>→草嶺地質公園(40 分)<text:line-break/>→萬年峽谷(60 分)→返回臺中</text:p>
          </table:table-cell>
        </table:table-row>
        <table:table-row table:style-name="TableRow1586">
          <table:table-cell table:style-name="TableCell1587">
            <text:p text:style-name="P1588">56</text:p>
          </table:table-cell>
          <table:table-cell table:style-name="TableCell1589">
            <text:p text:style-name="P1590">雲林縣/嘉義縣/臺南市</text:p>
          </table:table-cell>
          <table:table-cell table:style-name="TableCell1591">
            <text:p text:style-name="P1592">雲嘉南布馬呼FOR YOU二日遊 (雲管處)</text:p>
          </table:table-cell>
          <table:table-cell table:style-name="TableCell1593">
            <text:p text:style-name="P1594">翔麟旅行社/06-2656699</text:p>
          </table:table-cell>
          <table:table-cell table:style-name="TableCell1595">
            <text:p text:style-name="P1596">臺南市(第一天)</text:p>
            <text:p text:style-name="P1597">嘉義縣(第二天)</text:p>
          </table:table-cell>
          <table:table-cell table:style-name="TableCell1598">
            <text:p text:style-name="P1599">每日皆約8小時(共2日)</text:p>
          </table:table-cell>
          <table:table-cell table:style-name="TableCell1600">
            <text:p text:style-name="P1601">3人成行</text:p>
          </table:table-cell>
          <table:table-cell table:style-name="TableCell1602">
            <text:p text:style-name="P1603">臺南市區飯店(旅館)</text:p>
            <text:p text:style-name="P1604">臺南高鐵站</text:p>
            <text:p text:style-name="P1605">臺南火車站(第一天)</text:p>
            <text:p text:style-name="P1606"/>
            <text:p text:style-name="P1607">嘉義布袋文創HOTEL(第二天)</text:p>
          </table:table-cell>
          <table:table-cell table:style-name="TableCell1608">
            <text:p text:style-name="P1609">08:30</text:p>
          </table:table-cell>
          <table:table-cell table:style-name="TableCell1610">
            <text:p text:style-name="P1611">平日價＄4,199元/人【週二～週四】<text:line-break/>假日價＄4,699元/人【週五～週日】<text:line-break/>2天費用含:「台灣觀巴」車資、200萬元+20 萬元元醫療險契約責任險、2天導覽費及導遊小費、行程內午餐×2餐、晚餐×1餐、 行程內景區門票、園區騎自行車、住宿、礦泉水等。<text:line-break/>7歲以上小孩佔床同大人價；3歲以下嬰兒價:＄600元(含車資.保險)。<text:line-break/>費用不含:行程中第 2天晚餐，伴手禮選購</text:p>
          </table:table-cell>
          <table:table-cell table:style-name="TableCell1612">
            <text:p text:style-name="P1613">第一天<text:line-break/>(08:30集合)臺南高鐵站(集合點暫定)/17公路海線生態風光<text:line-break/>1.(車程40分)台江學園水上屋(停40分)逢週一休館，戶外觀賞，不入內參觀。<text:line-break/>2.(車程30分)黑琵賞鳥保護區(停50分)<text:line-break/>3.(車程15分)七股鹽山/遊客中心(停60分)<text:line-break/>4.(車程15分)午餐:在地風味餐(停50分)<text:line-break/>5.(車程15分)馬沙溝3D彩繪村(停60分)<text:line-break/>6.(車程15分)井仔腳瓦盤鹽田 (停80分)<text:line-break/>7.(車程5分鐘)北門水晶教堂&amp;北門洗滌觀光工場(停40分)<text:line-break/>8.(車程30分)晚餐:黑皮風味餐廳<text:line-break/>住宿飯店:布袋文創 HOTEL</text:p>
            <text:p text:style-name="P1614">第二天<text:line-break/><text:s/>(08:30集合)布袋文創HOTEL /雲林海線生態風光<text:line-break/>1.(車程30分)雲林四湖萡仔寮喔熊藝術村(停60分)；可安排自行車自費體驗<text:line-break/>2.(車程5分)秘境景點-四湖三條崙黑森林步道(停30分)；可安排自行車自費體驗<text:line-break/>3.(車程15分)馬蹄蛤生態區體驗抓蛤樂<text:line-break/>午餐:馬蹄蛤風味餐標300元/人(停90分)<text:line-break/>4.(車程20分)東石漁人碼頭(停30分)<text:line-break/>5.(車程15分)東石白水湖祕境(停30分)<text:line-break/><text:soft-page-break/>6.(車程15分)布袋漁港市場<text:line-break/>7.(車程5分)布袋高跟鞋教堂(停30 分)<text:line-break/>8.(車程30分)嘉義高鐵站</text:p>
          </table:table-cell>
        </table:table-row>
        <text:soft-page-break/>
        <table:table-row table:style-name="TableRow1615">
          <table:table-cell table:style-name="TableCell1616">
            <text:p text:style-name="P1617">57</text:p>
          </table:table-cell>
          <table:table-cell table:style-name="TableCell1618">
            <text:p text:style-name="P1619">嘉義縣</text:p>
          </table:table-cell>
          <table:table-cell table:style-name="TableCell1620">
            <text:p text:style-name="P1621">阿里山四季風情 新中橫鹿林神木尋幽</text:p>
            <text:p text:style-name="P1622">(阿管處)</text:p>
          </table:table-cell>
          <table:table-cell table:style-name="TableCell1623">
            <text:p text:style-name="P1624">元帥/04-23015590</text:p>
          </table:table-cell>
          <table:table-cell table:style-name="TableCell1625">
            <text:p text:style-name="P1626">臺中市</text:p>
          </table:table-cell>
          <table:table-cell table:style-name="TableCell1627">
            <text:p text:style-name="P1628">2天</text:p>
          </table:table-cell>
          <table:table-cell table:style-name="TableCell1629">
            <text:p text:style-name="P1630">4人成行</text:p>
          </table:table-cell>
          <table:table-cell table:style-name="TableCell1631">
            <text:p text:style-name="P1632">中欣商務旅館</text:p>
            <text:p text:style-name="P1633">臺中舊市區飯店</text:p>
            <text:p text:style-name="P1634">高鐵站7 號出口&lt;警察服務櫃台&gt;</text:p>
          </table:table-cell>
          <table:table-cell table:style-name="TableCell1635">
            <text:p text:style-name="P1636">07:30</text:p>
          </table:table-cell>
          <table:table-cell table:style-name="TableCell1637">
            <text:p text:style-name="P1638">§[7(含)歲以上]：5,580 元/位<text:line-break/>入住日期 平日 小旺日<text:line-break/>團費 5,580 元/位 5,880 元/位<text:line-break/>入住日期 旺季平日 假日<text:line-break/>團費 6,180 元/位 6,580 元/位<text:line-break/>【包含行程車資、人員導覽、阿里山森林遊樂區門票、<text:line-break/>阿里山祝山線(日出)火車單程車票、餐食、<text:line-break/>保險[200 萬元契約責任險+20 萬元意外醫療險]、<text:line-break/>住宿(單人需補價差)】<text:line-break/>§[3(含)歲以上~6 含)歲以下&lt;不佔床&gt;]：4,430 元/位<text:line-break/>【包含行程車資、人員導覽、阿里山森林遊樂區門票、<text:line-break/>阿里山祝山線(日出)火車單程車票、餐食、<text:line-break/>保險[200 萬元契約責任險+20 萬元意外醫療險]】<text:line-break/>§[2(含)歲以下&lt;不佔床&gt;]：600 元/位<text:line-break/>【包含行程車資、人員導覽、阿里山森林遊樂區門票、<text:line-break/>保險[200 萬元契約責任險+20 萬元意外醫療險]】<text:line-break/>※ 住宿安排在文山賓館、萬元國別館或同級，若要更改住宿地點[阿里山閣大飯店、阿里山賓館]須補差價，請旅客見諒。<text:line-break/>※ 小旺日定義：指淡季週五入住。<text:line-break/>※ 旺季平日定義：指[櫻花季及暑假]之週日至週四入住。<text:line-break/>※ 假日定義：指週六或國定連續假期或旺季之週五入住。<text:line-break/>&lt;平假旺日定義及阿里山櫻花季日期依飯店業者公告為主&gt;<text:line-break/>※ 此行程春節不適用。<text:line-break/>※ 行程內所包含活動項目或門票為『附加贈送』放棄者恕不退費。<text:line-break/>※ 本行程因房價對應入住人數，而團費皆為固定，故不因入住人<text:line-break/>數有增加而有價差。</text:p>
          </table:table-cell>
          <table:table-cell table:style-name="TableCell1639">
            <text:p text:style-name="P1640">第一天<text:line-break/>臺中集合出發(07:30 臺中火車站、08:00 臺中高鐵站)<text:line-break/>→梅子夢工廠(30 分)<text:line-break/>→新中橫景觀公路~塔塔加遊客中心(60 分)(午餐)<text:line-break/>【在塔塔加餐飲部用餐，約300 元/位】<text:line-break/>→台灣官方排名第二大神木~鹿林神木(30 分)<text:line-break/>→探訪私房景點~水山線(70 分)【新八景之水山巨木】<text:line-break/>→入住飯店(晚餐)【在飯店配合餐廳用餐，約300 元/位】<text:line-break/>第二天<text:line-break/>晨喚→阿里山森林鐵路(單程)~祝山線火車 (60 分)<text:line-break/>【搭乘祝山線火車單程，並於對高岳車站下車觀賞日出】<text:line-break/>→阿里山森林遊樂區~步道漫遊(120 分)<text:line-break/>【新八景之香林拱橋、神怡流瀑、神木遺跡、慈雲寺觀景】<text:line-break/>→阿里山風味午餐【在山賓餐廳用餐，約250 元/位】<text:line-break/>→奮起湖老街(40 分)→回程<text:line-break/>注意事項，如<text:line-break/>1. 此行程可依當天人數、活動節慶或天候等…因素，由領隊調整<text:line-break/>行程順序，或景點關閉時將另尋附近景點，本公司不另公告。<text:line-break/>2. 依每年氣候狀況變動，無法精準預測季節活動，如因花/樹/<text:line-break/>葉凋謝或未綻開或未變色，仍依原定行程景點照常前往。<text:line-break/>3. 當日車輛依人數安排(九人座/甲乙類客車)。</text:p>
          </table:table-cell>
        </table:table-row>
        <table:table-row table:style-name="TableRow1641">
          <table:table-cell table:style-name="TableCell1642">
            <text:p text:style-name="P1643">58</text:p>
          </table:table-cell>
          <table:table-cell table:style-name="TableCell1644">
            <text:p text:style-name="P1645">嘉義縣</text:p>
          </table:table-cell>
          <table:table-cell table:style-name="TableCell1646">
            <text:p text:style-name="P1647">國家風景區秘境探索二日遊</text:p>
            <text:p text:style-name="P1648">(阿管處)</text:p>
          </table:table-cell>
          <table:table-cell table:style-name="TableCell1649">
            <text:p text:style-name="P1650">宏美/0982-218544</text:p>
          </table:table-cell>
          <table:table-cell table:style-name="TableCell1651">
            <text:p text:style-name="P1652">臺中市/彰化市</text:p>
          </table:table-cell>
          <table:table-cell table:style-name="TableCell1653">
            <text:p text:style-name="P1654">2天</text:p>
          </table:table-cell>
          <table:table-cell table:style-name="TableCell1655">
            <text:p text:style-name="P1656">4人成行</text:p>
          </table:table-cell>
          <table:table-cell table:style-name="TableCell1657">
            <text:p text:style-name="P1658">臺中市火車站</text:p>
            <text:p text:style-name="P1659">臺中高鐵</text:p>
            <text:p text:style-name="P1660">彰化市家樂福</text:p>
            <text:p text:style-name="P1661">彰化火車站</text:p>
          </table:table-cell>
          <table:table-cell table:style-name="TableCell1662">
            <text:p text:style-name="P1663">08:00</text:p>
          </table:table-cell>
          <table:table-cell table:style-name="TableCell1664">
            <text:p text:style-name="P1665">平日NT$4,850元。假日出發每人加價500元。連續假日另計。(如需假日出發，請連繫旅行社，依有房為準。6歲以下NT$3,600元，如需單人一間房需加NT$700元。(含台灣觀巴車資、保險(200萬元元旅遊責任險+20萬元元醫療險)、太平雲梯門票、導覽解說、部落手工DIY、一泊三食、民宿一晚住宿)預購時間：需出發日期前5天餐點：晚餐-民宿提供無菜單料理。午餐：鄒族的女人，NT$400元。(無菜單料理，如遇訂位額滿，更換同等值餐點)<text:soft-page-break/>住宿：賴坤陽的家(如遇訂位額滿，更換同等值住宿)</text:p>
          </table:table-cell>
          <table:table-cell table:style-name="TableCell1666">
            <text:p text:style-name="P1667">第一天<text:s/></text:p>
            <text:p text:style-name="P1668">集合出發、太平雲梯(60分)、太平老街(午餐老街美食自理)(60分)、竹坑溪步道-龍宮瀑布(90分)、海鼠山1314景觀台/茶園步道(60分)、晚餐、住宿賴坤陽民宿</text:p>
            <text:p text:style-name="P1669">第二天 <text:s/></text:p>
            <text:p text:style-name="P1670">民宿早餐、集合出發、來吉部落-山豬公園(30分)、部落手作DIY(90分)、德恩亞納-台灣合掌村/部落特色餐點(60分)、部落巡禮(60分)、奮起湖老街(60分)、回程備註1.竹坑溪步道-龍宮瀑布整修期間改成雲潭瀑布。2.民宿餐點、部落餐點為無菜單料理，使用當地當季新鮮食材製作。</text:p>
          </table:table-cell>
        </table:table-row>
        <table:table-row table:style-name="TableRow1671">
          <table:table-cell table:style-name="TableCell1672">
            <text:p text:style-name="P1673">59</text:p>
          </table:table-cell>
          <table:table-cell table:style-name="TableCell1674">
            <text:p text:style-name="P1675">嘉義市/嘉義縣</text:p>
          </table:table-cell>
          <table:table-cell table:style-name="TableCell1676">
            <text:p text:style-name="P1677">來嘉憶諸羅一日遊</text:p>
            <text:p text:style-name="P1678">(阿管處)</text:p>
          </table:table-cell>
          <table:table-cell table:style-name="TableCell1679">
            <text:p text:style-name="P1680">金建旅行社</text:p>
          </table:table-cell>
          <table:table-cell table:style-name="TableCell1681">
            <text:p text:style-name="P1682">高雄市/嘉義縣</text:p>
          </table:table-cell>
          <table:table-cell table:style-name="TableCell1683">
            <text:p text:style-name="P1684">1日遊</text:p>
          </table:table-cell>
          <table:table-cell table:style-name="TableCell1685">
            <text:p text:style-name="P1686">4人成行</text:p>
          </table:table-cell>
          <table:table-cell table:style-name="TableCell1687">
            <text:p text:style-name="P1688">7:20美麗島捷運站(二號出口)</text:p>
            <text:p text:style-name="P1689">9:00嘉義高鐵站(二號出口)</text:p>
          </table:table-cell>
          <table:table-cell table:style-name="TableCell1690">
            <text:p text:style-name="P1691">．週二、三、四、五、六、日</text:p>
          </table:table-cell>
          <table:table-cell table:style-name="TableCell1692">
            <text:p text:style-name="P1693">．4人成團--$1850．4人成團--0-6歲$1650．7人成團--$1450．7人成團--0-6歲$1250費用包含:台灣觀巴車資、華語導遊、午餐(餐標250元)、旅遊責任保險200萬元元及20萬元醫療險。</text:p>
          </table:table-cell>
          <table:table-cell table:style-name="TableCell1694">
            <text:p text:style-name="P1695">集合出發9:30→月影潭心(1H)→昭和十八J18嘉義市史蹟資料館(1H)→噴水雞肉飯(1H)→新港香藝文化園區(製香表演)(1.5H)→新港奉天宮傳統民俗與美食巡禮(50m)→回程※2-3櫻花季及風鈴花季期間月影潭心改至八掌溪風鈴花道(20m)以及彌陀禪寺(賞櫻花/30m)，其餘行程無更動。※贈送每位遊客新港飴一包。</text:p>
          </table:table-cell>
        </table:table-row>
        <table:table-row table:style-name="TableRow1696">
          <table:table-cell table:style-name="TableCell1697">
            <text:p text:style-name="P1698">60</text:p>
          </table:table-cell>
          <table:table-cell table:style-name="TableCell1699">
            <text:p text:style-name="P1700">嘉義縣/臺南市</text:p>
          </table:table-cell>
          <table:table-cell table:style-name="TableCell1701">
            <text:p text:style-name="P1702">布袋鹽鄉風情話-遇見「鱟」海上巴士一日遊</text:p>
            <text:p text:style-name="P1703">(雲嘉南)</text:p>
          </table:table-cell>
          <table:table-cell table:style-name="TableCell1704">
            <text:p text:style-name="P1705">遠達國際旅行社/06-3002303</text:p>
          </table:table-cell>
          <table:table-cell table:style-name="TableCell1706">
            <text:p text:style-name="P1707">臺南市/嘉義縣</text:p>
          </table:table-cell>
          <table:table-cell table:style-name="TableCell1708">
            <text:p text:style-name="P1709">1日遊</text:p>
          </table:table-cell>
          <table:table-cell table:style-name="TableCell1710">
            <text:p text:style-name="P1711">4人成行</text:p>
          </table:table-cell>
          <table:table-cell table:style-name="TableCell1712">
            <text:p text:style-name="P1713">臺南市區飯店、臺南高鐵站第三出口、臺南火車站前站、臺南機場、嘉義高鐵站第一出口</text:p>
          </table:table-cell>
          <table:table-cell table:style-name="TableCell1714">
            <text:p text:style-name="P1715">天天出發</text:p>
          </table:table-cell>
          <table:table-cell table:style-name="TableCell1716">
            <text:p text:style-name="P1717">成人NT＄2,200元</text:p>
            <text:p text:style-name="P1718">未滿2歲兒童不佔位NT＄300元</text:p>
            <text:p text:style-name="P1719">價格包含車資、專人導覽解說、<text:s/>礦泉水（每人一瓶）、. 保險（「旅遊責任保險200萬元＋醫療險20萬元」）、<text:s/>布袋港潮間帶海上巴士搭乘費用、好美船屋體驗活動(替代行程)、午餐(巨無霸海鮮肉圓+魚鬆肉燥飯+特色湯品)價值200元</text:p>
            <text:p text:style-name="P1720">價格不包含:行程未提及部分及個人消費。</text:p>
          </table:table-cell>
          <table:table-cell table:style-name="TableCell1721">
            <text:p text:style-name="P1722">08:50台南市區飯店（高鐵站、火車站、機場）/09:50嘉義高鐵站→南鯤鯓代天府(停留1小時)→布袋五四三故事館&amp;厝味碧沙街(停留30分)→高跟鞋教堂(停留30分)→午餐:布袋漁港巨無霸海鮮肉圓→搭乘嘉義~布袋港潮間帶海上巴士(須配合潮汐時間)(停留2小時)搶灘無人島蛋糕沙灘~探索濕地生態「鱟」的足跡→洲南鹽場(停留30分)→布袋鹽山(停留30分)→台南市區飯店（高鐵站、火車站、機場）</text:p>
            <text:p text:style-name="P1723">註：</text:p>
            <text:p text:style-name="P1724">1、那由於乘船需配合潮汐，故將調整行程前後。</text:p>
            <text:p text:style-name="P1725">2、如遇特殊狀況無法開船，則以好美船屋體驗行程作為替代行程。</text:p>
          </table:table-cell>
        </table:table-row>
        <table:table-row table:style-name="TableRow1726">
          <table:table-cell table:style-name="TableCell1727">
            <text:p text:style-name="P1728">61</text:p>
          </table:table-cell>
          <table:table-cell table:style-name="TableCell1729">
            <text:p text:style-name="P1730">臺南市</text:p>
          </table:table-cell>
          <table:table-cell table:style-name="TableCell1731">
            <text:p text:style-name="P1732">歡喜臺南西濱自然一日遊 (雲管處)</text:p>
          </table:table-cell>
          <table:table-cell table:style-name="TableCell1733">
            <text:p text:style-name="P1734">翔麟旅行社/06-2656699</text:p>
          </table:table-cell>
          <table:table-cell table:style-name="TableCell1735">
            <text:p text:style-name="P1736">臺南市</text:p>
          </table:table-cell>
          <table:table-cell table:style-name="TableCell1737">
            <text:p text:style-name="P1738">8小時</text:p>
          </table:table-cell>
          <table:table-cell table:style-name="TableCell1739">
            <text:p text:style-name="P1740">3人成行</text:p>
          </table:table-cell>
          <table:table-cell table:style-name="TableCell1741">
            <text:p text:style-name="P1742">臺南市區飯店(旅館)</text:p>
            <text:p text:style-name="P1743">臺南高鐵站</text:p>
            <text:p text:style-name="P1744">臺南火車站</text:p>
          </table:table-cell>
          <table:table-cell table:style-name="TableCell1745">
            <text:p text:style-name="P1746">08:30</text:p>
          </table:table-cell>
          <table:table-cell table:style-name="TableCell1747">
            <text:p text:style-name="P1748">平日價＄1,699元/人【週一～週四】<text:line-break/>假日價＄1,899元/人【週五～週日】<text:line-break/>費用含:「台灣觀巴」車資、200萬元+20 萬元元醫療險契約責任險、 1天導覽費及導遊小費、午餐:在地風味餐、行程內景區門票、礦泉水等。<text:line-break/>3歲以下嬰兒價:＄300元(含車資.保險)<text:line-break/>費用不含:行程內晚餐，伴手禮選購</text:p>
          </table:table-cell>
          <table:table-cell table:style-name="TableCell1749">
            <text:p text:style-name="P1750">行程:(08:30集合)臺南高鐵站2號出口(集合點暫定)<text:line-break/>1.(車程50分)七股爬鹽山體驗(停60分)<text:line-break/>2.(車程15分)【夏季版】將軍區青鯤鯓青山漁港、扇形鹽田或黑琵展示館(停40分)<text:line-break/>3.【冬季版】黑面琵鷺賞鳥亭每年10-3 月(停60分)<text:line-break/>4.(車程10分)午餐:將軍餐廳(停50分)<text:line-break/>5.(車程5分)馬沙溝巷弄3D彩繪村(停60分)<text:line-break/>6.(車程15分)北門水晶教堂(停20分)<text:line-break/>7.北門洗滌觀光工場(停30分)<text:line-break/>8.(車程15分)雙春濱海遊憩區園區(停60分)<text:line-break/>9.(車程20分)井仔腳瓦盤鹽田體驗挑鹽(停 40分)<text:line-break/>10.(車程50分)臺南或嘉義高鐵站</text:p>
          </table:table-cell>
        </table:table-row>
        <table:table-row table:style-name="TableRow1751">
          <table:table-cell table:style-name="TableCell1752">
            <text:p text:style-name="P1753">62</text:p>
          </table:table-cell>
          <table:table-cell table:style-name="TableCell1754">
            <text:p text:style-name="P1755">臺南市</text:p>
          </table:table-cell>
          <table:table-cell table:style-name="TableCell1756">
            <text:p text:style-name="P1757">老街老店台南水上屋.安平巷弄一日遊</text:p>
            <text:p text:style-name="P1758">(雲管處)</text:p>
          </table:table-cell>
          <table:table-cell table:style-name="TableCell1759">
            <text:p text:style-name="P1760">翔麟旅行社/06-2656699</text:p>
          </table:table-cell>
          <table:table-cell table:style-name="TableCell1761">
            <text:p text:style-name="P1762">臺南市</text:p>
          </table:table-cell>
          <table:table-cell table:style-name="TableCell1763">
            <text:p text:style-name="P1764">8小時</text:p>
          </table:table-cell>
          <table:table-cell table:style-name="TableCell1765">
            <text:p text:style-name="P1766">3人成行</text:p>
          </table:table-cell>
          <table:table-cell table:style-name="TableCell1767">
            <text:p text:style-name="P1768">臺南市區飯店(旅館)</text:p>
            <text:p text:style-name="P1769">臺南高鐵站</text:p>
            <text:p text:style-name="P1770">臺南火車站</text:p>
          </table:table-cell>
          <table:table-cell table:style-name="TableCell1771">
            <text:p text:style-name="P1772">08:30</text:p>
          </table:table-cell>
          <table:table-cell table:style-name="TableCell1773">
            <text:p text:style-name="P1774">平日價＄1,699元/人【週一～週四】假日價＄1,899元/人【週五～週日】費用含:「台灣觀巴」車資、300萬元+20 萬元元醫療險契約責任險、1天導覽費及導遊小費、午餐、行程內景區門票、園區騎自行車、礦泉水等。3歲以下嬰兒價:＄300元(含車資.保險)費用不含:行程內晚餐，伴手禮選購</text:p>
          </table:table-cell>
          <table:table-cell table:style-name="TableCell1775">
            <text:p text:style-name="P1776">行程:(08:30集合)臺南高鐵站2號出口(集合點暫定)1.(車程30分)騎自行車慢遊府城全美戲院→北巷雕手→葉石濤文學地景→帆寮佛祖廟→屎山頂→金同成商店→原寶美樓→抽籤巷→金泉成雜糧行→赤崁璽樓→米街→葫蘆巷→隘門→大井頭→午餐:國華街美食建議菜單如附件。(上午停3H)2.中午(車程20分)→台江學園水上屋(停60分)3.(車程15分)取T-BIKE自行車慢遊安平→陳家剖蚵文化場→妙壽宮→安平遊憩碼頭→環港步道→金萬元安號王船→臺窩灣民居→盧經堂厝→阿督仔劍獅→王雞屎洋樓→西㡣殿→原德商東興洋行→安平金小姐雕像→原臺鹽日式宿舍→原熱蘭遮城北牆遺蹟→安平蜜餞物產館→安平古堡→延平街古井→延平街/古堡街口→(停2H)4.(車程10分)安平漁光島(停1H)/德陽軍艦廣場(停40分)/返回府城市區飯店及臺南高鐵站</text:p>
          </table:table-cell>
        </table:table-row>
        <text:soft-page-break/>
        <table:table-row table:style-name="TableRow1777">
          <table:table-cell table:style-name="TableCell1778">
            <text:p text:style-name="P1779">63</text:p>
          </table:table-cell>
          <table:table-cell table:style-name="TableCell1780">
            <text:p text:style-name="P1781">臺南市</text:p>
          </table:table-cell>
          <table:table-cell table:style-name="TableCell1782">
            <text:p text:style-name="P1783">西拉雅萬元丈光芒.世外桃源一日遊</text:p>
            <text:p text:style-name="P1784">(西拉雅管理處)</text:p>
          </table:table-cell>
          <table:table-cell table:style-name="TableCell1785">
            <text:p text:style-name="P1786">翔麟旅行社有限公司/06-2656699</text:p>
          </table:table-cell>
          <table:table-cell table:style-name="TableCell1787">
            <text:p text:style-name="P1788">臺南市</text:p>
          </table:table-cell>
          <table:table-cell table:style-name="TableCell1789">
            <text:p text:style-name="P1790">8小時</text:p>
          </table:table-cell>
          <table:table-cell table:style-name="TableCell1791">
            <text:p text:style-name="P1792">3人成行</text:p>
          </table:table-cell>
          <table:table-cell table:style-name="TableCell1793">
            <text:p text:style-name="P1794">臺南府城市區旅館</text:p>
          </table:table-cell>
          <table:table-cell table:style-name="TableCell1795">
            <text:p text:style-name="P1796">03:30</text:p>
          </table:table-cell>
          <table:table-cell table:style-name="TableCell1797">
            <text:p text:style-name="P1798">平假日價$1899元【天天出發】費用含：「台灣觀巴」車資、200萬元+20萬元元醫療險契約責任險、1天導覽費及導遊小費、早餐、午餐、行程內景區門票，礦泉水等嬰兒價：300元(含車資.保險)費用不含：行程內晚餐，伴手禮選購</text:p>
          </table:table-cell>
          <table:table-cell table:style-name="TableCell1799">
            <text:p text:style-name="P1800">府城市區集合(清早03:30-04:00旅宿集合)→二寮觀日亭觀看曙光並參觀岡林廢棄國小露營區(提供壽司餐盒作為早餐)(120分鐘)→善化糖廠園區.溪美森林公園(70分鐘)→密枝森果川生活園區(60分鐘)→享用午餐-當地水果特色料理(50分鐘)→永興吊橋 (30分鐘)→江家古厝(30分鐘)→龜丹區溫泉(60分鐘)→新化老街(50分鐘)→回程(返回臺南高鐵站或府城區旅宿)注意事項：-龜丹區溫泉體驗：夏天為泡腳池體驗。倘欲選擇不同泡溫泉項目，可補價差另作安排，冬天泡溫泉請攜帶泳衣褲與泳帽。-新化老街為加贈項目，可依實際需求決定是否前往或回程。</text:p>
          </table:table-cell>
        </table:table-row>
        <table:table-row table:style-name="TableRow1801">
          <table:table-cell table:style-name="TableCell1802">
            <text:p text:style-name="P1803">64</text:p>
          </table:table-cell>
          <table:table-cell table:style-name="TableCell1804">
            <text:p text:style-name="P1805">臺南市</text:p>
          </table:table-cell>
          <table:table-cell table:style-name="TableCell1806">
            <text:p text:style-name="P1807">西拉雅菱波官田.鮮嫩水靈二日遊</text:p>
            <text:p text:style-name="P1808">(西拉雅管理處)</text:p>
          </table:table-cell>
          <table:table-cell table:style-name="TableCell1809">
            <text:p text:style-name="P1810">翔麟旅行社有限公司/06-2656699</text:p>
          </table:table-cell>
          <table:table-cell table:style-name="TableCell1811">
            <text:p text:style-name="P1812">臺南市/嘉義縣</text:p>
          </table:table-cell>
          <table:table-cell table:style-name="TableCell1813">
            <text:p text:style-name="P1814">2天(每天約8小時)</text:p>
          </table:table-cell>
          <table:table-cell table:style-name="TableCell1815">
            <text:p text:style-name="P1816">3人成行</text:p>
          </table:table-cell>
          <table:table-cell table:style-name="TableCell1817">
            <text:p text:style-name="P1818">臺南高鐵站2號出口</text:p>
            <text:p text:style-name="P1819">嘉義高鐵站1號出口</text:p>
          </table:table-cell>
          <table:table-cell table:style-name="TableCell1820">
            <text:p text:style-name="P1821">08:30</text:p>
          </table:table-cell>
          <table:table-cell table:style-name="TableCell1822">
            <text:p text:style-name="P1823">費用包含:<text:line-break/>平日價$4599元/大人【周2～4】<text:line-break/>假日價$4999元/大人【周5～日】<text:line-break/>費用包含：「台灣觀巴」車資、行程內景區門票，園區騎自行車，200萬元+20萬元元醫療險契約責任險、2天導覽費及導遊小費、行程有:午餐×2餐，晚餐×1餐、年齡7歲以上小孩，佔床同大人價。<text:line-break/>年齡3歲下嬰兒價:﹩600元(含車資.保險)。及礦泉水等。<text:line-break/>費用不含：行程中第2天晚餐，伴手禮選購。</text:p>
          </table:table-cell>
          <table:table-cell table:style-name="TableCell1824">
            <text:p text:style-name="P1825">第一天：<text:line-break/>(08:30出發)臺南高鐵站及嘉義高鐵站→白河賞花(依季節安排賞木棉花或蓮花)(70分鐘)→水雉生態教育園區(40分鐘)→川文山森林生態(40分鐘)→烏山頭水庫(安排園區騎自行車)(60分鐘)→八田與一紀念園區(星期三休園，安排園區騎自行車)(30分鐘)→烏山頭會館園區午餐：湖境風味料理(葷素可安排)(50分鐘)→赤山龍湖巖參觀(30分鐘)→官田遊客中心(40分鐘)→葫蘆埤公園(40分鐘)→龜丹區溫泉體驗 (60分鐘)→晚餐及住宿<text:line-break/>第二天：<text:line-break/>(08:30)飯店出發→玉井.南化區體驗季節時令嘗果樂(60分鐘)→臺南水道博物館參觀(80分鐘)→午餐享用玉井道地桶仔雞及當地食材.蔬菜搭配套餐(60分鐘)→左鎮化石館參觀 (星期二休館)(70分鐘)→虎頭埤水庫參觀(安排騎自行車，70-90分鐘)→新化老街巡禮(50分鐘)→回程(臺南高鐵站或府城市區旅館)<text:line-break/><text:line-break/>注意事項：<text:line-break/>-第1天晚餐：冬天享用火鍋料理，夏天享用飯店料理。<text:line-break/>-第1天住宿： (夏天)贊美酒店(3人一室) 或(冬天)龜丹天喜悅溫泉HOTEL(3人一室)。<text:line-break/>-第1天夜間自費活動(賞螢活動)：<text:s/><text:line-break/>l 每年約自04月24日至05月09日，為假日(六、日)要以線上實名制預約登記報名。名額有限。(未報名者，禁止入山)<text:line-break/>l 最佳賞螢時間為19:00-21:00，為維護螢火蟲生態及遊客安全，19:30後不建議入山。<text:line-break/>l 地點：臺南楠西梅嶺風景區伍龍步道賞螢區。(配合地點搭乘公交車活動)<text:line-break/>-第二天嘗果如因季節已採收或休園中，改去玉井水果批發市場嚐鮮介紹。</text:p>
          </table:table-cell>
        </table:table-row>
        <table:table-row table:style-name="TableRow1826">
          <table:table-cell table:style-name="TableCell1827">
            <text:p text:style-name="P1828">65</text:p>
          </table:table-cell>
          <table:table-cell table:style-name="TableCell1829">
            <text:p text:style-name="P1830">臺南市</text:p>
          </table:table-cell>
          <table:table-cell table:style-name="TableCell1831">
            <text:p text:style-name="P1832">南瀛網視一日遊</text:p>
            <text:p text:style-name="P1833">(西拉雅管理處)</text:p>
          </table:table-cell>
          <table:table-cell table:style-name="TableCell1834">
            <text:p text:style-name="P1835">金建旅行社股份有限公司/07-2221108</text:p>
          </table:table-cell>
          <table:table-cell table:style-name="TableCell1836">
            <text:p text:style-name="P1837">高雄市/臺南市</text:p>
          </table:table-cell>
          <table:table-cell table:style-name="TableCell1838">
            <text:p text:style-name="P1839">約8-9小時</text:p>
          </table:table-cell>
          <table:table-cell table:style-name="TableCell1840">
            <text:p text:style-name="P1841">4人成行</text:p>
          </table:table-cell>
          <table:table-cell table:style-name="TableCell1842">
            <text:p text:style-name="P1843">8:00美麗島捷運站(二號出口)/9:00臺南高鐵站(前站出口)</text:p>
          </table:table-cell>
          <table:table-cell table:style-name="TableCell1844">
            <text:p text:style-name="P1845">08:00</text:p>
          </table:table-cell>
          <table:table-cell table:style-name="TableCell1846">
            <text:p text:style-name="P1847">成人4人成團每人:NT2,100元<text:line-break/>(幼童6歲以下每人:NT1,900元)<text:line-break/>成人7人成團每人:NT1,600元<text:line-break/>(幼童6歲以下每人:1,400元)<text:line-break/>費用包含: 台灣觀巴車資、華語導遊、174翼騎士驛站午餐(義式套餐餐標350元)、旅遊責任保險200萬元及20萬元醫療險、景點門票。</text:p>
          </table:table-cell>
          <table:table-cell table:style-name="TableCell1848">
            <text:p text:style-name="P1849">A方案(限定1-10月)<text:line-break/>09:40官田遊客中心(40分鐘)→11:00德元埤荷蘭村(40分鐘)→12:00午餐-174翼騎士驛站(午餐停留1.5小時)→14:00仙湖農場(1小時)→16:00山上花園水道博物館(1小時 )→17:00行程結束。<text:line-break/><text:line-break/>B方案(限定11-12月落羽松季)<text:line-break/>9:40官田遊客中心(40分鐘)→11:00六甲落羽松森林(40分鐘)→12:00午餐-174翼騎士驛站(午餐停留1.5小時)→14:00仙湖農場(1小時)→16:00花園水道博物館(1小時)→17:00行程結束。<text:line-break/><text:line-break/>※注意事項:<text:line-break/>1.外語導覽(英/日)每人需另加NT300元<text:line-break/>2.行程停留時間皆為預估，需依照當天行車狀況為準。<text:line-break/>3.若當日餐廳休息，則提供其他同等級餐廳。<text:line-break/>4.此路線依照季節安排不同景點。<text:line-break/>5.因路線行經山區，若容易暈車者請自備相關藥物服用，為避免不必要的誤會，本車司導恕不提供任何藥物。<text:s/></text:p>
          </table:table-cell>
        </table:table-row>
        <table:table-row table:style-name="TableRow1850">
          <table:table-cell table:style-name="TableCell1851">
            <text:p text:style-name="P1852">66</text:p>
          </table:table-cell>
          <table:table-cell table:style-name="TableCell1853">
            <text:p text:style-name="P1854">屏東縣</text:p>
          </table:table-cell>
          <table:table-cell table:style-name="TableCell1855">
            <text:p text:style-name="P1856">霧台+茂林 雲川霧境中的魯凱文化二日遊<text:line-break/>(茂管處管轄)</text:p>
          </table:table-cell>
          <table:table-cell table:style-name="TableCell1857">
            <text:p text:style-name="P1858">元帥/04-23015590</text:p>
          </table:table-cell>
          <table:table-cell table:style-name="TableCell1859">
            <text:p text:style-name="P1860">臺中市</text:p>
          </table:table-cell>
          <table:table-cell table:style-name="TableCell1861">
            <text:p text:style-name="P1862">每日9~10 小時</text:p>
          </table:table-cell>
          <table:table-cell table:style-name="TableCell1863">
            <text:p text:style-name="P1864">4人成行</text:p>
          </table:table-cell>
          <table:table-cell table:style-name="TableCell1865">
            <text:p text:style-name="P1866">07:00<text:s/></text:p>
            <text:p text:style-name="P1867">中欣商務旅館臺中火車站-建國路<text:line-break/>07:10~07:20<text:s/><text:soft-page-break/>臺中舊市區飯店<text:line-break/>鄰近臺中火車站、逢甲夜市、市政路、勤美商圈等…<text:line-break/></text:p>
            <text:p text:style-name="P1868">07:30<text:s/></text:p>
            <text:p text:style-name="P1869">臺中高鐵站7 號出口&lt;警察服務櫃台&gt;<text:line-break/>[若在清泉崗機場、后里麗寶樂園及非上述地點接送酌收150 元/位</text:p>
          </table:table-cell>
          <table:table-cell table:style-name="TableCell1870">
            <text:p text:style-name="P1871">每週一、四、六AM07：00～07：30 出發</text:p>
          </table:table-cell>
          <table:table-cell table:style-name="TableCell1872">
            <text:p text:style-name="P1873">§[7(含)歲以上]：5,080 元/位<text:line-break/>【包含行程車資、人員導覽、門票、餐食、<text:line-break/>保險[200 萬元契約責任險+20 萬元意外醫療險]、<text:line-break/><text:soft-page-break/>住宿(單人需補價差)】<text:line-break/>§[3(含)歲以上~6 含)歲以下&lt;不佔床&gt;]：3,930 元/位<text:line-break/>【包含行程車資、人員導覽、門票、餐食、<text:line-break/>保險[200 萬元契約責任險+20 萬元意外醫療險]】<text:line-break/>§[2(含)歲以下&lt;不佔床&gt;]：1,500 元/位<text:line-break/>【包含行程車資、人員導覽、門票、<text:line-break/>保險[200 萬元契約責任險+20 萬元意外醫療險]】<text:line-break/>※ 住宿安排在撒拉伯民宿或同級，若要更改住宿地點[霧光雲台民<text:line-break/>宿]須補差價[加1000 元/位]，請旅客見諒。</text:p>
          </table:table-cell>
          <table:table-cell table:style-name="TableCell1874">
            <text:p text:style-name="P1875">第一天<text:line-break/>臺中集合出發(07:00 臺中火車站、07:30 臺中高鐵站)<text:line-break/>→茂林風景區~情人谷(80 分)<text:line-break/>【11 月至隔年3 月為賞蝶季節，可更改為<text:soft-page-break/>“紫蝶幽谷“】<text:line-break/>→多納部落~石板屋(30 分)<text:line-break/>→風味午餐【在瑪姿食堂用餐，約300 元/位】<text:line-break/>→多納高吊橋(30 分)→小長城攬勝(30 分)<text:line-break/>→三地門藝術村(60 分) 【可自費琉璃珠飾品DIY】<text:line-break/>→風味晚餐【在賞悅棧用餐，約300 元/位】→入住民宿<text:line-break/>第二天<text:line-break/>晨喚→神山部落漫步(60 分)【神山天主堂】<text:line-break/>→部落廚藝學校~SAMA 食堂(120 分)【體驗遊程含愛玉DIY 及午餐】<text:line-break/>→霧台部落巡禮(90 分)<text:line-break/>【岩板巷、獵人勇士的家、霧台基督長老教會、文化廣場】<text:line-break/>→谷川大橋百合觀景台(30 分)<text:line-break/>→回程<text:line-break/>注意事項，如<text:line-break/>1. 此行程可依當天人數、活動節慶或天候等…因素，由領隊調整</text:p>
          </table:table-cell>
        </table:table-row>
        <text:soft-page-break/>
        <table:table-row table:style-name="TableRow1876">
          <table:table-cell table:style-name="TableCell1877">
            <text:p text:style-name="P1878">67</text:p>
          </table:table-cell>
          <table:table-cell table:style-name="TableCell1879">
            <text:p text:style-name="P1880">屏東縣</text:p>
          </table:table-cell>
          <table:table-cell table:style-name="TableCell1881">
            <text:p text:style-name="P1882">恆春半島東海岸線</text:p>
            <text:p text:style-name="P1883">(鵬灣處)</text:p>
          </table:table-cell>
          <table:table-cell table:style-name="TableCell1884">
            <text:p text:style-name="P1885">屏東旅行社/08-7215767</text:p>
          </table:table-cell>
          <table:table-cell table:style-name="TableCell1886">
            <text:p text:style-name="P1887">屏東縣</text:p>
          </table:table-cell>
          <table:table-cell table:style-name="TableCell1888">
            <text:p text:style-name="P1889">4小時</text:p>
          </table:table-cell>
          <table:table-cell table:style-name="TableCell1890">
            <text:p text:style-name="P1891">4人成行</text:p>
          </table:table-cell>
          <table:table-cell table:style-name="TableCell1892">
            <text:p text:style-name="P1893">屏東客運恆春轉運站</text:p>
            <text:p text:style-name="P1894">墾丁地區各飯店</text:p>
          </table:table-cell>
          <table:table-cell table:style-name="TableCell1895">
            <text:p text:style-name="P1896">08:30</text:p>
          </table:table-cell>
          <table:table-cell table:style-name="TableCell1897">
            <text:p text:style-name="P1898">700元(不含午餐)，含:車資、保險、導覽解說、鵝鑾鼻公園門票<text:line-break/>未滿3歲幼童(不佔位)保險費NT100元</text:p>
          </table:table-cell>
          <table:table-cell table:style-name="TableCell1899">
            <text:p text:style-name="P1900">行程：08:30恆春出發→(20分鐘)佳樂水(50分鐘)→港口吊橋(10分鐘)→(10分鐘)→龍磐公園(20分鐘)→(5分鐘)→鵝鑾鼻(50分鐘)→(3分鐘)→貝殼砂島(20分鐘)→(5分鐘)→船帆石(10分鐘)→(5分鐘)→墾丁回程</text:p>
          </table:table-cell>
        </table:table-row>
        <table:table-row table:style-name="TableRow1901">
          <table:table-cell table:style-name="TableCell1902">
            <text:p text:style-name="P1903">68</text:p>
          </table:table-cell>
          <table:table-cell table:style-name="TableCell1904">
            <text:p text:style-name="P1905">屏東縣</text:p>
          </table:table-cell>
          <table:table-cell table:style-name="TableCell1906">
            <text:p text:style-name="P1907">恆春半島西海岸線</text:p>
            <text:p text:style-name="P1908">(鵬灣處)</text:p>
          </table:table-cell>
          <table:table-cell table:style-name="TableCell1909">
            <text:p text:style-name="P1910">屏東旅行社/08-7215767</text:p>
          </table:table-cell>
          <table:table-cell table:style-name="TableCell1911">
            <text:p text:style-name="P1912">屏東縣</text:p>
          </table:table-cell>
          <table:table-cell table:style-name="TableCell1913">
            <text:p text:style-name="P1914">4小時</text:p>
          </table:table-cell>
          <table:table-cell table:style-name="TableCell1915">
            <text:p text:style-name="P1916">4人成行</text:p>
          </table:table-cell>
          <table:table-cell table:style-name="TableCell1917">
            <text:p text:style-name="P1918">屏東客運恆春轉運站</text:p>
            <text:p text:style-name="P1919">墾丁地區各飯店</text:p>
          </table:table-cell>
          <table:table-cell table:style-name="TableCell1920">
            <text:p text:style-name="P1921">14:00</text:p>
          </table:table-cell>
          <table:table-cell table:style-name="TableCell1922">
            <text:p text:style-name="P1923">四擇一主題選項：1000元A.含海洋生物博物館門票+共同項目。B.含紅柴坑半潛艇+白砂飲料吧飲品乙杯+共同項目。C.含恆春古城鐵馬巡禮(送綠豆饌兌換券) +共同項目。D.含後壁湖水上活動三合一+共同項目。◎共同項目：含車資、保險、導覽解說；貓鼻頭門票及關山門票。※12歲以下參加水上活動須由父母陪同。未滿3歲幼兒童(不佔位)保險費NT100元</text:p>
          </table:table-cell>
          <table:table-cell table:style-name="TableCell1924">
            <text:p text:style-name="P1925">旅客可 (A.海生館)或(B.紅柴坑及白砂)或(C.恆春古城鐵馬巡禮)或(D.後壁湖水上活動三合一)擇一參加行程：14:00恆春出發→(20分鐘)→﹝A.海生館(2小時30分鐘)﹞→(20分鐘)→﹝B.紅柴坑半潛艇(1小時)→(5分鐘)→白砂(1小時15分，請自備泳衣)→(10分鐘)﹞→﹝ C.恆春古城鐵馬巡禮(2小時) →(20分鐘) ﹞﹝ D.後壁湖水上活動三合一(2小時30分) →(10分鐘) ﹞貓鼻頭(20分鐘)→(10分鐘)→關山日落(20分鐘)→(20分鐘)→墾丁回程(回程依冬令、夏令日落時間不同有所調整）註：半潛艇航行30分鐘</text:p>
          </table:table-cell>
        </table:table-row>
        <table:table-row table:style-name="TableRow1926">
          <table:table-cell table:style-name="TableCell1927">
            <text:p text:style-name="P1928">69</text:p>
          </table:table-cell>
          <table:table-cell table:style-name="TableCell1929">
            <text:p text:style-name="P1930">屏東縣</text:p>
          </table:table-cell>
          <table:table-cell table:style-name="TableCell1931">
            <text:p text:style-name="P1932">恆春半島全島旅遊線</text:p>
            <text:p text:style-name="P1933">(鵬灣處)</text:p>
          </table:table-cell>
          <table:table-cell table:style-name="TableCell1934">
            <text:p text:style-name="P1935">屏東旅行社/08-7215767</text:p>
          </table:table-cell>
          <table:table-cell table:style-name="TableCell1936">
            <text:p text:style-name="P1937">屏東縣</text:p>
          </table:table-cell>
          <table:table-cell table:style-name="TableCell1938">
            <text:p text:style-name="P1939">8小時</text:p>
          </table:table-cell>
          <table:table-cell table:style-name="TableCell1940">
            <text:p text:style-name="P1941">4人成行</text:p>
          </table:table-cell>
          <table:table-cell table:style-name="TableCell1942">
            <text:p text:style-name="P1943">屏東客運恆春轉運站</text:p>
            <text:p text:style-name="P1944">墾丁地區各飯店</text:p>
          </table:table-cell>
          <table:table-cell table:style-name="TableCell1945">
            <text:p text:style-name="P1946">08:30</text:p>
          </table:table-cell>
          <table:table-cell table:style-name="TableCell1947">
            <text:p text:style-name="P1948">2000元(含特色風味餐300元)<text:line-break/>四擇一主題選項：<text:line-break/>A.含海洋生物博物館門票+共同項目。<text:line-break/>B.含紅柴坑半潛艇+白砂飲料吧飲品乙杯+共同項目。<text:line-break/>C.含恆春古城鐵馬巡禮(送綠豆饌兌換券) +共同項目。<text:line-break/>D.含後壁湖水上活動三合一+共同項目。<text:line-break/>◎共同項目：含車資、保險、導覽解說、特色風味餐、佳樂水門票、鵝鑾鼻公園門票、貓鼻頭門票及關山門票。<text:line-break/>※12歲以下參加水上活動須由父母陪同。<text:line-break/>未滿3歲幼兒童(不佔位)保險費NT100元</text:p>
          </table:table-cell>
          <table:table-cell table:style-name="TableCell1949">
            <text:p text:style-name="P1950">上午行程：08:30恆春出發→(20分鐘)佳樂水(50分鐘)→港口吊橋(10分鐘)→(10分鐘)→龍磐公園(20分鐘)→(5分鐘)→鵝鑾鼻(50分鐘)→(3分鐘)→貝殼砂島(20分鐘)→(5分鐘)→船帆石(10分鐘)→(15分鐘)→(餐廳享用午餐，13:15餐廳上車接續下午行程)<text:line-break/>下午行程旅客可選 (A.海生館)或(B.紅柴坑及白砂)或(C.恆春古城鐵馬巡禮)或(D.後壁湖水上活動三合一)擇一參加<text:line-break/>行程：14:00恆春出發→(20分鐘)→<text:line-break/>﹝A.海生館(2小時30分鐘)﹞→(20分鐘)→﹝B.紅柴坑半潛艇(1小時)→(5分鐘)→白砂(1小時15分，請自備泳衣)→(10分鐘)﹞<text:line-break/>﹝C.恆春古城鐵馬巡禮(2小時) →(20分鐘) ﹞﹝D.後壁湖水上活動三合一(2小時30分) →(10分鐘) ﹞<text:line-break/>貓鼻頭(20分鐘)→(10分鐘)→關山日落(20分鐘)→(20分鐘)→墾丁回程(回程依冬令、夏令日落時間不同有所調整）<text:line-break/>註：半潛艇航行30分鐘</text:p>
          </table:table-cell>
        </table:table-row>
        <table:table-row table:style-name="TableRow1951">
          <table:table-cell table:style-name="TableCell1952">
            <text:p text:style-name="P1953">70</text:p>
          </table:table-cell>
          <table:table-cell table:style-name="TableCell1954">
            <text:p text:style-name="P1955">花蓮縣</text:p>
          </table:table-cell>
          <table:table-cell table:style-name="TableCell1956">
            <text:p text:style-name="P1957">太魯閣國家公園一日遊-A行程</text:p>
            <text:p text:style-name="P1958">(縱谷處)</text:p>
          </table:table-cell>
          <table:table-cell table:style-name="TableCell1959">
            <text:p text:style-name="P1960">明利旅行社-花蓮</text:p>
          </table:table-cell>
          <table:table-cell table:style-name="TableCell1961">
            <text:p text:style-name="P1962">花蓮市</text:p>
          </table:table-cell>
          <table:table-cell table:style-name="TableCell1963">
            <text:p text:style-name="P1964">1日遊</text:p>
          </table:table-cell>
          <table:table-cell table:style-name="TableCell1965">
            <text:p text:style-name="P1966">2人成行</text:p>
          </table:table-cell>
          <table:table-cell table:style-name="TableCell1967">
            <text:p text:style-name="P1968">花蓮轉運站</text:p>
          </table:table-cell>
          <table:table-cell table:style-name="TableCell1969">
            <text:p text:style-name="P1970">AM08:00~08:30</text:p>
          </table:table-cell>
          <table:table-cell table:style-name="TableCell1971">
            <text:p text:style-name="P1972">．$1100．嬰兒<text:s/>$200費用含:車資、午餐、200萬元旅行責任險+20萬元意外療險、司機中文車上導覽。費用不含:個人因素所產生之消費，如飲料、私人購物費用等及行程表上未註明之各項開銷；建議、自費或自由行成所衍生之任何費用</text:p>
          </table:table-cell>
          <table:table-cell table:style-name="TableCell1973">
            <text:p text:style-name="P1974">08:00市區飯店/08:30火車站→絕對美境神秘谷”砂卡礑步道” (80分) →太魯閣”燕子口步道”，鬼斧神工大峽谷景色，中橫必訪絕美景點(40分) →天祥午餐(50分)提供伊大仕餐廳自助式中餐$250/人 →鬼斧神工！太魯閣”九曲洞步道”， 漫步國際級河川峽谷景色 (40分) →隱藏版峽谷斷橋視野”長春祠 ”， 賞立霧溪飛瀑 (30分) →隱藏版免門票景點，一起帶你穿越時空”玩味蕃樂園故事館”參觀(20分) →花蓮無敵海景”七星潭”或可(自費單車體驗$150/輛)(40分) →返回市區飯店/火車站</text:p>
            <text:p text:style-name="P1975"/>
            <text:p text:style-name="P1976">※景點實際停留時間及順序依當日</text:p>
          </table:table-cell>
        </table:table-row>
        <text:soft-page-break/>
        <table:table-row table:style-name="TableRow1977">
          <table:table-cell table:style-name="TableCell1978">
            <text:p text:style-name="P1979">71</text:p>
          </table:table-cell>
          <table:table-cell table:style-name="TableCell1980">
            <text:p text:style-name="P1981">花蓮縣</text:p>
          </table:table-cell>
          <table:table-cell table:style-name="TableCell1982">
            <text:p text:style-name="P1983">太魯閣國家公園一日遊-B行程</text:p>
            <text:p text:style-name="P1984">(縱谷處)</text:p>
          </table:table-cell>
          <table:table-cell table:style-name="TableCell1985">
            <text:p text:style-name="P1986">明利旅行社-花蓮</text:p>
          </table:table-cell>
          <table:table-cell table:style-name="TableCell1987">
            <text:p text:style-name="P1988">花蓮市</text:p>
          </table:table-cell>
          <table:table-cell table:style-name="TableCell1989">
            <text:p text:style-name="P1990">1日遊</text:p>
          </table:table-cell>
          <table:table-cell table:style-name="TableCell1991">
            <text:p text:style-name="P1992">2人成行</text:p>
          </table:table-cell>
          <table:table-cell table:style-name="TableCell1993">
            <text:p text:style-name="P1994">花蓮轉運站</text:p>
          </table:table-cell>
          <table:table-cell table:style-name="TableCell1995">
            <text:p text:style-name="P1996">AM10:00~10:30</text:p>
          </table:table-cell>
          <table:table-cell table:style-name="TableCell1997">
            <text:p text:style-name="P1998">．$1100<text:line-break/>．嬰兒<text:s/>$200費用含:車資、午餐、200萬元旅行責任險+20萬元意外療險、司機中文車上導覽。費用不含:個人因素所產生之消費，如飲料、私人購物費用等及行程表上未註明之各項開銷；建議、自費或自由行成所衍生之任何費用</text:p>
          </table:table-cell>
          <table:table-cell table:style-name="TableCell1999">
            <text:p text:style-name="P2000">10:30花蓮轉運站→鐵道文化園區(30分)→午餐(停留40分鐘)→清水斷崖眺望太平洋(台灣八大景)→燕子口步道 (停留40分鐘)→九曲洞步道” (停留40分鐘) →布洛灣遊憩區(停留40分鐘) →玩味蕃樂園故事館(停留20分鐘)→返回花蓮轉運站</text:p>
            <text:p text:style-name="P2001"><text:line-break/>※景點實際停留時間及順序依當日</text:p>
          </table:table-cell>
        </table:table-row>
        <table:table-row table:style-name="TableRow2002">
          <table:table-cell table:style-name="TableCell2003">
            <text:p text:style-name="P2004">72</text:p>
          </table:table-cell>
          <table:table-cell table:style-name="TableCell2005">
            <text:p text:style-name="P2006">花蓮縣</text:p>
          </table:table-cell>
          <table:table-cell table:style-name="TableCell2007">
            <text:p text:style-name="P2008">花蓮網美秘境半日遊</text:p>
            <text:p text:style-name="P2009">(縱谷處)</text:p>
          </table:table-cell>
          <table:table-cell table:style-name="TableCell2010">
            <text:p text:style-name="P2011">明利旅行社-</text:p>
          </table:table-cell>
          <table:table-cell table:style-name="TableCell2012">
            <text:p text:style-name="P2013">花蓮市</text:p>
          </table:table-cell>
          <table:table-cell table:style-name="TableCell2014">
            <text:p text:style-name="P2015">半日遊</text:p>
          </table:table-cell>
          <table:table-cell table:style-name="TableCell2016">
            <text:p text:style-name="P2017">2人成行</text:p>
          </table:table-cell>
          <table:table-cell table:style-name="TableCell2018">
            <text:p text:style-name="P2019"><text:span text:style-name="T2020">花蓮轉運站</text:span></text:p>
          </table:table-cell>
          <table:table-cell table:style-name="TableCell2021">
            <text:p text:style-name="P2022">AM08:30</text:p>
          </table:table-cell>
          <table:table-cell table:style-name="TableCell2023">
            <text:p text:style-name="P2024">．$1000<text:line-break/>．未滿2歲$200<text:line-break/>費用含:車資、午餐、200萬元旅行責任險+20萬元意外療險、司機中文車上導覽。</text:p>
            <text:p text:style-name="P2025"/>
            <text:p text:style-name="P2026">費用不含:個人因素所產生之消費，如飲料、私人購物費用等及行程表上未註明之各項開銷；建議、自費或自由行成所衍生之任何費用<text:line-break/>．<text:s/></text:p>
          </table:table-cell>
          <table:table-cell table:style-name="TableCell2027">
            <text:p text:style-name="P2028"><text:span text:style-name="T2029">08:30或13:30</text:span><text:span text:style-name="T2030">花蓮轉運站</text:span><text:span text:style-name="T2031">→吉安好客藝術村(停留30分)→新城老街巡禮(新城照相館、新城天主堂、佳興冰果室及練習曲咖啡) (停留50分)</text:span><text:span text:style-name="T2032">→松園別館</text:span><text:span text:style-name="T2033">(停留40分)→返回花蓮轉運站17:30</text:span></text:p>
            <text:p text:style-name="P2034"/>
            <text:p text:style-name="P2035"><text:span text:style-name="T2036">※</text:span><text:span text:style-name="T2037">含保險</text:span></text:p>
            <text:p text:style-name="P2038"><text:span text:style-name="T2039">※</text:span><text:span text:style-name="T2040">不含門票</text:span></text:p>
            <text:p text:style-name="P2041"><text:span text:style-name="T2042">※</text:span><text:span text:style-name="T2043">分成上午及下午兩班，可選擇8:30或13:30出發。</text:span></text:p>
            <text:p text:style-name="P2044"><text:span text:style-name="T2045">※</text:span><text:span text:style-name="T2046">行程約4小時</text:span></text:p>
            <text:p text:style-name="P2047"><text:span text:style-name="T2048">※</text:span><text:span text:style-name="T2049">景點實際停留時間及順序依當日實際狀況為主。</text:span></text:p>
            <text:p text:style-name="P2050"><text:span text:style-name="T2051">※</text:span><text:span text:style-name="T2052">原訂上午參訪吉安好客藝術村行程，如遇未開館時則改參訪花蓮文創園區。</text:span></text:p>
          </table:table-cell>
        </table:table-row>
        <table:table-row table:style-name="TableRow2053">
          <table:table-cell table:style-name="TableCell2054">
            <text:p text:style-name="P2055">73</text:p>
          </table:table-cell>
          <table:table-cell table:style-name="TableCell2056">
            <text:p text:style-name="P2057">花蓮縣</text:p>
          </table:table-cell>
          <table:table-cell table:style-name="TableCell2058">
            <text:p text:style-name="P2059">穿梭大峽谷~太魯閣原民之旅/臺北出發(縱谷處)</text:p>
          </table:table-cell>
          <table:table-cell table:style-name="TableCell2060">
            <text:p text:style-name="P2061">宏祥旅行社</text:p>
          </table:table-cell>
          <table:table-cell table:style-name="TableCell2062">
            <text:p text:style-name="P2063">臺北市</text:p>
          </table:table-cell>
          <table:table-cell table:style-name="TableCell2064">
            <text:p text:style-name="P2065">1日遊</text:p>
          </table:table-cell>
          <table:table-cell table:style-name="TableCell2066">
            <text:p text:style-name="P2067">4人成行</text:p>
          </table:table-cell>
          <table:table-cell table:style-name="TableCell2068">
            <text:p text:style-name="P2069">臺北市中心飯店<text:line-break/>松山機場入境大廳服務台<text:line-break/>臺北車站東二門 (火車頭前)<text:line-break/>臺北捷運忠孝新生站2號出口<text:line-break/>臺北捷運西門站6號出口<text:line-break/>臺北捷運大安森林公園站2號出口</text:p>
          </table:table-cell>
          <table:table-cell table:style-name="TableCell2070">
            <text:p text:style-name="P2071">07:10AM~07:30AM</text:p>
          </table:table-cell>
          <table:table-cell table:style-name="TableCell2072">
            <text:p text:style-name="P2073">．$2600<text:line-break/>．未滿2歲$2050[不含午餐、門票及體驗項目]<text:line-break/>含:車道費用、午餐(價格NT$495/人)、門票、旅行社責任保險(200萬元身故及20萬元醫療)<text:line-break/>不含:個人消費、小費 <text:s text:c="4"/>備註:依規定0-1歲嬰兒搭乘需使用嬰兒座椅，故需佔位。本公司行程可全程提供嬰兒座椅。</text:p>
          </table:table-cell>
          <table:table-cell table:style-name="TableCell2074">
            <text:p text:style-name="P2075">07:30臺北車站出發→莎韻之鐘 (15分)→台泥DAKA園區 (30分)→太魯閣遊客中心 (介紹太魯閣族人與大自然孕育而生的歷史文化) (30分)→ 太魯閣山月村 (午餐：原住民風味餐) (60分)→太魯閣國家公園 (包含：九曲洞步道 (秘境)、燕子口、長春祠) (120分)→清水斷崖 (30分)→蘇澳服務區 (15分)→臺北車站</text:p>
          </table:table-cell>
        </table:table-row>
        <table:table-row table:style-name="TableRow2076">
          <table:table-cell table:style-name="TableCell2077">
            <text:p text:style-name="P2078">74</text:p>
          </table:table-cell>
          <table:table-cell table:style-name="TableCell2079">
            <text:p text:style-name="P2080">花蓮縣</text:p>
          </table:table-cell>
          <table:table-cell table:style-name="TableCell2081">
            <text:p text:style-name="P2082">鳳林小鎮自行車逍遙遊，享受騎行慢生活</text:p>
            <text:p text:style-name="P2083">(縱谷處)</text:p>
          </table:table-cell>
          <table:table-cell table:style-name="TableCell2084">
            <text:p text:style-name="P2085">晴旅國際旅行社有限公司/03-8540363</text:p>
          </table:table-cell>
          <table:table-cell table:style-name="TableCell2086">
            <text:p text:style-name="P2087">花蓮縣/花蓮市</text:p>
          </table:table-cell>
          <table:table-cell table:style-name="TableCell2088">
            <text:p text:style-name="P2089">8.5小時</text:p>
          </table:table-cell>
          <table:table-cell table:style-name="TableCell2090">
            <text:p text:style-name="P2091">4人成行</text:p>
          </table:table-cell>
          <table:table-cell table:style-name="TableCell2092">
            <text:p text:style-name="P2093">花蓮機場</text:p>
            <text:p text:style-name="P2094">花蓮火車站</text:p>
            <text:p text:style-name="P2095">遊客入住飯店</text:p>
          </table:table-cell>
          <table:table-cell table:style-name="TableCell2096">
            <text:p text:style-name="P2097">AM08：00～08：30(天天出發)</text:p>
          </table:table-cell>
          <table:table-cell table:style-name="TableCell2098">
            <text:p text:style-name="P2099">成人NT$1499元，未滿12歲兒童NT$1399元，未滿2歲兒童不佔位NT$200元。 <text:s text:c="50"/>內含台灣觀巴車資900,午餐300,門票、自行車半日遊車資、鷺鷥咖啡入場卷可抵用另含全天旅責保險299 元(含200萬元元契約責任險、20萬元元醫療險)、華語導覽解說，春節期間不適用。 <text:s text:c="42"/></text:p>
          </table:table-cell>
          <table:table-cell table:style-name="TableCell2100">
            <text:p text:style-name="P2101">行程8:00飯店出發－鳳林鎮－安排自行車(20分)→校長夢工廠(自行車漫遊30分)→明新冰菓店(自行車漫遊30分) →綠色隧道(自行車漫遊30分) →徐家興菸樓(自行車漫遊30分) →綠色長廊(自行車漫遊30分) →餐廳（四代務農、芳草古樹、如意亭三則一）(午餐一人300)→林田山林業文化園區森坂步道(60 分) →鷺鷥咖啡(40 分)【鷺鷥咖啡非假日時改山姆先生咖啡館】→17:00 回程。 <text:s text:c="20"/>注意事項:1.因雨天關係、自行車無法漫遊可車遊(價格可減自行車車資100) 。 <text:s text:c="18"/>2.因疫情關係、如果餐廳無法內用(價格可減午餐300)。3.鷺鷥咖啡門票100元內用即可全額折抵使用(非假日時改山姆先生咖啡館)也可抵用100元消費。4.適逢周末假期，路況及餐廳車潮、人潮洶湧，行程如有延遲，敬請見諒。5.此次行程為休閒路線，部分景區有交通管制需步行，請著輕裝便鞋以利活動。6.若活動具刺激性，身體狀況不佳者，特別是孕婦、幼兒及患有心臓病、高血壓、氣管疾病等，請自行斟酌個人身體狀況，不勉強參加。7.如遇不可抗拒之因素影響，為顧及各位人身安全及行程順暢性考量，將與貴公司協調略做調動，以利行程進行，不便之處敬請見諒。</text:p>
          </table:table-cell>
        </table:table-row>
        <table:table-row table:style-name="TableRow2102">
          <table:table-cell table:style-name="TableCell2103">
            <text:p text:style-name="P2104">75</text:p>
          </table:table-cell>
          <table:table-cell table:style-name="TableCell2105">
            <text:p text:style-name="P2106">花蓮縣</text:p>
          </table:table-cell>
          <table:table-cell table:style-name="TableCell2107">
            <text:p text:style-name="P2108">停留不能錯過花東縱谷</text:p>
            <text:p text:style-name="P2109">(縱谷處)</text:p>
          </table:table-cell>
          <table:table-cell table:style-name="TableCell2110">
            <text:p text:style-name="P2111">晴旅國際旅行社有限公司/03-8540363</text:p>
          </table:table-cell>
          <table:table-cell table:style-name="TableCell2112">
            <text:p text:style-name="P2113">花蓮縣/花蓮市</text:p>
          </table:table-cell>
          <table:table-cell table:style-name="TableCell2114">
            <text:p text:style-name="P2115">8.5小時</text:p>
          </table:table-cell>
          <table:table-cell table:style-name="TableCell2116">
            <text:p text:style-name="P2117">4人成行</text:p>
          </table:table-cell>
          <table:table-cell table:style-name="TableCell2118">
            <text:p text:style-name="P2119">花蓮機場</text:p>
            <text:p text:style-name="P2120">花蓮火車站</text:p>
            <text:p text:style-name="P2121">遊客入住飯店</text:p>
          </table:table-cell>
          <table:table-cell table:style-name="TableCell2122">
            <text:p text:style-name="P2123">AM08：00～08：30(天天出發)</text:p>
          </table:table-cell>
          <table:table-cell table:style-name="TableCell2124">
            <text:p text:style-name="P2125">成人NT$1499元，未滿12歲兒童NT$1399元，未滿2歲兒童不佔位NT$200元。內含台灣觀巴車資900,午餐300,門票費用 299(包含慶修院門票、桐花公園木作DIY體驗、鯉魚潭騎車環潭自行車車費、全天旅責保險(200萬元元契約責任險、20萬<text:soft-page-break/>元元醫療險)、華語導覽解說)，春節期間不適用。</text:p>
          </table:table-cell>
          <table:table-cell table:style-name="TableCell2126">
            <text:p text:style-name="P2127"><text:span text:style-name="T2128">行程</text:span><text:span text:style-name="T2129"><text:line-break/>8:00飯店出發－慶修院(40分) 【慶修院星期一：休息改去松園別館】→南華林業園區桐花公園(60分) 【非季節時改洄瀾灣開心農場】→</text:span><text:span text:style-name="T2130">花蓮最美秘境景觀玻璃屋</text:span><text:span text:style-name="T2131">(40分) 【非季節時或天候因素改林田山】→鯉魚潭騎車環潭(70分)→餐廳（</text:span><text:span text:style-name="T2132">鯉魚潭創藝空間</text:span><text:span text:style-name="T2133">、芳草古樹、如意亭三則一）→山姆先生咖啡館(40分)→雲山水(40分)→17:00 回程。</text:span><text:span text:style-name="T2134"><text:line-break/></text:span><text:soft-page-break/><text:span text:style-name="T2135">注意事項:</text:span><text:span text:style-name="T2136"><text:line-break/>1.因雨天關係、自行車無法漫遊可車遊(價格可減自行車車資100)。</text:span><text:span text:style-name="T2137"><text:line-break/>2.因疫情關係、如果餐廳無法內用(價格可減午餐300)。 <text:s text:c="41"/>3. 南華林業園區桐花公園非季節時或天候因素變更行程，會將行程順序挑整在第六站雲山水行程結束後前往洄瀾灣開心農場。</text:span><text:span text:style-name="T2138"><text:line-break/></text:span><text:span text:style-name="T2139">4</text:span><text:span text:style-name="T2140">.適逢周末假期，路況及餐廳車潮、人潮洶湧，行程如有延遲，敬請見諒。</text:span><text:span text:style-name="T2141"><text:line-break/>5</text:span><text:span text:style-name="T2142">.此次行程為休閒路線，部分景區有交通管制需步行，請著輕裝便鞋以利活動。</text:span><text:span text:style-name="T2143"><text:line-break/>6</text:span><text:span text:style-name="T2144">.若活動具刺激性，身體狀況不佳者，特別是孕婦、幼兒及患有心臓病、高血壓、氣管疾病等，請自行斟酌個人身體狀況，不勉強參加。</text:span><text:span text:style-name="T2145"><text:line-break/>7</text:span><text:span text:style-name="T2146">.如遇不可抗拒之因素影響，為顧及各位人身安全及行程順暢性考量，將與貴公司協調略做調動，以利行程進行，不便之處敬請見諒。</text:span></text:p>
          </table:table-cell>
        </table:table-row>
        <text:soft-page-break/>
        <table:table-row table:style-name="TableRow2147">
          <table:table-cell table:style-name="TableCell2148">
            <text:p text:style-name="P2149">76</text:p>
          </table:table-cell>
          <table:table-cell table:style-name="TableCell2150">
            <text:p text:style-name="P2151">花蓮縣</text:p>
          </table:table-cell>
          <table:table-cell table:style-name="TableCell2152">
            <text:p text:style-name="P2153">花東縱谷網美聖地半日遊</text:p>
            <text:p text:style-name="P2154">(縱谷處)</text:p>
          </table:table-cell>
          <table:table-cell table:style-name="TableCell2155">
            <text:p text:style-name="P2156">明利旅行社有限公司花蓮分公司/: 03 8466898<text:line-break/>傳真</text:p>
          </table:table-cell>
          <table:table-cell table:style-name="TableCell2157">
            <text:p text:style-name="P2158">花蓮縣/花蓮市</text:p>
          </table:table-cell>
          <table:table-cell table:style-name="TableCell2159">
            <text:p text:style-name="P2160">4小時</text:p>
          </table:table-cell>
          <table:table-cell table:style-name="TableCell2161">
            <text:p text:style-name="P2162">2人成行</text:p>
          </table:table-cell>
          <table:table-cell table:style-name="TableCell2163">
            <text:p text:style-name="P2164"><text:span text:style-name="T2165">花蓮</text:span><text:span text:style-name="T2166">轉運站</text:span></text:p>
          </table:table-cell>
          <table:table-cell table:style-name="TableCell2167">
            <text:p text:style-name="P2168"><text:line-break/>AM08:30/<text:line-break/>PM13:30(天天出發)</text:p>
          </table:table-cell>
          <table:table-cell table:style-name="TableCell2169">
            <text:p text:style-name="P2170"><text:span text:style-name="T2171">每人：</text:span><text:span text:style-name="T2172">$</text:span><text:span text:style-name="T2173">10</text:span><text:span text:style-name="T2174">00<text:s/></text:span><text:span text:style-name="T2175">元</text:span><text:span text:style-name="T2176"><text:line-break/>嬰兒：$200 元</text:span><text:span text:style-name="T2177"><text:line-break/>費用含</text:span><text:span text:style-name="T2178"><text:line-break/>車資、 200 萬元旅行責任險</text:span><text:span text:style-name="T2179"><text:line-break/>+20 萬元意外醫療險、司機中文車上導覽</text:span><text:span text:style-name="T2180"><text:line-break/></text:span></text:p>
            <text:p text:style-name="P2181">費用不含:<text:line-break/>午餐、個人因素所產生之消費，如飲料、私人購物費用等及行程表上未註明之各項開銷；建議、自費或自由行程所衍生之任何費用。 <text:s text:c="67"/>本路線提供花蓮火車站、花蓮機場、花蓮市區近郊飯店及民宿免費接駁服務。<text:line-break/>※以上報價春節期間不適用<text:line-break/>※嬰兒定義：未滿 2 歲，不列入成行人數計算，不佔車位、不含餐</text:p>
          </table:table-cell>
          <table:table-cell table:style-name="TableCell2182">
            <text:p text:style-name="P2183"><text:span text:style-name="T2184">行程</text:span><text:span text:style-name="T2185"><text:line-break/>08:30 或13:30</text:span><text:span text:style-name="T2186">花蓮轉運站</text:span><text:span text:style-name="T2187">→鯉魚潭風景區[可自費行程：自行車或貓頭鷹 DIY](40 分 )→</text:span><text:span text:style-name="T2188"><text:line-break/>雲山水夢幻湖 (40 分)→</text:span><text:span text:style-name="T2189">七星潭遊憩區(含四八高地及向日廣場)(40分)→返回花蓮轉運站</text:span><text:span text:style-name="T2190"><text:line-break/></text:span></text:p>
            <text:p text:style-name="P2191">※分成上午及下午兩班，可選擇8:30或13:30出發。</text:p>
            <text:p text:style-name="P2192">※行程約4小時</text:p>
            <text:p text:style-name="P2193">※鯉魚潭遊船、自行車及貓頭鷹DIY均自費</text:p>
            <text:p text:style-name="P2194">※景點門票均自費</text:p>
            <text:p text:style-name="P2195">※景點實際停留時間及順序依當日實際狀況為主。</text:p>
          </table:table-cell>
        </table:table-row>
        <table:table-row table:style-name="TableRow2196">
          <table:table-cell table:style-name="TableCell2197">
            <text:p text:style-name="P2198">77</text:p>
          </table:table-cell>
          <table:table-cell table:style-name="TableCell2199">
            <text:p text:style-name="P2200">花蓮縣</text:p>
          </table:table-cell>
          <table:table-cell table:style-name="TableCell2201">
            <text:p text:style-name="P2202">縱谷鳳林慢城一日遊</text:p>
            <text:p text:style-name="P2203">(縱谷處)</text:p>
          </table:table-cell>
          <table:table-cell table:style-name="TableCell2204">
            <text:p text:style-name="P2205">明利旅行社有限公司花蓮分公司/: 03 8466898傳真</text:p>
          </table:table-cell>
          <table:table-cell table:style-name="TableCell2206">
            <text:p text:style-name="P2207">花蓮縣/花蓮市</text:p>
          </table:table-cell>
          <table:table-cell table:style-name="TableCell2208">
            <text:p text:style-name="P2209">8小時</text:p>
          </table:table-cell>
          <table:table-cell table:style-name="TableCell2210">
            <text:p text:style-name="P2211">4人成行</text:p>
          </table:table-cell>
          <table:table-cell table:style-name="TableCell2212">
            <text:p text:style-name="P2213"><text:span text:style-name="T2214">花蓮轉運站</text:span></text:p>
          </table:table-cell>
          <table:table-cell table:style-name="TableCell2215">
            <text:p text:style-name="P2216">AM<text:s/>08:30 (天天出發)</text:p>
          </table:table-cell>
          <table:table-cell table:style-name="TableCell2217">
            <text:p text:style-name="P2218"><text:span text:style-name="T2219">每人：</text:span><text:span text:style-name="T2220">$</text:span><text:span text:style-name="T2221">1180</text:span><text:span text:style-name="T2222">元</text:span><text:span text:style-name="T2223">嬰兒</text:span><text:span text:style-name="T2224">$200 元</text:span><text:span text:style-name="T2225">費用含</text:span><text:span text:style-name="T2226">車資、 200 萬元 旅行 責任險+20萬元意外醫療險 、司機中文車上導覽</text:span><text:span text:style-name="T2227">費用不含:</text:span><text:span text:style-name="T2228">午餐、個人因素所產生之消費，如飲料、私人購物費用等及行程表上未註明之各項開銷；建議、自費或自由行程所衍生之任何費用 。</text:span><text:span text:style-name="T2229">本路線提供花蓮火車站 、 花蓮機場 、</text:span><text:span text:style-name="T2230">花蓮市區近郊飯店及民宿免費接駁</text:span><text:span text:style-name="T2231">服務 。</text:span><text:span text:style-name="T2232">※以上報價春節期間不適用</text:span><text:span text:style-name="T2233">※嬰兒定義：未滿2 歲， 不列入成行人數計算 ，不佔車位、不含餐</text:span></text:p>
          </table:table-cell>
          <table:table-cell table:style-name="TableCell2234">
            <text:p text:style-name="P2235"><text:span text:style-name="T2236">08:30</text:span><text:span text:style-name="T2237">花蓮轉運站</text:span><text:span text:style-name="T2238">→</text:span><text:span text:style-name="T2239">參觀兆豐故事館 (停留30 分)</text:span><text:span text:style-name="T2240">→吉利潭(停留40分)→</text:span><text:span text:style-name="T2241">大農大富平地森林公園(停留50 分)</text:span><text:span text:style-name="T2242">→</text:span><text:span text:style-name="T2243">光復糖廠-午餐自理(停留60 分鐘)</text:span><text:span text:style-name="T2244">→鳳林小鎮漫遊(校長夢工廠、誠信商店、美好花生) (停留60 分)→</text:span><text:span text:style-name="T2245">立川漁場體驗「摸蜆兼洗褲」的樂趣(停留40 分)</text:span><text:span text:style-name="T2246">→阿美小米文化館</text:span><text:span text:style-name="T2247">(停留20 分)→返回</text:span><text:span text:style-name="T2248">花蓮轉運站</text:span></text:p>
            <text:p text:style-name="P2249"/>
            <text:p text:style-name="P2250"><text:span text:style-name="T2251">※</text:span><text:span text:style-name="T2252">景點實際停留時間及順序依當日實際狀況為主</text:span></text:p>
          </table:table-cell>
        </table:table-row>
        <table:table-row table:style-name="TableRow2253">
          <table:table-cell table:style-name="TableCell2254">
            <text:p text:style-name="P2255">78</text:p>
          </table:table-cell>
          <table:table-cell table:style-name="TableCell2256">
            <text:p text:style-name="P2257">花蓮縣</text:p>
          </table:table-cell>
          <table:table-cell table:style-name="TableCell2258">
            <text:p text:style-name="P2259">玉里赤科風情半日遊</text:p>
            <text:p text:style-name="P2260">(縱谷處)</text:p>
          </table:table-cell>
          <table:table-cell table:style-name="TableCell2261">
            <text:p text:style-name="P2262">翔天國際旅行社股份有限公司/089-355439</text:p>
          </table:table-cell>
          <table:table-cell table:style-name="TableCell2263">
            <text:p text:style-name="P2264">花蓮縣玉里鎮</text:p>
          </table:table-cell>
          <table:table-cell table:style-name="TableCell2265">
            <text:p text:style-name="P2266">4小時</text:p>
          </table:table-cell>
          <table:table-cell table:style-name="TableCell2267">
            <text:p text:style-name="P2268">4人成行</text:p>
          </table:table-cell>
          <table:table-cell table:style-name="TableCell2269">
            <text:p text:style-name="P2270">玉里火車站</text:p>
            <text:p text:style-name="P2271">玉里市區民宿</text:p>
          </table:table-cell>
          <table:table-cell table:style-name="TableCell2272">
            <text:p text:style-name="P2273">AM08：30～12：30 /PM13：30〜17：30<text:line-break/><text:s/>(天天出發)</text:p>
          </table:table-cell>
          <table:table-cell table:style-name="TableCell2274">
            <text:p text:style-name="P2275">每人售價：888元<text:line-break/>3歲以上12歲以下每人777元<text:line-break/>3歲以下每人200元<text:line-break/><text:line-break/>費用包含：台灣觀巴車資、司導沿途解說、礦泉水、200萬元旅責險+20萬元意外醫療、乘客險<text:line-break/><text:line-break/>費用不含：定型化旅行契約書：旅行平安險請依個人身價自行投保、個人花費、午餐或晚餐等</text:p>
          </table:table-cell>
          <table:table-cell table:style-name="TableCell2276">
            <text:p text:style-name="P2277">玉里火車站/民宿→赤科山(土地公廟、千噸石龜、小瑞士農場、汪家古厝、金針大道、赤科三巨石) (2.5小時)→玉里舊鐵橋-歐亞板塊與菲律賓板塊縫合處(30分鐘)→玉里火車站</text:p>
          </table:table-cell>
        </table:table-row>
        <table:table-row table:style-name="TableRow2278">
          <table:table-cell table:style-name="TableCell2279">
            <text:p text:style-name="P2280">79</text:p>
          </table:table-cell>
          <table:table-cell table:style-name="TableCell2281">
            <text:p text:style-name="P2282">花蓮縣</text:p>
          </table:table-cell>
          <table:table-cell table:style-name="TableCell2283">
            <text:p text:style-name="P2284">秘境-瓦拉米古道半日遊</text:p>
            <text:p text:style-name="P2285">(縱谷處)</text:p>
          </table:table-cell>
          <table:table-cell table:style-name="TableCell2286">
            <text:p text:style-name="P2287">翔天國際旅行社股份有<text:soft-page-break/>限公司/089-355439</text:p>
          </table:table-cell>
          <table:table-cell table:style-name="TableCell2288">
            <text:p text:style-name="P2289">花蓮縣玉里鎮</text:p>
          </table:table-cell>
          <table:table-cell table:style-name="TableCell2290">
            <text:p text:style-name="P2291">4小時</text:p>
          </table:table-cell>
          <table:table-cell table:style-name="TableCell2292">
            <text:p text:style-name="P2293">4人成行</text:p>
          </table:table-cell>
          <table:table-cell table:style-name="TableCell2294">
            <text:p text:style-name="P2295">玉里火車站</text:p>
            <text:p text:style-name="P2296">玉里市區民宿</text:p>
          </table:table-cell>
          <table:table-cell table:style-name="TableCell2297">
            <text:p text:style-name="P2298">AM08：30～12：30 / /PM13：30<text:soft-page-break/>〜17：30<text:line-break/>( 天天出發)</text:p>
          </table:table-cell>
          <table:table-cell table:style-name="TableCell2299">
            <text:p text:style-name="P2300">每人售用：888元</text:p>
            <text:soft-page-break/>
            <text:p text:style-name="P2301">3歲以上12歲以下777元 <text:s text:c="12"/>3歲以下200元<text:line-break/></text:p>
            <text:p text:style-name="P2302">費用包含：台灣觀巴車資、司導沿途解說、礦泉水<text:line-break/>、200萬元旅責險+20萬元意外醫療、乘客險<text:line-break/><text:line-break/>費用不含：定型化旅行契約書：旅行平安險請依個人身價自行投保、個人花費、午餐或晚餐等</text:p>
          </table:table-cell>
          <table:table-cell table:style-name="TableCell2303">
            <text:p text:style-name="P2304">玉里車站→南安遊客中心(山風步道口、山風一號橋、山風瀑布、山風二號橋)(2.5小時) →<text:soft-page-break/>日本神社(俯瞰玉里山城) (15分鐘)→玉里火車站</text:p>
          </table:table-cell>
        </table:table-row>
        <text:soft-page-break/>
        <table:table-row table:style-name="TableRow2305">
          <table:table-cell table:style-name="TableCell2306">
            <text:p text:style-name="P2307">80</text:p>
          </table:table-cell>
          <table:table-cell table:style-name="TableCell2308">
            <text:p text:style-name="P2309">花蓮縣</text:p>
          </table:table-cell>
          <table:table-cell table:style-name="TableCell2310">
            <text:p text:style-name="P2311">富里六十石山半日遊</text:p>
            <text:p text:style-name="P2312">(縱谷處)</text:p>
          </table:table-cell>
          <table:table-cell table:style-name="TableCell2313">
            <text:p text:style-name="P2314">翔天國際旅行社股份有限公司/089-355439</text:p>
          </table:table-cell>
          <table:table-cell table:style-name="TableCell2315">
            <text:p text:style-name="P2316">花蓮縣玉里鎮</text:p>
          </table:table-cell>
          <table:table-cell table:style-name="TableCell2317">
            <text:p text:style-name="P2318">4小時</text:p>
          </table:table-cell>
          <table:table-cell table:style-name="TableCell2319">
            <text:p text:style-name="P2320">4人成行</text:p>
          </table:table-cell>
          <table:table-cell table:style-name="TableCell2321">
            <text:p text:style-name="P2322">臺東火車站</text:p>
            <text:p text:style-name="P2323">臺東機場</text:p>
            <text:p text:style-name="P2324">臺東市區或知本地區飯店(民宿)<text:s/></text:p>
          </table:table-cell>
          <table:table-cell table:style-name="TableCell2325">
            <text:p text:style-name="P2326">AM08：30～12：30 / PM13：30〜17：30<text:line-break/><text:s text:c="3"/>天天出發</text:p>
          </table:table-cell>
          <table:table-cell table:style-name="TableCell2327">
            <text:p text:style-name="P2328">每人售價：888元</text:p>
            <text:p text:style-name="P2329">3歲以上12歲以下777元</text:p>
            <text:p text:style-name="P2330">3歲以下200元<text:line-break/><text:s text:c="3"/><text:line-break/>費用包含：台灣觀巴車資、司導沿途解說、礦泉水<text:line-break/>200萬元旅責險+20萬元意外醫療、乘客險<text:line-break/><text:line-break/>費用不含：定型化旅行契約書：旅行平安險請依個人身價自行投保、個人花費、午餐或晚餐等</text:p>
          </table:table-cell>
          <table:table-cell table:style-name="TableCell2331">
            <text:p text:style-name="P2332">玉里火車站/民宿/富里農會→東富禪寺(30分鐘)→六十石山(黃花亭、小瑞士、忘憂亭)(2小時)→富里鄉農會大地畫布(30分鐘)→玉里火車站</text:p>
          </table:table-cell>
        </table:table-row>
        <table:table-row table:style-name="TableRow2333">
          <table:table-cell table:style-name="TableCell2334">
            <text:p text:style-name="P2335">81</text:p>
          </table:table-cell>
          <table:table-cell table:style-name="TableCell2336">
            <text:p text:style-name="P2337">臺東縣</text:p>
          </table:table-cell>
          <table:table-cell table:style-name="TableCell2338">
            <text:p text:style-name="P2339">花東縱谷南段一日遊</text:p>
            <text:p text:style-name="P2340">(縱谷處)</text:p>
          </table:table-cell>
          <table:table-cell table:style-name="TableCell2341">
            <text:p text:style-name="P2342">翔天國際旅行社股份有限公司/089-355439</text:p>
          </table:table-cell>
          <table:table-cell table:style-name="TableCell2343">
            <text:p text:style-name="P2344">臺東縣</text:p>
          </table:table-cell>
          <table:table-cell table:style-name="TableCell2345">
            <text:p text:style-name="P2346">8小時</text:p>
          </table:table-cell>
          <table:table-cell table:style-name="TableCell2347">
            <text:p text:style-name="P2348">2人成行</text:p>
          </table:table-cell>
          <table:table-cell table:style-name="TableCell2349">
            <text:p text:style-name="P2350">臺東火車站</text:p>
            <text:p text:style-name="P2351">臺東機場</text:p>
            <text:p text:style-name="P2352">臺東市區或知本地區飯店(民宿)<text:s/></text:p>
          </table:table-cell>
          <table:table-cell table:style-name="TableCell2353">
            <text:p text:style-name="P2354">AM08：30～PM 17：00 <text:s/>(天天出發)</text:p>
          </table:table-cell>
          <table:table-cell table:style-name="TableCell2355">
            <text:p text:style-name="P2356">每人售價：1600元</text:p>
            <text:p text:style-name="P2357">3歲以上12歲以下1400元</text:p>
            <text:p text:style-name="P2358">3歲以下250元 <text:s/><text:line-break/><text:line-break/>費用包含：台灣觀巴車資、司導沿途解說、<text:line-break/>池上單人單車一台、福原豆花每人一份、武陵咖啡抵用金50元、斑鳩冰品每人一份、礦泉水、200萬元旅責險+20萬元意外醫療、乘客險<text:line-break/><text:line-break/>費用不含：定型化旅行契約書：旅行平安險請依個人身價自行投保、個人花費、午餐或晚餐等</text:p>
          </table:table-cell>
          <table:table-cell table:style-name="TableCell2359">
            <text:p text:style-name="P2360">08:30~09:00出發→土地公廟(祈福)＋百年榕樹(10分鐘)→池上伯朗大道(1小時)→福原豆腐店(30分鐘) →午餐自理 →二層坪水橋(20分鐘)→經舊台九線綠色隧道→武陵外役監獄品咖啡(30分鐘)→高台茶園(20分鐘)→山里部落巡禮→鵝鑾石教堂→山里火車站(30分鐘) → 斑鳩冰品（國宴冰品）(20分鐘)→阿美麻糬(30分鐘)→臺東市區/火車站</text:p>
          </table:table-cell>
        </table:table-row>
        <table:table-row table:style-name="TableRow2361">
          <table:table-cell table:style-name="TableCell2362">
            <text:p text:style-name="P2363">82</text:p>
          </table:table-cell>
          <table:table-cell table:style-name="TableCell2364">
            <text:p text:style-name="P2365">花蓮縣/臺東縣</text:p>
          </table:table-cell>
          <table:table-cell table:style-name="TableCell2366">
            <text:p text:style-name="P2367">擁山聽海二日行<text:line-break/>(東管處)</text:p>
          </table:table-cell>
          <table:table-cell table:style-name="TableCell2368">
            <text:p text:style-name="P2369">明利旅行社有限公司花蓮分公司 /038-466898</text:p>
          </table:table-cell>
          <table:table-cell table:style-name="TableCell2370">
            <text:p text:style-name="P2371">花蓮市</text:p>
          </table:table-cell>
          <table:table-cell table:style-name="TableCell2372">
            <text:p text:style-name="P2373">2天(16小時)</text:p>
          </table:table-cell>
          <table:table-cell table:style-name="TableCell2374">
            <text:p text:style-name="P2375">2人成行</text:p>
          </table:table-cell>
          <table:table-cell table:style-name="TableCell2376">
            <text:p text:style-name="P2377"><text:span text:style-name="T2378">花蓮轉運站</text:span></text:p>
          </table:table-cell>
          <table:table-cell table:style-name="TableCell2379">
            <text:p text:style-name="P2380">第一天10:30；第二天08:30</text:p>
          </table:table-cell>
          <table:table-cell table:style-name="TableCell2381">
            <text:p text:style-name="P2382">每人： $1280元；嬰兒： $200元<text:line-break/>費用含：車資、200萬元旅行責任險+20萬元意外醫療險、司機中文車上導覽<text:s/><text:line-break/>費用不含:午餐、個人因素所產生之消費，如飲料、私人購物費用等及行程表上未註明之各項開銷；建議、自費或自由行程所衍生之任何費用<text:line-break/>※以上報價春節期間不適用<text:line-break/>※※嬰兒定義：未滿2歲，不列入成行人數計算，不佔車位、不含餐</text:p>
          </table:table-cell>
          <table:table-cell table:style-name="TableCell2383">
            <text:p text:style-name="P2384"><text:span text:style-name="T2385">第一天:</text:span><text:span text:style-name="T2386"><text:s/>太魯閣國家公園一日遊-B行程</text:span><text:span text:style-name="T2387">(10:30</text:span><text:span text:style-name="T2388">~17:30</text:span><text:span text:style-name="T2389">)</text:span></text:p>
            <text:p text:style-name="P2390">10:30花蓮轉運站→鐵道文化園區(停留30分鐘)→午餐(停留40分鐘)→清水斷崖眺望太平洋(台灣八大景)→燕子口步道(停留40分鐘) →漫步在”九曲洞”大自然鬼斧神工的天然色中(停留40分鐘) →布洛灣遊憩區(造訪布洛灣吊橋) (停留40分鐘)→玩味蕃樂園故事館(停留20分鐘)→返回花蓮轉運站</text:p>
            <text:p text:style-name="P2391"/>
            <text:p text:style-name="P2392">第二天 :洄瀾東海岸(08:30~17:30)</text:p>
            <text:p text:style-name="P2393"><text:span text:style-name="T2394">08:30</text:span><text:span text:style-name="T2395">花蓮轉運站</text:span><text:span text:style-name="T2396">發車→蕃薯寮峽谷景觀(30分)(遺勇成林)→大石鼻山步道(40分)→石梯坪(45分)→石梯漁港(95分) (自費品嚐海鮮餐)→石門遊憩區(15分)→新社梯田(50分)→天空步道(40分)→芭崎瞭望台(15分)→返回</text:span><text:span text:style-name="T2397">花蓮轉運站</text:span></text:p>
          </table:table-cell>
        </table:table-row>
        <table:table-row table:style-name="TableRow2398">
          <table:table-cell table:style-name="TableCell2399">
            <text:p text:style-name="P2400">83</text:p>
          </table:table-cell>
          <table:table-cell table:style-name="TableCell2401">
            <text:p text:style-name="P2402">花蓮縣/臺東縣</text:p>
          </table:table-cell>
          <table:table-cell table:style-name="TableCell2403">
            <text:p text:style-name="P2404">花漾花東山海戀二日遊</text:p>
            <text:p text:style-name="P2405">(東管處)</text:p>
          </table:table-cell>
          <table:table-cell table:style-name="TableCell2406">
            <text:p text:style-name="P2407">崑合碩旅行社有限公司/02-23619575</text:p>
          </table:table-cell>
          <table:table-cell table:style-name="TableCell2408">
            <text:p text:style-name="P2409">花蓮縣/臺東縣</text:p>
          </table:table-cell>
          <table:table-cell table:style-name="TableCell2410">
            <text:p text:style-name="P2411">2天(18小時)</text:p>
          </table:table-cell>
          <table:table-cell table:style-name="TableCell2412">
            <text:p text:style-name="P2413">2人成行</text:p>
          </table:table-cell>
          <table:table-cell table:style-name="TableCell2414">
            <text:p text:style-name="P2415">單號出發-花蓮集合地：</text:p>
            <text:p text:style-name="P2416">成旅晶贊</text:p>
            <text:p text:style-name="P2417">美侖</text:p>
            <text:p text:style-name="P2418">火車站</text:p>
            <text:p text:style-name="P2419">理想大地<text:line-break/>雙號出發-臺東集合地：</text:p>
            <text:p text:style-name="P2420">知本老爺</text:p>
            <text:p text:style-name="P2421">高野富野會館</text:p>
            <text:p text:style-name="P2422">娜路彎</text:p>
            <text:p text:style-name="P2423">台東機場</text:p>
          </table:table-cell>
          <table:table-cell table:style-name="TableCell2424">
            <text:p text:style-name="P2425">08:30</text:p>
          </table:table-cell>
          <table:table-cell table:style-name="TableCell2426">
            <text:p text:style-name="P2427">成人、孩童：3000元；嬰兒：2000元<text:line-break/>價格包含：台灣觀巴車資、200萬元元契約責任險)<text:line-break/>費用不含：餐、住宿、DIY課程費用</text:p>
          </table:table-cell>
          <table:table-cell table:style-name="TableCell2428">
            <text:p text:style-name="P2429">單號出發：花蓮集合地點→光復糖廠(30分)→瑞穗牧場(30分)→池上米鄉午餐(60分)→池上伯朗大道單<text:line-break/>車(自費)(60分)→關山米國學校DIY(自費)(40分)→武陵綠色隧道(20分)→臺東市區飯店（晚餐自理）<text:line-break/>雙號出發：臺東集合地點→加路蘭(20分)→東河泰源幽谷(車上導覽)阿美族民俗中心(30分)→三仙台(50分)→長濱午餐(60分)→石門遊憩區(20分)→新社梯田(20分)→豐濱天空步道(自費)(40分)→花蓮市區飯店（晚餐自理）<text:line-break/>注意事項：阿美族民俗中心週一為休息日，部分設施及活動，不開放參觀體驗。</text:p>
          </table:table-cell>
        </table:table-row>
        <text:soft-page-break/>
        <table:table-row table:style-name="TableRow2430">
          <table:table-cell table:style-name="TableCell2431">
            <text:p text:style-name="P2432">84</text:p>
          </table:table-cell>
          <table:table-cell table:style-name="TableCell2433">
            <text:p text:style-name="P2434">臺東縣</text:p>
          </table:table-cell>
          <table:table-cell table:style-name="TableCell2435">
            <text:p text:style-name="P2436">東海岸南段一日遊</text:p>
            <text:p text:style-name="P2437">(東管處)</text:p>
          </table:table-cell>
          <table:table-cell table:style-name="TableCell2438">
            <text:p text:style-name="P2439">翔天國際旅行社股份有限公司/089-355439</text:p>
          </table:table-cell>
          <table:table-cell table:style-name="TableCell2440">
            <text:p text:style-name="P2441">臺東縣</text:p>
          </table:table-cell>
          <table:table-cell table:style-name="TableCell2442">
            <text:p text:style-name="P2443">9小時</text:p>
          </table:table-cell>
          <table:table-cell table:style-name="TableCell2444">
            <text:p text:style-name="P2445">2人成行</text:p>
          </table:table-cell>
          <table:table-cell table:style-name="TableCell2446">
            <text:p text:style-name="P2447">臺東火車站</text:p>
            <text:p text:style-name="P2448">臺東機場</text:p>
            <text:p text:style-name="P2449">臺東市區或知本地區飯店(民宿)<text:s/></text:p>
          </table:table-cell>
          <table:table-cell table:style-name="TableCell2450">
            <text:p text:style-name="P2451">08:30</text:p>
          </table:table-cell>
          <table:table-cell table:style-name="TableCell2452">
            <text:p text:style-name="P2453">每人費用：1600元</text:p>
            <text:p text:style-name="P2454">3歲以上12歲以下1400元\3歲以下250元<text:line-break/><text:line-break/>每人費用包含：台灣觀巴車資、司導沿途解說、三仙台停車費、東河包子每人一顆、金樽咖啡每人一杯、礦泉水、乘客險及200萬元旅責險+20萬元意外醫療<text:line-break/><text:line-break/>費用不含：餐食(午餐或晚餐) 旅行平安險</text:p>
          </table:table-cell>
          <table:table-cell table:style-name="TableCell2455">
            <text:p text:style-name="P2456">08:30~09:00出發→加路蘭(20分鐘) 、水往上流(10分鐘)、都蘭部落、金樽眺望臺品咖啡(30分鐘)、成功海洋環境教育教室+成功港口書店(30分鐘)、三仙台(50分鐘)、東管處戶外藝術裝置(1小時)、都歷海灘-天空之境(40分鐘)、東河橋嚐包子(15分鐘)</text:p>
          </table:table-cell>
        </table:table-row>
        <table:table-row table:style-name="TableRow2457">
          <table:table-cell table:style-name="TableCell2458">
            <text:p text:style-name="P2459">85</text:p>
          </table:table-cell>
          <table:table-cell table:style-name="TableCell2460">
            <text:p text:style-name="P2461">澎湖縣</text:p>
          </table:table-cell>
          <table:table-cell table:style-name="TableCell2462">
            <text:p text:style-name="P2463">澎湖悠閒北環之旅</text:p>
            <text:p text:style-name="P2464">(澎管處)</text:p>
          </table:table-cell>
          <table:table-cell table:style-name="TableCell2465">
            <text:p text:style-name="P2466">鄉村旅行社有限公司/06-9263186</text:p>
          </table:table-cell>
          <table:table-cell table:style-name="TableCell2467">
            <text:p text:style-name="P2468">澎湖縣</text:p>
          </table:table-cell>
          <table:table-cell table:style-name="TableCell2469">
            <text:p text:style-name="P2470">5.5～6小時</text:p>
          </table:table-cell>
          <table:table-cell table:style-name="TableCell2471">
            <text:p text:style-name="P2472">2人成行</text:p>
          </table:table-cell>
          <table:table-cell table:style-name="TableCell2473">
            <text:p text:style-name="P2474">澎湖機場</text:p>
            <text:p text:style-name="P2475">馬公市區各飯店</text:p>
          </table:table-cell>
          <table:table-cell table:style-name="TableCell2476">
            <text:p text:style-name="P2477">中午12:00 (4/1-9/28天天出發)；上午08:00 (10/1-隔年3/31止每週六、日出發)，農曆過年春節期間前後七天不適用)</text:p>
          </table:table-cell>
          <table:table-cell table:style-name="TableCell2478">
            <text:p text:style-name="P2479">每人950元12歲以下小孩每人900元3歲以下嬰兒200元(僅含保險費)（含台灣觀巴車資、午餐、保險、華語導覽解說）</text:p>
          </table:table-cell>
          <table:table-cell table:style-name="TableCell2480">
            <text:p text:style-name="P2481">4/1~9/30每日中午12:00集合出發10/1~隔年3/31止每週六、日上午08:00集合出發－享用澎湖當地特色餐點(50分，4/1~9/30出發行程)－澎湖國家風景管理區(40分)－跨海大橋(20分)－外垵風景區漁翁島燈塔(30分)－外垵漁港瞭望台(20分)－東台古堡(50分)－大菓葉玄武岩(30分)－二崁古厝(60分)—享用澎湖當地特色餐點(50分，10/1~隔年3/31出發行程)返回馬公</text:p>
          </table:table-cell>
        </table:table-row>
        <table:table-row table:style-name="TableRow2482">
          <table:table-cell table:style-name="TableCell2483">
            <text:p text:style-name="P2484">86</text:p>
          </table:table-cell>
          <table:table-cell table:style-name="TableCell2485">
            <text:p text:style-name="P2486">澎湖縣</text:p>
          </table:table-cell>
          <table:table-cell table:style-name="TableCell2487">
            <text:p text:style-name="P2488">澎湖網紅島可夢_南島專車(澎管處)<text:s/></text:p>
          </table:table-cell>
          <table:table-cell table:style-name="TableCell2489">
            <text:p text:style-name="P2490">雄獅旅行社股份有限公司/06-9265265</text:p>
          </table:table-cell>
          <table:table-cell table:style-name="TableCell2491">
            <text:p text:style-name="P2492">澎湖縣</text:p>
          </table:table-cell>
          <table:table-cell table:style-name="TableCell2493">
            <text:p text:style-name="P2494">5小時</text:p>
          </table:table-cell>
          <table:table-cell table:style-name="TableCell2495">
            <text:p text:style-name="P2496">2人成行</text:p>
          </table:table-cell>
          <table:table-cell table:style-name="TableCell2497">
            <text:p text:style-name="P2498">和田大飯店<text:line-break/>澎澄飯店<text:line-break/>福朋喜來登酒店<text:line-break/>元泰飯店<text:line-break/>安泊旅店<text:line-break/>澎湖遊客中心</text:p>
          </table:table-cell>
          <table:table-cell table:style-name="TableCell2499">
            <text:p text:style-name="P2500">上午08:00</text:p>
          </table:table-cell>
          <table:table-cell table:style-name="TableCell2501">
            <text:p text:style-name="P2502">半日遊$349/人；<text:s/><text:line-break/>本費用包含：車費、保險費(責任險500萬元意外+20萬元醫療)<text:line-break/>不含項目：(餐食)、導遊小費、其他花費<text:line-break/><text:line-break/>未滿兩歲之不佔位兒童可免用車費用，但需收取保險50元/人，並請務必備註兒童人數及保險資料。<text:line-break/><text:line-break/>備註:<text:s/><text:line-break/>1. 報名此行程之旅客，每人可用優惠價$250元加購下午北環島行程。即:東南環半日+北環島半日= 全日大環島優惠價$599/人。<text:line-break/>2. 報名此行程並宿元泰飯店之旅客，每人可用$300元加購元泰飯店個人澎湖風味套餐。<text:line-break/>3. 報名此行程之旅客，每人可用優惠價$550元加購午餐及下午北環島行程，即:東南環半日+午餐+北環島半日= 全日大環島(含午餐)優惠價$899/人。<text:line-break/>4. 午餐用餐地點為元泰飯店格拉思思餐廳享用個人澎湖風味套餐。<text:line-break/>5.凡報名05/01~09/30此期間行程並加購下午北環行程之旅客，每人可另加價$500元(四人成行，每日限量4位)，體驗由跨海大橋西嶼端遊客中心至二崁聚落的單車騎乘體驗。由導遊領騎最美的 單車騎乘路線(西嶼濱海自行車道)，全長約6.2公里，歷時約2小時(單車配合澎管處租借服務於漁翁島遊客中心借用)，抵達二崁聚落後和原台灣觀巴行程旅客會合接續後段行程。（參與單車行程之旅客無法參與原路線之池西岩瀑、小池角雙曲橋景點行程）。</text:p>
          </table:table-cell>
          <table:table-cell table:style-name="TableCell2503">
            <text:p text:style-name="P2504">和田大飯店(出發)→澎澄飯店→福朋喜來登酒店→元泰飯店→安泊旅店→澎湖遊客中心→山水沙灘踏浪→風櫃聽濤→林投公園(近貝殼教堂)→菓葉灰窯→南寮古厝浮球秘境→澎湖機場→安泊旅店→元泰飯店→福朋喜來登酒店→澎澄飯店→和田大飯店<text:line-break/><text:line-break/>注意事項，如：<text:line-break/>本路線11月-2月期間可能因應東北季風的氣候影響，若有發佈7級陣風以上視情況暫停服務。</text:p>
          </table:table-cell>
        </table:table-row>
        <text:soft-page-break/>
        <table:table-row table:style-name="TableRow2505">
          <table:table-cell table:style-name="TableCell2506">
            <text:p text:style-name="P2507">87</text:p>
          </table:table-cell>
          <table:table-cell table:style-name="TableCell2508">
            <text:p text:style-name="P2509">澎湖縣</text:p>
          </table:table-cell>
          <table:table-cell table:style-name="TableCell2510">
            <text:p text:style-name="P2511">澎湖網紅島可夢_北島專車</text:p>
            <text:p text:style-name="P2512">(澎管處)</text:p>
          </table:table-cell>
          <table:table-cell table:style-name="TableCell2513">
            <text:p text:style-name="P2514">雄獅旅行社股份有限公司/06-9265265</text:p>
          </table:table-cell>
          <table:table-cell table:style-name="TableCell2515">
            <text:p text:style-name="P2516">澎湖縣</text:p>
          </table:table-cell>
          <table:table-cell table:style-name="TableCell2517">
            <text:p text:style-name="P2518">6小時</text:p>
          </table:table-cell>
          <table:table-cell table:style-name="TableCell2519">
            <text:p text:style-name="P2520">2人成行</text:p>
          </table:table-cell>
          <table:table-cell table:style-name="TableCell2521">
            <text:p text:style-name="P2522">和田大飯店<text:line-break/>安泊旅店<text:line-break/>元泰飯店<text:line-break/>福朋喜來登酒店<text:line-break/>澎澄飯店<text:line-break/>澎湖遊客中心</text:p>
          </table:table-cell>
          <table:table-cell table:style-name="TableCell2523">
            <text:p text:style-name="P2524">下午13:30</text:p>
          </table:table-cell>
          <table:table-cell table:style-name="TableCell2525">
            <text:p text:style-name="P2526">半日遊$349；<text:s/><text:line-break/>本費用包含：車費、保險費(責任險500萬元意外+20萬元醫療)。<text:line-break/>不含項目：(餐食)、導遊小費、其他花費。<text:line-break/>未滿兩歲之不佔位兒童可免用車費用，但需收取保險50元/人，並請務必備註兒童人數及保險資料。<text:line-break/>備註:<text:s/><text:line-break/>1. 購買此行程之旅客，每人可用優惠價$250元加購上午東南環島行程 ，即:東南環半日+北環島半日= 全日大環島優惠價$599/人。<text:line-break/>2. 報名此行程之旅客，每人可用優惠價$550元加購上午東南環島行程及午餐 ，即:東南環半日+午餐+北環島半日= 全日大環島(含午餐)優惠價$899/人。<text:line-break/>3. 午餐用餐地點為元泰飯店格拉思思餐廳享用個人澎湖風味套餐。<text:line-break/>4. 凡報名05/01~09/30此期間行程之旅客，每人可加價$500元(四人成行，每日限量4位)，體驗由跨海大橋西嶼端遊客中心至二崁聚落的單車騎乘體驗。由導遊領騎最美的單車騎乘路線(西嶼濱海自行車道)，全長約6.2公里，歷時約2小時(單車配合澎管處租借服務於漁翁島遊客中心借用)，抵達二崁聚落後和原台灣觀巴行程旅客會合接續後段行程。（參與單車行程之旅客無法參與原路線之池西岩瀑、小池角雙曲橋景點行程）。</text:p>
          </table:table-cell>
          <table:table-cell table:style-name="TableCell2527">
            <text:p text:style-name="P2528">0※4/1~10/31 適用行程路線：</text:p>
            <text:p text:style-name="P2529">和田大飯店(出發)→安泊旅店→元泰飯店→福朋喜來登酒店→澎澄飯店→澎湖遊客中心→跨海大橋(西嶼端) →池西岩瀑(九孔瀑布)及小池角雙曲橋→二崁聚落→大義宮→跨海大橋(西嶼端)→澎湖機場→安泊旅店→元泰飯店→福朋喜來登酒店→澎澄飯店→和田大飯店→山水沙灘(限當日有參加上午東南環行程並於山水沙灘上車者)。</text:p>
            <text:p text:style-name="P2530"/>
            <text:p text:style-name="P2531">※ 11/1~3/31 適用行程路線：</text:p>
            <text:p text:style-name="P2532">和田大飯店(出發)→安泊旅店→元泰飯店→福朋喜來登酒店→澎澄飯店→澎湖遊客中心→跨海大橋(白沙端)→小池角雙曲橋→池東大菓葉玄武岩→二崁聚落→大義宮→澎湖機場→安泊旅店→元泰飯店→福朋喜來登酒店→澎澄飯店→和田大飯店→山水沙灘(限當日有參加上午東南環行程並於山水沙灘上車者)。</text:p>
            <text:p text:style-name="P2533"/>
            <text:p text:style-name="P2534">注意事項，如：</text:p>
            <text:p text:style-name="P2535">本路線11月-2月期間可能因應東北季風的氣候影響，若有發佈7級陣風以上視情況暫停服務。</text:p>
          </table:table-cell>
        </table:table-row>
        <table:table-row table:style-name="TableRow2536">
          <table:table-cell table:style-name="TableCell2537">
            <text:p text:style-name="P2538">88</text:p>
          </table:table-cell>
          <table:table-cell table:style-name="TableCell2539">
            <text:p text:style-name="P2540">金門縣</text:p>
          </table:table-cell>
          <table:table-cell table:style-name="TableCell2541">
            <text:p text:style-name="P2542">戰地人文風情~金門半日遊</text:p>
          </table:table-cell>
          <table:table-cell table:style-name="TableCell2543">
            <text:p text:style-name="P2544">金明生旅行社</text:p>
          </table:table-cell>
          <table:table-cell table:style-name="TableCell2545">
            <text:p text:style-name="P2546">金門縣</text:p>
          </table:table-cell>
          <table:table-cell table:style-name="TableCell2547">
            <text:p text:style-name="P2548">半日遊</text:p>
          </table:table-cell>
          <table:table-cell table:style-name="TableCell2549">
            <text:p text:style-name="P2550">2人成行</text:p>
          </table:table-cell>
          <table:table-cell table:style-name="TableCell2551">
            <text:p text:style-name="P2552">尚義機場<text:line-break/>金城車站<text:line-break/>金城金寧地區飯店<text:line-break/>水頭碼頭</text:p>
          </table:table-cell>
          <table:table-cell table:style-name="TableCell2553">
            <text:p text:style-name="P2554">AM09:00～14:00<text:line-break/>．農曆過年春節期間前後七天不出團</text:p>
          </table:table-cell>
          <table:table-cell table:style-name="TableCell2555">
            <text:p text:style-name="P2556">．$850 元<text:line-break/>．3-12 歲小孩$800<text:line-break/>．未滿3 歲嬰兒$200(僅含保險費)<text:s/><text:line-break/>含台灣觀巴車資、午餐、保險200萬元旅責險+10萬元醫療險、華語導覽解說</text:p>
          </table:table-cell>
          <table:table-cell table:style-name="TableCell2557">
            <text:p text:style-name="P2558">09:00前金城地區集合出發→中山紀念林(40分)→823戰史館(40分)→羅寶田神父紀念園區(20分)→昇恆昌免稅店(40分)→享用當地特色餐點(40分)→莒光樓(40 分)→14:00結束</text:p>
          </table:table-cell>
        </table:table-row>
        <table:table-row table:style-name="TableRow2559">
          <table:table-cell table:style-name="TableCell2560">
            <text:p text:style-name="P2561">89</text:p>
          </table:table-cell>
          <table:table-cell table:style-name="TableCell2562">
            <text:p text:style-name="P2563">金門縣</text:p>
          </table:table-cell>
          <table:table-cell table:style-name="TableCell2564">
            <text:p text:style-name="P2565">金門~小金門生態采風半日遊</text:p>
          </table:table-cell>
          <table:table-cell table:style-name="TableCell2566">
            <text:p text:style-name="P2567">鄉村旅行社</text:p>
          </table:table-cell>
          <table:table-cell table:style-name="TableCell2568">
            <text:p text:style-name="P2569">金門縣</text:p>
          </table:table-cell>
          <table:table-cell table:style-name="TableCell2570">
            <text:p text:style-name="P2571">半日遊</text:p>
          </table:table-cell>
          <table:table-cell table:style-name="TableCell2572">
            <text:p text:style-name="P2573">2人成行</text:p>
          </table:table-cell>
          <table:table-cell table:style-name="TableCell2574">
            <text:p text:style-name="P2575">金城車站</text:p>
            <text:p text:style-name="P2576">(台灣好行上車處前之停車道)</text:p>
          </table:table-cell>
          <table:table-cell table:style-name="TableCell2577">
            <text:p text:style-name="P2578">AM 08 :00 ～12<text:s/>:50．農曆過年春節期間前後七天不出團</text:p>
          </table:table-cell>
          <table:table-cell table:style-name="TableCell2579">
            <text:p text:style-name="P2580">．$550/每人。3 歲以下嬰兒$200(僅含保險費)<text:s/><text:line-break/>(含台灣觀巴車資、保險、華語導覽解說)</text:p>
          </table:table-cell>
          <table:table-cell table:style-name="TableCell2581">
            <text:p text:style-name="P2582">金城車站08:00<text:s/>→金門大橋 →將軍堡(20分)<text:s/></text:p>
            <text:p text:style-name="P2583">→沙溪堡坑道體驗(40分 )→戰備車道(5分)<text:s/></text:p>
            <text:p text:style-name="P2584">→陵水湖、L 26據點(15分 )→湖井頭戰史館(30分) →西方戰地一條街(百年風獅爺、玄天</text:p>
            <text:p text:style-name="P2585">上帝廟)(60分) →曲跤吃餅(20分) →金門大橋 →金城車站12:50</text:p>
          </table:table-cell>
        </table:table-row>
      </table:table>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微軟正黑體" svg:font-family="微軟正黑體" style:font-family-generic="swiss" style:font-pitch="variable" svg:panose-1="2 11 6 4 3 5 4 4 2 4"/>
    <style:font-face style:name="MS Gothic" svg:font-family="MS Gothic" style:font-family-generic="modern" style:font-pitch="fixed" svg:panose-1="2 11 6 9 7 2 5 8 2 4"/>
    <style:font-face style:name="標楷體" svg:font-family="標楷體" style:font-family-generic="script" style:font-pitch="fixed" svg:panose-1="3 0 5 9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3" style:display-name="標題 3" style:family="paragraph" style:parent-style-name="內文" style:next-style-name="內文" style:default-outline-level="3">
      <style:paragraph-properties fo:keep-with-next="always" fo:line-height="300%"/>
      <style:text-properties style:font-name="Calibri Light" style:font-name-asian="新細明體" style:font-name-complex="Times New Roman" fo:font-weight="bold" style:font-weight-asian="bold" style:font-weight-complex="bold" fo:font-size="18pt" style:font-size-asian="18pt" style:font-size-complex="18pt" fo:hyphenate="false"/>
    </style:style>
    <style:style style:name="內文" style:display-name="內文" style:family="paragraph">
      <style:paragraph-properties fo:widows="0" fo:orphans="0"/>
      <style:text-properties style:letter-kerning="true" fo:font-size="12pt" style:font-size-asian="12pt" style:font-size-complex="11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text-properties style:letter-kerning="true"/>
    </style:style>
    <style:style style:name="註釋標題" style:display-name="註釋標題" style:family="paragraph" style:parent-style-name="內文" style:next-style-name="內文">
      <style:paragraph-properties fo:text-align="center"/>
      <style:text-properties fo:hyphenate="false"/>
    </style:style>
    <style:style style:name="註釋標題字元" style:display-name="註釋標題 字元" style:family="text">
      <style:text-properties style:letter-kerning="true" fo:font-size="12pt" style:font-size-asian="12pt" style:font-size-complex="11pt"/>
    </style:style>
    <style:style style:name="結語" style:display-name="結語" style:family="paragraph" style:parent-style-name="內文">
      <style:paragraph-properties fo:margin-left="0.0694in">
        <style:tab-stops/>
      </style:paragraph-properties>
      <style:text-properties fo:hyphenate="false"/>
    </style:style>
    <style:style style:name="結語字元" style:display-name="結語 字元" style:family="text">
      <style:text-properties style:letter-kerning="true" fo:font-size="12pt" style:font-size-asian="12pt" style:font-size-complex="11pt"/>
    </style:style>
    <style:style style:name="TableParagraph" style:display-name="Table Paragraph" style:family="paragraph" style:parent-style-name="內文">
      <style:paragraph-properties style:text-autospace="none"/>
      <style:text-properties style:font-name="SimSun" style:font-name-asian="SimSun" style:font-name-complex="SimSun" style:letter-kerning="false" fo:font-size="11pt" style:font-size-asian="11pt"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註解參照" style:display-name="註解參照" style:family="text" style:parent-style-name="預設段落字型">
      <style:text-properties fo:font-size="9pt" style:font-size-asian="9pt" style:font-size-complex="9pt"/>
    </style:style>
    <style:style style:name="註解文字" style:display-name="註解文字" style:family="paragraph" style:parent-style-name="內文">
      <style:text-properties fo:hyphenate="false"/>
    </style:style>
    <style:style style:name="註解文字字元" style:display-name="註解文字 字元" style:family="text" style:parent-style-name="預設段落字型">
      <style:text-properties style:letter-kerning="true" fo:font-size="12pt" style:font-size-asian="12pt" style:font-size-complex="11pt"/>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主旨字元" style:display-name="註解主旨 字元" style:family="text" style:parent-style-name="註解文字字元">
      <style:text-properties fo:font-weight="bold" style:font-weight-asian="bold" style:font-weight-complex="bold" style:letter-kerning="true" fo:font-size="12pt" style:font-size-asian="12pt" style:font-size-complex="11pt"/>
    </style:style>
    <style:style style:name="標題3字元" style:display-name="標題 3 字元" style:family="text" style:parent-style-name="預設段落字型">
      <style:text-properties style:font-name="Calibri Light" style:font-name-asian="新細明體" style:font-name-complex="Times New Roman" fo:font-weight="bold" style:font-weight-asian="bold" style:font-weight-complex="bold" style:letter-kerning="true" fo:font-size="18pt" style:font-size-asian="18pt" style:font-size-complex="18pt"/>
    </style:style>
    <style:style style:name="註解方塊文字" style:display-name="註解方塊文字" style:family="paragraph" style:parent-style-name="內文">
      <style:text-properties style:font-name="Calibri Light" style:font-name-asian="新細明體" style:font-name-complex="Times New Roman" fo:font-size="9pt" style:font-size-asian="9pt" style:font-size-complex="9pt" fo:hyphenate="false"/>
    </style:style>
    <style:style style:name="註解方塊文字字元" style:display-name="註解方塊文字 字元" style:family="text" style:parent-style-name="預設段落字型">
      <style:text-properties style:font-name="Calibri Light" style:font-name-asian="新細明體" style:font-name-complex="Times New Roman" style:letter-kerning="true" fo:font-size="9pt" style:font-size-asian="9pt" style:font-size-complex="9pt"/>
    </style:style>
    <style:style style:name="修訂" style:display-name="修訂" style:family="paragraph">
      <style:text-properties style:letter-kerning="true" fo:font-size="12pt" style:font-size-asian="12pt" style:font-size-complex="11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fo:language="en" fo:country="US" style:language-asian="zh" style:country-asian="TW" style:language-complex="ar" style:country-complex="SA"/>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新細明體" style:font-name-asian="新細明體" style:font-name-complex="新細明體"/>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新細明體" style:font-name-asian="新細明體" style:font-name-complex="新細明體"/>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75in" text:min-label-width="0.3333in" text:list-level-position-and-space-mode="label-alignment">
          <style:list-level-label-alignment text:label-followed-by="listtab" fo:margin-left="0.4083in" fo:text-indent="-0.3333in"/>
        </style:list-level-properties>
      </text:list-level-style-bullet>
      <text:list-level-style-bullet text:level="2" text:style-name="WW_CharLFO1LVL2" text:bullet-char="">
        <style:list-level-properties text:space-before="0.4083in" text:min-label-width="0.3333in" text:list-level-position-and-space-mode="label-alignment">
          <style:list-level-label-alignment text:label-followed-by="listtab" fo:margin-left="0.7416in" fo:text-indent="-0.3333in"/>
        </style:list-level-properties>
        <style:text-properties style:font-name="Wingdings"/>
      </text:list-level-style-bullet>
      <text:list-level-style-bullet text:level="3" text:style-name="WW_CharLFO1LVL3" text:bullet-char="">
        <style:list-level-properties text:space-before="0.7416in" text:min-label-width="0.3333in" text:list-level-position-and-space-mode="label-alignment">
          <style:list-level-label-alignment text:label-followed-by="listtab" fo:margin-left="1.075in" fo:text-indent="-0.3333in"/>
        </style:list-level-properties>
        <style:text-properties style:font-name="Wingdings"/>
      </text:list-level-style-bullet>
      <text:list-level-style-bullet text:level="4" text:style-name="WW_CharLFO1LVL4" text:bullet-char="">
        <style:list-level-properties text:space-before="1.075in" text:min-label-width="0.3333in" text:list-level-position-and-space-mode="label-alignment">
          <style:list-level-label-alignment text:label-followed-by="listtab" fo:margin-left="1.4083in" fo:text-indent="-0.3333in"/>
        </style:list-level-properties>
        <style:text-properties style:font-name="Wingdings"/>
      </text:list-level-style-bullet>
      <text:list-level-style-bullet text:level="5" text:style-name="WW_CharLFO1LVL5" text:bullet-char="">
        <style:list-level-properties text:space-before="1.4083in" text:min-label-width="0.3333in" text:list-level-position-and-space-mode="label-alignment">
          <style:list-level-label-alignment text:label-followed-by="listtab" fo:margin-left="1.7416in" fo:text-indent="-0.3333in"/>
        </style:list-level-properties>
        <style:text-properties style:font-name="Wingdings"/>
      </text:list-level-style-bullet>
      <text:list-level-style-bullet text:level="6" text:style-name="WW_CharLFO1LVL6" text:bullet-char="">
        <style:list-level-properties text:space-before="1.7416in" text:min-label-width="0.3333in" text:list-level-position-and-space-mode="label-alignment">
          <style:list-level-label-alignment text:label-followed-by="listtab" fo:margin-left="2.075in" fo:text-indent="-0.3333in"/>
        </style:list-level-properties>
        <style:text-properties style:font-name="Wingdings"/>
      </text:list-level-style-bullet>
      <text:list-level-style-bullet text:level="7" text:style-name="WW_CharLFO1LVL7" text:bullet-char="">
        <style:list-level-properties text:space-before="2.075in" text:min-label-width="0.3333in" text:list-level-position-and-space-mode="label-alignment">
          <style:list-level-label-alignment text:label-followed-by="listtab" fo:margin-left="2.4083in" fo:text-indent="-0.3333in"/>
        </style:list-level-properties>
        <style:text-properties style:font-name="Wingdings"/>
      </text:list-level-style-bullet>
      <text:list-level-style-bullet text:level="8" text:style-name="WW_CharLFO1LVL8" text:bullet-char="">
        <style:list-level-properties text:space-before="2.4083in" text:min-label-width="0.3333in" text:list-level-position-and-space-mode="label-alignment">
          <style:list-level-label-alignment text:label-followed-by="listtab" fo:margin-left="2.7416in" fo:text-indent="-0.3333in"/>
        </style:list-level-properties>
        <style:text-properties style:font-name="Wingdings"/>
      </text:list-level-style-bullet>
      <text:list-level-style-bullet text:level="9" text:style-name="WW_CharLFO1LVL9" text:bullet-char="">
        <style:list-level-properties text:space-before="2.7416in" text:min-label-width="0.3333in" text:list-level-position-and-space-mode="label-alignment">
          <style:list-level-label-alignment text:label-followed-by="listtab" fo:margin-left="3.075in" fo:text-indent="-0.3333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新細明體"/>
      </text:list-level-style-bullet>
      <text:list-level-style-bullet text:level="2" text:style-name="WW_CharLFO2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新細明體"/>
      </text:list-level-style-bullet>
      <text:list-level-style-bullet text:level="2" text:style-name="WW_CharLFO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4">
      <text:list-level-style-number text:level="1"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style:page-layout style:name="PL0">
      <style:page-layout-properties fo:page-width="11.693in" fo:page-height="16.5354in" style:print-orientation="portrait" fo:margin-top="0.5909in" fo:margin-left="0.5909in" fo:margin-bottom="0.5909in" fo:margin-right="0.5909in" style:num-format="1" style:writing-mode="lr-tb" style:layout-grid-mode="line" style:layout-grid-lines="61"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鄭莎如</meta:initial-creator>
    <dc:creator>曾美華</dc:creator>
    <meta:creation-date>2023-05-03T03:50:00Z</meta:creation-date>
    <dc:date>2023-05-03T03:50:00Z</dc:date>
    <meta:template xlink:href="Normal" xlink:type="simple"/>
    <meta:editing-cycles>2</meta:editing-cycles>
    <meta:editing-duration>PT0S</meta:editing-duration>
    <meta:document-statistic meta:page-count="23" meta:paragraph-count="95" meta:word-count="7172" meta:character-count="47960" meta:row-count="340" meta:non-whitespace-character-count="40883"/>
  </office:meta>
</office:document-meta>
</file>